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31.69pt"/>
    </style:style>
    <style:style style:name="co6" style:family="table-column">
      <style:table-column-properties fo:break-before="auto" style:column-width="65.9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61.91pt"/>
    </style:style>
    <style:style style:name="co9" style:family="table-column">
      <style:table-column-properties fo:break-before="auto" style:column-width="58.76pt"/>
    </style:style>
    <style:style style:name="co10" style:family="table-column">
      <style:table-column-properties fo:break-before="auto" style:column-width="40.51pt"/>
    </style:style>
    <style:style style:name="co11" style:family="table-column">
      <style:table-column-properties fo:break-before="auto" style:column-width="80.16pt"/>
    </style:style>
    <style:style style:name="co12" style:family="table-column">
      <style:table-column-properties fo:break-before="auto" style:column-width="46.86pt"/>
    </style:style>
    <style:style style:name="co13" style:family="table-column">
      <style:table-column-properties fo:break-before="auto" style:column-width="38.15pt"/>
    </style:style>
    <style:style style:name="co14" style:family="table-column">
      <style:table-column-properties fo:break-before="auto" style:column-width="45.21pt"/>
    </style:style>
    <style:style style:name="co15" style:family="table-column">
      <style:table-column-properties fo:break-before="auto" style:column-width="46.06pt"/>
    </style:style>
    <style:style style:name="co16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71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1155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8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1155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number-columns-repeated="7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ormalized Mark</text:p>
          </table:table-cell>
          <table:table-cell table:style-name="ce1" office:value-type="string" calcext:value-type="string">
            <text:p>Final Year?</text:p>
          </table:table-cell>
          <table:table-cell table:style-name="ce1" office:value-type="string" calcext:value-type="string">
            <text:p>Repeater</text:p>
          </table:table-cell>
          <table:table-cell table:style-name="ce1" office:value-type="string" calcext:value-type="string">
            <text:p>Had Coaching?</text:p>
          </table:table-cell>
          <table:table-cell table:style-name="ce1" office:value-type="string" calcext:value-type="string">
            <text:p>Which coaching center?</text:p>
          </table:table-cell>
          <table:table-cell table:style-name="ce1" office:value-type="string" calcext:value-type="string">
            <text:p>Did self preparation in addition to coaching?</text:p>
          </table:table-cell>
          <table:table-cell table:style-name="ce1" office:value-type="string" calcext:value-type="string">
            <text:p>Session Number</text:p>
          </table:table-cell>
          <table:table-cell table:style-name="ce10" office:value-type="string" calcext:value-type="string">
            <text:p>Actual 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Used any notes</text:p>
          </table:table-cell>
          <table:table-cell table:style-name="ce1" table:number-columns-repeated="3"/>
          <table:table-cell table:style-name="ce1" office:value-type="string" calcext:value-type="string">
            <text:p>1 top Mean</text:p>
          </table:table-cell>
          <table:table-cell table:style-name="ce1" office:value-type="string" calcext:value-type="string">
            <text:p>2 top Mean</text:p>
          </table:table-cell>
          <table:table-cell table:style-name="ce1" office:value-type="string" calcext:value-type="string">
            <text:p>3 top Mean</text:p>
          </table:table-cell>
          <table:table-cell table:style-name="ce1" office:value-type="string" calcext:value-type="string">
            <text:p>1 Mean</text:p>
          </table:table-cell>
          <table:table-cell table:style-name="ce1" office:value-type="string" calcext:value-type="string">
            <text:p>2 Mean</text:p>
          </table:table-cell>
          <table:table-cell table:style-name="ce1" office:value-type="string" calcext:value-type="string">
            <text:p>3 Mean</text:p>
          </table:table-cell>
          <table:table-cell table:style-name="ce1" office:value-type="string" calcext:value-type="string">
            <text:p>Overall top mean</text:p>
          </table:table-cell>
          <table:table-cell table:style-name="ce1" office:value-type="string" calcext:value-type="string">
            <text:p>Overall mean</text:p>
          </table:table-cell>
          <table:table-cell table:number-columns-repeated="1000"/>
        </table:table-row>
        <table:table-row table:style-name="ro1">
          <table:table-cell table:style-name="ce2" office:value-type="date" office:date-value="2015-04-11T09:01:55.237" calcext:value-type="date">
            <text:p>4/11/2015 9:01:55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5.85" calcext:value-type="float">
            <text:p>85.8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office:annotation draw:style-name="gr1" draw:text-style-name="P2" svg:width="161.15pt" svg:height="26.99pt" svg:x="219.94pt" svg:y="39pt" draw:caption-point-x="-11.54pt" draw:caption-point-y="-22.99pt">
              <dc:date>2019-03-30T00:00:00</dc:date>
              <text:p text:style-name="P1">Responder updated this value.</text:p>
            </office:annotation>
            <text:p>Only took Tests</text:p>
          </table:table-cell>
          <table:table-cell table:style-name="ce5" office:value-type="string" calcext:value-type="string">
            <office:annotation draw:style-name="gr1" draw:text-style-name="P2" svg:width="241.31pt" svg:height="26.99pt" svg:x="219.94pt" svg:y="39pt" draw:caption-point-x="-11.54pt" draw:caption-point-y="-22.99pt">
              <dc:date>2019-03-30T00:00:00</dc:date>
              <text:p text:style-name="P1">Responder updated this value.</text:p>
            </office:annotation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]=1;([.$C2]- 1.81)/1.0638; IF([.$I2]=2; ([.$C2]+5.172)/1.066; ([.$C2]-2.27)/0.941 ))" office:value-type="float" office:value="78.9998119947358" calcext:value-type="float">
            <office:annotation draw:style-name="gr1" draw:text-style-name="P2" svg:width="163.5pt" svg:height="26.99pt" svg:x="381.09pt" svg:y="39pt" draw:caption-point-x="-11.54pt" draw:caption-point-y="-22.99pt">
              <dc:date>2019-03-30T00:00:00</dc:date>
              <text:p text:style-name="P1">Responder updated this value.</text:p>
            </office:annotation>
            <text:p>79.00</text:p>
          </table:table-cell>
          <table:table-cell table:style-name="ce7" office:value-type="string" calcext:value-type="string">
            <text:p>Ravi Shankar Mishra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39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14" table:formula="of:=IF([.$I2]=1;[.$J2];null)" office:value-type="float" office:value="78.9998119947358" calcext:value-type="float">
            <text:p>79.00</text:p>
          </table:table-cell>
          <table:table-cell table:style-name="ce5" table:formula="of:=IF([.$I2]=2;[.$J2];0)" office:value-type="float" office:value="0" calcext:value-type="float">
            <text:p>0</text:p>
          </table:table-cell>
          <table:table-cell table:style-name="ce5" table:formula="of:=IF([.$I2]=3;[.$J2];0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AVERAGE( IF( [.N2:.N60] &lt;&gt; 0 ; [.N2:.N60] ) )" office:value-type="float" office:value="63.454126715548" calcext:value-type="float">
            <text:p>63.454126715548</text:p>
          </table:table-cell>
          <table:table-cell table:style-name="ce5" table:number-matrix-columns-spanned="1" table:number-matrix-rows-spanned="1" table:formula="of:=AVERAGE( IF( [.O2:.O60] &lt;&gt; 0 ; [.O2:.O60] ) )" office:value-type="float" office:value="67.8259068167605" calcext:value-type="float">
            <text:p>67.8259068167605</text:p>
          </table:table-cell>
          <table:table-cell table:style-name="ce5" table:number-matrix-columns-spanned="1" table:number-matrix-rows-spanned="1" table:formula="of:=AVERAGE( IF( [.P2:.P60] &lt;&gt; 0 ; [.P2:.P60] ) )" office:value-type="float" office:value="68.5631420474672" calcext:value-type="float">
            <text:p>68.5631420474672</text:p>
          </table:table-cell>
          <table:table-cell table:style-name="ce5" table:number-matrix-columns-spanned="1" table:number-matrix-rows-spanned="1" table:formula="of:=AVERAGE( IF( [.N2:.N250] &lt;&gt; 0 ; [.N2:.N250] ) )" office:value-type="float" office:value="42.3987871660406" calcext:value-type="float">
            <text:p>42.3987871660406</text:p>
          </table:table-cell>
          <table:table-cell table:style-name="ce5" table:number-matrix-columns-spanned="1" table:number-matrix-rows-spanned="1" table:formula="of:=AVERAGE( IF( [.O2:.O250] &lt;&gt; 0 ; [.O2:.O250] ) )" office:value-type="float" office:value="53.6159182057594" calcext:value-type="float">
            <text:p>53.6159182057594</text:p>
          </table:table-cell>
          <table:table-cell table:style-name="ce5" table:number-matrix-columns-spanned="1" table:number-matrix-rows-spanned="1" table:formula="of:=AVERAGE( IF( [.P2:.S250] &lt;&gt; 0 ; [.P2:.S250] ) )" office:value-type="float" office:value="55.274341501336" calcext:value-type="float">
            <text:p>55.274341501336</text:p>
          </table:table-cell>
          <table:table-cell table:style-name="ce5" table:number-matrix-columns-spanned="1" table:number-matrix-rows-spanned="1" table:formula="of:=AVERAGE( IF( [.J2:.J60] &lt;&gt; 0 ; [.J2:.J60] ) )" office:value-type="float" office:value="67.274859876157" calcext:value-type="float">
            <text:p>67.274859876157</text:p>
          </table:table-cell>
          <table:table-cell table:style-name="ce5" table:number-matrix-columns-spanned="1" table:number-matrix-rows-spanned="1" table:formula="of:=AVERAGE( IF( [.J2:.J250] &lt;&gt; 0 ; [.J2:.J250] ) )" office:value-type="float" office:value="51.7046166636427" calcext:value-type="float">
            <text:p>51.7046166636427</text:p>
          </table:table-cell>
          <table:table-cell table:number-columns-repeated="1000"/>
        </table:table-row>
        <table:table-row table:style-name="ro1">
          <table:table-cell table:style-name="ce2" office:value-type="date" office:date-value="2015-03-23T04:09:05.729" calcext:value-type="date">
            <text:p>3/23/2015 4:09:0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80.09" calcext:value-type="float">
            <text:p>80.0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GATE FORUM, 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3]=1;([.$C3]- 1.81)/1.0638; IF([.$I3]=2; ([.$C3]+5.172)/1.066; ([.$C3]-2.27)/0.941 ))" office:value-type="float" office:value="82.6992561105207" calcext:value-type="float">
            <text:p>82.70</text:p>
          </table:table-cell>
          <table:table-cell table:style-name="ce7" office:value-type="string" calcext:value-type="string">
            <text:p>Tamojit Chatterjee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3]=1;[.$J3];0)" office:value-type="float" office:value="0" calcext:value-type="float">
            <text:p>0</text:p>
          </table:table-cell>
          <table:table-cell table:style-name="ce5" table:formula="of:=IF([.$I3]=2;[.$J3];0)" office:value-type="float" office:value="0" calcext:value-type="float">
            <text:p>0</text:p>
          </table:table-cell>
          <table:table-cell table:style-name="ce5" table:formula="of:=IF([.$I3]=3;[.$J3];0)" office:value-type="float" office:value="82.6992561105207" calcext:value-type="float">
            <text:p>82.699256110520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5:21:39.922" calcext:value-type="date">
            <text:p>3/12/2015 5:21:40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76.63" calcext:value-type="float">
            <text:p>76.6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4]=1;([.$C4]- 1.81)/1.0638; IF([.$I4]=2; ([.$C4]+5.172)/1.066; ([.$C4]-2.27)/0.941 ))" office:value-type="float" office:value="79.0223166843783" calcext:value-type="float">
            <text:p>79.02</text:p>
          </table:table-cell>
          <table:table-cell table:style-name="ce7" office:value-type="string" calcext:value-type="string">
            <text:p>Srijay Deshpande</text:p>
          </table:table-cell>
          <table:table-cell table:style-name="ce5" office:value-type="float" office:value="975" calcext:value-type="float">
            <text:p>975</text:p>
          </table:table-cell>
          <table:table-cell table:style-name="ce7"/>
          <table:table-cell table:style-name="ce5" table:formula="of:=IF([.$I4]=1;[.$J4];0)" office:value-type="float" office:value="0" calcext:value-type="float">
            <text:p>0</text:p>
          </table:table-cell>
          <table:table-cell table:style-name="ce5" table:formula="of:=IF([.$I4]=2;[.$J4];0)" office:value-type="float" office:value="0" calcext:value-type="float">
            <text:p>0</text:p>
          </table:table-cell>
          <table:table-cell table:style-name="ce5" table:formula="of:=IF([.$I4]=3;[.$J4];0)" office:value-type="float" office:value="79.0223166843783" calcext:value-type="float">
            <text:p>79.0223166843783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9:50:56.225" calcext:value-type="date">
            <text:p>3/15/2015 9:50:56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75.56" calcext:value-type="float">
            <text:p>75.5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5]=1;([.$C5]- 1.81)/1.0638; IF([.$I5]=2; ([.$C5]+5.172)/1.066; ([.$C5]-2.27)/0.941 ))" office:value-type="float" office:value="75.7335834896811" calcext:value-type="float">
            <text:p>75.73</text:p>
          </table:table-cell>
          <table:table-cell table:style-name="ce7" office:value-type="string" calcext:value-type="string">
            <text:p>Pulkit Kariryaa</text:p>
          </table:table-cell>
          <table:table-cell table:style-name="ce5" office:value-type="float" office:value="975" calcext:value-type="float">
            <text:p>975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5]=1;[.$J5];0)" office:value-type="float" office:value="0" calcext:value-type="float">
            <text:p>0</text:p>
          </table:table-cell>
          <table:table-cell table:style-name="ce5" table:formula="of:=IF([.$I5]=2;[.$J5];0)" office:value-type="float" office:value="75.7335834896811" calcext:value-type="float">
            <text:p>75.7335834896811</text:p>
          </table:table-cell>
          <table:table-cell table:style-name="ce5" table:formula="of:=IF([.$I5]=3;[.$J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4-18T19:33:22.755" calcext:value-type="date">
            <text:p>4/18/2015 19:33:23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75.69" calcext:value-type="float">
            <office:annotation draw:style-name="gr2" draw:text-style-name="P2" svg:width="130.96pt" svg:height="28.09pt" svg:x="88.98pt" svg:y="101.45pt" draw:caption-point-x="-11.54pt" draw:caption-point-y="-22.42pt">
              <dc:date>2019-03-30T00:00:00</dc:date>
              <text:p text:style-name="P1">Responder updated this value.</text:p>
            </office:annotation>
            <text:p>75.6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Gate Forum Test Series 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6]=1;([.$C6]- 1.81)/1.0638; IF([.$I6]=2; ([.$C6]+5.172)/1.066; ([.$C6]-2.27)/0.941 ))" office:value-type="float" office:value="78.0233793836344" calcext:value-type="float">
            <text:p>78.02</text:p>
          </table:table-cell>
          <table:table-cell table:style-name="ce7">
            <office:annotation draw:style-name="gr2" draw:text-style-name="P2" svg:width="83.34pt" svg:height="39.29pt" svg:x="461.25pt" svg:y="95.87pt" draw:caption-point-x="-11.54pt" draw:caption-point-y="-16.84pt">
              <dc:date>2019-03-30T00:00:00</dc:date>
              <text:p text:style-name="P1">Responder updated this value.</text:p>
            </office:annotation>
          </table:table-cell>
          <table:table-cell table:style-name="ce5" office:value-type="float" office:value="964" calcext:value-type="float">
            <office:annotation draw:style-name="gr2" draw:text-style-name="P2" svg:width="46.86pt" svg:height="61.68pt" svg:x="497.74pt" svg:y="84.67pt" draw:caption-point-x="-11.54pt" draw:caption-point-y="-5.64pt">
              <dc:date>2019-03-30T00:00:00</dc:date>
              <text:p text:style-name="P1">Responder updated this value.</text:p>
            </office:annotation>
            <text:p>964</text:p>
          </table:table-cell>
          <table:table-cell table:style-name="ce7" office:value-type="string" calcext:value-type="string">
            <office:annotation draw:style-name="gr2" draw:text-style-name="P2" svg:width="0pt" svg:height="27.01pt" svg:x="544.59pt" svg:y="101.99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table:formula="of:=IF([.$I6]=1;[.$J6];0)" office:value-type="float" office:value="0" calcext:value-type="float">
            <text:p>0</text:p>
          </table:table-cell>
          <table:table-cell table:style-name="ce5" table:formula="of:=IF([.$I6]=2;[.$J6];0)" office:value-type="float" office:value="0" calcext:value-type="float">
            <text:p>0</text:p>
          </table:table-cell>
          <table:table-cell table:style-name="ce5" table:formula="of:=IF([.$I6]=3;[.$J6];0)" office:value-type="float" office:value="78.0233793836344" calcext:value-type="float">
            <text:p>78.0233793836344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48:23.412" calcext:value-type="date">
            <text:p>3/11/2015 19:48:23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75.56" calcext:value-type="float">
            <text:p>75.5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7]=1;([.$C7]- 1.81)/1.0638; IF([.$I7]=2; ([.$C7]+5.172)/1.066; ([.$C7]-2.27)/0.941 ))" office:value-type="float" office:value="69.3269411543523" calcext:value-type="float">
            <text:p>69.33</text:p>
          </table:table-cell>
          <table:table-cell table:style-name="ce7" office:value-type="string" calcext:value-type="string">
            <text:p>piyush hurpade</text:p>
          </table:table-cell>
          <table:table-cell table:style-name="ce5"/>
          <table:table-cell table:style-name="ce7"/>
          <table:table-cell table:style-name="ce5" table:formula="of:=IF([.$I7]=1;[.$J7];0)" office:value-type="float" office:value="69.3269411543523" calcext:value-type="float">
            <text:p>69.3269411543523</text:p>
          </table:table-cell>
          <table:table-cell table:style-name="ce5" table:formula="of:=IF([.$I7]=2;[.$J7];0)" office:value-type="float" office:value="0" calcext:value-type="float">
            <text:p>0</text:p>
          </table:table-cell>
          <table:table-cell table:style-name="ce5" table:formula="of:=IF([.$I7]=3;[.$J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0:42:32.174" calcext:value-type="date">
            <text:p>3/11/2015 20:42:32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75.38" calcext:value-type="float">
            <text:p>75.38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8]=1;([.$C8]- 1.81)/1.0638; IF([.$I8]=2; ([.$C8]+5.172)/1.066; ([.$C8]-2.27)/0.941 ))" office:value-type="float" office:value="77.6939426142402" calcext:value-type="float">
            <text:p>77.69</text:p>
          </table:table-cell>
          <table:table-cell table:style-name="ce7" office:value-type="string" calcext:value-type="string">
            <text:p>Debarghya Saha</text:p>
          </table:table-cell>
          <table:table-cell table:style-name="ce5"/>
          <table:table-cell table:style-name="ce7"/>
          <table:table-cell table:style-name="ce5" table:formula="of:=IF([.$I8]=1;[.$J8];0)" office:value-type="float" office:value="0" calcext:value-type="float">
            <text:p>0</text:p>
          </table:table-cell>
          <table:table-cell table:style-name="ce5" table:formula="of:=IF([.$I8]=2;[.$J8];0)" office:value-type="float" office:value="0" calcext:value-type="float">
            <text:p>0</text:p>
          </table:table-cell>
          <table:table-cell table:style-name="ce5" table:formula="of:=IF([.$I8]=3;[.$J8];0)" office:value-type="float" office:value="77.6939426142402" calcext:value-type="float">
            <text:p>77.6939426142402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5:24:34.66" calcext:value-type="date">
            <text:p>3/15/2015 5:24:35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float" office:value="74.06" calcext:value-type="float">
            <text:p>74.06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office:annotation draw:style-name="gr1" draw:text-style-name="P2" svg:width="161.15pt" svg:height="26.99pt" svg:x="219.94pt" svg:y="149.24pt" draw:caption-point-x="-11.54pt" draw:caption-point-y="-22.96pt">
              <dc:date>2019-03-30T00:00:00</dc:date>
              <text:p text:style-name="P1">Responder updated this value.</text:p>
            </office:annotation>
            <text:p>Only took Tests</text:p>
          </table:table-cell>
          <table:table-cell table:style-name="ce5">
            <office:annotation draw:style-name="gr1" draw:text-style-name="P2" svg:width="241.31pt" svg:height="26.99pt" svg:x="219.94pt" svg:y="149.24pt" draw:caption-point-x="-11.54pt" draw:caption-point-y="-22.96pt">
              <dc:date>2019-03-30T00:00:00</dc:date>
              <text:p text:style-name="P1">Responder updated this value.</text:p>
            </office:annotation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9]=1;([.$C9]- 1.81)/1.0638; IF([.$I9]=2; ([.$C9]+5.172)/1.066; ([.$C9]-2.27)/0.941 ))" office:value-type="float" office:value="74.3264540337711" calcext:value-type="float">
            <text:p>74.33</text:p>
          </table:table-cell>
          <table:table-cell table:style-name="ce7" office:value-type="string" calcext:value-type="string">
            <text:p>Jayesh Kshirsagar</text:p>
          </table:table-cell>
          <table:table-cell table:style-name="ce5" office:value-type="float" office:value="944" calcext:value-type="float">
            <text:p>944</text:p>
          </table:table-cell>
          <table:table-cell table:style-name="ce7"/>
          <table:table-cell table:style-name="ce5" table:formula="of:=IF([.$I9]=1;[.$J9];0)" office:value-type="float" office:value="0" calcext:value-type="float">
            <text:p>0</text:p>
          </table:table-cell>
          <table:table-cell table:style-name="ce5" table:formula="of:=IF([.$I9]=2;[.$J9];0)" office:value-type="float" office:value="74.3264540337711" calcext:value-type="float">
            <text:p>74.3264540337711</text:p>
          </table:table-cell>
          <table:table-cell table:style-name="ce5" table:formula="of:=IF([.$I9]=3;[.$J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0:40:33.941" calcext:value-type="date">
            <text:p>3/12/2015 10:40:34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office:annotation draw:style-name="gr1" draw:text-style-name="P2" svg:width="241.31pt" svg:height="26.99pt" svg:x="219.94pt" svg:y="165pt" draw:caption-point-x="-11.54pt" draw:caption-point-y="-22.99pt">
              <dc:date>2019-03-30T00:00:00</dc:date>
              <text:p text:style-name="P1">Responder updated this value.</text:p>
            </office:annotation>
            <text:p>Ravindra Ravula's Lectures + Ace Test seri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0]=1;([.$C10]- 1.81)/1.0638; IF([.$I10]=2; ([.$C10]+5.172)/1.066; ([.$C10]-2.27)/0.941 ))" office:value-type="float" office:value="73.3320825515947" calcext:value-type="float">
            <text:p>73.33</text:p>
          </table:table-cell>
          <table:table-cell table:style-name="ce7" office:value-type="string" calcext:value-type="string">
            <text:p>Pijush Chakraborty</text:p>
          </table:table-cell>
          <table:table-cell table:style-name="ce5" office:value-type="float" office:value="931" calcext:value-type="float">
            <office:annotation draw:style-name="gr1" draw:text-style-name="P2" svg:width="46.86pt" svg:height="61.68pt" svg:x="497.74pt" svg:y="147.66pt" draw:caption-point-x="-11.54pt" draw:caption-point-y="-5.64pt">
              <dc:date>2019-03-30T00:00:00</dc:date>
              <text:p text:style-name="P1">Responder updated this value.</text:p>
            </office:annotation>
            <text:p>931</text:p>
          </table:table-cell>
          <table:table-cell table:style-name="ce7"/>
          <table:table-cell table:style-name="ce5" table:formula="of:=IF([.$I10]=1;[.$J10];0)" office:value-type="float" office:value="0" calcext:value-type="float">
            <text:p>0</text:p>
          </table:table-cell>
          <table:table-cell table:style-name="ce5" table:formula="of:=IF([.$I10]=2;[.$J10];0)" office:value-type="float" office:value="73.3320825515947" calcext:value-type="float">
            <text:p>73.3320825515947</text:p>
          </table:table-cell>
          <table:table-cell table:style-name="ce5" table:formula="of:=IF([.$I10]=3;[.$J1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4-17T18:35:24.853" calcext:value-type="date">
            <text:p>4/17/2015 18:35:25</text:p>
          </table:table-cell>
          <table:table-cell table:style-name="ce4" office:value-type="float" office:value="35" calcext:value-type="float">
            <text:p>35</text:p>
          </table:table-cell>
          <table:table-cell table:style-name="ce5" office:value-type="float" office:value="71.61" calcext:value-type="float">
            <text:p>71.6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1]=1;([.$C11]- 1.81)/1.0638; IF([.$I11]=2; ([.$C11]+5.172)/1.066; ([.$C11]-2.27)/0.941 ))" office:value-type="float" office:value="72.0281425891182" calcext:value-type="float">
            <text:p>72.03</text:p>
          </table:table-cell>
          <table:table-cell table:style-name="ce7" office:value-type="string" calcext:value-type="string">
            <office:annotation draw:style-name="gr2" draw:text-style-name="P2" svg:width="83.34pt" svg:height="39.29pt" svg:x="461.25pt" svg:y="174.61pt" draw:caption-point-x="-11.54pt" draw:caption-point-y="-16.84pt">
              <dc:date>2019-03-30T00:00:00</dc:date>
              <text:p text:style-name="P1">Responder updated this value.</text:p>
            </office:annotation>
            <text:p>Sanjana Vohra </text:p>
          </table:table-cell>
          <table:table-cell table:style-name="ce5" office:value-type="float" office:value="915" calcext:value-type="float">
            <text:p>915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1]=1;[.$J11];0)" office:value-type="float" office:value="0" calcext:value-type="float">
            <text:p>0</text:p>
          </table:table-cell>
          <table:table-cell table:style-name="ce5" table:formula="of:=IF([.$I11]=2;[.$J11];0)" office:value-type="float" office:value="72.0281425891182" calcext:value-type="float">
            <text:p>72.0281425891182</text:p>
          </table:table-cell>
          <table:table-cell table:style-name="ce5" table:formula="of:=IF([.$I11]=3;[.$J1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4-18T00:08:59.417" calcext:value-type="date">
            <text:p>4/18/2015 0:08:59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float" office:value="71.58" calcext:value-type="float">
            <text:p>71.5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TheGATEAcademy, Bangalor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2]=1;([.$C12]- 1.81)/1.0638; IF([.$I12]=2; ([.$C12]+5.172)/1.066; ([.$C12]-2.27)/0.941 ))" office:value-type="float" office:value="72" calcext:value-type="float">
            <text:p>72.00</text:p>
          </table:table-cell>
          <table:table-cell table:style-name="ce13" office:value-type="string" calcext:value-type="string">
            <text:p><text:a xlink:href="http://fb.com/Agarwal.Pragy" xlink:type="simple">fb.com/Agarwal.Pragy</text:a></text:p>
          </table:table-cell>
          <table:table-cell table:style-name="ce5" office:value-type="float" office:value="914" calcext:value-type="float">
            <text:p>914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2]=1;[.$J12];0)" office:value-type="float" office:value="0" calcext:value-type="float">
            <text:p>0</text:p>
          </table:table-cell>
          <table:table-cell table:style-name="ce5" table:formula="of:=IF([.$I12]=2;[.$J12];0)" office:value-type="float" office:value="72" calcext:value-type="float">
            <text:p>72</text:p>
          </table:table-cell>
          <table:table-cell table:style-name="ce5" table:formula="of:=IF([.$I12]=3;[.$J1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2:32:26.99" calcext:value-type="date">
            <text:p>3/11/2015 22:32:27</text:p>
          </table:table-cell>
          <table:table-cell table:style-name="ce4" office:value-type="float" office:value="38" calcext:value-type="float">
            <text:p>3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3]=1;([.$C13]- 1.81)/1.0638; IF([.$I13]=2; ([.$C13]+5.172)/1.066; ([.$C13]-2.27)/0.941 ))" office:value-type="float" office:value="73.0393198724761" calcext:value-type="float">
            <text:p>73.04</text:p>
          </table:table-cell>
          <table:table-cell table:style-name="ce7" office:value-type="string" calcext:value-type="string">
            <text:p>Sutirtha Das</text:p>
          </table:table-cell>
          <table:table-cell/>
          <table:table-cell table:style-name="ce7"/>
          <table:table-cell table:style-name="ce5" table:formula="of:=IF([.$I13]=1;[.$J13];0)" office:value-type="float" office:value="0" calcext:value-type="float">
            <text:p>0</text:p>
          </table:table-cell>
          <table:table-cell table:style-name="ce5" table:formula="of:=IF([.$I13]=2;[.$J13];0)" office:value-type="float" office:value="0" calcext:value-type="float">
            <text:p>0</text:p>
          </table:table-cell>
          <table:table-cell table:style-name="ce5" table:formula="of:=IF([.$I13]=3;[.$J13];0)" office:value-type="float" office:value="73.0393198724761" calcext:value-type="float">
            <text:p>73.0393198724761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47:48.848" calcext:value-type="date">
            <text:p>3/11/2015 17:47:49</text:p>
          </table:table-cell>
          <table:table-cell table:style-name="ce4" office:value-type="float" office:value="42" calcext:value-type="float">
            <text:p>42</text:p>
          </table:table-cell>
          <table:table-cell table:style-name="ce5" office:value-type="float" office:value="70.67" calcext:value-type="float">
            <text:p>70.6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4]=1;([.$C14]- 1.81)/1.0638; IF([.$I14]=2; ([.$C14]+5.172)/1.066; ([.$C14]-2.27)/0.941 ))" office:value-type="float" office:value="72.6886291179596" calcext:value-type="float">
            <text:p>72.69</text:p>
          </table:table-cell>
          <table:table-cell table:style-name="ce7" office:value-type="string" calcext:value-type="string">
            <text:p>SWINKY MANN</text:p>
          </table:table-cell>
          <table:table-cell table:style-name="ce5"/>
          <table:table-cell table:style-name="ce7"/>
          <table:table-cell table:style-name="ce5" table:formula="of:=IF([.$I14]=1;[.$J14];0)" office:value-type="float" office:value="0" calcext:value-type="float">
            <text:p>0</text:p>
          </table:table-cell>
          <table:table-cell table:style-name="ce5" table:formula="of:=IF([.$I14]=2;[.$J14];0)" office:value-type="float" office:value="0" calcext:value-type="float">
            <text:p>0</text:p>
          </table:table-cell>
          <table:table-cell table:style-name="ce5" table:formula="of:=IF([.$I14]=3;[.$J14];0)" office:value-type="float" office:value="72.6886291179596" calcext:value-type="float">
            <text:p>72.688629117959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20:52.618" calcext:value-type="date">
            <text:p>3/11/2015 19:20:53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70.16" calcext:value-type="float">
            <text:p>70.1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ravindra babu video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5]=1;([.$C15]- 1.81)/1.0638; IF([.$I15]=2; ([.$C15]+5.172)/1.066; ([.$C15]-2.27)/0.941 ))" office:value-type="float" office:value="70.6679174484052" calcext:value-type="float">
            <text:p>70.67</text:p>
          </table:table-cell>
          <table:table-cell table:style-name="ce7" office:value-type="string" calcext:value-type="string">
            <text:p>CHIRANJEEV KUMAR</text:p>
          </table:table-cell>
          <table:table-cell table:style-name="ce5"/>
          <table:table-cell table:style-name="ce7"/>
          <table:table-cell table:style-name="ce5" table:formula="of:=IF([.$I15]=1;[.$J15];0)" office:value-type="float" office:value="0" calcext:value-type="float">
            <text:p>0</text:p>
          </table:table-cell>
          <table:table-cell table:style-name="ce5" table:formula="of:=IF([.$I15]=2;[.$J15];0)" office:value-type="float" office:value="70.6679174484052" calcext:value-type="float">
            <text:p>70.6679174484052</text:p>
          </table:table-cell>
          <table:table-cell table:style-name="ce5" table:formula="of:=IF([.$I15]=3;[.$J1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22:01.083" calcext:value-type="date">
            <text:p>3/15/2015 6:22:01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70.16" calcext:value-type="float">
            <text:p>70.1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6]=1;([.$C16]- 1.81)/1.0638; IF([.$I16]=2; ([.$C16]+5.172)/1.066; ([.$C16]-2.27)/0.941 ))" office:value-type="float" office:value="70.6679174484052" calcext:value-type="float">
            <text:p>70.67</text:p>
          </table:table-cell>
          <table:table-cell table:style-name="ce7" office:value-type="string" calcext:value-type="string">
            <office:annotation draw:style-name="gr1" draw:text-style-name="P2" svg:width="83.34pt" svg:height="39.29pt" svg:x="461.25pt" svg:y="253.36pt" draw:caption-point-x="-11.54pt" draw:caption-point-y="-16.84pt">
              <dc:date>2019-03-30T00:00:00</dc:date>
              <text:p text:style-name="P1">Responder updated this value.</text:p>
            </office:annotation>
            <text:p>Mayukh Rath</text:p>
          </table:table-cell>
          <table:table-cell table:style-name="ce5" office:value-type="float" office:value="897" calcext:value-type="float">
            <text:p>897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16]=1;[.$J16];0)" office:value-type="float" office:value="0" calcext:value-type="float">
            <text:p>0</text:p>
          </table:table-cell>
          <table:table-cell table:style-name="ce5" table:formula="of:=IF([.$I16]=2;[.$J16];0)" office:value-type="float" office:value="70.6679174484052" calcext:value-type="float">
            <text:p>70.6679174484052</text:p>
          </table:table-cell>
          <table:table-cell table:style-name="ce5" table:formula="of:=IF([.$I16]=3;[.$J1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05:38.38" calcext:value-type="date">
            <text:p>3/15/2015 6:05:38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float" office:value="69.89" calcext:value-type="float">
            <text:p>69.8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7]=1;([.$C17]- 1.81)/1.0638; IF([.$I17]=2; ([.$C17]+5.172)/1.066; ([.$C17]-2.27)/0.941 ))" office:value-type="float" office:value="63.9969919157736" calcext:value-type="float">
            <text:p>64.00</text:p>
          </table:table-cell>
          <table:table-cell table:style-name="ce7" office:value-type="string" calcext:value-type="string">
            <text:p>JADA ASTHA HARESH</text:p>
          </table:table-cell>
          <table:table-cell table:style-name="ce5" office:value-type="float" office:value="894" calcext:value-type="float">
            <text:p>894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7]=1;[.$J17];0)" office:value-type="float" office:value="63.9969919157736" calcext:value-type="float">
            <text:p>63.9969919157736</text:p>
          </table:table-cell>
          <table:table-cell table:style-name="ce5" table:formula="of:=IF([.$I17]=2;[.$J17];0)" office:value-type="float" office:value="0" calcext:value-type="float">
            <text:p>0</text:p>
          </table:table-cell>
          <table:table-cell table:style-name="ce5" table:formula="of:=IF([.$I17]=3;[.$J1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2:13:50.813999" calcext:value-type="date">
            <text:p>3/11/2015 22:13:51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float" office:value="69.73" calcext:value-type="float">
            <text:p>69.73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Gate Forum DLP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8]=1;([.$C18]- 1.81)/1.0638; IF([.$I18]=2; ([.$C18]+5.172)/1.066; ([.$C18]-2.27)/0.941 ))" office:value-type="float" office:value="71.6896918172157" calcext:value-type="float">
            <text:p>71.69</text:p>
          </table:table-cell>
          <table:table-cell table:style-name="ce7" office:value-type="string" calcext:value-type="string">
            <text:p>Indradyumna Roy</text:p>
          </table:table-cell>
          <table:table-cell table:style-name="ce5" office:value-type="float" office:value="892" calcext:value-type="float">
            <text:p>892</text:p>
          </table:table-cell>
          <table:table-cell table:style-name="ce7"/>
          <table:table-cell table:style-name="ce5" table:formula="of:=IF([.$I18]=1;[.$J18];0)" office:value-type="float" office:value="0" calcext:value-type="float">
            <text:p>0</text:p>
          </table:table-cell>
          <table:table-cell table:style-name="ce5" table:formula="of:=IF([.$I18]=2;[.$J18];0)" office:value-type="float" office:value="0" calcext:value-type="float">
            <text:p>0</text:p>
          </table:table-cell>
          <table:table-cell table:style-name="ce5" table:formula="of:=IF([.$I18]=3;[.$J18];0)" office:value-type="float" office:value="71.6896918172157" calcext:value-type="float">
            <text:p>71.689691817215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23T03:16:17.827" calcext:value-type="date">
            <text:p>3/23/2015 3:16:18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float" office:value="69.45" calcext:value-type="float">
            <text:p>69.4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office:annotation draw:style-name="gr2" draw:text-style-name="P2" svg:width="241.31pt" svg:height="27.01pt" svg:x="219.94pt" svg:y="306.74pt" draw:caption-point-x="-11.54pt" draw:caption-point-y="-22.96pt">
              <dc:date>2019-03-30T00:00:00</dc:date>
              <text:p text:style-name="P1">Responder updated this value.</text:p>
            </office:annotation>
            <text:p>ACE Hyderaba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9]=1;([.$C19]- 1.81)/1.0638; IF([.$I19]=2; ([.$C19]+5.172)/1.066; ([.$C19]-2.27)/0.941 ))" office:value-type="float" office:value="70.0018761726079" calcext:value-type="float">
            <text:p>70.00</text:p>
          </table:table-cell>
          <table:table-cell table:style-name="ce13" office:value-type="string" calcext:value-type="string">
            <office:annotation draw:style-name="gr2" draw:text-style-name="P2" svg:width="83.34pt" svg:height="39.29pt" svg:x="461.25pt" svg:y="300.61pt" draw:caption-point-x="-11.54pt" draw:caption-point-y="-16.84pt">
              <dc:date>2019-03-30T00:00:00</dc:date>
              <text:p text:style-name="P1">Responder updated this value.</text:p>
            </office:annotation>
            <text:p><text:a xlink:href="http://www.fb.com/vikrant04" xlink:type="simple">www.fb.com/vikrant04</text:a></text:p>
          </table:table-cell>
          <table:table-cell table:style-name="ce5" office:value-type="float" office:value="888" calcext:value-type="float">
            <office:annotation draw:style-name="gr2" draw:text-style-name="P2" svg:width="46.86pt" svg:height="61.68pt" svg:x="497.74pt" svg:y="289.42pt" draw:caption-point-x="-11.54pt" draw:caption-point-y="-5.64pt">
              <dc:date>2019-03-30T00:00:00</dc:date>
              <text:p text:style-name="P1">Responder updated this value.</text:p>
            </office:annotation>
            <text:p>888</text:p>
          </table:table-cell>
          <table:table-cell table:style-name="ce7" office:value-type="string" calcext:value-type="string">
            <office:annotation draw:style-name="gr2" draw:text-style-name="P2" svg:width="0pt" svg:height="27.01pt" svg:x="544.59pt" svg:y="306.74pt" draw:caption-point-x="-11.54pt" draw:caption-point-y="-22.96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19]=1;[.$J19];0)" office:value-type="float" office:value="0" calcext:value-type="float">
            <text:p>0</text:p>
          </table:table-cell>
          <table:table-cell table:style-name="ce5" table:formula="of:=IF([.$I19]=2;[.$J19];0)" office:value-type="float" office:value="70.0018761726079" calcext:value-type="float">
            <text:p>70.0018761726079</text:p>
          </table:table-cell>
          <table:table-cell table:style-name="ce5" table:formula="of:=IF([.$I19]=3;[.$J1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5-22T20:08:30.921" calcext:value-type="date">
            <text:p>5/22/2015 20:08:31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float" office:value="69.45" calcext:value-type="float">
            <text:p>69.4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, New Delh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0]=1;([.$C20]- 1.81)/1.0638; IF([.$I20]=2; ([.$C20]+5.172)/1.066; ([.$C20]-2.27)/0.941 ))" office:value-type="float" office:value="70.0018761726079" calcext:value-type="float">
            <text:p>70.00</text:p>
          </table:table-cell>
          <table:table-cell table:style-name="ce7" office:value-type="string" calcext:value-type="string">
            <text:p>Aditya Samadhiya</text:p>
          </table:table-cell>
          <table:table-cell table:style-name="ce5" office:value-type="float" office:value="888" calcext:value-type="float">
            <text:p>88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0]=1;[.$J20];0)" office:value-type="float" office:value="0" calcext:value-type="float">
            <text:p>0</text:p>
          </table:table-cell>
          <table:table-cell table:style-name="ce5" table:formula="of:=IF([.$I20]=2;[.$J20];0)" office:value-type="float" office:value="70.0018761726079" calcext:value-type="float">
            <text:p>70.0018761726079</text:p>
          </table:table-cell>
          <table:table-cell table:style-name="ce5" table:formula="of:=IF([.$I20]=3;[.$J2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06:21:55.044" calcext:value-type="date">
            <text:p>3/13/2015 6:21:55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float" office:value="69.09" calcext:value-type="float">
            <text:p>69.0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1]=1;([.$C21]- 1.81)/1.0638; IF([.$I21]=2; ([.$C21]+5.172)/1.066; ([.$C21]-2.27)/0.941 ))" office:value-type="float" office:value="69.6641651031895" calcext:value-type="float">
            <text:p>69.66</text:p>
          </table:table-cell>
          <table:table-cell table:style-name="ce7" office:value-type="string" calcext:value-type="string">
            <text:p>Sandeep Kumar Vigrahala</text:p>
          </table:table-cell>
          <table:table-cell table:style-name="ce5" office:value-type="float" office:value="884" calcext:value-type="float">
            <text:p>884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21]=1;[.$J21];0)" office:value-type="float" office:value="0" calcext:value-type="float">
            <text:p>0</text:p>
          </table:table-cell>
          <table:table-cell table:style-name="ce5" table:formula="of:=IF([.$I21]=2;[.$J21];0)" office:value-type="float" office:value="69.6641651031895" calcext:value-type="float">
            <text:p>69.6641651031895</text:p>
          </table:table-cell>
          <table:table-cell table:style-name="ce5" table:formula="of:=IF([.$I21]=3;[.$J2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5:18:21.573" calcext:value-type="date">
            <text:p>3/12/2015 5:18:22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68.47" calcext:value-type="float">
            <text:p>68.4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1" table:formula="of:=IF([.$I22]=1;([.$C22]- 1.81)/1.0638; IF([.$I22]=2; ([.$C22]+5.172)/1.066; ([.$C22]-2.27)/0.941 ))" office:value-type="float" office:value="70.3506907545165" calcext:value-type="float">
            <text:p>70.35</text:p>
          </table:table-cell>
          <table:table-cell table:style-name="ce7" office:value-type="string" calcext:value-type="string">
            <text:p>DP</text:p>
          </table:table-cell>
          <table:table-cell table:style-name="ce5" office:value-type="float" office:value="877" calcext:value-type="float">
            <text:p>877</text:p>
          </table:table-cell>
          <table:table-cell table:style-name="ce7"/>
          <table:table-cell table:style-name="ce5" table:formula="of:=IF([.$I22]=1;[.$J22];0)" office:value-type="float" office:value="0" calcext:value-type="float">
            <text:p>0</text:p>
          </table:table-cell>
          <table:table-cell table:style-name="ce5" table:formula="of:=IF([.$I22]=2;[.$J22];0)" office:value-type="float" office:value="0" calcext:value-type="float">
            <text:p>0</text:p>
          </table:table-cell>
          <table:table-cell table:style-name="ce5" table:formula="of:=IF([.$I22]=3;[.$J22];0)" office:value-type="float" office:value="70.3506907545165" calcext:value-type="float">
            <text:p>70.350690754516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0:40:21.902" calcext:value-type="date">
            <text:p>3/15/2015 10:40:22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67.85" calcext:value-type="float">
            <office:annotation draw:style-name="gr1" draw:text-style-name="P2" svg:width="130.96pt" svg:height="28.09pt" svg:x="88.98pt" svg:y="369.21pt" draw:caption-point-x="-11.54pt" draw:caption-point-y="-22.45pt">
              <dc:date>2019-03-30T00:00:00</dc:date>
              <text:p text:style-name="P1">Responder updated this value.</text:p>
            </office:annotation>
            <text:p>67.8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office:annotation draw:style-name="gr1" draw:text-style-name="P2" svg:width="241.31pt" svg:height="26.99pt" svg:x="219.94pt" svg:y="369.75pt" draw:caption-point-x="-11.54pt" draw:caption-point-y="-22.99pt">
              <dc:date>2019-03-30T00:00:00</dc:date>
              <text:p text:style-name="P1">Responder updated this value.</text:p>
            </office:annotation>
            <text:p>Ace Hyderabad and Ravindra Babu Ravula 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3]=1;([.$C23]- 1.81)/1.0638; IF([.$I23]=2; ([.$C23]+5.172)/1.066; ([.$C23]-2.27)/0.941 ))" office:value-type="float" office:value="69.6918172157279" calcext:value-type="float">
            <text:p>69.69</text:p>
          </table:table-cell>
          <table:table-cell table:style-name="ce7" office:value-type="string" calcext:value-type="string">
            <text:p>M Nagaraju</text:p>
          </table:table-cell>
          <table:table-cell table:style-name="ce5" office:value-type="float" office:value="869" calcext:value-type="float">
            <text:p>869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3]=1;[.$J23];0)" office:value-type="float" office:value="0" calcext:value-type="float">
            <text:p>0</text:p>
          </table:table-cell>
          <table:table-cell table:style-name="ce5" table:formula="of:=IF([.$I23]=2;[.$J23];0)" office:value-type="float" office:value="0" calcext:value-type="float">
            <text:p>0</text:p>
          </table:table-cell>
          <table:table-cell table:style-name="ce5" table:formula="of:=IF([.$I23]=3;[.$J23];0)" office:value-type="float" office:value="69.6918172157279" calcext:value-type="float">
            <text:p>69.6918172157279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6:50:10.291" calcext:value-type="date">
            <text:p>3/15/2015 16:50:10</text:p>
          </table:table-cell>
          <table:table-cell table:style-name="ce4" office:value-type="float" office:value="71" calcext:value-type="float">
            <text:p>71</text:p>
          </table:table-cell>
          <table:table-cell table:style-name="ce5" office:value-type="float" office:value="67.76" calcext:value-type="float">
            <text:p>67.7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4]=1;([.$C24]- 1.81)/1.0638; IF([.$I24]=2; ([.$C24]+5.172)/1.066; ([.$C24]-2.27)/0.941 ))" office:value-type="float" office:value="61.9947358526039" calcext:value-type="float">
            <text:p>61.99</text:p>
          </table:table-cell>
          <table:table-cell table:style-name="ce7" office:value-type="string" calcext:value-type="string">
            <text:p>Shivangi Agarwal</text:p>
          </table:table-cell>
          <table:table-cell table:style-name="ce5" office:value-type="float" office:value="868" calcext:value-type="float">
            <text:p>86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4]=1;[.$J24];0)" office:value-type="float" office:value="61.9947358526039" calcext:value-type="float">
            <text:p>61.9947358526039</text:p>
          </table:table-cell>
          <table:table-cell table:style-name="ce5" table:formula="of:=IF([.$I24]=2;[.$J24];0)" office:value-type="float" office:value="0" calcext:value-type="float">
            <text:p>0</text:p>
          </table:table-cell>
          <table:table-cell table:style-name="ce5" table:formula="of:=IF([.$I24]=3;[.$J2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2:21:00.243" calcext:value-type="date">
            <text:p>3/15/2015 12:21:00</text:p>
          </table:table-cell>
          <table:table-cell table:style-name="ce4" office:value-type="float" office:value="73" calcext:value-type="float">
            <text:p>73</text:p>
          </table:table-cell>
          <table:table-cell table:style-name="ce5" office:value-type="float" office:value="67.67" calcext:value-type="float">
            <text:p>67.6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office:annotation draw:style-name="gr1" draw:text-style-name="P2" svg:width="241.31pt" svg:height="26.99pt" svg:x="219.94pt" svg:y="401.24pt" draw:caption-point-x="-11.54pt" draw:caption-point-y="-22.96pt">
              <dc:date>2019-03-30T00:00:00</dc:date>
              <text:p text:style-name="P1">Responder updated this value.</text:p>
            </office:annotation>
            <text:p>ACE hyd and ravindra babu 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5]=1;([.$C25]- 1.81)/1.0638; IF([.$I25]=2; ([.$C25]+5.172)/1.066; ([.$C25]-2.27)/0.941 ))" office:value-type="float" office:value="68.3320825515947" calcext:value-type="float">
            <text:p>68.33</text:p>
          </table:table-cell>
          <table:table-cell table:style-name="ce7" office:value-type="string" calcext:value-type="string">
            <text:p>Aakash Chaudhary</text:p>
          </table:table-cell>
          <table:table-cell table:style-name="ce5" office:value-type="float" office:value="867" calcext:value-type="float">
            <office:annotation draw:style-name="gr1" draw:text-style-name="P2" svg:width="46.86pt" svg:height="61.68pt" svg:x="497.74pt" svg:y="383.9pt" draw:caption-point-x="-11.54pt" draw:caption-point-y="-5.61pt">
              <dc:date>2019-03-30T00:00:00</dc:date>
              <text:p text:style-name="P1">Responder updated this value.</text:p>
            </office:annotation>
            <text:p>867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401.24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table:formula="of:=IF([.$I25]=1;[.$J25];0)" office:value-type="float" office:value="0" calcext:value-type="float">
            <text:p>0</text:p>
          </table:table-cell>
          <table:table-cell table:style-name="ce5" table:formula="of:=IF([.$I25]=2;[.$J25];0)" office:value-type="float" office:value="68.3320825515947" calcext:value-type="float">
            <text:p>68.3320825515947</text:p>
          </table:table-cell>
          <table:table-cell table:style-name="ce5" table:formula="of:=IF([.$I25]=3;[.$J2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7:05:24.283" calcext:value-type="date">
            <text:p>6/6/2015 7:05:24</text:p>
          </table:table-cell>
          <table:table-cell table:style-name="ce4" office:value-type="float" office:value="77" calcext:value-type="float">
            <text:p>77</text:p>
          </table:table-cell>
          <table:table-cell table:style-name="ce5" office:value-type="float" office:value="67.53" calcext:value-type="float">
            <text:p>67.5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Gateforum's test seri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6]=1;([.$C26]- 1.81)/1.0638; IF([.$I26]=2; ([.$C26]+5.172)/1.066; ([.$C26]-2.27)/0.941 ))" office:value-type="float" office:value="69.3517534537726" calcext:value-type="float">
            <text:p>69.35</text:p>
          </table:table-cell>
          <table:table-cell table:style-name="ce7" office:value-type="string" calcext:value-type="string">
            <text:p>Kireeti gupta</text:p>
          </table:table-cell>
          <table:table-cell table:style-name="ce5" office:value-type="float" office:value="865" calcext:value-type="float">
            <text:p>865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6]=1;[.$J26];0)" office:value-type="float" office:value="0" calcext:value-type="float">
            <text:p>0</text:p>
          </table:table-cell>
          <table:table-cell table:style-name="ce5" table:formula="of:=IF([.$I26]=2;[.$J26];0)" office:value-type="float" office:value="0" calcext:value-type="float">
            <text:p>0</text:p>
          </table:table-cell>
          <table:table-cell table:style-name="ce5" table:formula="of:=IF([.$I26]=3;[.$J26];0)" office:value-type="float" office:value="69.3517534537726" calcext:value-type="float">
            <text:p>69.351753453772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26:16.509" calcext:value-type="date">
            <text:p>3/11/2015 17:26:17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float" office:value="67.05" calcext:value-type="float">
            <text:p>67.0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ZEAL, Indor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7]=1;([.$C27]- 1.81)/1.0638; IF([.$I27]=2; ([.$C27]+5.172)/1.066; ([.$C27]-2.27)/0.941 ))" office:value-type="float" office:value="61.3273171648806" calcext:value-type="float">
            <text:p>61.33</text:p>
          </table:table-cell>
          <table:table-cell table:style-name="ce7" office:value-type="string" calcext:value-type="string">
            <text:p>Prateeksha Keshari</text:p>
          </table:table-cell>
          <table:table-cell table:style-name="ce5"/>
          <table:table-cell table:style-name="ce7"/>
          <table:table-cell table:style-name="ce5" table:formula="of:=IF([.$I27]=1;[.$J27];0)" office:value-type="float" office:value="61.3273171648806" calcext:value-type="float">
            <text:p>61.3273171648806</text:p>
          </table:table-cell>
          <table:table-cell table:style-name="ce5" table:formula="of:=IF([.$I27]=2;[.$J27];0)" office:value-type="float" office:value="0" calcext:value-type="float">
            <text:p>0</text:p>
          </table:table-cell>
          <table:table-cell table:style-name="ce5" table:formula="of:=IF([.$I27]=3;[.$J2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4-30T08:01:44.293" calcext:value-type="date">
            <text:p>4/30/2015 8:01:44</text:p>
          </table:table-cell>
          <table:table-cell table:style-name="ce4" office:value-type="float" office:value="88" calcext:value-type="float">
            <text:p>88</text:p>
          </table:table-cell>
          <table:table-cell table:style-name="ce5" office:value-type="float" office:value="66.96" calcext:value-type="float">
            <text:p>66.9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8]=1;([.$C28]- 1.81)/1.0638; IF([.$I28]=2; ([.$C28]+5.172)/1.066; ([.$C28]-2.27)/0.941 ))" office:value-type="float" office:value="67.6660412757974" calcext:value-type="float">
            <text:p>67.67</text:p>
          </table:table-cell>
          <table:table-cell table:style-name="ce7" office:value-type="string" calcext:value-type="string">
            <text:p>Soham Pal</text:p>
          </table:table-cell>
          <table:table-cell table:style-name="ce5" office:value-type="float" office:value="858" calcext:value-type="float">
            <text:p>85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8]=1;[.$J28];0)" office:value-type="float" office:value="0" calcext:value-type="float">
            <text:p>0</text:p>
          </table:table-cell>
          <table:table-cell table:style-name="ce5" table:formula="of:=IF([.$I28]=2;[.$J28];0)" office:value-type="float" office:value="67.6660412757974" calcext:value-type="float">
            <text:p>67.6660412757974</text:p>
          </table:table-cell>
          <table:table-cell table:style-name="ce5" table:formula="of:=IF([.$I28]=3;[.$J2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00:46:52.193" calcext:value-type="date">
            <text:p>3/13/2015 0:46:52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float" office:value="66.56" calcext:value-type="float">
            <text:p>66.5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9]=1;([.$C29]- 1.81)/1.0638; IF([.$I29]=2; ([.$C29]+5.172)/1.066; ([.$C29]-2.27)/0.941 ))" office:value-type="float" office:value="67.2908067542214" calcext:value-type="float">
            <text:p>67.29</text:p>
          </table:table-cell>
          <table:table-cell table:style-name="ce7" office:value-type="string" calcext:value-type="string">
            <text:p>Ankit</text:p>
          </table:table-cell>
          <table:table-cell table:style-name="ce5" office:value-type="float" office:value="875" calcext:value-type="float">
            <text:p>875</text:p>
          </table:table-cell>
          <table:table-cell table:style-name="ce7"/>
          <table:table-cell table:style-name="ce5" table:formula="of:=IF([.$I29]=1;[.$J29];0)" office:value-type="float" office:value="0" calcext:value-type="float">
            <text:p>0</text:p>
          </table:table-cell>
          <table:table-cell table:style-name="ce5" table:formula="of:=IF([.$I29]=2;[.$J29];0)" office:value-type="float" office:value="67.2908067542214" calcext:value-type="float">
            <text:p>67.2908067542214</text:p>
          </table:table-cell>
          <table:table-cell table:style-name="ce5" table:formula="of:=IF([.$I29]=3;[.$J2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8:07:31.578" calcext:value-type="date">
            <text:p>3/15/2015 8:07:32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float" office:value="66.59" calcext:value-type="float">
            <text:p>66.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er Babu Ravula Online Coaching Center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30]=1;([.$C30]- 1.81)/1.0638; IF([.$I30]=2; ([.$C30]+5.172)/1.066; ([.$C30]-2.27)/0.941 ))" office:value-type="float" office:value="68.3528161530287" calcext:value-type="float">
            <text:p>68.35</text:p>
          </table:table-cell>
          <table:table-cell table:style-name="ce7" office:value-type="string" calcext:value-type="string">
            <text:p>Ajay Singh</text:p>
          </table:table-cell>
          <table:table-cell table:style-name="ce5" office:value-type="float" office:value="854" calcext:value-type="float">
            <text:p>854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30]=1;[.$J30];0)" office:value-type="float" office:value="0" calcext:value-type="float">
            <text:p>0</text:p>
          </table:table-cell>
          <table:table-cell table:style-name="ce5" table:formula="of:=IF([.$I30]=2;[.$J30];0)" office:value-type="float" office:value="0" calcext:value-type="float">
            <text:p>0</text:p>
          </table:table-cell>
          <table:table-cell table:style-name="ce5" table:formula="of:=IF([.$I30]=3;[.$J30];0)" office:value-type="float" office:value="68.3528161530287" calcext:value-type="float">
            <text:p>68.352816153028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5:49:38.494" calcext:value-type="date">
            <text:p>3/15/2015 15:49:38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float" office:value="66.59" calcext:value-type="float">
            <text:p>66.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easy delh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31]=1;([.$C31]- 1.81)/1.0638; IF([.$I31]=2; ([.$C31]+5.172)/1.066; ([.$C31]-2.27)/0.941 ))" office:value-type="float" office:value="68.3528161530287" calcext:value-type="float">
            <text:p>68.35</text:p>
          </table:table-cell>
          <table:table-cell table:style-name="ce7" office:value-type="string" calcext:value-type="string">
            <text:p>kavita balutia</text:p>
          </table:table-cell>
          <table:table-cell table:style-name="ce5" office:value-type="float" office:value="854" calcext:value-type="float">
            <text:p>854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31]=1;[.$J31];0)" office:value-type="float" office:value="0" calcext:value-type="float">
            <text:p>0</text:p>
          </table:table-cell>
          <table:table-cell table:style-name="ce5" table:formula="of:=IF([.$I31]=2;[.$J31];0)" office:value-type="float" office:value="0" calcext:value-type="float">
            <text:p>0</text:p>
          </table:table-cell>
          <table:table-cell table:style-name="ce5" table:formula="of:=IF([.$I31]=3;[.$J31];0)" office:value-type="float" office:value="68.3528161530287" calcext:value-type="float">
            <text:p>68.352816153028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6:22:18.238" calcext:value-type="date">
            <text:p>3/15/2015 16:22:18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66.25" calcext:value-type="float">
            <text:p>66.2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32]=1;([.$C32]- 1.81)/1.0638; IF([.$I32]=2; ([.$C32]+5.172)/1.066; ([.$C32]-2.27)/0.941 ))" office:value-type="float" office:value="67" calcext:value-type="float">
            <text:p>67.00</text:p>
          </table:table-cell>
          <table:table-cell table:style-name="ce7" office:value-type="string" calcext:value-type="string">
            <text:p>Vamsheedar </text:p>
          </table:table-cell>
          <table:table-cell table:style-name="ce5" office:value-type="float" office:value="850" calcext:value-type="float">
            <text:p>850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32]=1;[.$J32];0)" office:value-type="float" office:value="0" calcext:value-type="float">
            <text:p>0</text:p>
          </table:table-cell>
          <table:table-cell table:style-name="ce5" table:formula="of:=IF([.$I32]=2;[.$J32];0)" office:value-type="float" office:value="67" calcext:value-type="float">
            <text:p>67</text:p>
          </table:table-cell>
          <table:table-cell table:style-name="ce5" table:formula="of:=IF([.$I32]=3;[.$J3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8T03:48:54.76" calcext:value-type="date">
            <text:p>3/18/2015 3:48:55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65.9" calcext:value-type="float">
            <text:p>65.9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ace ,heydraba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33]=1;([.$C33]- 1.81)/1.0638; IF([.$I33]=2; ([.$C33]+5.172)/1.066; ([.$C33]-2.27)/0.941 ))" office:value-type="float" office:value="66.671669793621" calcext:value-type="float">
            <text:p>66.67</text:p>
          </table:table-cell>
          <table:table-cell table:style-name="ce7" office:value-type="string" calcext:value-type="string">
            <text:p>tarun</text:p>
          </table:table-cell>
          <table:table-cell table:style-name="ce5" office:value-type="float" office:value="847" calcext:value-type="float">
            <text:p>847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33]=1;[.$J33];0)" office:value-type="float" office:value="0" calcext:value-type="float">
            <text:p>0</text:p>
          </table:table-cell>
          <table:table-cell table:style-name="ce5" table:formula="of:=IF([.$I33]=2;[.$J33];0)" office:value-type="float" office:value="66.671669793621" calcext:value-type="float">
            <text:p>66.671669793621</text:p>
          </table:table-cell>
          <table:table-cell table:style-name="ce5" table:formula="of:=IF([.$I33]=3;[.$J3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51:08.02" calcext:value-type="date">
            <text:p>3/11/2015 18:51:08</text:p>
          </table:table-cell>
          <table:table-cell table:style-name="ce4" office:value-type="float" office:value="116" calcext:value-type="float">
            <text:p>116</text:p>
          </table:table-cell>
          <table:table-cell table:style-name="ce5" office:value-type="float" office:value="65.53" calcext:value-type="float">
            <text:p>65.53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34]=1;([.$C34]- 1.81)/1.0638; IF([.$I34]=2; ([.$C34]+5.172)/1.066; ([.$C34]-2.27)/0.941 ))" office:value-type="float" office:value="66.3245778611632" calcext:value-type="float">
            <text:p>66.32</text:p>
          </table:table-cell>
          <table:table-cell table:style-name="ce7" office:value-type="string" calcext:value-type="string">
            <text:p>Prashant Gupta</text:p>
          </table:table-cell>
          <table:table-cell table:style-name="ce5"/>
          <table:table-cell table:style-name="ce7"/>
          <table:table-cell table:style-name="ce5" table:formula="of:=IF([.$I34]=1;[.$J34];0)" office:value-type="float" office:value="0" calcext:value-type="float">
            <text:p>0</text:p>
          </table:table-cell>
          <table:table-cell table:style-name="ce5" table:formula="of:=IF([.$I34]=2;[.$J34];0)" office:value-type="float" office:value="66.3245778611632" calcext:value-type="float">
            <text:p>66.3245778611632</text:p>
          </table:table-cell>
          <table:table-cell table:style-name="ce5" table:formula="of:=IF([.$I34]=3;[.$J3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02:38:20.334" calcext:value-type="date">
            <text:p>3/13/2015 2:38:20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65.28" calcext:value-type="float">
            <text:p>65.2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1" table:formula="of:=IF([.$I35]=1;([.$C35]- 1.81)/1.0638; IF([.$I35]=2; ([.$C35]+5.172)/1.066; ([.$C35]-2.27)/0.941 ))" office:value-type="float" office:value="59.6634705771762" calcext:value-type="float">
            <text:p>59.66</text:p>
          </table:table-cell>
          <table:table-cell table:style-name="ce7" office:value-type="string" calcext:value-type="string">
            <text:p>Hasit Bhatt</text:p>
          </table:table-cell>
          <table:table-cell table:style-name="ce5" office:value-type="float" office:value="838" calcext:value-type="float">
            <text:p>83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35]=1;[.$J35];0)" office:value-type="float" office:value="59.6634705771762" calcext:value-type="float">
            <text:p>59.6634705771762</text:p>
          </table:table-cell>
          <table:table-cell table:style-name="ce5" table:formula="of:=IF([.$I35]=2;[.$J35];0)" office:value-type="float" office:value="0" calcext:value-type="float">
            <text:p>0</text:p>
          </table:table-cell>
          <table:table-cell table:style-name="ce5" table:formula="of:=IF([.$I35]=3;[.$J3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1:40:03.911" calcext:value-type="date">
            <text:p>3/12/2015 11:40:04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65.02" calcext:value-type="float">
            <text:p>65.0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36]=1;([.$C36]- 1.81)/1.0638; IF([.$I36]=2; ([.$C36]+5.172)/1.066; ([.$C36]-2.27)/0.941 ))" office:value-type="float" office:value="66.6843783209352" calcext:value-type="float">
            <text:p>66.68</text:p>
          </table:table-cell>
          <table:table-cell table:style-name="ce7" office:value-type="string" calcext:value-type="string">
            <text:p>kunal chaudhary</text:p>
          </table:table-cell>
          <table:table-cell table:style-name="ce5" office:value-type="float" office:value="835" calcext:value-type="float">
            <text:p>835</text:p>
          </table:table-cell>
          <table:table-cell table:style-name="ce7"/>
          <table:table-cell table:style-name="ce5" table:formula="of:=IF([.$I36]=1;[.$J36];0)" office:value-type="float" office:value="0" calcext:value-type="float">
            <text:p>0</text:p>
          </table:table-cell>
          <table:table-cell table:style-name="ce5" table:formula="of:=IF([.$I36]=2;[.$J36];0)" office:value-type="float" office:value="0" calcext:value-type="float">
            <text:p>0</text:p>
          </table:table-cell>
          <table:table-cell table:style-name="ce5" table:formula="of:=IF([.$I36]=3;[.$J36];0)" office:value-type="float" office:value="66.6843783209352" calcext:value-type="float">
            <text:p>66.6843783209352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0:15:08.087" calcext:value-type="date">
            <text:p>3/11/2015 20:15:08</text:p>
          </table:table-cell>
          <table:table-cell table:style-name="ce4" office:value-type="float" office:value="130" calcext:value-type="float">
            <text:p>130</text:p>
          </table:table-cell>
          <table:table-cell table:style-name="ce5" office:value-type="float" office:value="64.83" calcext:value-type="float">
            <text:p>64.8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 DELH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37]=1;([.$C37]- 1.81)/1.0638; IF([.$I37]=2; ([.$C37]+5.172)/1.066; ([.$C37]-2.27)/0.941 ))" office:value-type="float" office:value="65.6679174484052" calcext:value-type="float">
            <text:p>65.67</text:p>
          </table:table-cell>
          <table:table-cell table:style-name="ce7" office:value-type="string" calcext:value-type="string">
            <text:p>GAURAV MAMGAIN</text:p>
          </table:table-cell>
          <table:table-cell table:style-name="ce5"/>
          <table:table-cell table:style-name="ce7"/>
          <table:table-cell table:style-name="ce5" table:formula="of:=IF([.$I37]=1;[.$J37];0)" office:value-type="float" office:value="0" calcext:value-type="float">
            <text:p>0</text:p>
          </table:table-cell>
          <table:table-cell table:style-name="ce5" table:formula="of:=IF([.$I37]=2;[.$J37];0)" office:value-type="float" office:value="65.6679174484052" calcext:value-type="float">
            <text:p>65.6679174484052</text:p>
          </table:table-cell>
          <table:table-cell table:style-name="ce5" table:formula="of:=IF([.$I37]=3;[.$J3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43:55.294" calcext:value-type="date">
            <text:p>3/11/2015 19:43:55</text:p>
          </table:table-cell>
          <table:table-cell table:style-name="ce4" office:value-type="float" office:value="145" calcext:value-type="float">
            <text:p>145</text:p>
          </table:table-cell>
          <table:table-cell table:style-name="ce5" office:value-type="float" office:value="64.39" calcext:value-type="float">
            <text:p>64.39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,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38]=1;([.$C38]- 1.81)/1.0638; IF([.$I38]=2; ([.$C38]+5.172)/1.066; ([.$C38]-2.27)/0.941 ))" office:value-type="float" office:value="66.0148777895855" calcext:value-type="float">
            <text:p>66.01</text:p>
          </table:table-cell>
          <table:table-cell table:style-name="ce7" office:value-type="string" calcext:value-type="string">
            <text:p>eshan shekhar</text:p>
          </table:table-cell>
          <table:table-cell table:style-name="ce5"/>
          <table:table-cell table:style-name="ce7"/>
          <table:table-cell table:style-name="ce5" table:formula="of:=IF([.$I38]=1;[.$J38];0)" office:value-type="float" office:value="0" calcext:value-type="float">
            <text:p>0</text:p>
          </table:table-cell>
          <table:table-cell table:style-name="ce5" table:formula="of:=IF([.$I38]=2;[.$J38];0)" office:value-type="float" office:value="0" calcext:value-type="float">
            <text:p>0</text:p>
          </table:table-cell>
          <table:table-cell table:style-name="ce5" table:formula="of:=IF([.$I38]=3;[.$J38];0)" office:value-type="float" office:value="66.0148777895855" calcext:value-type="float">
            <text:p>66.014877789585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10T12:53:30.736" calcext:value-type="date">
            <text:p>6/10/2015 12:53:31</text:p>
          </table:table-cell>
          <table:table-cell table:style-name="ce4" office:value-type="float" office:value="145" calcext:value-type="float">
            <text:p>145</text:p>
          </table:table-cell>
          <table:table-cell table:style-name="ce5" office:value-type="float" office:value="64.39" calcext:value-type="float">
            <text:p>64.3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ACE + 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39]=1;([.$C39]- 1.81)/1.0638; IF([.$I39]=2; ([.$C39]+5.172)/1.066; ([.$C39]-2.27)/0.941 ))" office:value-type="float" office:value="66.0148777895855" calcext:value-type="float">
            <text:p>66.01</text:p>
          </table:table-cell>
          <table:table-cell table:style-name="ce7" office:value-type="string" calcext:value-type="string">
            <text:p>Divya Saglani</text:p>
          </table:table-cell>
          <table:table-cell table:style-name="ce5" office:value-type="float" office:value="827" calcext:value-type="float">
            <text:p>827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39]=1;[.$J39];0)" office:value-type="float" office:value="0" calcext:value-type="float">
            <text:p>0</text:p>
          </table:table-cell>
          <table:table-cell table:style-name="ce5" table:formula="of:=IF([.$I39]=2;[.$J39];0)" office:value-type="float" office:value="0" calcext:value-type="float">
            <text:p>0</text:p>
          </table:table-cell>
          <table:table-cell table:style-name="ce5" table:formula="of:=IF([.$I39]=3;[.$J39];0)" office:value-type="float" office:value="66.0148777895855" calcext:value-type="float">
            <text:p>66.014877789585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58:24.173" calcext:value-type="date">
            <text:p>3/11/2015 19:58:24</text:p>
          </table:table-cell>
          <table:table-cell table:style-name="ce4" office:value-type="float" office:value="148" calcext:value-type="float">
            <office:annotation draw:style-name="gr1" draw:text-style-name="P2" svg:width="172.2pt" svg:height="26.99pt" svg:x="47.74pt" svg:y="637.51pt" draw:caption-point-x="-11.54pt" draw:caption-point-y="-22.99pt">
              <dc:date>2019-03-30T00:00:00</dc:date>
              <text:p text:style-name="P1">Responder updated this value.</text:p>
            </office:annotation>
            <text:p>148</text:p>
          </table:table-cell>
          <table:table-cell table:style-name="ce5" office:value-type="float" office:value="63.83" calcext:value-type="float">
            <office:annotation draw:style-name="gr1" draw:text-style-name="P2" svg:width="130.96pt" svg:height="28.09pt" svg:x="88.98pt" svg:y="636.97pt" draw:caption-point-x="-11.54pt" draw:caption-point-y="-22.45pt">
              <dc:date>2019-03-30T00:00:00</dc:date>
              <text:p text:style-name="P1">Responder updated this value.</text:p>
            </office:annotation>
            <text:p>63.83</text:p>
          </table:table-cell>
          <table:table-cell table:style-name="ce5" office:value-type="string" calcext:value-type="string">
            <office:annotation draw:style-name="gr1" draw:text-style-name="P2" svg:width="159.51pt" svg:height="26.99pt" svg:x="122.34pt" svg:y="637.51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office:value-type="string" calcext:value-type="string">
            <office:annotation draw:style-name="gr1" draw:text-style-name="P2" svg:width="186.55pt" svg:height="26.99pt" svg:x="154.03pt" svg:y="637.51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7" office:value-type="string" calcext:value-type="string">
            <office:annotation draw:style-name="gr1" draw:text-style-name="P2" svg:width="161.15pt" svg:height="26.99pt" svg:x="219.94pt" svg:y="637.51pt" draw:caption-point-x="-11.54pt" draw:caption-point-y="-22.99pt">
              <dc:date>2019-03-30T00:00:00</dc:date>
              <text:p text:style-name="P1">Responder updated this value.</text:p>
            </office:annotation>
            <text:p>Only took Tests</text:p>
          </table:table-cell>
          <table:table-cell table:style-name="ce5" office:value-type="string" calcext:value-type="string">
            <office:annotation draw:style-name="gr1" draw:text-style-name="P2" svg:width="241.31pt" svg:height="26.99pt" svg:x="219.94pt" svg:y="637.51pt" draw:caption-point-x="-11.54pt" draw:caption-point-y="-22.99pt">
              <dc:date>2019-03-30T00:00:00</dc:date>
              <text:p text:style-name="P1">Responder updated this value.</text:p>
            </office:annotation>
            <text:p>NA</text:p>
          </table:table-cell>
          <table:table-cell table:style-name="ce5" office:value-type="string" calcext:value-type="string">
            <office:annotation draw:style-name="gr1" draw:text-style-name="P2" svg:width="215.89pt" svg:height="26.99pt" svg:x="281.85pt" svg:y="637.51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float" office:value="2" calcext:value-type="float">
            <office:annotation draw:style-name="gr1" draw:text-style-name="P2" svg:width="204.01pt" svg:height="26.99pt" svg:x="340.58pt" svg:y="637.51pt" draw:caption-point-x="-11.54pt" draw:caption-point-y="-22.99pt">
              <dc:date>2019-03-30T00:00:00</dc:date>
              <text:p text:style-name="P1">Responder updated this value.</text:p>
            </office:annotation>
            <text:p>2</text:p>
          </table:table-cell>
          <table:table-cell table:style-name="ce11" table:formula="of:=IF([.$I40]=1;([.$C40]- 1.81)/1.0638; IF([.$I40]=2; ([.$C40]+5.172)/1.066; ([.$C40]-2.27)/0.941 ))" office:value-type="float" office:value="64.7298311444653" calcext:value-type="float">
            <text:p>64.73</text:p>
          </table:table-cell>
          <table:table-cell table:style-name="ce7" office:value-type="string" calcext:value-type="string">
            <office:annotation draw:style-name="gr1" draw:text-style-name="P2" svg:width="83.34pt" svg:height="39.29pt" svg:x="461.25pt" svg:y="631.36pt" draw:caption-point-x="-11.54pt" draw:caption-point-y="-16.84pt">
              <dc:date>2019-03-30T00:00:00</dc:date>
              <text:p text:style-name="P1">Responder updated this value.</text:p>
            </office:annotation>
            <text:p>joker_bane</text:p>
          </table:table-cell>
          <table:table-cell table:style-name="ce5"/>
          <table:table-cell table:style-name="ce7"/>
          <table:table-cell table:style-name="ce5" table:formula="of:=IF([.$I40]=1;[.$J40];0)" office:value-type="float" office:value="0" calcext:value-type="float">
            <text:p>0</text:p>
          </table:table-cell>
          <table:table-cell table:style-name="ce5" table:formula="of:=IF([.$I40]=2;[.$J40];0)" office:value-type="float" office:value="64.7298311444653" calcext:value-type="float">
            <text:p>64.7298311444653</text:p>
          </table:table-cell>
          <table:table-cell table:style-name="ce5" table:formula="of:=IF([.$I40]=3;[.$J4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10:11.56" calcext:value-type="date">
            <text:p>3/11/2015 17:10:12</text:p>
          </table:table-cell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NA</text:p>
          </table:table-cell>
          <table:table-cell table:number-columns-repeated="2"/>
          <table:table-cell table:style-name="ce11" table:formula="of:=IF([.$I41]=1;([.$C41]- 1.81)/1.0638; IF([.$I41]=2; ([.$C41]+5.172)/1.066; ([.$C41]-2.27)/0.941 ))" office:value-type="float" office:value="64.5377258235919" calcext:value-type="float">
            <text:p>64.54</text:p>
          </table:table-cell>
          <table:table-cell table:style-name="ce7"/>
          <table:table-cell/>
          <table:table-cell table:style-name="ce7"/>
          <table:table-cell table:style-name="ce5" table:formula="of:=IF([.$I41]=1;[.$J41];0)" office:value-type="float" office:value="0" calcext:value-type="float">
            <text:p>0</text:p>
          </table:table-cell>
          <table:table-cell table:style-name="ce5" table:formula="of:=IF([.$I41]=2;[.$J41];0)" office:value-type="float" office:value="0" calcext:value-type="float">
            <text:p>0</text:p>
          </table:table-cell>
          <table:table-cell table:style-name="ce5" table:formula="of:=IF([.$I41]=3;[.$J4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3:54:59.061" calcext:value-type="date">
            <text:p>6/6/2015 3:54:59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63.05" calcext:value-type="float">
            <text:p>63.0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42]=1;([.$C42]- 1.81)/1.0638; IF([.$I42]=2; ([.$C42]+5.172)/1.066; ([.$C42]-2.27)/0.941 ))" office:value-type="float" office:value="63.9981238273921" calcext:value-type="float">
            <text:p>64.00</text:p>
          </table:table-cell>
          <table:table-cell table:style-name="ce7" office:value-type="string" calcext:value-type="string">
            <text:p>Suraj</text:p>
          </table:table-cell>
          <table:table-cell table:style-name="ce5" office:value-type="float" office:value="811" calcext:value-type="float">
            <text:p>811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42]=1;[.$J42];0)" office:value-type="float" office:value="0" calcext:value-type="float">
            <text:p>0</text:p>
          </table:table-cell>
          <table:table-cell table:style-name="ce5" table:formula="of:=IF([.$I42]=2;[.$J42];0)" office:value-type="float" office:value="63.9981238273921" calcext:value-type="float">
            <text:p>63.9981238273921</text:p>
          </table:table-cell>
          <table:table-cell table:style-name="ce5" table:formula="of:=IF([.$I42]=3;[.$J4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4:07:44.139" calcext:value-type="date">
            <text:p>6/6/2015 4:07:44</text:p>
          </table:table-cell>
          <table:table-cell table:style-name="ce4" office:value-type="float" office:value="185" calcext:value-type="float">
            <text:p>185</text:p>
          </table:table-cell>
          <table:table-cell table:style-name="ce5" office:value-type="float" office:value="62.82" calcext:value-type="float">
            <text:p>62.82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43]=1;([.$C43]- 1.81)/1.0638; IF([.$I43]=2; ([.$C43]+5.172)/1.066; ([.$C43]-2.27)/0.941 ))" office:value-type="float" office:value="64.346439957492" calcext:value-type="float">
            <text:p>64.35</text:p>
          </table:table-cell>
          <table:table-cell table:style-name="ce7" office:value-type="string" calcext:value-type="string">
            <text:p>lalit</text:p>
          </table:table-cell>
          <table:table-cell table:style-name="ce5" office:value-type="float" office:value="808" calcext:value-type="float">
            <text:p>80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43]=1;[.$J43];0)" office:value-type="float" office:value="0" calcext:value-type="float">
            <text:p>0</text:p>
          </table:table-cell>
          <table:table-cell table:style-name="ce5" table:formula="of:=IF([.$I43]=2;[.$J43];0)" office:value-type="float" office:value="0" calcext:value-type="float">
            <text:p>0</text:p>
          </table:table-cell>
          <table:table-cell table:style-name="ce5" table:formula="of:=IF([.$I43]=3;[.$J43];0)" office:value-type="float" office:value="64.346439957492" calcext:value-type="float">
            <text:p>64.346439957492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9T23:50:30.717" calcext:value-type="date">
            <text:p>3/19/2015 23:50:31</text:p>
          </table:table-cell>
          <table:table-cell table:style-name="ce4" office:value-type="float" office:value="192" calcext:value-type="float">
            <text:p>192</text:p>
          </table:table-cell>
          <table:table-cell table:style-name="ce5" office:value-type="float" office:value="62.79" calcext:value-type="float">
            <text:p>62.7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BabuRavula Video Lectur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44]=1;([.$C44]- 1.81)/1.0638; IF([.$I44]=2; ([.$C44]+5.172)/1.066; ([.$C44]-2.27)/0.941 ))" office:value-type="float" office:value="57.3228050385411" calcext:value-type="float">
            <text:p>57.32</text:p>
          </table:table-cell>
          <table:table-cell table:style-name="ce7" office:value-type="string" calcext:value-type="string">
            <text:p>DEBANJAN PAUL</text:p>
          </table:table-cell>
          <table:table-cell table:style-name="ce5" office:value-type="float" office:value="808" calcext:value-type="float">
            <text:p>808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44]=1;[.$J44];0)" office:value-type="float" office:value="57.3228050385411" calcext:value-type="float">
            <text:p>57.3228050385411</text:p>
          </table:table-cell>
          <table:table-cell table:style-name="ce5" table:formula="of:=IF([.$I44]=2;[.$J44];0)" office:value-type="float" office:value="0" calcext:value-type="float">
            <text:p>0</text:p>
          </table:table-cell>
          <table:table-cell table:style-name="ce5" table:formula="of:=IF([.$I44]=3;[.$J4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6:47:52.043" calcext:value-type="date">
            <text:p>6/6/2015 6:47:52</text:p>
          </table:table-cell>
          <table:table-cell table:style-name="ce4" office:value-type="float" office:value="200" calcext:value-type="float">
            <text:p>200</text:p>
          </table:table-cell>
          <table:table-cell table:style-name="ce5" office:value-type="float" office:value="62.51" calcext:value-type="float">
            <text:p>62.5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, Hyderaba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45]=1;([.$C45]- 1.81)/1.0638; IF([.$I45]=2; ([.$C45]+5.172)/1.066; ([.$C45]-2.27)/0.941 ))" office:value-type="float" office:value="64.0170031880978" calcext:value-type="float">
            <text:p>64.02</text:p>
          </table:table-cell>
          <table:table-cell table:style-name="ce7" office:value-type="string" calcext:value-type="string">
            <text:p>Swatish.S</text:p>
          </table:table-cell>
          <table:table-cell table:style-name="ce5" office:value-type="float" office:value="804" calcext:value-type="float">
            <office:annotation draw:style-name="gr1" draw:text-style-name="P2" svg:width="46.86pt" svg:height="61.68pt" svg:x="497.74pt" svg:y="698.91pt" draw:caption-point-x="-11.54pt" draw:caption-point-y="-5.64pt">
              <dc:date>2019-03-30T00:00:00</dc:date>
              <text:p text:style-name="P1">Responder updated this value.</text:p>
            </office:annotation>
            <text:p>804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716.26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45]=1;[.$J45];0)" office:value-type="float" office:value="0" calcext:value-type="float">
            <text:p>0</text:p>
          </table:table-cell>
          <table:table-cell table:style-name="ce5" table:formula="of:=IF([.$I45]=2;[.$J45];0)" office:value-type="float" office:value="0" calcext:value-type="float">
            <text:p>0</text:p>
          </table:table-cell>
          <table:table-cell table:style-name="ce5" table:formula="of:=IF([.$I45]=3;[.$J45];0)" office:value-type="float" office:value="64.0170031880978" calcext:value-type="float">
            <text:p>64.0170031880978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5T21:52:43.528" calcext:value-type="date">
            <text:p>6/5/2015 21:52:44</text:p>
          </table:table-cell>
          <table:table-cell table:style-name="ce4" office:value-type="float" office:value="200" calcext:value-type="float">
            <text:p>200</text:p>
          </table:table-cell>
          <table:table-cell table:style-name="ce5" office:value-type="float" office:value="62.51" calcext:value-type="float">
            <text:p>62.5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46]=1;([.$C46]- 1.81)/1.0638; IF([.$I46]=2; ([.$C46]+5.172)/1.066; ([.$C46]-2.27)/0.941 ))" office:value-type="float" office:value="64.0170031880978" calcext:value-type="float">
            <text:p>64.02</text:p>
          </table:table-cell>
          <table:table-cell table:style-name="ce7" office:value-type="string" calcext:value-type="string">
            <text:p>Brojo</text:p>
          </table:table-cell>
          <table:table-cell table:style-name="ce5" office:value-type="float" office:value="804" calcext:value-type="float">
            <text:p>804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46]=1;[.$J46];0)" office:value-type="float" office:value="0" calcext:value-type="float">
            <text:p>0</text:p>
          </table:table-cell>
          <table:table-cell table:style-name="ce5" table:formula="of:=IF([.$I46]=2;[.$J46];0)" office:value-type="float" office:value="0" calcext:value-type="float">
            <text:p>0</text:p>
          </table:table-cell>
          <table:table-cell table:style-name="ce5" table:formula="of:=IF([.$I46]=3;[.$J46];0)" office:value-type="float" office:value="64.0170031880978" calcext:value-type="float">
            <text:p>64.0170031880978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4:03:20.925" calcext:value-type="date">
            <text:p>6/6/2015 4:03:21</text:p>
          </table:table-cell>
          <table:table-cell table:style-name="ce4" office:value-type="float" office:value="217" calcext:value-type="float">
            <text:p>217</text:p>
          </table:table-cell>
          <table:table-cell table:style-name="ce5" office:value-type="float" office:value="61.98" calcext:value-type="float">
            <text:p>61.9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 hyderaba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47]=1;([.$C47]- 1.81)/1.0638; IF([.$I47]=2; ([.$C47]+5.172)/1.066; ([.$C47]-2.27)/0.941 ))" office:value-type="float" office:value="62.9943714821764" calcext:value-type="float">
            <text:p>62.99</text:p>
          </table:table-cell>
          <table:table-cell table:style-name="ce7" office:value-type="string" calcext:value-type="string">
            <text:p>milan kathrotia</text:p>
          </table:table-cell>
          <table:table-cell table:style-name="ce5" office:value-type="float" office:value="798" calcext:value-type="float">
            <text:p>798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47]=1;[.$J47];0)" office:value-type="float" office:value="0" calcext:value-type="float">
            <text:p>0</text:p>
          </table:table-cell>
          <table:table-cell table:style-name="ce5" table:formula="of:=IF([.$I47]=2;[.$J47];0)" office:value-type="float" office:value="62.9943714821764" calcext:value-type="float">
            <text:p>62.9943714821764</text:p>
          </table:table-cell>
          <table:table-cell table:style-name="ce5" table:formula="of:=IF([.$I47]=3;[.$J4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6:42:00.909" calcext:value-type="date">
            <text:p>3/12/2015 6:42:01</text:p>
          </table:table-cell>
          <table:table-cell table:style-name="ce4" office:value-type="float" office:value="235" calcext:value-type="float">
            <text:p>235</text:p>
          </table:table-cell>
          <table:table-cell table:style-name="ce5" office:value-type="float" office:value="61.26" calcext:value-type="float">
            <text:p>61.2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vidyalankar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48]=1;([.$C48]- 1.81)/1.0638; IF([.$I48]=2; ([.$C48]+5.172)/1.066; ([.$C48]-2.27)/0.941 ))" office:value-type="float" office:value="62.3189493433396" calcext:value-type="float">
            <text:p>62.32</text:p>
          </table:table-cell>
          <table:table-cell table:style-name="ce7" office:value-type="string" calcext:value-type="string">
            <text:p>rahul mishra</text:p>
          </table:table-cell>
          <table:table-cell table:style-name="ce5" office:value-type="float" office:value="789" calcext:value-type="float">
            <text:p>789</text:p>
          </table:table-cell>
          <table:table-cell table:style-name="ce7"/>
          <table:table-cell table:style-name="ce5" table:formula="of:=IF([.$I48]=1;[.$J48];0)" office:value-type="float" office:value="0" calcext:value-type="float">
            <text:p>0</text:p>
          </table:table-cell>
          <table:table-cell table:style-name="ce5" table:formula="of:=IF([.$I48]=2;[.$J48];0)" office:value-type="float" office:value="62.3189493433396" calcext:value-type="float">
            <text:p>62.3189493433396</text:p>
          </table:table-cell>
          <table:table-cell table:style-name="ce5" table:formula="of:=IF([.$I48]=3;[.$J4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9T15:54:56.194" calcext:value-type="date">
            <text:p>3/19/2015 15:54:56</text:p>
          </table:table-cell>
          <table:table-cell table:style-name="ce4" office:value-type="float" office:value="235" calcext:value-type="float">
            <text:p>235</text:p>
          </table:table-cell>
          <table:table-cell table:style-name="ce5" office:value-type="float" office:value="61.27" calcext:value-type="float">
            <text:p>61.2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>
            <office:annotation draw:style-name="gr1" draw:text-style-name="P2" svg:width="241.31pt" svg:height="26.99pt" svg:x="219.94pt" svg:y="779.24pt" draw:caption-point-x="-11.54pt" draw:caption-point-y="-22.96pt">
              <dc:date>2019-03-30T00:00:00</dc:date>
              <text:p text:style-name="P1">Responder updated this value.</text:p>
            </office:annotation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49]=1;([.$C49]- 1.81)/1.0638; IF([.$I49]=2; ([.$C49]+5.172)/1.066; ([.$C49]-2.27)/0.941 ))" office:value-type="float" office:value="62.328330206379" calcext:value-type="float">
            <text:p>62.33</text:p>
          </table:table-cell>
          <table:table-cell table:style-name="ce7" office:value-type="string" calcext:value-type="string">
            <text:p>Udit Sharma</text:p>
          </table:table-cell>
          <table:table-cell table:style-name="ce5" office:value-type="float" office:value="789" calcext:value-type="float">
            <office:annotation draw:style-name="gr1" draw:text-style-name="P2" svg:width="46.86pt" svg:height="61.68pt" svg:x="497.74pt" svg:y="761.9pt" draw:caption-point-x="-11.54pt" draw:caption-point-y="-5.61pt">
              <dc:date>2019-03-30T00:00:00</dc:date>
              <text:p text:style-name="P1">Responder updated this value.</text:p>
            </office:annotation>
            <text:p>789</text:p>
          </table:table-cell>
          <table:table-cell table:style-name="ce7"/>
          <table:table-cell table:style-name="ce5" table:formula="of:=IF([.$I49]=1;[.$J49];0)" office:value-type="float" office:value="0" calcext:value-type="float">
            <text:p>0</text:p>
          </table:table-cell>
          <table:table-cell table:style-name="ce5" table:formula="of:=IF([.$I49]=2;[.$J49];0)" office:value-type="float" office:value="62.328330206379" calcext:value-type="float">
            <text:p>62.328330206379</text:p>
          </table:table-cell>
          <table:table-cell table:style-name="ce5" table:formula="of:=IF([.$I49]=3;[.$J4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06:15.253" calcext:value-type="date">
            <text:p>3/11/2015 19:06:15</text:p>
          </table:table-cell>
          <table:table-cell table:style-name="ce4" office:value-type="float" office:value="242" calcext:value-type="float">
            <text:p>242</text:p>
          </table:table-cell>
          <table:table-cell table:style-name="ce5" office:value-type="float" office:value="61.26" calcext:value-type="float">
            <text:p>61.2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50]=1;([.$C50]- 1.81)/1.0638; IF([.$I50]=2; ([.$C50]+5.172)/1.066; ([.$C50]-2.27)/0.941 ))" office:value-type="float" office:value="62.6886291179596" calcext:value-type="float">
            <text:p>62.69</text:p>
          </table:table-cell>
          <table:table-cell table:style-name="ce7" office:value-type="string" calcext:value-type="string">
            <text:p>Ashish</text:p>
          </table:table-cell>
          <table:table-cell table:style-name="ce5"/>
          <table:table-cell table:style-name="ce7"/>
          <table:table-cell table:style-name="ce5" table:formula="of:=IF([.$I50]=1;[.$J50];0)" office:value-type="float" office:value="0" calcext:value-type="float">
            <text:p>0</text:p>
          </table:table-cell>
          <table:table-cell table:style-name="ce5" table:formula="of:=IF([.$I50]=2;[.$J50];0)" office:value-type="float" office:value="0" calcext:value-type="float">
            <text:p>0</text:p>
          </table:table-cell>
          <table:table-cell table:style-name="ce5" table:formula="of:=IF([.$I50]=3;[.$J50];0)" office:value-type="float" office:value="62.6886291179596" calcext:value-type="float">
            <text:p>62.688629117959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6:47:15.811" calcext:value-type="date">
            <text:p>3/15/2015 16:47:16</text:p>
          </table:table-cell>
          <table:table-cell table:style-name="ce4" office:value-type="float" office:value="242" calcext:value-type="float">
            <text:p>242</text:p>
          </table:table-cell>
          <table:table-cell table:style-name="ce5" office:value-type="float" office:value="61.26" calcext:value-type="float">
            <text:p>61.2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ravulas lectur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51]=1;([.$C51]- 1.81)/1.0638; IF([.$I51]=2; ([.$C51]+5.172)/1.066; ([.$C51]-2.27)/0.941 ))" office:value-type="float" office:value="62.6886291179596" calcext:value-type="float">
            <text:p>62.69</text:p>
          </table:table-cell>
          <table:table-cell table:style-name="ce7" office:value-type="string" calcext:value-type="string">
            <text:p>shreya ganguly</text:p>
          </table:table-cell>
          <table:table-cell table:style-name="ce5" office:value-type="float" office:value="789" calcext:value-type="float">
            <text:p>789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51]=1;[.$J51];0)" office:value-type="float" office:value="0" calcext:value-type="float">
            <text:p>0</text:p>
          </table:table-cell>
          <table:table-cell table:style-name="ce5" table:formula="of:=IF([.$I51]=2;[.$J51];0)" office:value-type="float" office:value="0" calcext:value-type="float">
            <text:p>0</text:p>
          </table:table-cell>
          <table:table-cell table:style-name="ce5" table:formula="of:=IF([.$I51]=3;[.$J51];0)" office:value-type="float" office:value="62.6886291179596" calcext:value-type="float">
            <text:p>62.688629117959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7:47:24.053" calcext:value-type="date">
            <text:p>3/15/2015 17:47:24</text:p>
          </table:table-cell>
          <table:table-cell table:style-name="ce4" office:value-type="float" office:value="242" calcext:value-type="float">
            <text:p>242</text:p>
          </table:table-cell>
          <table:table-cell table:style-name="ce5" office:value-type="float" office:value="61.26" calcext:value-type="float">
            <text:p>61.26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video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52]=1;([.$C52]- 1.81)/1.0638; IF([.$I52]=2; ([.$C52]+5.172)/1.066; ([.$C52]-2.27)/0.941 ))" office:value-type="float" office:value="62.6886291179596" calcext:value-type="float">
            <text:p>62.69</text:p>
          </table:table-cell>
          <table:table-cell table:style-name="ce7" office:value-type="string" calcext:value-type="string">
            <text:p>Sandeep Rai</text:p>
          </table:table-cell>
          <table:table-cell table:style-name="ce5" office:value-type="float" office:value="789" calcext:value-type="float">
            <text:p>789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52]=1;[.$J52];0)" office:value-type="float" office:value="0" calcext:value-type="float">
            <text:p>0</text:p>
          </table:table-cell>
          <table:table-cell table:style-name="ce5" table:formula="of:=IF([.$I52]=2;[.$J52];0)" office:value-type="float" office:value="0" calcext:value-type="float">
            <text:p>0</text:p>
          </table:table-cell>
          <table:table-cell table:style-name="ce5" table:formula="of:=IF([.$I52]=3;[.$J52];0)" office:value-type="float" office:value="62.6886291179596" calcext:value-type="float">
            <text:p>62.688629117959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4:54:41.529" calcext:value-type="date">
            <text:p>3/12/2015 4:54:42</text:p>
          </table:table-cell>
          <table:table-cell table:style-name="ce4" office:value-type="float" office:value="255" calcext:value-type="float">
            <text:p>255</text:p>
          </table:table-cell>
          <table:table-cell table:style-name="ce5" office:value-type="float" office:value="60.92" calcext:value-type="float">
            <text:p>60.92</text:p>
          </table:table-cell>
          <table:table-cell table:style-name="ce5" office:value-type="string" calcext:value-type="string">
            <office:annotation draw:style-name="gr1" draw:text-style-name="P2" svg:width="159.51pt" svg:height="26.99pt" svg:x="122.34pt" svg:y="842.26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string" calcext:value-type="string">
            <office:annotation draw:style-name="gr1" draw:text-style-name="P2" svg:width="186.55pt" svg:height="26.99pt" svg:x="154.03pt" svg:y="842.26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7" office:value-type="string" calcext:value-type="string">
            <office:annotation draw:style-name="gr1" draw:text-style-name="P2" svg:width="161.15pt" svg:height="26.99pt" svg:x="219.94pt" svg:y="842.26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string" calcext:value-type="string">
            <office:annotation draw:style-name="gr1" draw:text-style-name="P2" svg:width="241.31pt" svg:height="26.99pt" svg:x="219.94pt" svg:y="842.26pt" draw:caption-point-x="-11.54pt" draw:caption-point-y="-22.99pt">
              <dc:date>2019-03-30T00:00:00</dc:date>
              <text:p text:style-name="P1">Responder updated this value.</text:p>
            </office:annotation>
            <text:p>GateForum, Kolkata</text:p>
          </table:table-cell>
          <table:table-cell table:style-name="ce5" office:value-type="string" calcext:value-type="string">
            <office:annotation draw:style-name="gr1" draw:text-style-name="P2" svg:width="215.89pt" svg:height="26.99pt" svg:x="281.85pt" svg:y="842.26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float" office:value="2" calcext:value-type="float">
            <office:annotation draw:style-name="gr1" draw:text-style-name="P2" svg:width="204.01pt" svg:height="26.99pt" svg:x="340.58pt" svg:y="842.26pt" draw:caption-point-x="-11.54pt" draw:caption-point-y="-22.99pt">
              <dc:date>2019-03-30T00:00:00</dc:date>
              <text:p text:style-name="P1">Responder updated this value.</text:p>
            </office:annotation>
            <text:p>2</text:p>
          </table:table-cell>
          <table:table-cell table:style-name="ce11" table:formula="of:=IF([.$I53]=1;([.$C53]- 1.81)/1.0638; IF([.$I53]=2; ([.$C53]+5.172)/1.066; ([.$C53]-2.27)/0.941 ))" office:value-type="float" office:value="62" calcext:value-type="float">
            <text:p>62.00</text:p>
          </table:table-cell>
          <table:table-cell table:style-name="ce7" office:value-type="string" calcext:value-type="string">
            <office:annotation draw:style-name="gr1" draw:text-style-name="P2" svg:width="83.34pt" svg:height="39.29pt" svg:x="461.25pt" svg:y="836.11pt" draw:caption-point-x="-11.54pt" draw:caption-point-y="-16.84pt">
              <dc:date>2019-03-30T00:00:00</dc:date>
              <text:p text:style-name="P1">Responder updated this value.</text:p>
            </office:annotation>
            <text:p>Soumalya Seal</text:p>
          </table:table-cell>
          <table:table-cell table:style-name="ce5" office:value-type="float" office:value="785" calcext:value-type="float">
            <office:annotation draw:style-name="gr1" draw:text-style-name="P2" svg:width="46.86pt" svg:height="61.68pt" svg:x="497.74pt" svg:y="824.91pt" draw:caption-point-x="-11.54pt" draw:caption-point-y="-5.64pt">
              <dc:date>2019-03-30T00:00:00</dc:date>
              <text:p text:style-name="P1">Responder updated this value.</text:p>
            </office:annotation>
            <text:p>785</text:p>
          </table:table-cell>
          <table:table-cell table:style-name="ce7"/>
          <table:table-cell table:style-name="ce5" table:formula="of:=IF([.$I53]=1;[.$J53];0)" office:value-type="float" office:value="0" calcext:value-type="float">
            <text:p>0</text:p>
          </table:table-cell>
          <table:table-cell table:style-name="ce5" table:formula="of:=IF([.$I53]=2;[.$J53];0)" office:value-type="float" office:value="62" calcext:value-type="float">
            <text:p>62</text:p>
          </table:table-cell>
          <table:table-cell table:style-name="ce5" table:formula="of:=IF([.$I53]=3;[.$J5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6:08:23.161" calcext:value-type="date">
            <text:p>6/6/2015 6:08:23</text:p>
          </table:table-cell>
          <table:table-cell table:style-name="ce4" office:value-type="float" office:value="262" calcext:value-type="float">
            <text:p>262</text:p>
          </table:table-cell>
          <table:table-cell table:style-name="ce5" office:value-type="float" office:value="60.63" calcext:value-type="float">
            <text:p>60.6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1" table:formula="of:=IF([.$I54]=1;([.$C54]- 1.81)/1.0638; IF([.$I54]=2; ([.$C54]+5.172)/1.066; ([.$C54]-2.27)/0.941 ))" office:value-type="float" office:value="62.01912858661" calcext:value-type="float">
            <text:p>62.02</text:p>
          </table:table-cell>
          <table:table-cell table:style-name="ce7" office:value-type="string" calcext:value-type="string">
            <text:p>Ganesh Bhambarkar</text:p>
          </table:table-cell>
          <table:table-cell table:style-name="ce5" office:value-type="float" office:value="782" calcext:value-type="float">
            <text:p>782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54]=1;[.$J54];0)" office:value-type="float" office:value="0" calcext:value-type="float">
            <text:p>0</text:p>
          </table:table-cell>
          <table:table-cell table:style-name="ce5" table:formula="of:=IF([.$I54]=2;[.$J54];0)" office:value-type="float" office:value="0" calcext:value-type="float">
            <text:p>0</text:p>
          </table:table-cell>
          <table:table-cell table:style-name="ce5" table:formula="of:=IF([.$I54]=3;[.$J54];0)" office:value-type="float" office:value="62.01912858661" calcext:value-type="float">
            <text:p>62.01912858661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49:08.593" calcext:value-type="date">
            <text:p>3/11/2015 17:49:09</text:p>
          </table:table-cell>
          <table:table-cell table:style-name="ce4" office:value-type="float" office:value="262" calcext:value-type="float">
            <text:p>262</text:p>
          </table:table-cell>
          <table:table-cell table:style-name="ce5" office:value-type="float" office:value="60.63" calcext:value-type="float">
            <text:p>60.6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1" table:formula="of:=IF([.$I55]=1;([.$C55]- 1.81)/1.0638; IF([.$I55]=2; ([.$C55]+5.172)/1.066; ([.$C55]-2.27)/0.941 ))" office:value-type="float" office:value="62.01912858661" calcext:value-type="float">
            <text:p>62.02</text:p>
          </table:table-cell>
          <table:table-cell table:style-name="ce7"/>
          <table:table-cell/>
          <table:table-cell table:style-name="ce7"/>
          <table:table-cell table:style-name="ce5" table:formula="of:=IF([.$I55]=1;[.$J55];0)" office:value-type="float" office:value="0" calcext:value-type="float">
            <text:p>0</text:p>
          </table:table-cell>
          <table:table-cell table:style-name="ce5" table:formula="of:=IF([.$I55]=2;[.$J55];0)" office:value-type="float" office:value="0" calcext:value-type="float">
            <text:p>0</text:p>
          </table:table-cell>
          <table:table-cell table:style-name="ce5" table:formula="of:=IF([.$I55]=3;[.$J5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21:34.702" calcext:value-type="date">
            <text:p>3/15/2015 6:21:35</text:p>
          </table:table-cell>
          <table:table-cell table:style-name="ce4" office:value-type="float" office:value="267" calcext:value-type="float">
            <text:p>26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 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56]=1;([.$C56]- 1.81)/1.0638; IF([.$I56]=2; ([.$C56]+5.172)/1.066; ([.$C56]-2.27)/0.941 ))" office:value-type="float" office:value="62.0750469043152" calcext:value-type="float">
            <text:p>62.08</text:p>
          </table:table-cell>
          <table:table-cell table:style-name="ce7" office:value-type="string" calcext:value-type="string">
            <text:p>Pranjul Ahuja</text:p>
          </table:table-cell>
          <table:table-cell table:style-name="ce5" office:value-type="float" office:value="781" calcext:value-type="float">
            <text:p>781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56]=1;[.$J56];0)" office:value-type="float" office:value="0" calcext:value-type="float">
            <text:p>0</text:p>
          </table:table-cell>
          <table:table-cell table:style-name="ce5" table:formula="of:=IF([.$I56]=2;[.$J56];0)" office:value-type="float" office:value="62.0750469043152" calcext:value-type="float">
            <text:p>62.0750469043152</text:p>
          </table:table-cell>
          <table:table-cell table:style-name="ce5" table:formula="of:=IF([.$I56]=3;[.$J5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9:49:53.975" calcext:value-type="date">
            <text:p>6/6/2015 9:49:54</text:p>
          </table:table-cell>
          <table:table-cell table:style-name="ce4" office:value-type="float" office:value="273" calcext:value-type="float">
            <text:p>273</text:p>
          </table:table-cell>
          <table:table-cell table:style-name="ce5" office:value-type="float" office:value="60.32" calcext:value-type="float">
            <text:p>60.3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57]=1;([.$C57]- 1.81)/1.0638; IF([.$I57]=2; ([.$C57]+5.172)/1.066; ([.$C57]-2.27)/0.941 ))" office:value-type="float" office:value="55.0009400263207" calcext:value-type="float">
            <text:p>55.00</text:p>
          </table:table-cell>
          <table:table-cell table:style-name="ce7" office:value-type="string" calcext:value-type="string">
            <text:p>ANKUR</text:p>
          </table:table-cell>
          <table:table-cell table:style-name="ce5" office:value-type="float" office:value="778" calcext:value-type="float">
            <text:p>778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57]=1;[.$J57];0)" office:value-type="float" office:value="55.0009400263207" calcext:value-type="float">
            <text:p>55.0009400263207</text:p>
          </table:table-cell>
          <table:table-cell table:style-name="ce5" table:formula="of:=IF([.$I57]=2;[.$J57];0)" office:value-type="float" office:value="0" calcext:value-type="float">
            <text:p>0</text:p>
          </table:table-cell>
          <table:table-cell table:style-name="ce5" table:formula="of:=IF([.$I57]=3;[.$J5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2:07:34.543999" calcext:value-type="date">
            <text:p>3/11/2015 22:07:35</text:p>
          </table:table-cell>
          <table:table-cell table:style-name="ce4" office:value-type="float" office:value="273" calcext:value-type="float">
            <text:p>273</text:p>
          </table:table-cell>
          <table:table-cell table:style-name="ce5" office:value-type="float" office:value="60.32" calcext:value-type="float">
            <office:annotation draw:style-name="gr1" draw:text-style-name="P2" svg:width="130.96pt" svg:height="28.09pt" svg:x="88.98pt" svg:y="920.47pt" draw:caption-point-x="-11.54pt" draw:caption-point-y="-22.45pt">
              <dc:date>2019-03-30T00:00:00</dc:date>
              <text:p text:style-name="P1">Responder updated this value.</text:p>
            </office:annotation>
            <text:p>60.3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office:annotation draw:style-name="gr1" draw:text-style-name="P2" svg:width="241.31pt" svg:height="26.99pt" svg:x="219.94pt" svg:y="921pt" draw:caption-point-x="-11.54pt" draw:caption-point-y="-22.99pt">
              <dc:date>2019-03-30T00:00:00</dc:date>
              <text:p text:style-name="P1">Responder updated this value.</text:p>
            </office:annotation>
            <text:p>gateforum in (first attempt only)</text:p>
          </table:table-cell>
          <table:table-cell table:style-name="ce5" office:value-type="string" calcext:value-type="string">
            <office:annotation draw:style-name="gr1" draw:text-style-name="P2" svg:width="215.89pt" svg:height="26.99pt" svg:x="281.85pt" svg:y="921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float" office:value="3" calcext:value-type="float">
            <office:annotation draw:style-name="gr1" draw:text-style-name="P2" svg:width="204.01pt" svg:height="26.99pt" svg:x="340.58pt" svg:y="921pt" draw:caption-point-x="-11.54pt" draw:caption-point-y="-22.99pt">
              <dc:date>2019-03-30T00:00:00</dc:date>
              <text:p text:style-name="P1">Responder updated this value.</text:p>
            </office:annotation>
            <text:p>3</text:p>
          </table:table-cell>
          <table:table-cell table:style-name="ce11" table:formula="of:=IF([.$I58]=1;([.$C58]- 1.81)/1.0638; IF([.$I58]=2; ([.$C58]+5.172)/1.066; ([.$C58]-2.27)/0.941 ))" office:value-type="float" office:value="61.6896918172157" calcext:value-type="float">
            <text:p>61.69</text:p>
          </table:table-cell>
          <table:table-cell table:style-name="ce7"/>
          <table:table-cell table:style-name="ce5" office:value-type="float" office:value="778" calcext:value-type="float">
            <office:annotation draw:style-name="gr1" draw:text-style-name="P2" svg:width="46.86pt" svg:height="61.68pt" svg:x="497.74pt" svg:y="903.66pt" draw:caption-point-x="-11.54pt" draw:caption-point-y="-5.64pt">
              <dc:date>2019-03-30T00:00:00</dc:date>
              <text:p text:style-name="P1">Responder updated this value.</text:p>
            </office:annotation>
            <text:p>778</text:p>
          </table:table-cell>
          <table:table-cell table:style-name="ce7"/>
          <table:table-cell table:style-name="ce5" table:formula="of:=IF([.$I58]=1;[.$J58];0)" office:value-type="float" office:value="0" calcext:value-type="float">
            <text:p>0</text:p>
          </table:table-cell>
          <table:table-cell table:style-name="ce5" table:formula="of:=IF([.$I58]=2;[.$J58];0)" office:value-type="float" office:value="0" calcext:value-type="float">
            <text:p>0</text:p>
          </table:table-cell>
          <table:table-cell table:style-name="ce5" table:formula="of:=IF([.$I58]=3;[.$J58];0)" office:value-type="float" office:value="61.6896918172157" calcext:value-type="float">
            <text:p>61.689691817215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2:57:13.941999" calcext:value-type="date">
            <text:p>3/12/2015 12:57:14</text:p>
          </table:table-cell>
          <table:table-cell table:style-name="ce4" office:value-type="float" office:value="273" calcext:value-type="float">
            <text:p>273</text:p>
          </table:table-cell>
          <table:table-cell table:style-name="ce5" office:value-type="float" office:value="60.32" calcext:value-type="float">
            <text:p>60.3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59]=1;([.$C59]- 1.81)/1.0638; IF([.$I59]=2; ([.$C59]+5.172)/1.066; ([.$C59]-2.27)/0.941 ))" office:value-type="float" office:value="61.6896918172157" calcext:value-type="float">
            <text:p>61.69</text:p>
          </table:table-cell>
          <table:table-cell table:style-name="ce7" office:value-type="string" calcext:value-type="string">
            <text:p>rahul</text:p>
          </table:table-cell>
          <table:table-cell table:style-name="ce5" office:value-type="float" office:value="778" calcext:value-type="float">
            <text:p>778</text:p>
          </table:table-cell>
          <table:table-cell table:style-name="ce7"/>
          <table:table-cell table:style-name="ce5" table:formula="of:=IF([.$I59]=1;[.$J59];0)" office:value-type="float" office:value="0" calcext:value-type="float">
            <text:p>0</text:p>
          </table:table-cell>
          <table:table-cell table:style-name="ce5" table:formula="of:=IF([.$I59]=2;[.$J59];0)" office:value-type="float" office:value="0" calcext:value-type="float">
            <text:p>0</text:p>
          </table:table-cell>
          <table:table-cell table:style-name="ce5" table:formula="of:=IF([.$I59]=3;[.$J59];0)" office:value-type="float" office:value="61.6896918172157" calcext:value-type="float">
            <text:p>61.689691817215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4:13:38.46" calcext:value-type="date">
            <text:p>3/12/2015 14:13:38</text:p>
          </table:table-cell>
          <table:table-cell table:style-name="ce4" office:value-type="float" office:value="273" calcext:value-type="float">
            <text:p>273</text:p>
          </table:table-cell>
          <table:table-cell table:style-name="ce5" office:value-type="float" office:value="60.32" calcext:value-type="float">
            <text:p>60.32</text:p>
          </table:table-cell>
          <table:table-cell table:number-columns-repeated="2"/>
          <table:table-cell table:style-name="ce7"/>
          <table:table-cell table:number-columns-repeated="3"/>
          <table:table-cell table:style-name="ce11" table:formula="of:=IF([.$I60]=1;([.$C60]- 1.81)/1.0638; IF([.$I60]=2; ([.$C60]+5.172)/1.066; ([.$C60]-2.27)/0.941 ))" office:value-type="float" office:value="61.6896918172157" calcext:value-type="float">
            <text:p>61.69</text:p>
          </table:table-cell>
          <table:table-cell table:style-name="ce7"/>
          <table:table-cell/>
          <table:table-cell table:style-name="ce7"/>
          <table:table-cell table:style-name="ce5" table:formula="of:=IF([.$I60]=1;[.$J60];0)" office:value-type="float" office:value="0" calcext:value-type="float">
            <text:p>0</text:p>
          </table:table-cell>
          <table:table-cell table:style-name="ce5" table:formula="of:=IF([.$I60]=2;[.$J60];0)" office:value-type="float" office:value="0" calcext:value-type="float">
            <text:p>0</text:p>
          </table:table-cell>
          <table:table-cell table:style-name="ce5" table:formula="of:=IF([.$I60]=3;[.$J6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12:27.221" calcext:value-type="date">
            <text:p>3/11/2015 17:12:27</text:p>
          </table:table-cell>
          <table:table-cell table:style-name="ce4" office:value-type="float" office:value="286" calcext:value-type="float">
            <text:p>286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, Bhubaneswar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61]=1;([.$C61]- 1.81)/1.0638; IF([.$I61]=2; ([.$C61]+5.172)/1.066; ([.$C61]-2.27)/0.941 ))" office:value-type="float" office:value="4.85178236397749" calcext:value-type="float">
            <text:p>4.85</text:p>
          </table:table-cell>
          <table:table-cell table:style-name="ce7"/>
          <table:table-cell table:style-name="ce5" office:value-type="float" office:value="776" calcext:value-type="float">
            <text:p>776</text:p>
          </table:table-cell>
          <table:table-cell table:style-name="ce7"/>
          <table:table-cell table:style-name="ce5" table:formula="of:=IF([.$I61]=1;[.$J61];0)" office:value-type="float" office:value="0" calcext:value-type="float">
            <text:p>0</text:p>
          </table:table-cell>
          <table:table-cell table:style-name="ce5" table:formula="of:=IF([.$I61]=2;[.$J61];0)" office:value-type="float" office:value="4.85178236397749" calcext:value-type="float">
            <text:p>4.85178236397749</text:p>
          </table:table-cell>
          <table:table-cell table:style-name="ce5" table:formula="of:=IF([.$I61]=3;[.$J6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4-17T16:16:47.061" calcext:value-type="date">
            <text:p>4/17/2015 16:16:47</text:p>
          </table:table-cell>
          <table:table-cell table:style-name="ce4" office:value-type="float" office:value="286" calcext:value-type="float">
            <text:p>286</text:p>
          </table:table-cell>
          <table:table-cell table:style-name="ce5" office:value-type="float" office:value="60.2" calcext:value-type="float">
            <text:p>60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62]=1;([.$C62]- 1.81)/1.0638; IF([.$I62]=2; ([.$C62]+5.172)/1.066; ([.$C62]-2.27)/0.941 ))" office:value-type="float" office:value="61.3245778611632" calcext:value-type="float">
            <text:p>61.32</text:p>
          </table:table-cell>
          <table:table-cell table:style-name="ce7" office:value-type="string" calcext:value-type="string">
            <text:p>sandeep singh chauhan</text:p>
          </table:table-cell>
          <table:table-cell table:style-name="ce5" office:value-type="float" office:value="776" calcext:value-type="float">
            <text:p>776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62]=1;[.$J62];0)" office:value-type="float" office:value="0" calcext:value-type="float">
            <text:p>0</text:p>
          </table:table-cell>
          <table:table-cell table:style-name="ce5" table:formula="of:=IF([.$I62]=2;[.$J62];0)" office:value-type="float" office:value="61.3245778611632" calcext:value-type="float">
            <text:p>61.3245778611632</text:p>
          </table:table-cell>
          <table:table-cell table:style-name="ce5" table:formula="of:=IF([.$I62]=3;[.$J6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16:10:53.213" calcext:value-type="date">
            <text:p>3/13/2015 16:10:53</text:p>
          </table:table-cell>
          <table:table-cell table:style-name="ce4" office:value-type="float" office:value="291" calcext:value-type="float">
            <office:annotation draw:style-name="gr1" draw:text-style-name="P2" svg:width="172.2pt" svg:height="26.99pt" svg:x="47.74pt" svg:y="999.75pt" draw:caption-point-x="-11.54pt" draw:caption-point-y="-22.99pt">
              <dc:date>2019-03-30T00:00:00</dc:date>
              <text:p text:style-name="P1">Responder updated this value.</text:p>
            </office:annotation>
            <text:p>291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63]=1;([.$C63]- 1.81)/1.0638; IF([.$I63]=2; ([.$C63]+5.172)/1.066; ([.$C63]-2.27)/0.941 ))" office:value-type="float" office:value="61.3496280552604" calcext:value-type="float">
            <text:p>61.35</text:p>
          </table:table-cell>
          <table:table-cell table:style-name="ce7" office:value-type="string" calcext:value-type="string">
            <text:p>JAGAN P.M</text:p>
          </table:table-cell>
          <table:table-cell table:style-name="ce5"/>
          <table:table-cell table:style-name="ce7"/>
          <table:table-cell table:style-name="ce5" table:formula="of:=IF([.$I63]=1;[.$J63];0)" office:value-type="float" office:value="0" calcext:value-type="float">
            <text:p>0</text:p>
          </table:table-cell>
          <table:table-cell table:style-name="ce5" table:formula="of:=IF([.$I63]=2;[.$J63];0)" office:value-type="float" office:value="0" calcext:value-type="float">
            <text:p>0</text:p>
          </table:table-cell>
          <table:table-cell table:style-name="ce5" table:formula="of:=IF([.$I63]=3;[.$J63];0)" office:value-type="float" office:value="61.3496280552604" calcext:value-type="float">
            <text:p>61.3496280552604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28:44.443" calcext:value-type="date">
            <text:p>3/11/2015 17:28:44</text:p>
          </table:table-cell>
          <table:table-cell table:style-name="ce4" office:value-type="float" office:value="300" calcext:value-type="float">
            <text:p>300</text:p>
          </table:table-cell>
          <table:table-cell table:style-name="ce5" office:value-type="float" office:value="59.85" calcext:value-type="float">
            <text:p>59.8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64]=1;([.$C64]- 1.81)/1.0638; IF([.$I64]=2; ([.$C64]+5.172)/1.066; ([.$C64]-2.27)/0.941 ))" office:value-type="float" office:value="60.9962476547842" calcext:value-type="float">
            <text:p>61.00</text:p>
          </table:table-cell>
          <table:table-cell table:style-name="ce7" office:value-type="string" calcext:value-type="string">
            <text:p>amit nagarkoti</text:p>
          </table:table-cell>
          <table:table-cell table:style-name="ce5"/>
          <table:table-cell table:style-name="ce7"/>
          <table:table-cell table:style-name="ce5" table:formula="of:=IF([.$I64]=1;[.$J64];0)" office:value-type="float" office:value="0" calcext:value-type="float">
            <text:p>0</text:p>
          </table:table-cell>
          <table:table-cell table:style-name="ce5" table:formula="of:=IF([.$I64]=2;[.$J64];0)" office:value-type="float" office:value="60.9962476547842" calcext:value-type="float">
            <text:p>60.9962476547842</text:p>
          </table:table-cell>
          <table:table-cell table:style-name="ce5" table:formula="of:=IF([.$I64]=3;[.$J6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5-19T13:38:28.384" calcext:value-type="date">
            <text:p>5/19/2015 13:38:28</text:p>
          </table:table-cell>
          <table:table-cell table:style-name="ce4" office:value-type="float" office:value="300" calcext:value-type="float">
            <text:p>300</text:p>
          </table:table-cell>
          <table:table-cell table:style-name="ce5" office:value-type="float" office:value="59.85" calcext:value-type="float">
            <text:p>59.8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65]=1;([.$C65]- 1.81)/1.0638; IF([.$I65]=2; ([.$C65]+5.172)/1.066; ([.$C65]-2.27)/0.941 ))" office:value-type="float" office:value="60.9962476547842" calcext:value-type="float">
            <text:p>61.00</text:p>
          </table:table-cell>
          <table:table-cell table:style-name="ce7" office:value-type="string" calcext:value-type="string">
            <text:p>Atul Gangwar</text:p>
          </table:table-cell>
          <table:table-cell table:style-name="ce5" office:value-type="float" office:value="772" calcext:value-type="float">
            <text:p>772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65]=1;[.$J65];0)" office:value-type="float" office:value="0" calcext:value-type="float">
            <text:p>0</text:p>
          </table:table-cell>
          <table:table-cell table:style-name="ce5" table:formula="of:=IF([.$I65]=2;[.$J65];0)" office:value-type="float" office:value="60.9962476547842" calcext:value-type="float">
            <text:p>60.9962476547842</text:p>
          </table:table-cell>
          <table:table-cell table:style-name="ce5" table:formula="of:=IF([.$I65]=3;[.$J6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6:58:27.707" calcext:value-type="date">
            <text:p>6/6/2015 6:58:28</text:p>
          </table:table-cell>
          <table:table-cell table:style-name="ce4" office:value-type="float" office:value="300" calcext:value-type="float">
            <text:p>300</text:p>
          </table:table-cell>
          <table:table-cell table:style-name="ce5" office:value-type="float" office:value="59.85" calcext:value-type="float">
            <text:p>59.8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66]=1;([.$C66]- 1.81)/1.0638; IF([.$I66]=2; ([.$C66]+5.172)/1.066; ([.$C66]-2.27)/0.941 ))" office:value-type="float" office:value="60.9962476547842" calcext:value-type="float">
            <text:p>61.00</text:p>
          </table:table-cell>
          <table:table-cell table:style-name="ce7" office:value-type="string" calcext:value-type="string">
            <text:p>Anish Kumar Mishra</text:p>
          </table:table-cell>
          <table:table-cell table:style-name="ce5" office:value-type="float" office:value="772" calcext:value-type="float">
            <text:p>772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66]=1;[.$J66];0)" office:value-type="float" office:value="0" calcext:value-type="float">
            <text:p>0</text:p>
          </table:table-cell>
          <table:table-cell table:style-name="ce5" table:formula="of:=IF([.$I66]=2;[.$J66];0)" office:value-type="float" office:value="60.9962476547842" calcext:value-type="float">
            <text:p>60.9962476547842</text:p>
          </table:table-cell>
          <table:table-cell table:style-name="ce5" table:formula="of:=IF([.$I66]=3;[.$J6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0:16:14.252" calcext:value-type="date">
            <text:p>3/11/2015 20:16:14</text:p>
          </table:table-cell>
          <table:table-cell table:style-name="ce4" office:value-type="float" office:value="314" calcext:value-type="float">
            <text:p>314</text:p>
          </table:table-cell>
          <table:table-cell table:style-name="ce5" office:value-type="float" office:value="59.5" calcext:value-type="float">
            <text:p>59.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Gate Forum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67]=1;([.$C67]- 1.81)/1.0638; IF([.$I67]=2; ([.$C67]+5.172)/1.066; ([.$C67]-2.27)/0.941 ))" office:value-type="float" office:value="60.6679174484052" calcext:value-type="float">
            <text:p>60.67</text:p>
          </table:table-cell>
          <table:table-cell table:style-name="ce7" office:value-type="string" calcext:value-type="string">
            <text:p>Viral Kapoor</text:p>
          </table:table-cell>
          <table:table-cell table:style-name="ce5"/>
          <table:table-cell table:style-name="ce7"/>
          <table:table-cell table:style-name="ce5" table:formula="of:=IF([.$I67]=1;[.$J67];0)" office:value-type="float" office:value="0" calcext:value-type="float">
            <text:p>0</text:p>
          </table:table-cell>
          <table:table-cell table:style-name="ce5" table:formula="of:=IF([.$I67]=2;[.$J67];0)" office:value-type="float" office:value="60.6679174484052" calcext:value-type="float">
            <text:p>60.6679174484052</text:p>
          </table:table-cell>
          <table:table-cell table:style-name="ce5" table:formula="of:=IF([.$I67]=3;[.$J6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0:19:59.153" calcext:value-type="date">
            <text:p>3/11/2015 20:19:59</text:p>
          </table:table-cell>
          <table:table-cell table:style-name="ce4" office:value-type="float" office:value="314" calcext:value-type="float">
            <text:p>314</text:p>
          </table:table-cell>
          <table:table-cell table:style-name="ce5" office:value-type="float" office:value="59.5" calcext:value-type="float">
            <text:p>59.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68]=1;([.$C68]- 1.81)/1.0638; IF([.$I68]=2; ([.$C68]+5.172)/1.066; ([.$C68]-2.27)/0.941 ))" office:value-type="float" office:value="60.6679174484052" calcext:value-type="float">
            <text:p>60.67</text:p>
          </table:table-cell>
          <table:table-cell table:style-name="ce7" office:value-type="string" calcext:value-type="string">
            <text:p>Govind Gopakumar</text:p>
          </table:table-cell>
          <table:table-cell table:style-name="ce5"/>
          <table:table-cell table:style-name="ce7"/>
          <table:table-cell table:style-name="ce5" table:formula="of:=IF([.$I68]=1;[.$J68];0)" office:value-type="float" office:value="0" calcext:value-type="float">
            <text:p>0</text:p>
          </table:table-cell>
          <table:table-cell table:style-name="ce5" table:formula="of:=IF([.$I68]=2;[.$J68];0)" office:value-type="float" office:value="60.6679174484052" calcext:value-type="float">
            <text:p>60.6679174484052</text:p>
          </table:table-cell>
          <table:table-cell table:style-name="ce5" table:formula="of:=IF([.$I68]=3;[.$J6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14:27:37.855" calcext:value-type="date">
            <text:p>6/6/2015 14:27:38</text:p>
          </table:table-cell>
          <table:table-cell table:style-name="ce4" office:value-type="float" office:value="323" calcext:value-type="float">
            <text:p>323</text:p>
          </table:table-cell>
          <table:table-cell table:style-name="ce5" office:value-type="float" office:value="59.25" calcext:value-type="float">
            <text:p>59.2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69]=1;([.$C69]- 1.81)/1.0638; IF([.$I69]=2; ([.$C69]+5.172)/1.066; ([.$C69]-2.27)/0.941 ))" office:value-type="float" office:value="53.9951118631322" calcext:value-type="float">
            <text:p>54.00</text:p>
          </table:table-cell>
          <table:table-cell table:style-name="ce7" office:value-type="string" calcext:value-type="string">
            <office:annotation draw:style-name="gr1" draw:text-style-name="P2" svg:width="83.34pt" svg:height="39.29pt" svg:x="461.25pt" svg:y="1088.11pt" draw:caption-point-x="-11.54pt" draw:caption-point-y="-16.84pt">
              <dc:date>2019-03-30T00:00:00</dc:date>
              <text:p text:style-name="P1">Responder updated this value.</text:p>
            </office:annotation>
            <text:p>Jigar Gupta</text:p>
          </table:table-cell>
          <table:table-cell table:style-name="ce5" office:value-type="float" office:value="765" calcext:value-type="float">
            <office:annotation draw:style-name="gr1" draw:text-style-name="P2" svg:width="46.86pt" svg:height="61.68pt" svg:x="497.74pt" svg:y="1076.91pt" draw:caption-point-x="-11.54pt" draw:caption-point-y="-5.64pt">
              <dc:date>2019-03-30T00:00:00</dc:date>
              <text:p text:style-name="P1">Responder updated this value.</text:p>
            </office:annotation>
            <text:p>765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1094.26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69]=1;[.$J69];0)" office:value-type="float" office:value="53.9951118631322" calcext:value-type="float">
            <text:p>53.9951118631322</text:p>
          </table:table-cell>
          <table:table-cell table:style-name="ce5" table:formula="of:=IF([.$I69]=2;[.$J69];0)" office:value-type="float" office:value="0" calcext:value-type="float">
            <text:p>0</text:p>
          </table:table-cell>
          <table:table-cell table:style-name="ce5" table:formula="of:=IF([.$I69]=3;[.$J6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4:54:20.079" calcext:value-type="date">
            <text:p>3/12/2015 4:54:20</text:p>
          </table:table-cell>
          <table:table-cell table:style-name="ce4" office:value-type="float" office:value="338" calcext:value-type="float">
            <text:p>338</text:p>
          </table:table-cell>
          <table:table-cell table:style-name="ce5" office:value-type="float" office:value="58.06" calcext:value-type="float">
            <text:p>58.0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1" table:formula="of:=IF([.$I70]=1;([.$C70]- 1.81)/1.0638; IF([.$I70]=2; ([.$C70]+5.172)/1.066; ([.$C70]-2.27)/0.941 ))" office:value-type="float" office:value="59.287991498406" calcext:value-type="float">
            <text:p>59.29</text:p>
          </table:table-cell>
          <table:table-cell table:style-name="ce7" office:value-type="string" calcext:value-type="string">
            <text:p>Tenzin Dazey</text:p>
          </table:table-cell>
          <table:table-cell table:style-name="ce5" office:value-type="float" office:value="763" calcext:value-type="float">
            <text:p>763</text:p>
          </table:table-cell>
          <table:table-cell table:style-name="ce7"/>
          <table:table-cell table:style-name="ce5" table:formula="of:=IF([.$I70]=1;[.$J70];0)" office:value-type="float" office:value="0" calcext:value-type="float">
            <text:p>0</text:p>
          </table:table-cell>
          <table:table-cell table:style-name="ce5" table:formula="of:=IF([.$I70]=2;[.$J70];0)" office:value-type="float" office:value="0" calcext:value-type="float">
            <text:p>0</text:p>
          </table:table-cell>
          <table:table-cell table:style-name="ce5" table:formula="of:=IF([.$I70]=3;[.$J70];0)" office:value-type="float" office:value="59.287991498406" calcext:value-type="float">
            <text:p>59.28799149840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6:09:21.39" calcext:value-type="date">
            <text:p>6/6/2015 6:09:21</text:p>
          </table:table-cell>
          <table:table-cell table:style-name="ce4" office:value-type="float" office:value="338" calcext:value-type="float">
            <text:p>338</text:p>
          </table:table-cell>
          <table:table-cell table:style-name="ce5" office:value-type="float" office:value="59.06" calcext:value-type="float">
            <text:p>59.0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71]=1;([.$C71]- 1.81)/1.0638; IF([.$I71]=2; ([.$C71]+5.172)/1.066; ([.$C71]-2.27)/0.941 ))" office:value-type="float" office:value="60.3506907545165" calcext:value-type="float">
            <text:p>60.35</text:p>
          </table:table-cell>
          <table:table-cell table:style-name="ce7" office:value-type="string" calcext:value-type="string">
            <text:p>Sourav Bhattacharjee</text:p>
          </table:table-cell>
          <table:table-cell table:style-name="ce5" office:value-type="float" office:value="763" calcext:value-type="float">
            <text:p>763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1125.75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71]=1;[.$J71];0)" office:value-type="float" office:value="0" calcext:value-type="float">
            <text:p>0</text:p>
          </table:table-cell>
          <table:table-cell table:style-name="ce5" table:formula="of:=IF([.$I71]=2;[.$J71];0)" office:value-type="float" office:value="0" calcext:value-type="float">
            <text:p>0</text:p>
          </table:table-cell>
          <table:table-cell table:style-name="ce5" table:formula="of:=IF([.$I71]=3;[.$J71];0)" office:value-type="float" office:value="60.3506907545165" calcext:value-type="float">
            <text:p>60.350690754516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28:59.448" calcext:value-type="date">
            <text:p>3/15/2015 6:28:59</text:p>
          </table:table-cell>
          <table:table-cell table:style-name="ce4" office:value-type="float" office:value="343" calcext:value-type="float">
            <text:p>343</text:p>
          </table:table-cell>
          <table:table-cell table:style-name="ce5" office:value-type="float" office:value="58.78" calcext:value-type="float">
            <text:p>58.7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ravindra babu online lecture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72]=1;([.$C72]- 1.81)/1.0638; IF([.$I72]=2; ([.$C72]+5.172)/1.066; ([.$C72]-2.27)/0.941 ))" office:value-type="float" office:value="59.9924953095685" calcext:value-type="float">
            <text:p>59.99</text:p>
          </table:table-cell>
          <table:table-cell table:style-name="ce7" office:value-type="string" calcext:value-type="string">
            <text:p>rakesh</text:p>
          </table:table-cell>
          <table:table-cell table:style-name="ce5" office:value-type="float" office:value="759" calcext:value-type="float">
            <text:p>759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72]=1;[.$J72];0)" office:value-type="float" office:value="0" calcext:value-type="float">
            <text:p>0</text:p>
          </table:table-cell>
          <table:table-cell table:style-name="ce5" table:formula="of:=IF([.$I72]=2;[.$J72];0)" office:value-type="float" office:value="59.9924953095685" calcext:value-type="float">
            <text:p>59.9924953095685</text:p>
          </table:table-cell>
          <table:table-cell table:style-name="ce5" table:formula="of:=IF([.$I72]=3;[.$J7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10:15.263" calcext:value-type="date">
            <text:p>3/15/2015 6:10:15</text:p>
          </table:table-cell>
          <table:table-cell table:style-name="ce4" office:value-type="float" office:value="350" calcext:value-type="float">
            <text:p>350</text:p>
          </table:table-cell>
          <table:table-cell table:style-name="ce5" office:value-type="float" office:value="58.74" calcext:value-type="float">
            <text:p>58.7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73]=1;([.$C73]- 1.81)/1.0638; IF([.$I73]=2; ([.$C73]+5.172)/1.066; ([.$C73]-2.27)/0.941 ))" office:value-type="float" office:value="60.0106269925611" calcext:value-type="float">
            <text:p>60.01</text:p>
          </table:table-cell>
          <table:table-cell table:style-name="ce7" office:value-type="string" calcext:value-type="string">
            <text:p>Deepika</text:p>
          </table:table-cell>
          <table:table-cell table:style-name="ce5" office:value-type="float" office:value="759" calcext:value-type="float">
            <text:p>759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73]=1;[.$J73];0)" office:value-type="float" office:value="0" calcext:value-type="float">
            <text:p>0</text:p>
          </table:table-cell>
          <table:table-cell table:style-name="ce5" table:formula="of:=IF([.$I73]=2;[.$J73];0)" office:value-type="float" office:value="0" calcext:value-type="float">
            <text:p>0</text:p>
          </table:table-cell>
          <table:table-cell table:style-name="ce5" table:formula="of:=IF([.$I73]=3;[.$J73];0)" office:value-type="float" office:value="60.0106269925611" calcext:value-type="float">
            <text:p>60.0106269925611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18T14:04:27.932" calcext:value-type="date">
            <text:p>6/18/2015 14:04:28</text:p>
          </table:table-cell>
          <table:table-cell table:style-name="ce4" office:value-type="float" office:value="357" calcext:value-type="float">
            <text:p>357</text:p>
          </table:table-cell>
          <table:table-cell table:style-name="ce5" office:value-type="float" office:value="58.43" calcext:value-type="float">
            <text:p>58.4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5">
            <office:annotation draw:style-name="gr1" draw:text-style-name="P2" svg:width="241.31pt" svg:height="26.99pt" svg:x="219.94pt" svg:y="1173pt" draw:caption-point-x="-11.54pt" draw:caption-point-y="-22.99pt">
              <dc:date>2019-03-30T00:00:00</dc:date>
              <text:p text:style-name="P1">Responder updated this value.</text:p>
            </office:annotation>
          </table:table-cell>
          <table:table-cell table:style-name="ce5" office:value-type="string" calcext:value-type="string">
            <office:annotation draw:style-name="gr1" draw:text-style-name="P2" svg:width="215.89pt" svg:height="26.99pt" svg:x="281.85pt" svg:y="1173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74]=1;([.$C74]- 1.81)/1.0638; IF([.$I74]=2; ([.$C74]+5.172)/1.066; ([.$C74]-2.27)/0.941 ))" office:value-type="float" office:value="59.6641651031895" calcext:value-type="float">
            <text:p>59.66</text:p>
          </table:table-cell>
          <table:table-cell table:style-name="ce13" office:value-type="string" calcext:value-type="string">
            <office:annotation draw:style-name="gr1" draw:text-style-name="P2" svg:width="83.34pt" svg:height="39.29pt" svg:x="461.25pt" svg:y="1166.85pt" draw:caption-point-x="-11.54pt" draw:caption-point-y="-16.84pt">
              <dc:date>2019-03-30T00:00:00</dc:date>
              <text:p text:style-name="P1">Responder updated this value.</text:p>
            </office:annotation>
            <text:p><text:a xlink:href="https://www.facebook.com/imrishabhsharma" xlink:type="simple">https://www.facebook.com/imrishabhsharma</text:a></text:p>
          </table:table-cell>
          <table:table-cell table:style-name="ce5" office:value-type="float" office:value="755" calcext:value-type="float">
            <office:annotation draw:style-name="gr1" draw:text-style-name="P2" svg:width="46.86pt" svg:height="61.68pt" svg:x="497.74pt" svg:y="1155.66pt" draw:caption-point-x="-11.54pt" draw:caption-point-y="-5.64pt">
              <dc:date>2019-03-30T00:00:00</dc:date>
              <text:p text:style-name="P1">Responder updated this value.</text:p>
            </office:annotation>
            <text:p>755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1173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74]=1;[.$J74];0)" office:value-type="float" office:value="0" calcext:value-type="float">
            <text:p>0</text:p>
          </table:table-cell>
          <table:table-cell table:style-name="ce5" table:formula="of:=IF([.$I74]=2;[.$J74];0)" office:value-type="float" office:value="59.6641651031895" calcext:value-type="float">
            <text:p>59.6641651031895</text:p>
          </table:table-cell>
          <table:table-cell table:style-name="ce5" table:formula="of:=IF([.$I74]=3;[.$J7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3:52:53.592" calcext:value-type="date">
            <text:p>6/6/2015 3:52:54</text:p>
          </table:table-cell>
          <table:table-cell table:style-name="ce4" office:value-type="float" office:value="357" calcext:value-type="float">
            <text:p>357</text:p>
          </table:table-cell>
          <table:table-cell table:style-name="ce5" office:value-type="float" office:value="58.43" calcext:value-type="float">
            <text:p>58.43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 sake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75]=1;([.$C75]- 1.81)/1.0638; IF([.$I75]=2; ([.$C75]+5.172)/1.066; ([.$C75]-2.27)/0.941 ))" office:value-type="float" office:value="59.6641651031895" calcext:value-type="float">
            <text:p>59.66</text:p>
          </table:table-cell>
          <table:table-cell table:style-name="ce7" office:value-type="string" calcext:value-type="string">
            <text:p>puneet sharma</text:p>
          </table:table-cell>
          <table:table-cell table:style-name="ce5" office:value-type="float" office:value="755" calcext:value-type="float">
            <text:p>755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75]=1;[.$J75];0)" office:value-type="float" office:value="0" calcext:value-type="float">
            <text:p>0</text:p>
          </table:table-cell>
          <table:table-cell table:style-name="ce5" table:formula="of:=IF([.$I75]=2;[.$J75];0)" office:value-type="float" office:value="59.6641651031895" calcext:value-type="float">
            <text:p>59.6641651031895</text:p>
          </table:table-cell>
          <table:table-cell table:style-name="ce5" table:formula="of:=IF([.$I75]=3;[.$J7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55:14.304001" calcext:value-type="date">
            <text:p>3/11/2015 18:55:14</text:p>
          </table:table-cell>
          <table:table-cell table:style-name="ce4" office:value-type="float" office:value="374" calcext:value-type="float">
            <text:p>374</text:p>
          </table:table-cell>
          <table:table-cell table:style-name="ce5" office:value-type="float" office:value="60.25" calcext:value-type="float">
            <text:p>60.2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76]=1;([.$C76]- 1.81)/1.0638; IF([.$I76]=2; ([.$C76]+5.172)/1.066; ([.$C76]-2.27)/0.941 ))" office:value-type="float" office:value="61.615302869288" calcext:value-type="float">
            <text:p>61.62</text:p>
          </table:table-cell>
          <table:table-cell table:style-name="ce7" office:value-type="string" calcext:value-type="string">
            <text:p>shivam</text:p>
          </table:table-cell>
          <table:table-cell table:style-name="ce5"/>
          <table:table-cell table:style-name="ce7"/>
          <table:table-cell table:style-name="ce5" table:formula="of:=IF([.$I76]=1;[.$J76];0)" office:value-type="float" office:value="0" calcext:value-type="float">
            <text:p>0</text:p>
          </table:table-cell>
          <table:table-cell table:style-name="ce5" table:formula="of:=IF([.$I76]=2;[.$J76];0)" office:value-type="float" office:value="0" calcext:value-type="float">
            <text:p>0</text:p>
          </table:table-cell>
          <table:table-cell table:style-name="ce5" table:formula="of:=IF([.$I76]=3;[.$J76];0)" office:value-type="float" office:value="61.615302869288" calcext:value-type="float">
            <text:p>61.615302869288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1:27:53.332" calcext:value-type="date">
            <text:p>3/12/2015 11:27:53</text:p>
          </table:table-cell>
          <table:table-cell table:style-name="ce4" office:value-type="float" office:value="377" calcext:value-type="float">
            <text:p>377</text:p>
          </table:table-cell>
          <table:table-cell table:style-name="ce5" office:value-type="float" office:value="58.11" calcext:value-type="float">
            <text:p>58.1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77]=1;([.$C77]- 1.81)/1.0638; IF([.$I77]=2; ([.$C77]+5.172)/1.066; ([.$C77]-2.27)/0.941 ))" office:value-type="float" office:value="59.3639774859287" calcext:value-type="float">
            <text:p>59.36</text:p>
          </table:table-cell>
          <table:table-cell table:style-name="ce7" office:value-type="string" calcext:value-type="string">
            <text:p>Ansari TK</text:p>
          </table:table-cell>
          <table:table-cell table:style-name="ce5" office:value-type="float" office:value="751" calcext:value-type="float">
            <text:p>751</text:p>
          </table:table-cell>
          <table:table-cell table:style-name="ce7"/>
          <table:table-cell table:style-name="ce5" table:formula="of:=IF([.$I77]=1;[.$J77];0)" office:value-type="float" office:value="0" calcext:value-type="float">
            <text:p>0</text:p>
          </table:table-cell>
          <table:table-cell table:style-name="ce5" table:formula="of:=IF([.$I77]=2;[.$J77];0)" office:value-type="float" office:value="59.3639774859287" calcext:value-type="float">
            <text:p>59.3639774859287</text:p>
          </table:table-cell>
          <table:table-cell table:style-name="ce5" table:formula="of:=IF([.$I77]=3;[.$J7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11T14:07:25.648" calcext:value-type="date">
            <text:p>6/11/2015 14:07:26</text:p>
          </table:table-cell>
          <table:table-cell table:style-name="ce4" office:value-type="float" office:value="377" calcext:value-type="float">
            <text:p>377</text:p>
          </table:table-cell>
          <table:table-cell table:style-name="ce5" office:value-type="float" office:value="58.11" calcext:value-type="float">
            <text:p>58.1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78]=1;([.$C78]- 1.81)/1.0638; IF([.$I78]=2; ([.$C78]+5.172)/1.066; ([.$C78]-2.27)/0.941 ))" office:value-type="float" office:value="59.3639774859287" calcext:value-type="float">
            <text:p>59.36</text:p>
          </table:table-cell>
          <table:table-cell table:style-name="ce7" office:value-type="string" calcext:value-type="string">
            <text:p>sakshi verma</text:p>
          </table:table-cell>
          <table:table-cell table:style-name="ce5" office:value-type="float" office:value="751" calcext:value-type="float">
            <text:p>751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78]=1;[.$J78];0)" office:value-type="float" office:value="0" calcext:value-type="float">
            <text:p>0</text:p>
          </table:table-cell>
          <table:table-cell table:style-name="ce5" table:formula="of:=IF([.$I78]=2;[.$J78];0)" office:value-type="float" office:value="59.3639774859287" calcext:value-type="float">
            <text:p>59.3639774859287</text:p>
          </table:table-cell>
          <table:table-cell table:style-name="ce5" table:formula="of:=IF([.$I78]=3;[.$J7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12:51:40.2" calcext:value-type="date">
            <text:p>6/6/2015 12:51:40</text:p>
          </table:table-cell>
          <table:table-cell table:style-name="ce4" office:value-type="float" office:value="384" calcext:value-type="float">
            <text:p>384</text:p>
          </table:table-cell>
          <table:table-cell table:style-name="ce5" office:value-type="float" office:value="58.07" calcext:value-type="float">
            <text:p>58.0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 (weekend batch)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79]=1;([.$C79]- 1.81)/1.0638; IF([.$I79]=2; ([.$C79]+5.172)/1.066; ([.$C79]-2.27)/0.941 ))" office:value-type="float" office:value="59.3264540337711" calcext:value-type="float">
            <text:p>59.33</text:p>
          </table:table-cell>
          <table:table-cell table:style-name="ce7"/>
          <table:table-cell table:style-name="ce5" office:value-type="float" office:value="751" calcext:value-type="float">
            <text:p>751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79]=1;[.$J79];0)" office:value-type="float" office:value="0" calcext:value-type="float">
            <text:p>0</text:p>
          </table:table-cell>
          <table:table-cell table:style-name="ce5" table:formula="of:=IF([.$I79]=2;[.$J79];0)" office:value-type="float" office:value="59.3264540337711" calcext:value-type="float">
            <text:p>59.3264540337711</text:p>
          </table:table-cell>
          <table:table-cell table:style-name="ce5" table:formula="of:=IF([.$I79]=3;[.$J7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0:53:04.651" calcext:value-type="date">
            <text:p>6/6/2015 0:53:05</text:p>
          </table:table-cell>
          <table:table-cell table:style-name="ce4" office:value-type="float" office:value="394" calcext:value-type="float">
            <text:p>394</text:p>
          </table:table-cell>
          <table:table-cell table:style-name="ce5" office:value-type="float" office:value="57.8" calcext:value-type="float">
            <text:p>57.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80]=1;([.$C80]- 1.81)/1.0638; IF([.$I80]=2; ([.$C80]+5.172)/1.066; ([.$C80]-2.27)/0.941 ))" office:value-type="float" office:value="59.0116896918172" calcext:value-type="float">
            <text:p>59.01</text:p>
          </table:table-cell>
          <table:table-cell table:style-name="ce7" office:value-type="string" calcext:value-type="string">
            <text:p>Ranjan Mishra</text:p>
          </table:table-cell>
          <table:table-cell table:style-name="ce5" office:value-type="float" office:value="747" calcext:value-type="float">
            <text:p>747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80]=1;[.$J80];0)" office:value-type="float" office:value="0" calcext:value-type="float">
            <text:p>0</text:p>
          </table:table-cell>
          <table:table-cell table:style-name="ce5" table:formula="of:=IF([.$I80]=2;[.$J80];0)" office:value-type="float" office:value="0" calcext:value-type="float">
            <text:p>0</text:p>
          </table:table-cell>
          <table:table-cell table:style-name="ce5" table:formula="of:=IF([.$I80]=3;[.$J80];0)" office:value-type="float" office:value="59.0116896918172" calcext:value-type="float">
            <text:p>59.0116896918172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10:30:47.353" calcext:value-type="date">
            <text:p>3/13/2015 10:30:47</text:p>
          </table:table-cell>
          <table:table-cell table:style-name="ce4" office:value-type="float" office:value="401" calcext:value-type="float">
            <text:p>401</text:p>
          </table:table-cell>
          <table:table-cell table:style-name="ce5" office:value-type="float" office:value="57.72" calcext:value-type="float">
            <text:p>57.72</text:p>
          </table:table-cell>
          <table:table-cell table:style-name="ce5" office:value-type="string" calcext:value-type="string">
            <office:annotation draw:style-name="gr1" draw:text-style-name="P2" svg:width="159.51pt" svg:height="26.99pt" svg:x="122.34pt" svg:y="1283.24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string" calcext:value-type="string">
            <office:annotation draw:style-name="gr1" draw:text-style-name="P2" svg:width="186.55pt" svg:height="26.99pt" svg:x="154.03pt" svg:y="1283.24pt" draw:caption-point-x="-11.54pt" draw:caption-point-y="-22.96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7" office:value-type="string" calcext:value-type="string">
            <office:annotation draw:style-name="gr1" draw:text-style-name="P2" svg:width="161.15pt" svg:height="26.99pt" svg:x="219.94pt" svg:y="1283.24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string" calcext:value-type="string">
            <office:annotation draw:style-name="gr1" draw:text-style-name="P2" svg:width="241.31pt" svg:height="26.99pt" svg:x="219.94pt" svg:y="1283.24pt" draw:caption-point-x="-11.54pt" draw:caption-point-y="-22.96pt">
              <dc:date>2019-03-30T00:00:00</dc:date>
              <text:p text:style-name="P1">Responder updated this value.</text:p>
            </office:annotation>
            <text:p>Gateforum Online</text:p>
          </table:table-cell>
          <table:table-cell table:style-name="ce5" office:value-type="string" calcext:value-type="string">
            <office:annotation draw:style-name="gr1" draw:text-style-name="P2" svg:width="215.89pt" svg:height="26.99pt" svg:x="281.85pt" svg:y="1283.24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float" office:value="2" calcext:value-type="float">
            <office:annotation draw:style-name="gr1" draw:text-style-name="P2" svg:width="204.01pt" svg:height="26.99pt" svg:x="340.58pt" svg:y="1283.24pt" draw:caption-point-x="-11.54pt" draw:caption-point-y="-22.96pt">
              <dc:date>2019-03-30T00:00:00</dc:date>
              <text:p text:style-name="P1">Responder updated this value.</text:p>
            </office:annotation>
            <text:p>2</text:p>
          </table:table-cell>
          <table:table-cell table:style-name="ce11" table:formula="of:=IF([.$I81]=1;([.$C81]- 1.81)/1.0638; IF([.$I81]=2; ([.$C81]+5.172)/1.066; ([.$C81]-2.27)/0.941 ))" office:value-type="float" office:value="58.9981238273921" calcext:value-type="float">
            <text:p>59.00</text:p>
          </table:table-cell>
          <table:table-cell table:style-name="ce7" office:value-type="string" calcext:value-type="string">
            <office:annotation draw:style-name="gr1" draw:text-style-name="P2" svg:width="83.34pt" svg:height="39.29pt" svg:x="461.25pt" svg:y="1277.09pt" draw:caption-point-x="-11.54pt" draw:caption-point-y="-16.81pt">
              <dc:date>2019-03-30T00:00:00</dc:date>
              <text:p text:style-name="P1">Responder updated this value.</text:p>
            </office:annotation>
            <text:p>Kishan Sen Laskar</text:p>
          </table:table-cell>
          <table:table-cell table:style-name="ce5" office:value-type="float" office:value="746" calcext:value-type="float">
            <office:annotation draw:style-name="gr1" draw:text-style-name="P2" svg:width="46.86pt" svg:height="61.68pt" svg:x="497.74pt" svg:y="1265.9pt" draw:caption-point-x="-11.54pt" draw:caption-point-y="-5.61pt">
              <dc:date>2019-03-30T00:00:00</dc:date>
              <text:p text:style-name="P1">Responder updated this value.</text:p>
            </office:annotation>
            <text:p>746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1283.24pt" draw:caption-point-x="-11.54pt" draw:caption-point-y="-22.96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81]=1;[.$J81];0)" office:value-type="float" office:value="0" calcext:value-type="float">
            <text:p>0</text:p>
          </table:table-cell>
          <table:table-cell table:style-name="ce5" table:formula="of:=IF([.$I81]=2;[.$J81];0)" office:value-type="float" office:value="58.9981238273921" calcext:value-type="float">
            <text:p>58.9981238273921</text:p>
          </table:table-cell>
          <table:table-cell table:style-name="ce5" table:formula="of:=IF([.$I81]=3;[.$J8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5:02:07.911" calcext:value-type="date">
            <text:p>6/6/2015 5:02:08</text:p>
          </table:table-cell>
          <table:table-cell table:style-name="ce4" office:value-type="float" office:value="425" calcext:value-type="float">
            <text:p>425</text:p>
          </table:table-cell>
          <table:table-cell table:style-name="ce5" office:value-type="float" office:value="57.37" calcext:value-type="float">
            <text:p>57.37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82]=1;([.$C82]- 1.81)/1.0638; IF([.$I82]=2; ([.$C82]+5.172)/1.066; ([.$C82]-2.27)/0.941 ))" office:value-type="float" office:value="58.6697936210131" calcext:value-type="float">
            <text:p>58.67</text:p>
          </table:table-cell>
          <table:table-cell table:style-name="ce7" office:value-type="string" calcext:value-type="string">
            <text:p>mohammad juned</text:p>
          </table:table-cell>
          <table:table-cell table:style-name="ce5" office:value-type="float" office:value="742" calcext:value-type="float">
            <text:p>742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82]=1;[.$J82];0)" office:value-type="float" office:value="0" calcext:value-type="float">
            <text:p>0</text:p>
          </table:table-cell>
          <table:table-cell table:style-name="ce5" table:formula="of:=IF([.$I82]=2;[.$J82];0)" office:value-type="float" office:value="58.6697936210131" calcext:value-type="float">
            <text:p>58.6697936210131</text:p>
          </table:table-cell>
          <table:table-cell table:style-name="ce5" table:formula="of:=IF([.$I82]=3;[.$J8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4T10:36:11.187" calcext:value-type="date">
            <text:p>3/14/2015 10:36:11</text:p>
          </table:table-cell>
          <table:table-cell table:style-name="ce4" office:value-type="float" office:value="450" calcext:value-type="float">
            <text:p>45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 Hyd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83]=1;([.$C83]- 1.81)/1.0638; IF([.$I83]=2; ([.$C83]+5.172)/1.066; ([.$C83]-2.27)/0.941 ))" office:value-type="float" office:value="58.3227016885553" calcext:value-type="float">
            <text:p>58.32</text:p>
          </table:table-cell>
          <table:table-cell table:style-name="ce7" office:value-type="string" calcext:value-type="string">
            <text:p>Sandeep</text:p>
          </table:table-cell>
          <table:table-cell table:style-name="ce5" office:value-type="float" office:value="738" calcext:value-type="float">
            <text:p>73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83]=1;[.$J83];0)" office:value-type="float" office:value="0" calcext:value-type="float">
            <text:p>0</text:p>
          </table:table-cell>
          <table:table-cell table:style-name="ce5" table:formula="of:=IF([.$I83]=2;[.$J83];0)" office:value-type="float" office:value="58.3227016885553" calcext:value-type="float">
            <text:p>58.3227016885553</text:p>
          </table:table-cell>
          <table:table-cell table:style-name="ce5" table:formula="of:=IF([.$I83]=3;[.$J8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13:03:44.751" calcext:value-type="date">
            <text:p>6/6/2015 13:03:45</text:p>
          </table:table-cell>
          <table:table-cell table:style-name="ce4" office:value-type="float" office:value="462" calcext:value-type="float">
            <text:p>462</text:p>
          </table:table-cell>
          <table:table-cell table:style-name="ce5" office:value-type="float" office:value="56.8" calcext:value-type="float">
            <text:p>56.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84]=1;([.$C84]- 1.81)/1.0638; IF([.$I84]=2; ([.$C84]+5.172)/1.066; ([.$C84]-2.27)/0.941 ))" office:value-type="float" office:value="57.9489904357067" calcext:value-type="float">
            <text:p>57.95</text:p>
          </table:table-cell>
          <table:table-cell table:style-name="ce7" office:value-type="string" calcext:value-type="string">
            <text:p>Swapnil Bokade</text:p>
          </table:table-cell>
          <table:table-cell table:style-name="ce5" office:value-type="float" office:value="736" calcext:value-type="float">
            <text:p>736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84]=1;[.$J84];0)" office:value-type="float" office:value="0" calcext:value-type="float">
            <text:p>0</text:p>
          </table:table-cell>
          <table:table-cell table:style-name="ce5" table:formula="of:=IF([.$I84]=2;[.$J84];0)" office:value-type="float" office:value="0" calcext:value-type="float">
            <text:p>0</text:p>
          </table:table-cell>
          <table:table-cell table:style-name="ce5" table:formula="of:=IF([.$I84]=3;[.$J84];0)" office:value-type="float" office:value="57.9489904357067" calcext:value-type="float">
            <text:p>57.948990435706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4:38:37.036" calcext:value-type="date">
            <text:p>3/15/2015 4:38:37</text:p>
          </table:table-cell>
          <table:table-cell table:style-name="ce4" office:value-type="float" office:value="470" calcext:value-type="float">
            <text:p>470</text:p>
          </table:table-cell>
          <table:table-cell table:style-name="ce5" office:value-type="float" office:value="56.77" calcext:value-type="float">
            <text:p>56.7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sir's eclass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85]=1;([.$C85]- 1.81)/1.0638; IF([.$I85]=2; ([.$C85]+5.172)/1.066; ([.$C85]-2.27)/0.941 ))" office:value-type="float" office:value="51.6638465877045" calcext:value-type="float">
            <text:p>51.66</text:p>
          </table:table-cell>
          <table:table-cell table:style-name="ce7" office:value-type="string" calcext:value-type="string">
            <text:p>Chandan K Pandey</text:p>
          </table:table-cell>
          <table:table-cell table:style-name="ce5" office:value-type="float" office:value="735" calcext:value-type="float">
            <text:p>735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85]=1;[.$J85];0)" office:value-type="float" office:value="51.6638465877045" calcext:value-type="float">
            <text:p>51.6638465877045</text:p>
          </table:table-cell>
          <table:table-cell table:style-name="ce5" table:formula="of:=IF([.$I85]=2;[.$J85];0)" office:value-type="float" office:value="0" calcext:value-type="float">
            <text:p>0</text:p>
          </table:table-cell>
          <table:table-cell table:style-name="ce5" table:formula="of:=IF([.$I85]=3;[.$J8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5:14:26.461" calcext:value-type="date">
            <text:p>3/15/2015 5:14:26</text:p>
          </table:table-cell>
          <table:table-cell table:style-name="ce4" office:value-type="float" office:value="476" calcext:value-type="float">
            <text:p>476</text:p>
          </table:table-cell>
          <table:table-cell table:style-name="ce5" office:value-type="float" office:value="56.65" calcext:value-type="float">
            <text:p>56.6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86]=1;([.$C86]- 1.81)/1.0638; IF([.$I86]=2; ([.$C86]+5.172)/1.066; ([.$C86]-2.27)/0.941 ))" office:value-type="float" office:value="57.9943714821764" calcext:value-type="float">
            <text:p>57.99</text:p>
          </table:table-cell>
          <table:table-cell table:style-name="ce7" office:value-type="string" calcext:value-type="string">
            <text:p>AKSHAY JINDAL</text:p>
          </table:table-cell>
          <table:table-cell table:style-name="ce5" office:value-type="float" office:value="733" calcext:value-type="float">
            <text:p>733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86]=1;[.$J86];0)" office:value-type="float" office:value="0" calcext:value-type="float">
            <text:p>0</text:p>
          </table:table-cell>
          <table:table-cell table:style-name="ce5" table:formula="of:=IF([.$I86]=2;[.$J86];0)" office:value-type="float" office:value="57.9943714821764" calcext:value-type="float">
            <text:p>57.9943714821764</text:p>
          </table:table-cell>
          <table:table-cell table:style-name="ce5" table:formula="of:=IF([.$I86]=3;[.$J8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9:45:22.27" calcext:value-type="date">
            <text:p>3/15/2015 9:45:22</text:p>
          </table:table-cell>
          <table:table-cell table:style-name="ce4" office:value-type="float" office:value="476" calcext:value-type="float">
            <text:p>476</text:p>
          </table:table-cell>
          <table:table-cell table:style-name="ce5" office:value-type="float" office:value="56.6" calcext:value-type="float">
            <text:p>56.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ravula sir's class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87]=1;([.$C87]- 1.81)/1.0638; IF([.$I87]=2; ([.$C87]+5.172)/1.066; ([.$C87]-2.27)/0.941 ))" office:value-type="float" office:value="57.9474671669794" calcext:value-type="float">
            <text:p>57.95</text:p>
          </table:table-cell>
          <table:table-cell table:style-name="ce7" office:value-type="string" calcext:value-type="string">
            <text:p>Vertika srivastava</text:p>
          </table:table-cell>
          <table:table-cell table:style-name="ce5" office:value-type="float" office:value="733" calcext:value-type="float">
            <text:p>733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87]=1;[.$J87];0)" office:value-type="float" office:value="0" calcext:value-type="float">
            <text:p>0</text:p>
          </table:table-cell>
          <table:table-cell table:style-name="ce5" table:formula="of:=IF([.$I87]=2;[.$J87];0)" office:value-type="float" office:value="57.9474671669794" calcext:value-type="float">
            <text:p>57.9474671669794</text:p>
          </table:table-cell>
          <table:table-cell table:style-name="ce5" table:formula="of:=IF([.$I87]=3;[.$J8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5T21:54:29.323" calcext:value-type="date">
            <text:p>6/5/2015 21:54:29</text:p>
          </table:table-cell>
          <table:table-cell table:style-name="ce4" office:value-type="float" office:value="476" calcext:value-type="float">
            <text:p>476</text:p>
          </table:table-cell>
          <table:table-cell table:style-name="ce5" office:value-type="float" office:value="56.65" calcext:value-type="float">
            <text:p>56.6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88]=1;([.$C88]- 1.81)/1.0638; IF([.$I88]=2; ([.$C88]+5.172)/1.066; ([.$C88]-2.27)/0.941 ))" office:value-type="float" office:value="57.9943714821764" calcext:value-type="float">
            <text:p>57.99</text:p>
          </table:table-cell>
          <table:table-cell table:style-name="ce7"/>
          <table:table-cell table:style-name="ce5" office:value-type="float" office:value="733" calcext:value-type="float">
            <text:p>733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88]=1;[.$J88];0)" office:value-type="float" office:value="0" calcext:value-type="float">
            <text:p>0</text:p>
          </table:table-cell>
          <table:table-cell table:style-name="ce5" table:formula="of:=IF([.$I88]=2;[.$J88];0)" office:value-type="float" office:value="57.9943714821764" calcext:value-type="float">
            <text:p>57.9943714821764</text:p>
          </table:table-cell>
          <table:table-cell table:style-name="ce5" table:formula="of:=IF([.$I88]=3;[.$J8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4:59:53.206" calcext:value-type="date">
            <text:p>3/12/2015 4:59:53</text:p>
          </table:table-cell>
          <table:table-cell table:style-name="ce4" office:value-type="float" office:value="492" calcext:value-type="float">
            <text:p>492</text:p>
          </table:table-cell>
          <table:table-cell table:style-name="ce5" office:value-type="float" office:value="56.55" calcext:value-type="float">
            <text:p>56.5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1" table:formula="of:=IF([.$I89]=1;([.$C89]- 1.81)/1.0638; IF([.$I89]=2; ([.$C89]+5.172)/1.066; ([.$C89]-2.27)/0.941 ))" office:value-type="float" office:value="57.6833156216791" calcext:value-type="float">
            <text:p>57.68</text:p>
          </table:table-cell>
          <table:table-cell table:style-name="ce7" office:value-type="string" calcext:value-type="string">
            <text:p>shubhani</text:p>
          </table:table-cell>
          <table:table-cell table:style-name="ce5" office:value-type="float" office:value="733" calcext:value-type="float">
            <text:p>733</text:p>
          </table:table-cell>
          <table:table-cell table:style-name="ce7"/>
          <table:table-cell table:style-name="ce5" table:formula="of:=IF([.$I89]=1;[.$J89];0)" office:value-type="float" office:value="0" calcext:value-type="float">
            <text:p>0</text:p>
          </table:table-cell>
          <table:table-cell table:style-name="ce5" table:formula="of:=IF([.$I89]=2;[.$J89];0)" office:value-type="float" office:value="0" calcext:value-type="float">
            <text:p>0</text:p>
          </table:table-cell>
          <table:table-cell table:style-name="ce5" table:formula="of:=IF([.$I89]=3;[.$J89];0)" office:value-type="float" office:value="57.6833156216791" calcext:value-type="float">
            <text:p>57.6833156216791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2:09:45.288" calcext:value-type="date">
            <text:p>3/12/2015 12:09:45</text:p>
          </table:table-cell>
          <table:table-cell table:style-name="ce4" office:value-type="float" office:value="492" calcext:value-type="float">
            <text:p>492</text:p>
          </table:table-cell>
          <table:table-cell table:style-name="ce5" office:value-type="float" office:value="56.55" calcext:value-type="float">
            <text:p>56.5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90]=1;([.$C90]- 1.81)/1.0638; IF([.$I90]=2; ([.$C90]+5.172)/1.066; ([.$C90]-2.27)/0.941 ))" office:value-type="float" office:value="57.6833156216791" calcext:value-type="float">
            <text:p>57.68</text:p>
          </table:table-cell>
          <table:table-cell table:style-name="ce7" office:value-type="string" calcext:value-type="string">
            <text:p>Shreyans Dhankhar</text:p>
          </table:table-cell>
          <table:table-cell table:style-name="ce5" office:value-type="float" office:value="732" calcext:value-type="float">
            <text:p>732</text:p>
          </table:table-cell>
          <table:table-cell table:style-name="ce7"/>
          <table:table-cell table:style-name="ce5" table:formula="of:=IF([.$I90]=1;[.$J90];0)" office:value-type="float" office:value="0" calcext:value-type="float">
            <text:p>0</text:p>
          </table:table-cell>
          <table:table-cell table:style-name="ce5" table:formula="of:=IF([.$I90]=2;[.$J90];0)" office:value-type="float" office:value="0" calcext:value-type="float">
            <text:p>0</text:p>
          </table:table-cell>
          <table:table-cell table:style-name="ce5" table:formula="of:=IF([.$I90]=3;[.$J90];0)" office:value-type="float" office:value="57.6833156216791" calcext:value-type="float">
            <text:p>57.6833156216791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18:29:06.165" calcext:value-type="date">
            <text:p>6/6/2015 18:29:06</text:p>
          </table:table-cell>
          <table:table-cell table:style-name="ce4" office:value-type="float" office:value="492" calcext:value-type="float">
            <text:p>492</text:p>
          </table:table-cell>
          <table:table-cell table:style-name="ce5" office:value-type="float" office:value="56.56" calcext:value-type="float">
            <text:p>56.5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91]=1;([.$C91]- 1.81)/1.0638; IF([.$I91]=2; ([.$C91]+5.172)/1.066; ([.$C91]-2.27)/0.941 ))" office:value-type="float" office:value="57.6939426142402" calcext:value-type="float">
            <text:p>57.69</text:p>
          </table:table-cell>
          <table:table-cell table:style-name="ce7" office:value-type="string" calcext:value-type="string">
            <text:p>murapala siva</text:p>
          </table:table-cell>
          <table:table-cell table:style-name="ce5" office:value-type="float" office:value="732" calcext:value-type="float">
            <text:p>732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91]=1;[.$J91];0)" office:value-type="float" office:value="0" calcext:value-type="float">
            <text:p>0</text:p>
          </table:table-cell>
          <table:table-cell table:style-name="ce5" table:formula="of:=IF([.$I91]=2;[.$J91];0)" office:value-type="float" office:value="0" calcext:value-type="float">
            <text:p>0</text:p>
          </table:table-cell>
          <table:table-cell table:style-name="ce5" table:formula="of:=IF([.$I91]=3;[.$J91];0)" office:value-type="float" office:value="57.6939426142402" calcext:value-type="float">
            <text:p>57.6939426142402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6-03-01T18:50:33.634" calcext:value-type="date">
            <text:p>3/1/2016 18:50:34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6.6" calcext:value-type="float">
            <text:p>56.6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Yes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style-name="ce7" office:value-type="string" calcext:value-type="string">
            <text:p>sadrey</text:p>
          </table:table-cell>
          <table:table-cell table:style-name="ce5" office:value-type="float" office:value="707" calcext:value-type="float">
            <text:p>707</text:p>
          </table:table-cell>
          <table:table-cell table:style-name="ce7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5-03-13T05:06:35.113" calcext:value-type="date">
            <text:p>3/13/2015 5:06:35</text:p>
          </table:table-cell>
          <table:table-cell table:style-name="ce4" office:value-type="float" office:value="506" calcext:value-type="float">
            <text:p>506</text:p>
          </table:table-cell>
          <table:table-cell table:style-name="ce5" office:value-type="float" office:value="56.3" calcext:value-type="float">
            <text:p>56.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 e-gat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93]=1;([.$C93]- 1.81)/1.0638; IF([.$I93]=2; ([.$C93]+5.172)/1.066; ([.$C93]-2.27)/0.941 ))" office:value-type="float" office:value="57.6660412757974" calcext:value-type="float">
            <text:p>57.67</text:p>
          </table:table-cell>
          <table:table-cell table:style-name="ce7" office:value-type="string" calcext:value-type="string">
            <text:p>Prashant Kushwaha</text:p>
          </table:table-cell>
          <table:table-cell table:style-name="ce5" office:value-type="float" office:value="729" calcext:value-type="float">
            <text:p>729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93]=1;[.$J93];0)" office:value-type="float" office:value="0" calcext:value-type="float">
            <text:p>0</text:p>
          </table:table-cell>
          <table:table-cell table:style-name="ce5" table:formula="of:=IF([.$I93]=2;[.$J93];0)" office:value-type="float" office:value="57.6660412757974" calcext:value-type="float">
            <text:p>57.6660412757974</text:p>
          </table:table-cell>
          <table:table-cell table:style-name="ce5" table:formula="of:=IF([.$I93]=3;[.$J9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16:13.336" calcext:value-type="date">
            <text:p>3/11/2015 17:16:13</text:p>
          </table:table-cell>
          <table:table-cell table:style-name="ce4" office:value-type="float" office:value="514" calcext:value-type="float">
            <text:p>514</text:p>
          </table:table-cell>
          <table:table-cell table:style-name="ce5" office:value-type="float" office:value="56.23" calcext:value-type="float">
            <text:p>56.2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94]=1;([.$C94]- 1.81)/1.0638; IF([.$I94]=2; ([.$C94]+5.172)/1.066; ([.$C94]-2.27)/0.941 ))" office:value-type="float" office:value="57.3432518597237" calcext:value-type="float">
            <text:p>57.34</text:p>
          </table:table-cell>
          <table:table-cell table:style-name="ce7" office:value-type="string" calcext:value-type="string">
            <text:p>partha pritam</text:p>
          </table:table-cell>
          <table:table-cell table:style-name="ce5"/>
          <table:table-cell table:style-name="ce7"/>
          <table:table-cell table:style-name="ce5" table:formula="of:=IF([.$I94]=1;[.$J94];0)" office:value-type="float" office:value="0" calcext:value-type="float">
            <text:p>0</text:p>
          </table:table-cell>
          <table:table-cell table:style-name="ce5" table:formula="of:=IF([.$I94]=2;[.$J94];0)" office:value-type="float" office:value="0" calcext:value-type="float">
            <text:p>0</text:p>
          </table:table-cell>
          <table:table-cell table:style-name="ce5" table:formula="of:=IF([.$I94]=3;[.$J94];0)" office:value-type="float" office:value="57.3432518597237" calcext:value-type="float">
            <text:p>57.343251859723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4:15:31.476" calcext:value-type="date">
            <text:p>3/12/2015 4:15:31</text:p>
          </table:table-cell>
          <table:table-cell table:style-name="ce4" office:value-type="float" office:value="514" calcext:value-type="float">
            <text:p>514</text:p>
          </table:table-cell>
          <table:table-cell table:style-name="ce5" office:value-type="float" office:value="56.24" calcext:value-type="float">
            <text:p>56.2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95]=1;([.$C95]- 1.81)/1.0638; IF([.$I95]=2; ([.$C95]+5.172)/1.066; ([.$C95]-2.27)/0.941 ))" office:value-type="float" office:value="57.3538788522848" calcext:value-type="float">
            <text:p>57.35</text:p>
          </table:table-cell>
          <table:table-cell table:style-name="ce7" office:value-type="string" calcext:value-type="string">
            <text:p>Mari Ganesh Kumar</text:p>
          </table:table-cell>
          <table:table-cell table:style-name="ce5" office:value-type="float" office:value="728" calcext:value-type="float">
            <text:p>728</text:p>
          </table:table-cell>
          <table:table-cell table:style-name="ce7"/>
          <table:table-cell table:style-name="ce5" table:formula="of:=IF([.$I95]=1;[.$J95];0)" office:value-type="float" office:value="0" calcext:value-type="float">
            <text:p>0</text:p>
          </table:table-cell>
          <table:table-cell table:style-name="ce5" table:formula="of:=IF([.$I95]=2;[.$J95];0)" office:value-type="float" office:value="0" calcext:value-type="float">
            <text:p>0</text:p>
          </table:table-cell>
          <table:table-cell table:style-name="ce5" table:formula="of:=IF([.$I95]=3;[.$J95];0)" office:value-type="float" office:value="57.3538788522848" calcext:value-type="float">
            <text:p>57.3538788522848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5:21:43.043" calcext:value-type="date">
            <text:p>3/12/2015 5:21:43</text:p>
          </table:table-cell>
          <table:table-cell table:style-name="ce4" office:value-type="float" office:value="514" calcext:value-type="float">
            <text:p>514</text:p>
          </table:table-cell>
          <table:table-cell table:style-name="ce5" office:value-type="float" office:value="56.23" calcext:value-type="float">
            <text:p>56.2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96]=1;([.$C96]- 1.81)/1.0638; IF([.$I96]=2; ([.$C96]+5.172)/1.066; ([.$C96]-2.27)/0.941 ))" office:value-type="float" office:value="57.3432518597237" calcext:value-type="float">
            <text:p>57.34</text:p>
          </table:table-cell>
          <table:table-cell table:style-name="ce7" office:value-type="string" calcext:value-type="string">
            <text:p>Dim Tim</text:p>
          </table:table-cell>
          <table:table-cell table:style-name="ce5" office:value-type="float" office:value="728" calcext:value-type="float">
            <text:p>728</text:p>
          </table:table-cell>
          <table:table-cell table:style-name="ce7"/>
          <table:table-cell table:style-name="ce5" table:formula="of:=IF([.$I96]=1;[.$J96];0)" office:value-type="float" office:value="0" calcext:value-type="float">
            <text:p>0</text:p>
          </table:table-cell>
          <table:table-cell table:style-name="ce5" table:formula="of:=IF([.$I96]=2;[.$J96];0)" office:value-type="float" office:value="0" calcext:value-type="float">
            <text:p>0</text:p>
          </table:table-cell>
          <table:table-cell table:style-name="ce5" table:formula="of:=IF([.$I96]=3;[.$J96];0)" office:value-type="float" office:value="57.3432518597237" calcext:value-type="float">
            <text:p>57.343251859723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6:30:18.844" calcext:value-type="date">
            <text:p>3/12/2015 6:30:19</text:p>
          </table:table-cell>
          <table:table-cell table:style-name="ce4" office:value-type="float" office:value="527" calcext:value-type="float">
            <text:p>527</text:p>
          </table:table-cell>
          <table:table-cell table:style-name="ce5" office:value-type="float" office:value="55.94" calcext:value-type="float">
            <text:p>55.94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Last year I attended The Gate Academy. This year no coaching, only self study.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97]=1;([.$C97]- 1.81)/1.0638; IF([.$I97]=2; ([.$C97]+5.172)/1.066; ([.$C97]-2.27)/0.941 ))" office:value-type="float" office:value="57.328330206379" calcext:value-type="float">
            <text:p>57.33</text:p>
          </table:table-cell>
          <table:table-cell table:style-name="ce7" office:value-type="string" calcext:value-type="string">
            <text:p>Ashwini Anand</text:p>
          </table:table-cell>
          <table:table-cell table:style-name="ce5" office:value-type="float" office:value="725" calcext:value-type="float">
            <text:p>725</text:p>
          </table:table-cell>
          <table:table-cell table:style-name="ce7"/>
          <table:table-cell table:style-name="ce5" table:formula="of:=IF([.$I97]=1;[.$J97];0)" office:value-type="float" office:value="0" calcext:value-type="float">
            <text:p>0</text:p>
          </table:table-cell>
          <table:table-cell table:style-name="ce5" table:formula="of:=IF([.$I97]=2;[.$J97];0)" office:value-type="float" office:value="57.328330206379" calcext:value-type="float">
            <text:p>57.328330206379</text:p>
          </table:table-cell>
          <table:table-cell table:style-name="ce5" table:formula="of:=IF([.$I97]=3;[.$J9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33:54.673" calcext:value-type="date">
            <text:p>3/11/2015 17:33:55</text:p>
          </table:table-cell>
          <table:table-cell table:style-name="ce4" office:value-type="float" office:value="538" calcext:value-type="float">
            <text:p>538</text:p>
          </table:table-cell>
          <table:table-cell table:style-name="ce5" office:value-type="float" office:value="55.71" calcext:value-type="float">
            <text:p>55.7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98]=1;([.$C98]- 1.81)/1.0638; IF([.$I98]=2; ([.$C98]+5.172)/1.066; ([.$C98]-2.27)/0.941 ))" office:value-type="float" office:value="50.6674186877233" calcext:value-type="float">
            <text:p>50.67</text:p>
          </table:table-cell>
          <table:table-cell table:style-name="ce7"/>
          <table:table-cell/>
          <table:table-cell table:style-name="ce7"/>
          <table:table-cell table:style-name="ce5" table:formula="of:=IF([.$I98]=1;[.$J98];0)" office:value-type="float" office:value="50.6674186877233" calcext:value-type="float">
            <text:p>50.6674186877233</text:p>
          </table:table-cell>
          <table:table-cell table:style-name="ce5" table:formula="of:=IF([.$I98]=2;[.$J98];0)" office:value-type="float" office:value="0" calcext:value-type="float">
            <text:p>0</text:p>
          </table:table-cell>
          <table:table-cell table:style-name="ce5" table:formula="of:=IF([.$I98]=3;[.$J98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1T17:12:49.848" calcext:value-type="date">
            <text:p>3/11/2015 17:12:50</text:p>
          </table:table-cell>
          <table:table-cell table:style-name="ce4" office:value-type="float" office:value="556" calcext:value-type="float">
            <text:p>556</text:p>
          </table:table-cell>
          <table:table-cell table:style-name="ce5" office:value-type="float" office:value="55.56" calcext:value-type="float">
            <text:p>55.5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99]=1;([.$C99]- 1.81)/1.0638; IF([.$I99]=2; ([.$C99]+5.172)/1.066; ([.$C99]-2.27)/0.941 ))" office:value-type="float" office:value="56.9718574108818" calcext:value-type="float">
            <text:p>56.97</text:p>
          </table:table-cell>
          <table:table-cell table:style-name="ce7" office:value-type="string" calcext:value-type="string">
            <text:p>vikrant</text:p>
          </table:table-cell>
          <table:table-cell table:style-name="ce5"/>
          <table:table-cell table:style-name="ce7"/>
          <table:table-cell table:style-name="ce5" table:formula="of:=IF([.$I99]=1;[.$J99];0)" office:value-type="float" office:value="0" calcext:value-type="float">
            <text:p>0</text:p>
          </table:table-cell>
          <table:table-cell table:style-name="ce5" table:formula="of:=IF([.$I99]=2;[.$J99];0)" office:value-type="float" office:value="56.9718574108818" calcext:value-type="float">
            <text:p>56.9718574108818</text:p>
          </table:table-cell>
          <table:table-cell table:style-name="ce5" table:formula="of:=IF([.$I99]=3;[.$J9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25:07.242" calcext:value-type="date">
            <text:p>3/11/2015 19:25:07</text:p>
          </table:table-cell>
          <table:table-cell table:style-name="ce4" office:value-type="float" office:value="571" calcext:value-type="float">
            <text:p>571</text:p>
          </table:table-cell>
          <table:table-cell table:style-name="ce5" office:value-type="float" office:value="55.29" calcext:value-type="float">
            <text:p>55.2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Revolution,Patia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00]=1;([.$C100]- 1.81)/1.0638; IF([.$I100]=2; ([.$C100]+5.172)/1.066; ([.$C100]-2.27)/0.941 ))" office:value-type="float" office:value="56.3443145589798" calcext:value-type="float">
            <text:p>56.34</text:p>
          </table:table-cell>
          <table:table-cell table:style-name="ce7" office:value-type="string" calcext:value-type="string">
            <text:p>Aditi Sharma</text:p>
          </table:table-cell>
          <table:table-cell table:style-name="ce5"/>
          <table:table-cell table:style-name="ce7"/>
          <table:table-cell table:style-name="ce5" table:formula="of:=IF([.$I100]=1;[.$J100];0)" office:value-type="float" office:value="0" calcext:value-type="float">
            <text:p>0</text:p>
          </table:table-cell>
          <table:table-cell table:style-name="ce5" table:formula="of:=IF([.$I100]=2;[.$J100];0)" office:value-type="float" office:value="0" calcext:value-type="float">
            <text:p>0</text:p>
          </table:table-cell>
          <table:table-cell table:style-name="ce5" table:formula="of:=IF([.$I100]=3;[.$J100];0)" office:value-type="float" office:value="56.3443145589798" calcext:value-type="float">
            <text:p>56.3443145589798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8:45:42.678" calcext:value-type="date">
            <text:p>3/12/2015 18:45:43</text:p>
          </table:table-cell>
          <table:table-cell table:style-name="ce4" office:value-type="float" office:value="580" calcext:value-type="float">
            <text:p>580</text:p>
          </table:table-cell>
          <table:table-cell table:style-name="ce5" office:value-type="float" office:value="55.23" calcext:value-type="float">
            <text:p>55.2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01]=1;([.$C101]- 1.81)/1.0638; IF([.$I101]=2; ([.$C101]+5.172)/1.066; ([.$C101]-2.27)/0.941 ))" office:value-type="float" office:value="56.6622889305816" calcext:value-type="float">
            <text:p>56.66</text:p>
          </table:table-cell>
          <table:table-cell table:style-name="ce7" office:value-type="string" calcext:value-type="string">
            <text:p>SURYA KANT GARG</text:p>
          </table:table-cell>
          <table:table-cell table:style-name="ce5" office:value-type="float" office:value="716" calcext:value-type="float">
            <text:p>716</text:p>
          </table:table-cell>
          <table:table-cell table:style-name="ce7"/>
          <table:table-cell table:style-name="ce5" table:formula="of:=IF([.$I101]=1;[.$J101];0)" office:value-type="float" office:value="0" calcext:value-type="float">
            <text:p>0</text:p>
          </table:table-cell>
          <table:table-cell table:style-name="ce5" table:formula="of:=IF([.$I101]=2;[.$J101];0)" office:value-type="float" office:value="56.6622889305816" calcext:value-type="float">
            <text:p>56.6622889305816</text:p>
          </table:table-cell>
          <table:table-cell table:style-name="ce5" table:formula="of:=IF([.$I101]=3;[.$J10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19:30.702" calcext:value-type="date">
            <text:p>3/11/2015 18:19:31</text:p>
          </table:table-cell>
          <table:table-cell table:style-name="ce4" office:value-type="float" office:value="597" calcext:value-type="float">
            <text:p>597</text:p>
          </table:table-cell>
          <table:table-cell table:style-name="ce5" office:value-type="float" office:value="54.98" calcext:value-type="float">
            <text:p>54.98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02]=1;([.$C102]- 1.81)/1.0638; IF([.$I102]=2; ([.$C102]+5.172)/1.066; ([.$C102]-2.27)/0.941 ))" office:value-type="float" office:value="56.0148777895855" calcext:value-type="float">
            <text:p>56.01</text:p>
          </table:table-cell>
          <table:table-cell table:style-name="ce7" office:value-type="string" calcext:value-type="string">
            <text:p>Asra Aslam</text:p>
          </table:table-cell>
          <table:table-cell table:style-name="ce5"/>
          <table:table-cell table:style-name="ce7"/>
          <table:table-cell table:style-name="ce5" table:formula="of:=IF([.$I102]=1;[.$J102];0)" office:value-type="float" office:value="0" calcext:value-type="float">
            <text:p>0</text:p>
          </table:table-cell>
          <table:table-cell table:style-name="ce5" table:formula="of:=IF([.$I102]=2;[.$J102];0)" office:value-type="float" office:value="0" calcext:value-type="float">
            <text:p>0</text:p>
          </table:table-cell>
          <table:table-cell table:style-name="ce5" table:formula="of:=IF([.$I102]=3;[.$J102];0)" office:value-type="float" office:value="56.0148777895855" calcext:value-type="float">
            <text:p>56.014877789585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9T11:02:19.884" calcext:value-type="date">
            <text:p>3/19/2015 11:02:20</text:p>
          </table:table-cell>
          <table:table-cell table:style-name="ce4" office:value-type="float" office:value="597" calcext:value-type="float">
            <text:p>597</text:p>
          </table:table-cell>
          <table:table-cell table:style-name="ce5" office:value-type="float" office:value="54.98" calcext:value-type="float">
            <text:p>54.98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babu 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03]=1;([.$C103]- 1.81)/1.0638; IF([.$I103]=2; ([.$C103]+5.172)/1.066; ([.$C103]-2.27)/0.941 ))" office:value-type="float" office:value="56.0148777895855" calcext:value-type="float">
            <text:p>56.01</text:p>
          </table:table-cell>
          <table:table-cell table:style-name="ce7" office:value-type="string" calcext:value-type="string">
            <text:p>Kolla Raja Sekhar</text:p>
          </table:table-cell>
          <table:table-cell table:style-name="ce5" office:value-type="float" office:value="713" calcext:value-type="float">
            <office:annotation draw:style-name="gr1" draw:text-style-name="P2" svg:width="46.86pt" svg:height="61.68pt" svg:x="497.74pt" svg:y="1612.4pt" draw:caption-point-x="-11.54pt" draw:caption-point-y="-5.64pt">
              <dc:date>2019-03-30T00:00:00</dc:date>
              <text:p text:style-name="P1">Responder updated this value.</text:p>
            </office:annotation>
            <text:p>713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1629.75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103]=1;[.$J103];0)" office:value-type="float" office:value="0" calcext:value-type="float">
            <text:p>0</text:p>
          </table:table-cell>
          <table:table-cell table:style-name="ce5" table:formula="of:=IF([.$I103]=2;[.$J103];0)" office:value-type="float" office:value="0" calcext:value-type="float">
            <text:p>0</text:p>
          </table:table-cell>
          <table:table-cell table:style-name="ce5" table:formula="of:=IF([.$I103]=3;[.$J103];0)" office:value-type="float" office:value="56.0148777895855" calcext:value-type="float">
            <text:p>56.014877789585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4-28T07:23:38.169" calcext:value-type="date">
            <text:p>4/28/2015 7:23:38</text:p>
          </table:table-cell>
          <table:table-cell table:style-name="ce4" office:value-type="float" office:value="653" calcext:value-type="float">
            <text:p>653</text:p>
          </table:table-cell>
          <table:table-cell table:style-name="ce5" office:value-type="float" office:value="54.17" calcext:value-type="float">
            <text:p>54.1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04]=1;([.$C104]- 1.81)/1.0638; IF([.$I104]=2; ([.$C104]+5.172)/1.066; ([.$C104]-2.27)/0.941 ))" office:value-type="float" office:value="55.6679174484052" calcext:value-type="float">
            <text:p>55.67</text:p>
          </table:table-cell>
          <table:table-cell table:style-name="ce7" office:value-type="string" calcext:value-type="string">
            <text:p>Pratyush Varshney</text:p>
          </table:table-cell>
          <table:table-cell table:style-name="ce5" office:value-type="float" office:value="703" calcext:value-type="float">
            <text:p>703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104]=1;[.$J104];0)" office:value-type="float" office:value="0" calcext:value-type="float">
            <text:p>0</text:p>
          </table:table-cell>
          <table:table-cell table:style-name="ce5" table:formula="of:=IF([.$I104]=2;[.$J104];0)" office:value-type="float" office:value="55.6679174484052" calcext:value-type="float">
            <text:p>55.6679174484052</text:p>
          </table:table-cell>
          <table:table-cell table:style-name="ce5" table:formula="of:=IF([.$I104]=3;[.$J10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2:45:47.323" calcext:value-type="date">
            <text:p>3/11/2015 22:45:47</text:p>
          </table:table-cell>
          <table:table-cell table:style-name="ce4" office:value-type="float" office:value="677" calcext:value-type="float">
            <text:p>677</text:p>
          </table:table-cell>
          <table:table-cell table:style-name="ce5" office:value-type="float" office:value="53.8" calcext:value-type="float">
            <text:p>53.8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05]=1;([.$C105]- 1.81)/1.0638; IF([.$I105]=2; ([.$C105]+5.172)/1.066; ([.$C105]-2.27)/0.941 ))" office:value-type="float" office:value="55.3208255159475" calcext:value-type="float">
            <text:p>55.32</text:p>
          </table:table-cell>
          <table:table-cell table:style-name="ce7" office:value-type="string" calcext:value-type="string">
            <text:p>ashhad</text:p>
          </table:table-cell>
          <table:table-cell table:style-name="ce5" office:value-type="float" office:value="699" calcext:value-type="float">
            <text:p>699</text:p>
          </table:table-cell>
          <table:table-cell table:style-name="ce7"/>
          <table:table-cell table:style-name="ce5" table:formula="of:=IF([.$I105]=1;[.$J105];0)" office:value-type="float" office:value="0" calcext:value-type="float">
            <text:p>0</text:p>
          </table:table-cell>
          <table:table-cell table:style-name="ce5" table:formula="of:=IF([.$I105]=2;[.$J105];0)" office:value-type="float" office:value="55.3208255159475" calcext:value-type="float">
            <text:p>55.3208255159475</text:p>
          </table:table-cell>
          <table:table-cell table:style-name="ce5" table:formula="of:=IF([.$I105]=3;[.$J10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9:17:40.74" calcext:value-type="date">
            <text:p>3/12/2015 9:17:41</text:p>
          </table:table-cell>
          <table:table-cell table:style-name="ce4" office:value-type="float" office:value="677" calcext:value-type="float">
            <text:p>677</text:p>
          </table:table-cell>
          <table:table-cell table:style-name="ce5" office:value-type="float" office:value="53.8" calcext:value-type="float">
            <text:p>53.8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,kolkat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06]=1;([.$C106]- 1.81)/1.0638; IF([.$I106]=2; ([.$C106]+5.172)/1.066; ([.$C106]-2.27)/0.941 ))" office:value-type="float" office:value="55.3208255159475" calcext:value-type="float">
            <text:p>55.32</text:p>
          </table:table-cell>
          <table:table-cell table:style-name="ce7"/>
          <table:table-cell table:style-name="ce5" office:value-type="float" office:value="699" calcext:value-type="float">
            <text:p>699</text:p>
          </table:table-cell>
          <table:table-cell table:style-name="ce7"/>
          <table:table-cell table:style-name="ce5" table:formula="of:=IF([.$I106]=1;[.$J106];0)" office:value-type="float" office:value="0" calcext:value-type="float">
            <text:p>0</text:p>
          </table:table-cell>
          <table:table-cell table:style-name="ce5" table:formula="of:=IF([.$I106]=2;[.$J106];0)" office:value-type="float" office:value="55.3208255159475" calcext:value-type="float">
            <text:p>55.3208255159475</text:p>
          </table:table-cell>
          <table:table-cell table:style-name="ce5" table:formula="of:=IF([.$I106]=3;[.$J10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5-02T14:03:48.072" calcext:value-type="date">
            <text:p>5/2/2015 14:03:48</text:p>
          </table:table-cell>
          <table:table-cell table:style-name="ce4" office:value-type="float" office:value="698" calcext:value-type="float">
            <text:p>698</text:p>
          </table:table-cell>
          <table:table-cell table:style-name="ce5" office:value-type="float" office:value="53.5" calcext:value-type="float">
            <text:p>53.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07]=1;([.$C107]- 1.81)/1.0638; IF([.$I107]=2; ([.$C107]+5.172)/1.066; ([.$C107]-2.27)/0.941 ))" office:value-type="float" office:value="54.442082890542" calcext:value-type="float">
            <text:p>54.44</text:p>
          </table:table-cell>
          <table:table-cell table:style-name="ce7" office:value-type="string" calcext:value-type="string">
            <text:p>Kavish Dahekar</text:p>
          </table:table-cell>
          <table:table-cell table:style-name="ce5" office:value-type="float" office:value="698" calcext:value-type="float">
            <text:p>69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07]=1;[.$J107];0)" office:value-type="float" office:value="0" calcext:value-type="float">
            <text:p>0</text:p>
          </table:table-cell>
          <table:table-cell table:style-name="ce5" table:formula="of:=IF([.$I107]=2;[.$J107];0)" office:value-type="float" office:value="0" calcext:value-type="float">
            <text:p>0</text:p>
          </table:table-cell>
          <table:table-cell table:style-name="ce5" table:formula="of:=IF([.$I107]=3;[.$J107];0)" office:value-type="float" office:value="54.442082890542" calcext:value-type="float">
            <text:p>54.442082890542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6T13:50:18.15" calcext:value-type="date">
            <text:p>3/16/2015 13:50:18</text:p>
          </table:table-cell>
          <table:table-cell table:style-name="ce4" office:value-type="float" office:value="735" calcext:value-type="float">
            <text:p>735</text:p>
          </table:table-cell>
          <table:table-cell table:style-name="ce5" office:value-type="float" office:value="53.22" calcext:value-type="float">
            <text:p>53.2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08]=1;([.$C108]- 1.81)/1.0638; IF([.$I108]=2; ([.$C108]+5.172)/1.066; ([.$C108]-2.27)/0.941 ))" office:value-type="float" office:value="48.3267531490882" calcext:value-type="float">
            <text:p>48.33</text:p>
          </table:table-cell>
          <table:table-cell table:style-name="ce7" office:value-type="string" calcext:value-type="string">
            <text:p>Nisha Garg</text:p>
          </table:table-cell>
          <table:table-cell table:style-name="ce5" office:value-type="float" office:value="692" calcext:value-type="float">
            <text:p>692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08]=1;[.$J108];0)" office:value-type="float" office:value="48.3267531490882" calcext:value-type="float">
            <text:p>48.3267531490882</text:p>
          </table:table-cell>
          <table:table-cell table:style-name="ce5" table:formula="of:=IF([.$I108]=2;[.$J108];0)" office:value-type="float" office:value="0" calcext:value-type="float">
            <text:p>0</text:p>
          </table:table-cell>
          <table:table-cell table:style-name="ce5" table:formula="of:=IF([.$I108]=3;[.$J10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8:49:37.404" calcext:value-type="date">
            <text:p>3/15/2015 18:49:37</text:p>
          </table:table-cell>
          <table:table-cell table:style-name="ce4" office:value-type="float" office:value="750" calcext:value-type="float">
            <text:p>750</text:p>
          </table:table-cell>
          <table:table-cell table:style-name="ce5" office:value-type="float" office:value="53.1" calcext:value-type="float">
            <text:p>53.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Ravul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09]=1;([.$C109]- 1.81)/1.0638; IF([.$I109]=2; ([.$C109]+5.172)/1.066; ([.$C109]-2.27)/0.941 ))" office:value-type="float" office:value="48.2139499905997" calcext:value-type="float">
            <text:p>48.21</text:p>
          </table:table-cell>
          <table:table-cell table:style-name="ce7" office:value-type="string" calcext:value-type="string">
            <text:p>Ritu Singh</text:p>
          </table:table-cell>
          <table:table-cell table:style-name="ce5" office:value-type="float" office:value="690" calcext:value-type="float">
            <text:p>690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09]=1;[.$J109];0)" office:value-type="float" office:value="48.2139499905997" calcext:value-type="float">
            <text:p>48.2139499905997</text:p>
          </table:table-cell>
          <table:table-cell table:style-name="ce5" table:formula="of:=IF([.$I109]=2;[.$J109];0)" office:value-type="float" office:value="0" calcext:value-type="float">
            <text:p>0</text:p>
          </table:table-cell>
          <table:table-cell table:style-name="ce5" table:formula="of:=IF([.$I109]=3;[.$J10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7:21:33.525001" calcext:value-type="date">
            <text:p>3/12/2015 7:21:34</text:p>
          </table:table-cell>
          <table:table-cell table:style-name="ce4" office:value-type="float" office:value="750" calcext:value-type="float">
            <text:p>750</text:p>
          </table:table-cell>
          <table:table-cell table:style-name="ce5" office:value-type="float" office:value="53.1" calcext:value-type="float">
            <text:p>53.1</text:p>
          </table:table-cell>
          <table:table-cell table:style-name="ce5" office:value-type="string" calcext:value-type="string">
            <office:annotation draw:style-name="gr2" draw:text-style-name="P2" svg:width="159.51pt" svg:height="27.01pt" svg:x="122.34pt" svg:y="1739.99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string" calcext:value-type="string">
            <office:annotation draw:style-name="gr2" draw:text-style-name="P2" svg:width="186.55pt" svg:height="27.01pt" svg:x="154.03pt" svg:y="1739.99pt" draw:caption-point-x="-11.54pt" draw:caption-point-y="-22.96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7" office:value-type="string" calcext:value-type="string">
            <office:annotation draw:style-name="gr2" draw:text-style-name="P2" svg:width="161.15pt" svg:height="27.01pt" svg:x="219.94pt" svg:y="1739.99pt" draw:caption-point-x="-11.54pt" draw:caption-point-y="-22.96pt">
              <dc:date>2019-03-30T00:00:00</dc:date>
              <text:p text:style-name="P1">Responder updated this value.</text:p>
            </office:annotation>
            <text:p>Only took Tests</text:p>
          </table:table-cell>
          <table:table-cell table:style-name="ce5" office:value-type="string" calcext:value-type="string">
            <office:annotation draw:style-name="gr2" draw:text-style-name="P2" svg:width="241.31pt" svg:height="27.01pt" svg:x="219.94pt" svg:y="1739.99pt" draw:caption-point-x="-11.54pt" draw:caption-point-y="-22.96pt">
              <dc:date>2019-03-30T00:00:00</dc:date>
              <text:p text:style-name="P1">Responder updated this value.</text:p>
            </office:annotation>
            <text:p>Gate Forum</text:p>
          </table:table-cell>
          <table:table-cell table:style-name="ce5" office:value-type="string" calcext:value-type="string">
            <office:annotation draw:style-name="gr2" draw:text-style-name="P2" svg:width="215.89pt" svg:height="27.01pt" svg:x="281.85pt" svg:y="1739.99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float" office:value="2" calcext:value-type="float">
            <office:annotation draw:style-name="gr2" draw:text-style-name="P2" svg:width="204.01pt" svg:height="27.01pt" svg:x="340.58pt" svg:y="1739.99pt" draw:caption-point-x="-11.54pt" draw:caption-point-y="-22.96pt">
              <dc:date>2019-03-30T00:00:00</dc:date>
              <text:p text:style-name="P1">Responder updated this value.</text:p>
            </office:annotation>
            <text:p>2</text:p>
          </table:table-cell>
          <table:table-cell table:style-name="ce11" table:formula="of:=IF([.$I110]=1;([.$C110]- 1.81)/1.0638; IF([.$I110]=2; ([.$C110]+5.172)/1.066; ([.$C110]-2.27)/0.941 ))" office:value-type="float" office:value="54.6641651031895" calcext:value-type="float">
            <text:p>54.66</text:p>
          </table:table-cell>
          <table:table-cell table:style-name="ce7" office:value-type="string" calcext:value-type="string">
            <office:annotation draw:style-name="gr2" draw:text-style-name="P2" svg:width="83.34pt" svg:height="39.29pt" svg:x="461.25pt" svg:y="1733.87pt" draw:caption-point-x="-11.54pt" draw:caption-point-y="-16.84pt">
              <dc:date>2019-03-30T00:00:00</dc:date>
              <text:p text:style-name="P1">Responder updated this value.</text:p>
            </office:annotation>
            <text:p>Souradip Guha</text:p>
          </table:table-cell>
          <table:table-cell table:style-name="ce5" office:value-type="float" office:value="690" calcext:value-type="float">
            <office:annotation draw:style-name="gr2" draw:text-style-name="P2" svg:width="46.86pt" svg:height="61.68pt" svg:x="497.74pt" svg:y="1722.67pt" draw:caption-point-x="-11.54pt" draw:caption-point-y="-5.64pt">
              <dc:date>2019-03-30T00:00:00</dc:date>
              <text:p text:style-name="P1">Responder updated this value.</text:p>
            </office:annotation>
            <text:p>690</text:p>
          </table:table-cell>
          <table:table-cell table:style-name="ce7"/>
          <table:table-cell table:style-name="ce5" table:formula="of:=IF([.$I110]=1;[.$J110];0)" office:value-type="float" office:value="0" calcext:value-type="float">
            <text:p>0</text:p>
          </table:table-cell>
          <table:table-cell table:style-name="ce5" table:formula="of:=IF([.$I110]=2;[.$J110];0)" office:value-type="float" office:value="54.6641651031895" calcext:value-type="float">
            <text:p>54.6641651031895</text:p>
          </table:table-cell>
          <table:table-cell table:style-name="ce5" table:formula="of:=IF([.$I110]=3;[.$J11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10:51.859" calcext:value-type="date">
            <text:p>3/11/2015 18:10:52</text:p>
          </table:table-cell>
          <table:table-cell table:style-name="ce4" office:value-type="float" office:value="750" calcext:value-type="float">
            <text:p>750</text:p>
          </table:table-cell>
          <table:table-cell table:style-name="ce5" office:value-type="float" office:value="53.1" calcext:value-type="float">
            <text:p>53.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11]=1;([.$C111]- 1.81)/1.0638; IF([.$I111]=2; ([.$C111]+5.172)/1.066; ([.$C111]-2.27)/0.941 ))" office:value-type="float" office:value="54.0170031880978" calcext:value-type="float">
            <text:p>54.02</text:p>
          </table:table-cell>
          <table:table-cell table:style-name="ce7"/>
          <table:table-cell/>
          <table:table-cell table:style-name="ce7"/>
          <table:table-cell table:style-name="ce5" table:formula="of:=IF([.$I111]=1;[.$J111];0)" office:value-type="float" office:value="0" calcext:value-type="float">
            <text:p>0</text:p>
          </table:table-cell>
          <table:table-cell table:style-name="ce5" table:formula="of:=IF([.$I111]=2;[.$J111];0)" office:value-type="float" office:value="0" calcext:value-type="float">
            <text:p>0</text:p>
          </table:table-cell>
          <table:table-cell table:style-name="ce5" table:formula="of:=IF([.$I111]=3;[.$J111];0)" office:value-type="float" office:value="54.0170031880978" calcext:value-type="float">
            <text:p>54.0170031880978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05:45:53.23" calcext:value-type="date">
            <text:p>3/12/2015 5:45:53</text:p>
          </table:table-cell>
          <table:table-cell table:style-name="ce4" office:value-type="float" office:value="750" calcext:value-type="float">
            <text:p>750</text:p>
          </table:table-cell>
          <table:table-cell table:style-name="ce5" office:value-type="float" office:value="53.1" calcext:value-type="float">
            <text:p>53.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12]=1;([.$C112]- 1.81)/1.0638; IF([.$I112]=2; ([.$C112]+5.172)/1.066; ([.$C112]-2.27)/0.941 ))" office:value-type="float" office:value="54.0170031880978" calcext:value-type="float">
            <text:p>54.02</text:p>
          </table:table-cell>
          <table:table-cell table:style-name="ce7" office:value-type="string" calcext:value-type="string">
            <text:p>saket kumar gupta</text:p>
          </table:table-cell>
          <table:table-cell table:style-name="ce5" office:value-type="float" office:value="690" calcext:value-type="float">
            <text:p>690</text:p>
          </table:table-cell>
          <table:table-cell table:style-name="ce7"/>
          <table:table-cell table:style-name="ce5" table:formula="of:=IF([.$I112]=1;[.$J112];0)" office:value-type="float" office:value="0" calcext:value-type="float">
            <text:p>0</text:p>
          </table:table-cell>
          <table:table-cell table:style-name="ce5" table:formula="of:=IF([.$I112]=2;[.$J112];0)" office:value-type="float" office:value="0" calcext:value-type="float">
            <text:p>0</text:p>
          </table:table-cell>
          <table:table-cell table:style-name="ce5" table:formula="of:=IF([.$I112]=3;[.$J112];0)" office:value-type="float" office:value="54.0170031880978" calcext:value-type="float">
            <text:p>54.0170031880978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9:37:15.046" calcext:value-type="date">
            <text:p>3/15/2015 19:37:15</text:p>
          </table:table-cell>
          <table:table-cell table:style-name="ce4" office:value-type="float" office:value="782" calcext:value-type="float">
            <text:p>782</text:p>
          </table:table-cell>
          <table:table-cell table:style-name="ce5" office:value-type="float" office:value="52.87" calcext:value-type="float">
            <text:p>52.8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 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13]=1;([.$C113]- 1.81)/1.0638; IF([.$I113]=2; ([.$C113]+5.172)/1.066; ([.$C113]-2.27)/0.941 ))" office:value-type="float" office:value="47.9977439368302" calcext:value-type="float">
            <text:p>48.00</text:p>
          </table:table-cell>
          <table:table-cell table:style-name="ce7" office:value-type="string" calcext:value-type="string">
            <text:p>garima modi</text:p>
          </table:table-cell>
          <table:table-cell table:style-name="ce5" office:value-type="float" office:value="688" calcext:value-type="float">
            <text:p>68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13]=1;[.$J113];0)" office:value-type="float" office:value="47.9977439368302" calcext:value-type="float">
            <text:p>47.9977439368302</text:p>
          </table:table-cell>
          <table:table-cell table:style-name="ce5" table:formula="of:=IF([.$I113]=2;[.$J113];0)" office:value-type="float" office:value="0" calcext:value-type="float">
            <text:p>0</text:p>
          </table:table-cell>
          <table:table-cell table:style-name="ce5" table:formula="of:=IF([.$I113]=3;[.$J11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17:18:35.688" calcext:value-type="date">
            <text:p>6/6/2015 17:18:36</text:p>
          </table:table-cell>
          <table:table-cell table:style-name="ce4" office:value-type="float" office:value="782" calcext:value-type="float">
            <text:p>782</text:p>
          </table:table-cell>
          <table:table-cell table:style-name="ce5" office:value-type="float" office:value="52.87" calcext:value-type="float">
            <text:p>52.87</text:p>
          </table:table-cell>
          <table:table-cell table:number-columns-repeated="2"/>
          <table:table-cell table:style-name="ce7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1" table:formula="of:=IF([.$I114]=1;([.$C114]- 1.81)/1.0638; IF([.$I114]=2; ([.$C114]+5.172)/1.066; ([.$C114]-2.27)/0.941 ))" office:value-type="float" office:value="54.4484052532833" calcext:value-type="float">
            <text:p>54.45</text:p>
          </table:table-cell>
          <table:table-cell table:style-name="ce7"/>
          <table:table-cell/>
          <table:table-cell table:style-name="ce7"/>
          <table:table-cell table:style-name="ce5" table:formula="of:=IF([.$I114]=1;[.$J114];0)" office:value-type="float" office:value="0" calcext:value-type="float">
            <text:p>0</text:p>
          </table:table-cell>
          <table:table-cell table:style-name="ce5" table:formula="of:=IF([.$I114]=2;[.$J114];0)" office:value-type="float" office:value="54.4484052532833" calcext:value-type="float">
            <text:p>54.4484052532833</text:p>
          </table:table-cell>
          <table:table-cell table:style-name="ce5" table:formula="of:=IF([.$I114]=3;[.$J114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5T06:48:32.213" calcext:value-type="date">
            <text:p>3/15/2015 6:48:32</text:p>
          </table:table-cell>
          <table:table-cell table:style-name="ce4" office:value-type="float" office:value="839" calcext:value-type="float">
            <text:p>839</text:p>
          </table:table-cell>
          <table:table-cell table:style-name="ce5" office:value-type="float" office:value="52.39" calcext:value-type="float">
            <text:p>52.3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lecture by RavindraBabu 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15]=1;([.$C115]- 1.81)/1.0638; IF([.$I115]=2; ([.$C115]+5.172)/1.066; ([.$C115]-2.27)/0.941 ))" office:value-type="float" office:value="53.9981238273921" calcext:value-type="float">
            <text:p>54.00</text:p>
          </table:table-cell>
          <table:table-cell table:style-name="ce7" office:value-type="string" calcext:value-type="string">
            <text:p>Nishit Garg</text:p>
          </table:table-cell>
          <table:table-cell table:style-name="ce5" office:value-type="float" office:value="682" calcext:value-type="float">
            <text:p>682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15]=1;[.$J115];0)" office:value-type="float" office:value="0" calcext:value-type="float">
            <text:p>0</text:p>
          </table:table-cell>
          <table:table-cell table:style-name="ce5" table:formula="of:=IF([.$I115]=2;[.$J115];0)" office:value-type="float" office:value="53.9981238273921" calcext:value-type="float">
            <text:p>53.9981238273921</text:p>
          </table:table-cell>
          <table:table-cell table:style-name="ce5" table:formula="of:=IF([.$I115]=3;[.$J11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0:41:36.687" calcext:value-type="date">
            <text:p>3/12/2015 10:41:37</text:p>
          </table:table-cell>
          <table:table-cell table:style-name="ce4" office:value-type="float" office:value="852" calcext:value-type="float">
            <text:p>85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16]=1;([.$C116]- 1.81)/1.0638; IF([.$I116]=2; ([.$C116]+5.172)/1.066; ([.$C116]-2.27)/0.941 ))" office:value-type="float" office:value="53.6322701688555" calcext:value-type="float">
            <text:p>53.63</text:p>
          </table:table-cell>
          <table:table-cell table:style-name="ce7" office:value-type="string" calcext:value-type="string">
            <text:p>Rach</text:p>
          </table:table-cell>
          <table:table-cell table:style-name="ce5" office:value-type="float" office:value="679" calcext:value-type="float">
            <text:p>679</text:p>
          </table:table-cell>
          <table:table-cell table:style-name="ce7"/>
          <table:table-cell table:style-name="ce5" table:formula="of:=IF([.$I116]=1;[.$J116];0)" office:value-type="float" office:value="0" calcext:value-type="float">
            <text:p>0</text:p>
          </table:table-cell>
          <table:table-cell table:style-name="ce5" table:formula="of:=IF([.$I116]=2;[.$J116];0)" office:value-type="float" office:value="53.6322701688555" calcext:value-type="float">
            <text:p>53.6322701688555</text:p>
          </table:table-cell>
          <table:table-cell table:style-name="ce5" table:formula="of:=IF([.$I116]=3;[.$J11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9:35:45.970001" calcext:value-type="date">
            <text:p>3/12/2015 9:35:46</text:p>
          </table:table-cell>
          <table:table-cell table:style-name="ce4" office:value-type="float" office:value="883" calcext:value-type="float">
            <text:p>883</text:p>
          </table:table-cell>
          <table:table-cell table:style-name="ce5" office:value-type="float" office:value="52.04" calcext:value-type="float">
            <text:p>52.0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117]=1;([.$C117]- 1.81)/1.0638; IF([.$I117]=2; ([.$C117]+5.172)/1.066; ([.$C117]-2.27)/0.941 ))" office:value-type="float" office:value="53.6697936210131" calcext:value-type="float">
            <text:p>53.67</text:p>
          </table:table-cell>
          <table:table-cell table:style-name="ce7" office:value-type="string" calcext:value-type="string">
            <text:p>Anurag</text:p>
          </table:table-cell>
          <table:table-cell table:style-name="ce5" office:value-type="float" office:value="678" calcext:value-type="float">
            <text:p>678</text:p>
          </table:table-cell>
          <table:table-cell table:style-name="ce7"/>
          <table:table-cell table:style-name="ce5" table:formula="of:=IF([.$I117]=1;[.$J117];0)" office:value-type="float" office:value="0" calcext:value-type="float">
            <text:p>0</text:p>
          </table:table-cell>
          <table:table-cell table:style-name="ce5" table:formula="of:=IF([.$I117]=2;[.$J117];0)" office:value-type="float" office:value="53.6697936210131" calcext:value-type="float">
            <text:p>53.6697936210131</text:p>
          </table:table-cell>
          <table:table-cell table:style-name="ce5" table:formula="of:=IF([.$I117]=3;[.$J11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41:07.992" calcext:value-type="date">
            <text:p>3/11/2015 19:41:08</text:p>
          </table:table-cell>
          <table:table-cell table:style-name="ce4" office:value-type="float" office:value="883" calcext:value-type="float">
            <text:p>883</text:p>
          </table:table-cell>
          <table:table-cell table:style-name="ce5" office:value-type="float" office:value="52.04" calcext:value-type="float">
            <text:p>52.04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18]=1;([.$C118]- 1.81)/1.0638; IF([.$I118]=2; ([.$C118]+5.172)/1.066; ([.$C118]-2.27)/0.941 ))" office:value-type="float" office:value="52.8905419766206" calcext:value-type="float">
            <text:p>52.89</text:p>
          </table:table-cell>
          <table:table-cell table:style-name="ce7" office:value-type="string" calcext:value-type="string">
            <text:p>Ankur </text:p>
          </table:table-cell>
          <table:table-cell table:style-name="ce5"/>
          <table:table-cell table:style-name="ce7"/>
          <table:table-cell table:style-name="ce5" table:formula="of:=IF([.$I118]=1;[.$J118];0)" office:value-type="float" office:value="0" calcext:value-type="float">
            <text:p>0</text:p>
          </table:table-cell>
          <table:table-cell table:style-name="ce5" table:formula="of:=IF([.$I118]=2;[.$J118];0)" office:value-type="float" office:value="0" calcext:value-type="float">
            <text:p>0</text:p>
          </table:table-cell>
          <table:table-cell table:style-name="ce5" table:formula="of:=IF([.$I118]=3;[.$J118];0)" office:value-type="float" office:value="52.8905419766206" calcext:value-type="float">
            <text:p>52.890541976620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1:58:11.814" calcext:value-type="date">
            <text:p>3/15/2015 11:58:12</text:p>
          </table:table-cell>
          <table:table-cell table:style-name="ce4" office:value-type="float" office:value="916" calcext:value-type="float">
            <text:p>916</text:p>
          </table:table-cell>
          <table:table-cell table:style-name="ce5" office:value-type="float" office:value="51.8" calcext:value-type="float">
            <text:p>51.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19]=1;([.$C119]- 1.81)/1.0638; IF([.$I119]=2; ([.$C119]+5.172)/1.066; ([.$C119]-2.27)/0.941 ))" office:value-type="float" office:value="53.4446529080675" calcext:value-type="float">
            <text:p>53.44</text:p>
          </table:table-cell>
          <table:table-cell table:style-name="ce7" office:value-type="string" calcext:value-type="string">
            <text:p>ujjwal saini</text:p>
          </table:table-cell>
          <table:table-cell table:style-name="ce5" office:value-type="float" office:value="675" calcext:value-type="float">
            <text:p>675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119]=1;[.$J119];0)" office:value-type="float" office:value="0" calcext:value-type="float">
            <text:p>0</text:p>
          </table:table-cell>
          <table:table-cell table:style-name="ce5" table:formula="of:=IF([.$I119]=2;[.$J119];0)" office:value-type="float" office:value="53.4446529080675" calcext:value-type="float">
            <text:p>53.4446529080675</text:p>
          </table:table-cell>
          <table:table-cell table:style-name="ce5" table:formula="of:=IF([.$I119]=3;[.$J11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3:01:44.978001" calcext:value-type="date">
            <text:p>3/12/2015 3:01:45</text:p>
          </table:table-cell>
          <table:table-cell table:style-name="ce4" office:value-type="float" office:value="932" calcext:value-type="float">
            <text:p>932</text:p>
          </table:table-cell>
          <table:table-cell table:style-name="ce5" office:value-type="float" office:value="51.97" calcext:value-type="float">
            <text:p>51.9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zeal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20]=1;([.$C120]- 1.81)/1.0638; IF([.$I120]=2; ([.$C120]+5.172)/1.066; ([.$C120]-2.27)/0.941 ))" office:value-type="float" office:value="53.6041275797373" calcext:value-type="float">
            <text:p>53.60</text:p>
          </table:table-cell>
          <table:table-cell table:style-name="ce7" office:value-type="string" calcext:value-type="string">
            <text:p>ajay</text:p>
          </table:table-cell>
          <table:table-cell table:style-name="ce5" office:value-type="float" office:value="630" calcext:value-type="float">
            <text:p>630</text:p>
          </table:table-cell>
          <table:table-cell table:style-name="ce7"/>
          <table:table-cell table:style-name="ce5" table:formula="of:=IF([.$I120]=1;[.$J120];0)" office:value-type="float" office:value="0" calcext:value-type="float">
            <text:p>0</text:p>
          </table:table-cell>
          <table:table-cell table:style-name="ce5" table:formula="of:=IF([.$I120]=2;[.$J120];0)" office:value-type="float" office:value="53.6041275797373" calcext:value-type="float">
            <text:p>53.6041275797373</text:p>
          </table:table-cell>
          <table:table-cell table:style-name="ce5" table:formula="of:=IF([.$I120]=3;[.$J12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4:56:24.03" calcext:value-type="date">
            <text:p>3/12/2015 4:56:24</text:p>
          </table:table-cell>
          <table:table-cell table:style-name="ce4" office:value-type="float" office:value="981" calcext:value-type="float">
            <text:p>981</text:p>
          </table:table-cell>
          <table:table-cell table:style-name="ce5" office:value-type="float" office:value="51.21" calcext:value-type="float">
            <text:p>51.21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21]=1;([.$C121]- 1.81)/1.0638; IF([.$I121]=2; ([.$C121]+5.172)/1.066; ([.$C121]-2.27)/0.941 ))" office:value-type="float" office:value="52.0085015940489" calcext:value-type="float">
            <text:p>52.01</text:p>
          </table:table-cell>
          <table:table-cell table:style-name="ce7" office:value-type="string" calcext:value-type="string">
            <text:p>kuntamukkala s manyam</text:p>
          </table:table-cell>
          <table:table-cell table:style-name="ce5" office:value-type="float" office:value="668" calcext:value-type="float">
            <text:p>668</text:p>
          </table:table-cell>
          <table:table-cell table:style-name="ce7"/>
          <table:table-cell table:style-name="ce5" table:formula="of:=IF([.$I121]=1;[.$J121];0)" office:value-type="float" office:value="0" calcext:value-type="float">
            <text:p>0</text:p>
          </table:table-cell>
          <table:table-cell table:style-name="ce5" table:formula="of:=IF([.$I121]=2;[.$J121];0)" office:value-type="float" office:value="0" calcext:value-type="float">
            <text:p>0</text:p>
          </table:table-cell>
          <table:table-cell table:style-name="ce5" table:formula="of:=IF([.$I121]=3;[.$J121];0)" office:value-type="float" office:value="52.0085015940489" calcext:value-type="float">
            <text:p>52.0085015940489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9T10:29:57.578" calcext:value-type="date">
            <text:p>3/19/2015 10:29:58</text:p>
          </table:table-cell>
          <table:table-cell table:style-name="ce4" office:value-type="float" office:value="981" calcext:value-type="float">
            <text:p>981</text:p>
          </table:table-cell>
          <table:table-cell table:style-name="ce5" office:value-type="float" office:value="51.21" calcext:value-type="float">
            <text:p>51.21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22]=1;([.$C122]- 1.81)/1.0638; IF([.$I122]=2; ([.$C122]+5.172)/1.066; ([.$C122]-2.27)/0.941 ))" office:value-type="float" office:value="52.0085015940489" calcext:value-type="float">
            <text:p>52.01</text:p>
          </table:table-cell>
          <table:table-cell table:style-name="ce7" office:value-type="string" calcext:value-type="string">
            <text:p>Rahul</text:p>
          </table:table-cell>
          <table:table-cell table:style-name="ce5" office:value-type="float" office:value="668" calcext:value-type="float">
            <text:p>66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22]=1;[.$J122];0)" office:value-type="float" office:value="0" calcext:value-type="float">
            <text:p>0</text:p>
          </table:table-cell>
          <table:table-cell table:style-name="ce5" table:formula="of:=IF([.$I122]=2;[.$J122];0)" office:value-type="float" office:value="0" calcext:value-type="float">
            <text:p>0</text:p>
          </table:table-cell>
          <table:table-cell table:style-name="ce5" table:formula="of:=IF([.$I122]=3;[.$J122];0)" office:value-type="float" office:value="52.0085015940489" calcext:value-type="float">
            <text:p>52.0085015940489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4:27:20.691" calcext:value-type="date">
            <text:p>3/12/2015 14:27:21</text:p>
          </table:table-cell>
          <table:table-cell table:style-name="ce4" office:value-type="float" office:value="983" calcext:value-type="float">
            <text:p>983</text:p>
          </table:table-cell>
          <table:table-cell table:style-name="ce5" office:value-type="float" office:value="51.16" calcext:value-type="float">
            <text:p>51.1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23]=1;([.$C123]- 1.81)/1.0638; IF([.$I123]=2; ([.$C123]+5.172)/1.066; ([.$C123]-2.27)/0.941 ))" office:value-type="float" office:value="52.844277673546" calcext:value-type="float">
            <text:p>52.84</text:p>
          </table:table-cell>
          <table:table-cell table:style-name="ce7" office:value-type="string" calcext:value-type="string">
            <text:p>Prabhjot Singh</text:p>
          </table:table-cell>
          <table:table-cell table:style-name="ce5" office:value-type="float" office:value="663" calcext:value-type="float">
            <text:p>663</text:p>
          </table:table-cell>
          <table:table-cell table:style-name="ce7"/>
          <table:table-cell table:style-name="ce5" table:formula="of:=IF([.$I123]=1;[.$J123];0)" office:value-type="float" office:value="0" calcext:value-type="float">
            <text:p>0</text:p>
          </table:table-cell>
          <table:table-cell table:style-name="ce5" table:formula="of:=IF([.$I123]=2;[.$J123];0)" office:value-type="float" office:value="52.844277673546" calcext:value-type="float">
            <text:p>52.844277673546</text:p>
          </table:table-cell>
          <table:table-cell table:style-name="ce5" table:formula="of:=IF([.$I123]=3;[.$J12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5:56:28.326" calcext:value-type="date">
            <text:p>3/12/2015 5:56:28</text:p>
          </table:table-cell>
          <table:table-cell table:style-name="ce4" office:value-type="float" office:value="1003" calcext:value-type="float">
            <text:p>1003</text:p>
          </table:table-cell>
          <table:table-cell table:style-name="ce5" office:value-type="float" office:value="50.97" calcext:value-type="float">
            <text:p>50.9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 SAKE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24]=1;([.$C124]- 1.81)/1.0638; IF([.$I124]=2; ([.$C124]+5.172)/1.066; ([.$C124]-2.27)/0.941 ))" office:value-type="float" office:value="52.6660412757974" calcext:value-type="float">
            <text:p>52.67</text:p>
          </table:table-cell>
          <table:table-cell table:style-name="ce7"/>
          <table:table-cell table:style-name="ce5" office:value-type="float" office:value="665" calcext:value-type="float">
            <text:p>665</text:p>
          </table:table-cell>
          <table:table-cell table:style-name="ce7"/>
          <table:table-cell table:style-name="ce5" table:formula="of:=IF([.$I124]=1;[.$J124];0)" office:value-type="float" office:value="0" calcext:value-type="float">
            <text:p>0</text:p>
          </table:table-cell>
          <table:table-cell table:style-name="ce5" table:formula="of:=IF([.$I124]=2;[.$J124];0)" office:value-type="float" office:value="52.6660412757974" calcext:value-type="float">
            <text:p>52.6660412757974</text:p>
          </table:table-cell>
          <table:table-cell table:style-name="ce5" table:formula="of:=IF([.$I124]=3;[.$J12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9T10:27:35.532" calcext:value-type="date">
            <text:p>3/19/2015 10:27:36</text:p>
          </table:table-cell>
          <table:table-cell table:style-name="ce4" office:value-type="float" office:value="1003" calcext:value-type="float">
            <text:p>1003</text:p>
          </table:table-cell>
          <table:table-cell table:style-name="ce5" office:value-type="float" office:value="50.97" calcext:value-type="float">
            <text:p>50.9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25]=1;([.$C125]- 1.81)/1.0638; IF([.$I125]=2; ([.$C125]+5.172)/1.066; ([.$C125]-2.27)/0.941 ))" office:value-type="float" office:value="52.6660412757974" calcext:value-type="float">
            <text:p>52.67</text:p>
          </table:table-cell>
          <table:table-cell table:style-name="ce7" office:value-type="string" calcext:value-type="string">
            <text:p>Udbhav</text:p>
          </table:table-cell>
          <table:table-cell table:style-name="ce5" office:value-type="float" office:value="665" calcext:value-type="float">
            <text:p>665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25]=1;[.$J125];0)" office:value-type="float" office:value="0" calcext:value-type="float">
            <text:p>0</text:p>
          </table:table-cell>
          <table:table-cell table:style-name="ce5" table:formula="of:=IF([.$I125]=2;[.$J125];0)" office:value-type="float" office:value="52.6660412757974" calcext:value-type="float">
            <text:p>52.6660412757974</text:p>
          </table:table-cell>
          <table:table-cell table:style-name="ce5" table:formula="of:=IF([.$I125]=3;[.$J12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5-13T15:02:57.338" calcext:value-type="date">
            <text:p>5/13/2015 15:02:57</text:p>
          </table:table-cell>
          <table:table-cell table:style-name="ce4" office:value-type="float" office:value="1021" calcext:value-type="float">
            <text:p>1021</text:p>
          </table:table-cell>
          <table:table-cell table:style-name="ce5" office:value-type="float" office:value="50.9" calcext:value-type="float">
            <text:p>50.9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5" office:value-type="string" calcext:value-type="string">
            <text:p>Yes</text:p>
          </table:table-cell>
          <table:table-cell/>
          <table:table-cell table:style-name="ce11" table:formula="of:=IF([.$I126]=1;([.$C126]- 1.81)/1.0638; IF([.$I126]=2; ([.$C126]+5.172)/1.066; ([.$C126]-2.27)/0.941 ))" office:value-type="float" office:value="51.6790648246546" calcext:value-type="float">
            <text:p>51.68</text:p>
          </table:table-cell>
          <table:table-cell table:style-name="ce7" office:value-type="string" calcext:value-type="string">
            <text:p>Vinod Chettri</text:p>
          </table:table-cell>
          <table:table-cell table:style-name="ce5" office:value-type="float" office:value="664" calcext:value-type="float">
            <text:p>664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126]=1;[.$J126];0)" office:value-type="float" office:value="0" calcext:value-type="float">
            <text:p>0</text:p>
          </table:table-cell>
          <table:table-cell table:style-name="ce5" table:formula="of:=IF([.$I126]=2;[.$J126];0)" office:value-type="float" office:value="0" calcext:value-type="float">
            <text:p>0</text:p>
          </table:table-cell>
          <table:table-cell table:style-name="ce5" table:formula="of:=IF([.$I126]=3;[.$J12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09:33.329999" calcext:value-type="date">
            <text:p>3/11/2015 17:09:33</text:p>
          </table:table-cell>
          <table:table-cell table:style-name="ce4" office:value-type="float" office:value="1048" calcext:value-type="float">
            <text:p>1048</text:p>
          </table:table-cell>
          <table:table-cell table:style-name="ce5" office:value-type="float" office:value="50.27" calcext:value-type="float">
            <text:p>50.2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27]=1;([.$C127]- 1.81)/1.0638; IF([.$I127]=2; ([.$C127]+5.172)/1.066; ([.$C127]-2.27)/0.941 ))" office:value-type="float" office:value="52.0093808630394" calcext:value-type="float">
            <text:p>52.01</text:p>
          </table:table-cell>
          <table:table-cell table:style-name="ce7" office:value-type="string" calcext:value-type="string">
            <text:p>Sushant</text:p>
          </table:table-cell>
          <table:table-cell table:style-name="ce5"/>
          <table:table-cell table:style-name="ce7"/>
          <table:table-cell table:style-name="ce5" table:formula="of:=IF([.$I127]=1;[.$J127];0)" office:value-type="float" office:value="0" calcext:value-type="float">
            <text:p>0</text:p>
          </table:table-cell>
          <table:table-cell table:style-name="ce5" table:formula="of:=IF([.$I127]=2;[.$J127];0)" office:value-type="float" office:value="52.0093808630394" calcext:value-type="float">
            <text:p>52.0093808630394</text:p>
          </table:table-cell>
          <table:table-cell table:style-name="ce5" table:formula="of:=IF([.$I127]=3;[.$J12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40:12.407" calcext:value-type="date">
            <text:p>3/11/2015 19:40:12</text:p>
          </table:table-cell>
          <table:table-cell table:style-name="ce4" office:value-type="float" office:value="1048" calcext:value-type="float">
            <text:p>1048</text:p>
          </table:table-cell>
          <table:table-cell table:style-name="ce5" office:value-type="float" office:value="50.61" calcext:value-type="float">
            <text:p>50.6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Private home tutor who got 3051 rank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28]=1;([.$C128]- 1.81)/1.0638; IF([.$I128]=2; ([.$C128]+5.172)/1.066; ([.$C128]-2.27)/0.941 ))" office:value-type="float" office:value="52.328330206379" calcext:value-type="float">
            <text:p>52.33</text:p>
          </table:table-cell>
          <table:table-cell table:style-name="ce7" office:value-type="string" calcext:value-type="string">
            <text:p>Nishant Pai</text:p>
          </table:table-cell>
          <table:table-cell table:style-name="ce5"/>
          <table:table-cell table:style-name="ce7"/>
          <table:table-cell table:style-name="ce5" table:formula="of:=IF([.$I128]=1;[.$J128];0)" office:value-type="float" office:value="0" calcext:value-type="float">
            <text:p>0</text:p>
          </table:table-cell>
          <table:table-cell table:style-name="ce5" table:formula="of:=IF([.$I128]=2;[.$J128];0)" office:value-type="float" office:value="52.328330206379" calcext:value-type="float">
            <text:p>52.328330206379</text:p>
          </table:table-cell>
          <table:table-cell table:style-name="ce5" table:formula="of:=IF([.$I128]=3;[.$J12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7-11T20:38:00.61" calcext:value-type="date">
            <text:p>7/11/2015 20:38:01</text:p>
          </table:table-cell>
          <table:table-cell table:style-name="ce4" office:value-type="float" office:value="1048" calcext:value-type="float">
            <text:p>1048</text:p>
          </table:table-cell>
          <table:table-cell table:style-name="ce5" office:value-type="float" office:value="50.61" calcext:value-type="float">
            <text:p>50.61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29]=1;([.$C129]- 1.81)/1.0638; IF([.$I129]=2; ([.$C129]+5.172)/1.066; ([.$C129]-2.27)/0.941 ))" office:value-type="float" office:value="52.328330206379" calcext:value-type="float">
            <text:p>52.33</text:p>
          </table:table-cell>
          <table:table-cell table:style-name="ce7" office:value-type="string" calcext:value-type="string">
            <text:p>Sushant Sharma</text:p>
          </table:table-cell>
          <table:table-cell table:style-name="ce5" office:value-type="float" office:value="660" calcext:value-type="float">
            <text:p>660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29]=1;[.$J129];0)" office:value-type="float" office:value="0" calcext:value-type="float">
            <text:p>0</text:p>
          </table:table-cell>
          <table:table-cell table:style-name="ce5" table:formula="of:=IF([.$I129]=2;[.$J129];0)" office:value-type="float" office:value="52.328330206379" calcext:value-type="float">
            <text:p>52.328330206379</text:p>
          </table:table-cell>
          <table:table-cell table:style-name="ce5" table:formula="of:=IF([.$I129]=3;[.$J12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6:56:47.956" calcext:value-type="date">
            <text:p>6/6/2015 6:56:48</text:p>
          </table:table-cell>
          <table:table-cell table:style-name="ce4" office:value-type="float" office:value="1066" calcext:value-type="float">
            <text:p>1066</text:p>
          </table:table-cell>
          <table:table-cell table:style-name="ce5" office:value-type="float" office:value="51.58" calcext:value-type="float">
            <text:p>51.5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academ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30]=1;([.$C130]- 1.81)/1.0638; IF([.$I130]=2; ([.$C130]+5.172)/1.066; ([.$C130]-2.27)/0.941 ))" office:value-type="float" office:value="53.2382739212008" calcext:value-type="float">
            <text:p>53.24</text:p>
          </table:table-cell>
          <table:table-cell table:style-name="ce7" office:value-type="string" calcext:value-type="string">
            <text:p>deepak sharma</text:p>
          </table:table-cell>
          <table:table-cell table:style-name="ce5" office:value-type="float" office:value="660" calcext:value-type="float">
            <text:p>660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130]=1;[.$J130];0)" office:value-type="float" office:value="0" calcext:value-type="float">
            <text:p>0</text:p>
          </table:table-cell>
          <table:table-cell table:style-name="ce5" table:formula="of:=IF([.$I130]=2;[.$J130];0)" office:value-type="float" office:value="53.2382739212008" calcext:value-type="float">
            <text:p>53.2382739212008</text:p>
          </table:table-cell>
          <table:table-cell table:style-name="ce5" table:formula="of:=IF([.$I130]=3;[.$J13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24:26.639001" calcext:value-type="date">
            <text:p>3/11/2015 17:24:27</text:p>
          </table:table-cell>
          <table:table-cell table:style-name="ce4" office:value-type="float" office:value="1083" calcext:value-type="float">
            <text:p>1083</text:p>
          </table:table-cell>
          <table:table-cell table:style-name="ce5" office:value-type="float" office:value="50.27" calcext:value-type="float">
            <text:p>50.2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31]=1;([.$C131]- 1.81)/1.0638; IF([.$I131]=2; ([.$C131]+5.172)/1.066; ([.$C131]-2.27)/0.941 ))" office:value-type="float" office:value="51.009564293305" calcext:value-type="float">
            <text:p>51.01</text:p>
          </table:table-cell>
          <table:table-cell table:style-name="ce7" office:value-type="string" calcext:value-type="string">
            <text:p><text:s/>Sankaranarayanan P N</text:p>
          </table:table-cell>
          <table:table-cell table:style-name="ce5"/>
          <table:table-cell table:style-name="ce7"/>
          <table:table-cell table:style-name="ce5" table:formula="of:=IF([.$I131]=1;[.$J131];0)" office:value-type="float" office:value="0" calcext:value-type="float">
            <text:p>0</text:p>
          </table:table-cell>
          <table:table-cell table:style-name="ce5" table:formula="of:=IF([.$I131]=2;[.$J131];0)" office:value-type="float" office:value="0" calcext:value-type="float">
            <text:p>0</text:p>
          </table:table-cell>
          <table:table-cell table:style-name="ce5" table:formula="of:=IF([.$I131]=3;[.$J131];0)" office:value-type="float" office:value="51.009564293305" calcext:value-type="float">
            <text:p>51.00956429330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0:47:35.718" calcext:value-type="date">
            <text:p>3/11/2015 20:47:36</text:p>
          </table:table-cell>
          <table:table-cell table:style-name="ce4" office:value-type="float" office:value="1083" calcext:value-type="float">
            <text:p>1083</text:p>
          </table:table-cell>
          <table:table-cell table:style-name="ce5" office:value-type="float" office:value="50.27" calcext:value-type="float">
            <text:p>50.2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UR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32]=1;([.$C132]- 1.81)/1.0638; IF([.$I132]=2; ([.$C132]+5.172)/1.066; ([.$C132]-2.27)/0.941 ))" office:value-type="float" office:value="51.009564293305" calcext:value-type="float">
            <text:p>51.01</text:p>
          </table:table-cell>
          <table:table-cell table:style-name="ce7" office:value-type="string" calcext:value-type="string">
            <text:p>Amit</text:p>
          </table:table-cell>
          <table:table-cell table:style-name="ce5"/>
          <table:table-cell table:style-name="ce7"/>
          <table:table-cell table:style-name="ce5" table:formula="of:=IF([.$I132]=1;[.$J132];0)" office:value-type="float" office:value="0" calcext:value-type="float">
            <text:p>0</text:p>
          </table:table-cell>
          <table:table-cell table:style-name="ce5" table:formula="of:=IF([.$I132]=2;[.$J132];0)" office:value-type="float" office:value="0" calcext:value-type="float">
            <text:p>0</text:p>
          </table:table-cell>
          <table:table-cell table:style-name="ce5" table:formula="of:=IF([.$I132]=3;[.$J132];0)" office:value-type="float" office:value="51.009564293305" calcext:value-type="float">
            <text:p>51.00956429330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6:59:46.875999" calcext:value-type="date">
            <text:p>3/12/2015 6:59:47</text:p>
          </table:table-cell>
          <table:table-cell table:style-name="ce4" office:value-type="float" office:value="1083" calcext:value-type="float">
            <text:p>1083</text:p>
          </table:table-cell>
          <table:table-cell table:style-name="ce5" office:value-type="float" office:value="50.27" calcext:value-type="float">
            <text:p>50.27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Ravula eclasse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33]=1;([.$C133]- 1.81)/1.0638; IF([.$I133]=2; ([.$C133]+5.172)/1.066; ([.$C133]-2.27)/0.941 ))" office:value-type="float" office:value="51.009564293305" calcext:value-type="float">
            <text:p>51.01</text:p>
          </table:table-cell>
          <table:table-cell table:style-name="ce7" office:value-type="string" calcext:value-type="string">
            <text:p>Subhadra Nanda</text:p>
          </table:table-cell>
          <table:table-cell table:style-name="ce5" office:value-type="float" office:value="656" calcext:value-type="float">
            <text:p>656</text:p>
          </table:table-cell>
          <table:table-cell table:style-name="ce7"/>
          <table:table-cell table:style-name="ce5" table:formula="of:=IF([.$I133]=1;[.$J133];0)" office:value-type="float" office:value="0" calcext:value-type="float">
            <text:p>0</text:p>
          </table:table-cell>
          <table:table-cell table:style-name="ce5" table:formula="of:=IF([.$I133]=2;[.$J133];0)" office:value-type="float" office:value="0" calcext:value-type="float">
            <text:p>0</text:p>
          </table:table-cell>
          <table:table-cell table:style-name="ce5" table:formula="of:=IF([.$I133]=3;[.$J133];0)" office:value-type="float" office:value="51.009564293305" calcext:value-type="float">
            <text:p>51.00956429330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6T05:42:33.242" calcext:value-type="date">
            <text:p>3/16/2015 5:42:33</text:p>
          </table:table-cell>
          <table:table-cell table:style-name="ce4" office:value-type="float" office:value="1083" calcext:value-type="float">
            <text:p>1083</text:p>
          </table:table-cell>
          <table:table-cell table:style-name="ce5" office:value-type="float" office:value="50.27" calcext:value-type="float">
            <text:p>50.2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34]=1;([.$C134]- 1.81)/1.0638; IF([.$I134]=2; ([.$C134]+5.172)/1.066; ([.$C134]-2.27)/0.941 ))" office:value-type="float" office:value="51.009564293305" calcext:value-type="float">
            <text:p>51.01</text:p>
          </table:table-cell>
          <table:table-cell table:style-name="ce7" office:value-type="string" calcext:value-type="string">
            <text:p>Dharam</text:p>
          </table:table-cell>
          <table:table-cell table:style-name="ce5" office:value-type="float" office:value="656" calcext:value-type="float">
            <text:p>656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34]=1;[.$J134];0)" office:value-type="float" office:value="0" calcext:value-type="float">
            <text:p>0</text:p>
          </table:table-cell>
          <table:table-cell table:style-name="ce5" table:formula="of:=IF([.$I134]=2;[.$J134];0)" office:value-type="float" office:value="0" calcext:value-type="float">
            <text:p>0</text:p>
          </table:table-cell>
          <table:table-cell table:style-name="ce5" table:formula="of:=IF([.$I134]=3;[.$J134];0)" office:value-type="float" office:value="51.009564293305" calcext:value-type="float">
            <text:p>51.00956429330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11:01.458" calcext:value-type="date">
            <text:p>3/11/2015 17:11:01</text:p>
          </table:table-cell>
          <table:table-cell table:style-name="ce4" office:value-type="float" office:value="1118" calcext:value-type="float">
            <text:p>1118</text:p>
          </table:table-cell>
          <table:table-cell table:style-name="ce5" office:value-type="float" office:value="50.03" calcext:value-type="float">
            <text:p>50.0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35]=1;([.$C135]- 1.81)/1.0638; IF([.$I135]=2; ([.$C135]+5.172)/1.066; ([.$C135]-2.27)/0.941 ))" office:value-type="float" office:value="45.3280691859372" calcext:value-type="float">
            <text:p>45.33</text:p>
          </table:table-cell>
          <table:table-cell table:style-name="ce7" office:value-type="string" calcext:value-type="string">
            <text:p>Palash Nandi</text:p>
          </table:table-cell>
          <table:table-cell table:style-name="ce5"/>
          <table:table-cell table:style-name="ce7"/>
          <table:table-cell table:style-name="ce5" table:formula="of:=IF([.$I135]=1;[.$J135];0)" office:value-type="float" office:value="45.3280691859372" calcext:value-type="float">
            <text:p>45.3280691859372</text:p>
          </table:table-cell>
          <table:table-cell table:style-name="ce5" table:formula="of:=IF([.$I135]=2;[.$J135];0)" office:value-type="float" office:value="0" calcext:value-type="float">
            <text:p>0</text:p>
          </table:table-cell>
          <table:table-cell table:style-name="ce5" table:formula="of:=IF([.$I135]=3;[.$J13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5:12:38.415" calcext:value-type="date">
            <text:p>3/12/2015 5:12:38</text:p>
          </table:table-cell>
          <table:table-cell table:style-name="ce4" office:value-type="float" office:value="1166" calcext:value-type="float">
            <text:p>1166</text:p>
          </table:table-cell>
          <table:table-cell table:style-name="ce5" office:value-type="float" office:value="49.67" calcext:value-type="float">
            <text:p>49.6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 Academy, ABIDS, Hyderaba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36]=1;([.$C136]- 1.81)/1.0638; IF([.$I136]=2; ([.$C136]+5.172)/1.066; ([.$C136]-2.27)/0.941 ))" office:value-type="float" office:value="44.9896597104719" calcext:value-type="float">
            <text:p>44.99</text:p>
          </table:table-cell>
          <table:table-cell table:style-name="ce7" office:value-type="string" calcext:value-type="string">
            <text:p>Manoj</text:p>
          </table:table-cell>
          <table:table-cell table:style-name="ce5" office:value-type="float" office:value="649" calcext:value-type="float">
            <text:p>649</text:p>
          </table:table-cell>
          <table:table-cell table:style-name="ce7"/>
          <table:table-cell table:style-name="ce5" table:formula="of:=IF([.$I136]=1;[.$J136];0)" office:value-type="float" office:value="44.9896597104719" calcext:value-type="float">
            <text:p>44.9896597104719</text:p>
          </table:table-cell>
          <table:table-cell table:style-name="ce5" table:formula="of:=IF([.$I136]=2;[.$J136];0)" office:value-type="float" office:value="0" calcext:value-type="float">
            <text:p>0</text:p>
          </table:table-cell>
          <table:table-cell table:style-name="ce5" table:formula="of:=IF([.$I136]=3;[.$J13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0:50:32.981" calcext:value-type="date">
            <text:p>3/12/2015 10:50:33</text:p>
          </table:table-cell>
          <table:table-cell table:style-name="ce4" office:value-type="float" office:value="1195" calcext:value-type="float">
            <text:p>1195</text:p>
          </table:table-cell>
          <table:table-cell table:style-name="ce5" office:value-type="float" office:value="49.54" calcext:value-type="float">
            <text:p>49.5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37]=1;([.$C137]- 1.81)/1.0638; IF([.$I137]=2; ([.$C137]+5.172)/1.066; ([.$C137]-2.27)/0.941 ))" office:value-type="float" office:value="51.3245778611632" calcext:value-type="float">
            <text:p>51.32</text:p>
          </table:table-cell>
          <table:table-cell table:style-name="ce7" office:value-type="string" calcext:value-type="string">
            <text:p>jitendra bafna</text:p>
          </table:table-cell>
          <table:table-cell table:style-name="ce5" office:value-type="float" office:value="647" calcext:value-type="float">
            <text:p>647</text:p>
          </table:table-cell>
          <table:table-cell table:style-name="ce7"/>
          <table:table-cell table:style-name="ce5" table:formula="of:=IF([.$I137]=1;[.$J137];0)" office:value-type="float" office:value="0" calcext:value-type="float">
            <text:p>0</text:p>
          </table:table-cell>
          <table:table-cell table:style-name="ce5" table:formula="of:=IF([.$I137]=2;[.$J137];0)" office:value-type="float" office:value="51.3245778611632" calcext:value-type="float">
            <text:p>51.3245778611632</text:p>
          </table:table-cell>
          <table:table-cell table:style-name="ce5" table:formula="of:=IF([.$I137]=3;[.$J13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7:23:27.466" calcext:value-type="date">
            <text:p>3/15/2015 7:23:27</text:p>
          </table:table-cell>
          <table:table-cell table:style-name="ce4" office:value-type="float" office:value="1195" calcext:value-type="float">
            <text:p>1195</text:p>
          </table:table-cell>
          <table:table-cell table:style-name="ce5" office:value-type="float" office:value="49.54" calcext:value-type="float">
            <text:p>49.54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38]=1;([.$C138]- 1.81)/1.0638; IF([.$I138]=2; ([.$C138]+5.172)/1.066; ([.$C138]-2.27)/0.941 ))" office:value-type="float" office:value="51.3245778611632" calcext:value-type="float">
            <text:p>51.32</text:p>
          </table:table-cell>
          <table:table-cell table:style-name="ce7" office:value-type="string" calcext:value-type="string">
            <text:p>Akshay Jain</text:p>
          </table:table-cell>
          <table:table-cell table:style-name="ce5" office:value-type="float" office:value="647" calcext:value-type="float">
            <text:p>647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38]=1;[.$J138];0)" office:value-type="float" office:value="0" calcext:value-type="float">
            <text:p>0</text:p>
          </table:table-cell>
          <table:table-cell table:style-name="ce5" table:formula="of:=IF([.$I138]=2;[.$J138];0)" office:value-type="float" office:value="51.3245778611632" calcext:value-type="float">
            <text:p>51.3245778611632</text:p>
          </table:table-cell>
          <table:table-cell table:style-name="ce5" table:formula="of:=IF([.$I138]=3;[.$J13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11:07.72" calcext:value-type="date">
            <text:p>3/11/2015 17:11:08</text:p>
          </table:table-cell>
          <table:table-cell table:style-name="ce4" office:value-type="float" office:value="1238" calcext:value-type="float">
            <text:p>1238</text:p>
          </table:table-cell>
          <table:table-cell table:style-name="ce5" office:value-type="float" office:value="49.19" calcext:value-type="float">
            <text:p>49.1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babu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39]=1;([.$C139]- 1.81)/1.0638; IF([.$I139]=2; ([.$C139]+5.172)/1.066; ([.$C139]-2.27)/0.941 ))" office:value-type="float" office:value="50.9962476547842" calcext:value-type="float">
            <text:p>51.00</text:p>
          </table:table-cell>
          <table:table-cell table:style-name="ce7" office:value-type="string" calcext:value-type="string">
            <text:p>haroon</text:p>
          </table:table-cell>
          <table:table-cell table:style-name="ce5"/>
          <table:table-cell table:style-name="ce7"/>
          <table:table-cell table:style-name="ce5" table:formula="of:=IF([.$I139]=1;[.$J139];0)" office:value-type="float" office:value="0" calcext:value-type="float">
            <text:p>0</text:p>
          </table:table-cell>
          <table:table-cell table:style-name="ce5" table:formula="of:=IF([.$I139]=2;[.$J139];0)" office:value-type="float" office:value="50.9962476547842" calcext:value-type="float">
            <text:p>50.9962476547842</text:p>
          </table:table-cell>
          <table:table-cell table:style-name="ce5" table:formula="of:=IF([.$I139]=3;[.$J13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9T09:51:05.746001" calcext:value-type="date">
            <text:p>3/19/2015 9:51:06</text:p>
          </table:table-cell>
          <table:table-cell table:style-name="ce4" office:value-type="float" office:value="1238" calcext:value-type="float">
            <text:p>1238</text:p>
          </table:table-cell>
          <table:table-cell table:style-name="ce5" office:value-type="float" office:value="49.19" calcext:value-type="float">
            <text:p>49.1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40]=1;([.$C140]- 1.81)/1.0638; IF([.$I140]=2; ([.$C140]+5.172)/1.066; ([.$C140]-2.27)/0.941 ))" office:value-type="float" office:value="50.9962476547842" calcext:value-type="float">
            <text:p>51.00</text:p>
          </table:table-cell>
          <table:table-cell table:style-name="ce7" office:value-type="string" calcext:value-type="string">
            <text:p>VIVEK</text:p>
          </table:table-cell>
          <table:table-cell table:style-name="ce5" office:value-type="float" office:value="643" calcext:value-type="float">
            <text:p>643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40]=1;[.$J140];0)" office:value-type="float" office:value="0" calcext:value-type="float">
            <text:p>0</text:p>
          </table:table-cell>
          <table:table-cell table:style-name="ce5" table:formula="of:=IF([.$I140]=2;[.$J140];0)" office:value-type="float" office:value="50.9962476547842" calcext:value-type="float">
            <text:p>50.9962476547842</text:p>
          </table:table-cell>
          <table:table-cell table:style-name="ce5" table:formula="of:=IF([.$I140]=3;[.$J14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7-27T12:42:56.457" calcext:value-type="date">
            <text:p>7/27/2015 12:42:56</text:p>
          </table:table-cell>
          <table:table-cell table:style-name="ce5" office:value-type="float" office:value="1238" calcext:value-type="float">
            <text:p>1238</text:p>
          </table:table-cell>
          <table:table-cell table:style-name="ce5" office:value-type="float" office:value="49.19" calcext:value-type="float">
            <text:p>49.1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made easy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7" office:value-type="string" calcext:value-type="string">
            <text:p>karan</text:p>
          </table:table-cell>
          <table:table-cell table:style-name="ce5" office:value-type="float" office:value="643" calcext:value-type="float">
            <text:p>643</text:p>
          </table:table-cell>
          <table:table-cell table:style-name="ce7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5-03-12T16:48:29.571" calcext:value-type="date">
            <text:p>3/12/2015 16:48:30</text:p>
          </table:table-cell>
          <table:table-cell table:style-name="ce4" office:value-type="float" office:value="1238" calcext:value-type="float">
            <text:p>1238</text:p>
          </table:table-cell>
          <table:table-cell table:style-name="ce5" office:value-type="float" office:value="49.19" calcext:value-type="float">
            <text:p>49.1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8" office:value-type="string" calcext:value-type="string">
            <text:p>NA</text:p>
          </table:table-cell>
          <table:table-cell table:number-columns-repeated="2"/>
          <table:table-cell table:style-name="ce11" table:formula="of:=IF([.$I142]=1;([.$C142]- 1.81)/1.0638; IF([.$I142]=2; ([.$C142]+5.172)/1.066; ([.$C142]-2.27)/0.941 ))" office:value-type="float" office:value="49.8618490967056" calcext:value-type="float">
            <text:p>49.86</text:p>
          </table:table-cell>
          <table:table-cell table:style-name="ce7" office:value-type="string" calcext:value-type="string">
            <text:p>Karan</text:p>
          </table:table-cell>
          <table:table-cell table:style-name="ce5" office:value-type="float" office:value="643" calcext:value-type="float">
            <text:p>643</text:p>
          </table:table-cell>
          <table:table-cell table:style-name="ce7"/>
          <table:table-cell table:style-name="ce5" table:formula="of:=IF([.$I142]=1;[.$J142];0)" office:value-type="float" office:value="0" calcext:value-type="float">
            <text:p>0</text:p>
          </table:table-cell>
          <table:table-cell table:style-name="ce5" table:formula="of:=IF([.$I142]=2;[.$J142];0)" office:value-type="float" office:value="0" calcext:value-type="float">
            <text:p>0</text:p>
          </table:table-cell>
          <table:table-cell table:style-name="ce5" table:formula="of:=IF([.$I142]=3;[.$J14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27:28.932" calcext:value-type="date">
            <text:p>3/11/2015 17:27:29</text:p>
          </table:table-cell>
          <table:table-cell table:style-name="ce4" office:value-type="float" office:value="1278" calcext:value-type="float">
            <text:p>1278</text:p>
          </table:table-cell>
          <table:table-cell table:style-name="ce5" office:value-type="float" office:value="48.84" calcext:value-type="float">
            <text:p>48.8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43]=1;([.$C143]- 1.81)/1.0638; IF([.$I143]=2; ([.$C143]+5.172)/1.066; ([.$C143]-2.27)/0.941 ))" office:value-type="float" office:value="50.6679174484052" calcext:value-type="float">
            <text:p>50.67</text:p>
          </table:table-cell>
          <table:table-cell table:style-name="ce7" office:value-type="string" calcext:value-type="string">
            <text:p>vinod kumar</text:p>
          </table:table-cell>
          <table:table-cell table:style-name="ce5"/>
          <table:table-cell table:style-name="ce7"/>
          <table:table-cell table:style-name="ce5" table:formula="of:=IF([.$I143]=1;[.$J143];0)" office:value-type="float" office:value="0" calcext:value-type="float">
            <text:p>0</text:p>
          </table:table-cell>
          <table:table-cell table:style-name="ce5" table:formula="of:=IF([.$I143]=2;[.$J143];0)" office:value-type="float" office:value="50.6679174484052" calcext:value-type="float">
            <text:p>50.6679174484052</text:p>
          </table:table-cell>
          <table:table-cell table:style-name="ce5" table:formula="of:=IF([.$I143]=3;[.$J14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35:06.358" calcext:value-type="date">
            <text:p>3/11/2015 17:35:06</text:p>
          </table:table-cell>
          <table:table-cell table:style-name="ce4" office:value-type="float" office:value="1278" calcext:value-type="float">
            <text:p>1278</text:p>
          </table:table-cell>
          <table:table-cell table:style-name="ce5" office:value-type="float" office:value="48.84" calcext:value-type="float">
            <text:p>48.84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44]=1;([.$C144]- 1.81)/1.0638; IF([.$I144]=2; ([.$C144]+5.172)/1.066; ([.$C144]-2.27)/0.941 ))" office:value-type="float" office:value="50.6679174484052" calcext:value-type="float">
            <text:p>50.67</text:p>
          </table:table-cell>
          <table:table-cell table:style-name="ce7"/>
          <table:table-cell/>
          <table:table-cell table:style-name="ce7"/>
          <table:table-cell table:style-name="ce5" table:formula="of:=IF([.$I144]=1;[.$J144];0)" office:value-type="float" office:value="0" calcext:value-type="float">
            <text:p>0</text:p>
          </table:table-cell>
          <table:table-cell table:style-name="ce5" table:formula="of:=IF([.$I144]=2;[.$J144];0)" office:value-type="float" office:value="50.6679174484052" calcext:value-type="float">
            <text:p>50.6679174484052</text:p>
          </table:table-cell>
          <table:table-cell table:style-name="ce5" table:formula="of:=IF([.$I144]=3;[.$J144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1T18:02:24.811" calcext:value-type="date">
            <text:p>3/11/2015 18:02:25</text:p>
          </table:table-cell>
          <table:table-cell table:style-name="ce4" office:value-type="float" office:value="1278" calcext:value-type="float">
            <text:p>1278</text:p>
          </table:table-cell>
          <table:table-cell table:style-name="ce5" office:value-type="float" office:value="48.84" calcext:value-type="float">
            <text:p>48.8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45]=1;([.$C145]- 1.81)/1.0638; IF([.$I145]=2; ([.$C145]+5.172)/1.066; ([.$C145]-2.27)/0.941 ))" office:value-type="float" office:value="50.6679174484052" calcext:value-type="float">
            <text:p>50.67</text:p>
          </table:table-cell>
          <table:table-cell table:style-name="ce7" office:value-type="string" calcext:value-type="string">
            <text:p>PRIYANKA KUMARI</text:p>
          </table:table-cell>
          <table:table-cell table:style-name="ce5"/>
          <table:table-cell table:style-name="ce7"/>
          <table:table-cell table:style-name="ce5" table:formula="of:=IF([.$I145]=1;[.$J145];0)" office:value-type="float" office:value="0" calcext:value-type="float">
            <text:p>0</text:p>
          </table:table-cell>
          <table:table-cell table:style-name="ce5" table:formula="of:=IF([.$I145]=2;[.$J145];0)" office:value-type="float" office:value="50.6679174484052" calcext:value-type="float">
            <text:p>50.6679174484052</text:p>
          </table:table-cell>
          <table:table-cell table:style-name="ce5" table:formula="of:=IF([.$I145]=3;[.$J14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04:33:02.132" calcext:value-type="date">
            <text:p>3/13/2015 4:33:02</text:p>
          </table:table-cell>
          <table:table-cell table:style-name="ce4" office:value-type="float" office:value="1278" calcext:value-type="float">
            <text:p>1278</text:p>
          </table:table-cell>
          <table:table-cell table:style-name="ce5" office:value-type="float" office:value="48.84" calcext:value-type="float">
            <text:p>48.8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Gateforum ... Dont Join i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46]=1;([.$C146]- 1.81)/1.0638; IF([.$I146]=2; ([.$C146]+5.172)/1.066; ([.$C146]-2.27)/0.941 ))" office:value-type="float" office:value="50.6679174484052" calcext:value-type="float">
            <text:p>50.67</text:p>
          </table:table-cell>
          <table:table-cell table:style-name="ce7"/>
          <table:table-cell table:style-name="ce5" office:value-type="float" office:value="639" calcext:value-type="float">
            <text:p>639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46]=1;[.$J146];0)" office:value-type="float" office:value="0" calcext:value-type="float">
            <text:p>0</text:p>
          </table:table-cell>
          <table:table-cell table:style-name="ce5" table:formula="of:=IF([.$I146]=2;[.$J146];0)" office:value-type="float" office:value="50.6679174484052" calcext:value-type="float">
            <text:p>50.6679174484052</text:p>
          </table:table-cell>
          <table:table-cell table:style-name="ce5" table:formula="of:=IF([.$I146]=3;[.$J14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4:37:19.61" calcext:value-type="date">
            <text:p>3/12/2015 14:37:20</text:p>
          </table:table-cell>
          <table:table-cell table:style-name="ce4" office:value-type="float" office:value="1302" calcext:value-type="float">
            <text:p>1302</text:p>
          </table:table-cell>
          <table:table-cell table:style-name="ce5" office:value-type="float" office:value="48.7" calcext:value-type="float">
            <text:p>48.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8" office:value-type="string" calcext:value-type="string">
            <text:p>N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1" table:formula="of:=IF([.$I147]=1;([.$C147]- 1.81)/1.0638; IF([.$I147]=2; ([.$C147]+5.172)/1.066; ([.$C147]-2.27)/0.941 ))" office:value-type="float" office:value="49.3411264612115" calcext:value-type="float">
            <text:p>49.34</text:p>
          </table:table-cell>
          <table:table-cell table:style-name="ce7" office:value-type="string" calcext:value-type="string">
            <text:p>Ashutosh pandey</text:p>
          </table:table-cell>
          <table:table-cell table:style-name="ce5" office:value-type="float" office:value="637" calcext:value-type="float">
            <text:p>637</text:p>
          </table:table-cell>
          <table:table-cell table:style-name="ce7"/>
          <table:table-cell table:style-name="ce5" table:formula="of:=IF([.$I147]=1;[.$J147];0)" office:value-type="float" office:value="0" calcext:value-type="float">
            <text:p>0</text:p>
          </table:table-cell>
          <table:table-cell table:style-name="ce5" table:formula="of:=IF([.$I147]=2;[.$J147];0)" office:value-type="float" office:value="0" calcext:value-type="float">
            <text:p>0</text:p>
          </table:table-cell>
          <table:table-cell table:style-name="ce5" table:formula="of:=IF([.$I147]=3;[.$J147];0)" office:value-type="float" office:value="49.3411264612115" calcext:value-type="float">
            <text:p>49.341126461211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3:18:51.498" calcext:value-type="date">
            <text:p>3/11/2015 23:18:51</text:p>
          </table:table-cell>
          <table:table-cell table:style-name="ce4" office:value-type="float" office:value="1364" calcext:value-type="float">
            <text:p>1364</text:p>
          </table:table-cell>
          <table:table-cell table:style-name="ce5" office:value-type="float" office:value="48.26" calcext:value-type="float">
            <text:p>48.2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revolution Ch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48]=1;([.$C148]- 1.81)/1.0638; IF([.$I148]=2; ([.$C148]+5.172)/1.066; ([.$C148]-2.27)/0.941 ))" office:value-type="float" office:value="43.6642225982327" calcext:value-type="float">
            <text:p>43.66</text:p>
          </table:table-cell>
          <table:table-cell table:style-name="ce7" office:value-type="string" calcext:value-type="string">
            <text:p>Divya Rani</text:p>
          </table:table-cell>
          <table:table-cell table:style-name="ce5" office:value-type="float" office:value="632" calcext:value-type="float">
            <text:p>632</text:p>
          </table:table-cell>
          <table:table-cell table:style-name="ce7"/>
          <table:table-cell table:style-name="ce5" table:formula="of:=IF([.$I148]=1;[.$J148];0)" office:value-type="float" office:value="43.6642225982327" calcext:value-type="float">
            <text:p>43.6642225982327</text:p>
          </table:table-cell>
          <table:table-cell table:style-name="ce5" table:formula="of:=IF([.$I148]=2;[.$J148];0)" office:value-type="float" office:value="0" calcext:value-type="float">
            <text:p>0</text:p>
          </table:table-cell>
          <table:table-cell table:style-name="ce5" table:formula="of:=IF([.$I148]=3;[.$J14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53:38.137" calcext:value-type="date">
            <text:p>3/11/2015 17:53:38</text:p>
          </table:table-cell>
          <table:table-cell table:style-name="ce4" office:value-type="float" office:value="1383" calcext:value-type="float">
            <text:p>1383</text:p>
          </table:table-cell>
          <table:table-cell table:style-name="ce5" office:value-type="float" office:value="48.12" calcext:value-type="float">
            <text:p>48.1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49]=1;([.$C149]- 1.81)/1.0638; IF([.$I149]=2; ([.$C149]+5.172)/1.066; ([.$C149]-2.27)/0.941 ))" office:value-type="float" office:value="49.9924953095685" calcext:value-type="float">
            <text:p>49.99</text:p>
          </table:table-cell>
          <table:table-cell table:style-name="ce7" office:value-type="string" calcext:value-type="string">
            <text:p>ASHISH</text:p>
          </table:table-cell>
          <table:table-cell table:style-name="ce5"/>
          <table:table-cell table:style-name="ce7"/>
          <table:table-cell table:style-name="ce5" table:formula="of:=IF([.$I149]=1;[.$J149];0)" office:value-type="float" office:value="0" calcext:value-type="float">
            <text:p>0</text:p>
          </table:table-cell>
          <table:table-cell table:style-name="ce5" table:formula="of:=IF([.$I149]=2;[.$J149];0)" office:value-type="float" office:value="49.9924953095685" calcext:value-type="float">
            <text:p>49.9924953095685</text:p>
          </table:table-cell>
          <table:table-cell table:style-name="ce5" table:formula="of:=IF([.$I149]=3;[.$J14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34:43.604" calcext:value-type="date">
            <text:p>3/15/2015 6:34:44</text:p>
          </table:table-cell>
          <table:table-cell table:style-name="ce4" office:value-type="float" office:value="1383" calcext:value-type="float">
            <text:p>1383</text:p>
          </table:table-cell>
          <table:table-cell table:style-name="ce5" office:value-type="float" office:value="48.12" calcext:value-type="float">
            <text:p>48.12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9" office:value-type="string" calcext:value-type="string">
            <text:p><text:a xlink:href="http://eclassbyravindra.com" xlink:type="simple">Eclassbyravindra.com</text:a>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50]=1;([.$C150]- 1.81)/1.0638; IF([.$I150]=2; ([.$C150]+5.172)/1.066; ([.$C150]-2.27)/0.941 ))" office:value-type="float" office:value="49.9924953095685" calcext:value-type="float">
            <text:p>49.99</text:p>
          </table:table-cell>
          <table:table-cell table:style-name="ce7" office:value-type="string" calcext:value-type="string">
            <text:p>Sankarsan Seal </text:p>
          </table:table-cell>
          <table:table-cell table:style-name="ce5" office:value-type="float" office:value="630" calcext:value-type="float">
            <text:p>630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150]=1;[.$J150];0)" office:value-type="float" office:value="0" calcext:value-type="float">
            <text:p>0</text:p>
          </table:table-cell>
          <table:table-cell table:style-name="ce5" table:formula="of:=IF([.$I150]=2;[.$J150];0)" office:value-type="float" office:value="49.9924953095685" calcext:value-type="float">
            <text:p>49.9924953095685</text:p>
          </table:table-cell>
          <table:table-cell table:style-name="ce5" table:formula="of:=IF([.$I150]=3;[.$J15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9:28:26.943" calcext:value-type="date">
            <text:p>3/12/2015 19:28:27</text:p>
          </table:table-cell>
          <table:table-cell table:style-name="ce4" office:value-type="float" office:value="1402" calcext:value-type="float">
            <text:p>1402</text:p>
          </table:table-cell>
          <table:table-cell table:style-name="ce5" office:value-type="float" office:value="48.08" calcext:value-type="float">
            <text:p>48.0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 engg academ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51]=1;([.$C151]- 1.81)/1.0638; IF([.$I151]=2; ([.$C151]+5.172)/1.066; ([.$C151]-2.27)/0.941 ))" office:value-type="float" office:value="43.4950178605001" calcext:value-type="float">
            <text:p>43.50</text:p>
          </table:table-cell>
          <table:table-cell table:style-name="ce7" office:value-type="string" calcext:value-type="string">
            <text:p>pratyush</text:p>
          </table:table-cell>
          <table:table-cell table:style-name="ce5" office:value-type="float" office:value="630" calcext:value-type="float">
            <text:p>630</text:p>
          </table:table-cell>
          <table:table-cell table:style-name="ce7"/>
          <table:table-cell table:style-name="ce5" table:formula="of:=IF([.$I151]=1;[.$J151];0)" office:value-type="float" office:value="43.4950178605001" calcext:value-type="float">
            <text:p>43.4950178605001</text:p>
          </table:table-cell>
          <table:table-cell table:style-name="ce5" table:formula="of:=IF([.$I151]=2;[.$J151];0)" office:value-type="float" office:value="0" calcext:value-type="float">
            <text:p>0</text:p>
          </table:table-cell>
          <table:table-cell table:style-name="ce5" table:formula="of:=IF([.$I151]=3;[.$J15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0:25:17.205" calcext:value-type="date">
            <text:p>3/11/2015 20:25:17</text:p>
          </table:table-cell>
          <table:table-cell table:style-name="ce4" office:value-type="float" office:value="1446" calcext:value-type="float">
            <text:p>1446</text:p>
          </table:table-cell>
          <table:table-cell table:style-name="ce5" office:value-type="float" office:value="47.76" calcext:value-type="float">
            <text:p>47.7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52]=1;([.$C152]- 1.81)/1.0638; IF([.$I152]=2; ([.$C152]+5.172)/1.066; ([.$C152]-2.27)/0.941 ))" office:value-type="float" office:value="48.3421891604676" calcext:value-type="float">
            <text:p>48.34</text:p>
          </table:table-cell>
          <table:table-cell table:style-name="ce7" office:value-type="string" calcext:value-type="string">
            <text:p>Shreyas Dawkhare</text:p>
          </table:table-cell>
          <table:table-cell table:style-name="ce5"/>
          <table:table-cell table:style-name="ce7"/>
          <table:table-cell table:style-name="ce5" table:formula="of:=IF([.$I152]=1;[.$J152];0)" office:value-type="float" office:value="0" calcext:value-type="float">
            <text:p>0</text:p>
          </table:table-cell>
          <table:table-cell table:style-name="ce5" table:formula="of:=IF([.$I152]=2;[.$J152];0)" office:value-type="float" office:value="0" calcext:value-type="float">
            <text:p>0</text:p>
          </table:table-cell>
          <table:table-cell table:style-name="ce5" table:formula="of:=IF([.$I152]=3;[.$J152];0)" office:value-type="float" office:value="48.3421891604676" calcext:value-type="float">
            <text:p>48.342189160467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5T22:11:34.628" calcext:value-type="date">
            <text:p>6/5/2015 22:11:35</text:p>
          </table:table-cell>
          <table:table-cell table:style-name="ce4" office:value-type="float" office:value="1446" calcext:value-type="float">
            <text:p>1446</text:p>
          </table:table-cell>
          <table:table-cell table:style-name="ce5" office:value-type="float" office:value="47.76" calcext:value-type="float">
            <text:p>47.7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>
            <office:annotation draw:style-name="gr1" draw:text-style-name="P2" svg:width="241.31pt" svg:height="26.99pt" svg:x="219.94pt" svg:y="2417.24pt" draw:caption-point-x="-11.54pt" draw:caption-point-y="-22.96pt">
              <dc:date>2019-03-30T00:00:00</dc:date>
              <text:p text:style-name="P1">Responder updated this value.</text:p>
            </office:annotation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53]=1;([.$C153]- 1.81)/1.0638; IF([.$I153]=2; ([.$C153]+5.172)/1.066; ([.$C153]-2.27)/0.941 ))" office:value-type="float" office:value="48.3421891604676" calcext:value-type="float">
            <text:p>48.34</text:p>
          </table:table-cell>
          <table:table-cell table:style-name="ce7" office:value-type="string" calcext:value-type="string">
            <office:annotation draw:style-name="gr1" draw:text-style-name="P2" svg:width="83.34pt" svg:height="39.29pt" svg:x="461.25pt" svg:y="2411.09pt" draw:caption-point-x="-11.54pt" draw:caption-point-y="-16.81pt">
              <dc:date>2019-03-30T00:00:00</dc:date>
              <text:p text:style-name="P1">Responder updated this value.</text:p>
            </office:annotation>
            <text:p>Anuj Sharma</text:p>
          </table:table-cell>
          <table:table-cell table:style-name="ce5" office:value-type="float" office:value="626" calcext:value-type="float">
            <office:annotation draw:style-name="gr1" draw:text-style-name="P2" svg:width="46.86pt" svg:height="61.68pt" svg:x="497.74pt" svg:y="2399.9pt" draw:caption-point-x="-11.54pt" draw:caption-point-y="-5.61pt">
              <dc:date>2019-03-30T00:00:00</dc:date>
              <text:p text:style-name="P1">Responder updated this value.</text:p>
            </office:annotation>
            <text:p>626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2417.24pt" draw:caption-point-x="-11.54pt" draw:caption-point-y="-22.96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153]=1;[.$J153];0)" office:value-type="float" office:value="0" calcext:value-type="float">
            <text:p>0</text:p>
          </table:table-cell>
          <table:table-cell table:style-name="ce5" table:formula="of:=IF([.$I153]=2;[.$J153];0)" office:value-type="float" office:value="0" calcext:value-type="float">
            <text:p>0</text:p>
          </table:table-cell>
          <table:table-cell table:style-name="ce5" table:formula="of:=IF([.$I153]=3;[.$J153];0)" office:value-type="float" office:value="48.3421891604676" calcext:value-type="float">
            <text:p>48.342189160467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27:19.946" calcext:value-type="date">
            <text:p>3/11/2015 17:27:20</text:p>
          </table:table-cell>
          <table:table-cell table:style-name="ce4" office:value-type="float" office:value="1476" calcext:value-type="float">
            <text:p>1476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 chenna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54]=1;([.$C154]- 1.81)/1.0638; IF([.$I154]=2; ([.$C154]+5.172)/1.066; ([.$C154]-2.27)/0.941 ))" office:value-type="float" office:value="48.0127523910733" calcext:value-type="float">
            <text:p>48.01</text:p>
          </table:table-cell>
          <table:table-cell table:style-name="ce7" office:value-type="string" calcext:value-type="string">
            <text:p>venkat</text:p>
          </table:table-cell>
          <table:table-cell table:style-name="ce5"/>
          <table:table-cell table:style-name="ce7"/>
          <table:table-cell table:style-name="ce5" table:formula="of:=IF([.$I154]=1;[.$J154];0)" office:value-type="float" office:value="0" calcext:value-type="float">
            <text:p>0</text:p>
          </table:table-cell>
          <table:table-cell table:style-name="ce5" table:formula="of:=IF([.$I154]=2;[.$J154];0)" office:value-type="float" office:value="0" calcext:value-type="float">
            <text:p>0</text:p>
          </table:table-cell>
          <table:table-cell table:style-name="ce5" table:formula="of:=IF([.$I154]=3;[.$J154];0)" office:value-type="float" office:value="48.0127523910733" calcext:value-type="float">
            <text:p>48.0127523910733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3:47:05.767" calcext:value-type="date">
            <text:p>3/12/2015 13:47:06</text:p>
          </table:table-cell>
          <table:table-cell table:style-name="ce4" office:value-type="float" office:value="1476" calcext:value-type="float">
            <text:p>1476</text:p>
          </table:table-cell>
          <table:table-cell table:style-name="ce5" office:value-type="float" office:value="47.45" calcext:value-type="float">
            <office:annotation draw:style-name="gr2" draw:text-style-name="P2" svg:width="130.96pt" svg:height="28.09pt" svg:x="88.98pt" svg:y="2448.2pt" draw:caption-point-x="-11.54pt" draw:caption-point-y="-22.42pt">
              <dc:date>2019-03-30T00:00:00</dc:date>
              <text:p text:style-name="P1">Responder updated this value.</text:p>
            </office:annotation>
            <text:p>47.45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55]=1;([.$C155]- 1.81)/1.0638; IF([.$I155]=2; ([.$C155]+5.172)/1.066; ([.$C155]-2.27)/0.941 ))" office:value-type="float" office:value="48.0127523910733" calcext:value-type="float">
            <text:p>48.01</text:p>
          </table:table-cell>
          <table:table-cell table:style-name="ce7" office:value-type="string" calcext:value-type="string">
            <text:p>Rajesh Kumar Yadav</text:p>
          </table:table-cell>
          <table:table-cell table:style-name="ce5" office:value-type="float" office:value="622" calcext:value-type="float">
            <office:annotation draw:style-name="gr2" draw:text-style-name="P2" svg:width="46.86pt" svg:height="61.68pt" svg:x="497.74pt" svg:y="2431.42pt" draw:caption-point-x="-11.54pt" draw:caption-point-y="-5.64pt">
              <dc:date>2019-03-30T00:00:00</dc:date>
              <text:p text:style-name="P1">Responder updated this value.</text:p>
            </office:annotation>
            <text:p>622</text:p>
          </table:table-cell>
          <table:table-cell table:style-name="ce7"/>
          <table:table-cell table:style-name="ce5" table:formula="of:=IF([.$I155]=1;[.$J155];0)" office:value-type="float" office:value="0" calcext:value-type="float">
            <text:p>0</text:p>
          </table:table-cell>
          <table:table-cell table:style-name="ce5" table:formula="of:=IF([.$I155]=2;[.$J155];0)" office:value-type="float" office:value="0" calcext:value-type="float">
            <text:p>0</text:p>
          </table:table-cell>
          <table:table-cell table:style-name="ce5" table:formula="of:=IF([.$I155]=3;[.$J155];0)" office:value-type="float" office:value="48.0127523910733" calcext:value-type="float">
            <text:p>48.0127523910733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12:53:25.122" calcext:value-type="date">
            <text:p>3/13/2015 12:53:25</text:p>
          </table:table-cell>
          <table:table-cell table:style-name="ce4" office:value-type="float" office:value="1552" calcext:value-type="float">
            <text:p>155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brainstorm achiever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56]=1;([.$C156]- 1.81)/1.0638; IF([.$I156]=2; ([.$C156]+5.172)/1.066; ([.$C156]-2.27)/0.941 ))" office:value-type="float" office:value="48.9418386491557" calcext:value-type="float">
            <text:p>48.94</text:p>
          </table:table-cell>
          <table:table-cell table:style-name="ce7" office:value-type="string" calcext:value-type="string">
            <text:p>syed abid</text:p>
          </table:table-cell>
          <table:table-cell table:style-name="ce5" office:value-type="float" office:value="617" calcext:value-type="float">
            <text:p>617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56]=1;[.$J156];0)" office:value-type="float" office:value="0" calcext:value-type="float">
            <text:p>0</text:p>
          </table:table-cell>
          <table:table-cell table:style-name="ce5" table:formula="of:=IF([.$I156]=2;[.$J156];0)" office:value-type="float" office:value="48.9418386491557" calcext:value-type="float">
            <text:p>48.9418386491557</text:p>
          </table:table-cell>
          <table:table-cell table:style-name="ce5" table:formula="of:=IF([.$I156]=3;[.$J15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38:56.848" calcext:value-type="date">
            <text:p>3/11/2015 18:38:57</text:p>
          </table:table-cell>
          <table:table-cell table:style-name="ce4" office:value-type="float" office:value="1552" calcext:value-type="float">
            <text:p>1552</text:p>
          </table:table-cell>
          <table:table-cell table:style-name="ce5" office:value-type="float" office:value="47.06" calcext:value-type="float">
            <text:p>47.0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/>
          <table:table-cell table:number-columns-repeated="3"/>
          <table:table-cell table:style-name="ce11" table:formula="of:=IF([.$I157]=1;([.$C157]- 1.81)/1.0638; IF([.$I157]=2; ([.$C157]+5.172)/1.066; ([.$C157]-2.27)/0.941 ))" office:value-type="float" office:value="47.5982996811902" calcext:value-type="float">
            <text:p>47.60</text:p>
          </table:table-cell>
          <table:table-cell table:style-name="ce7" office:value-type="string" calcext:value-type="string">
            <text:p>Digvijay</text:p>
          </table:table-cell>
          <table:table-cell table:style-name="ce5"/>
          <table:table-cell table:style-name="ce7"/>
          <table:table-cell table:style-name="ce5" table:formula="of:=IF([.$I157]=1;[.$J157];0)" office:value-type="float" office:value="0" calcext:value-type="float">
            <text:p>0</text:p>
          </table:table-cell>
          <table:table-cell table:style-name="ce5" table:formula="of:=IF([.$I157]=2;[.$J157];0)" office:value-type="float" office:value="0" calcext:value-type="float">
            <text:p>0</text:p>
          </table:table-cell>
          <table:table-cell table:style-name="ce5" table:formula="of:=IF([.$I157]=3;[.$J15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04:00:13.577" calcext:value-type="date">
            <text:p>3/13/2015 4:00:14</text:p>
          </table:table-cell>
          <table:table-cell table:style-name="ce4" office:value-type="float" office:value="1579" calcext:value-type="float">
            <text:p>1579</text:p>
          </table:table-cell>
          <table:table-cell table:style-name="ce5" office:value-type="float" office:value="46.83" calcext:value-type="float">
            <text:p>46.8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office:annotation draw:style-name="gr2" draw:text-style-name="P2" svg:width="161.15pt" svg:height="27.01pt" svg:x="219.94pt" svg:y="2495.99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8" office:value-type="string" calcext:value-type="string">
            <office:annotation draw:style-name="gr2" draw:text-style-name="P2" svg:width="241.31pt" svg:height="27.01pt" svg:x="219.94pt" svg:y="2495.99pt" draw:caption-point-x="-11.54pt" draw:caption-point-y="-22.96pt">
              <dc:date>2019-03-30T00:00:00</dc:date>
              <text:p text:style-name="P1">Responder updated this value.</text:p>
            </office:annotation>
            <text:p>Ravindrababu videos</text:p>
          </table:table-cell>
          <table:table-cell table:style-name="ce5" office:value-type="string" calcext:value-type="string">
            <office:annotation draw:style-name="gr2" draw:text-style-name="P2" svg:width="215.89pt" svg:height="27.01pt" svg:x="281.85pt" svg:y="2495.99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float" office:value="1" calcext:value-type="float">
            <office:annotation draw:style-name="gr2" draw:text-style-name="P2" svg:width="204.01pt" svg:height="27.01pt" svg:x="340.58pt" svg:y="2495.99pt" draw:caption-point-x="-11.54pt" draw:caption-point-y="-22.96pt">
              <dc:date>2019-03-30T00:00:00</dc:date>
              <text:p text:style-name="P1">Responder updated this value.</text:p>
            </office:annotation>
            <text:p>1</text:p>
          </table:table-cell>
          <table:table-cell table:style-name="ce11" table:formula="of:=IF([.$I158]=1;([.$C158]- 1.81)/1.0638; IF([.$I158]=2; ([.$C158]+5.172)/1.066; ([.$C158]-2.27)/0.941 ))" office:value-type="float" office:value="42.3199849595789" calcext:value-type="float">
            <text:p>42.32</text:p>
          </table:table-cell>
          <table:table-cell table:style-name="ce7" office:value-type="string" calcext:value-type="string">
            <office:annotation draw:style-name="gr2" draw:text-style-name="P2" svg:width="83.34pt" svg:height="39.29pt" svg:x="461.25pt" svg:y="2489.87pt" draw:caption-point-x="-11.54pt" draw:caption-point-y="-16.84pt">
              <dc:date>2019-03-30T00:00:00</dc:date>
              <text:p text:style-name="P1">Responder updated this value.</text:p>
            </office:annotation>
            <text:p>Vinay Kumar</text:p>
          </table:table-cell>
          <table:table-cell/>
          <table:table-cell table:style-name="ce7" office:value-type="string" calcext:value-type="string">
            <office:annotation draw:style-name="gr2" draw:text-style-name="P2" svg:width="0pt" svg:height="27.01pt" svg:x="544.59pt" svg:y="2495.99pt" draw:caption-point-x="-11.54pt" draw:caption-point-y="-22.96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158]=1;[.$J158];0)" office:value-type="float" office:value="42.3199849595789" calcext:value-type="float">
            <text:p>42.3199849595789</text:p>
          </table:table-cell>
          <table:table-cell table:style-name="ce5" table:formula="of:=IF([.$I158]=2;[.$J158];0)" office:value-type="float" office:value="0" calcext:value-type="float">
            <text:p>0</text:p>
          </table:table-cell>
          <table:table-cell table:style-name="ce5" table:formula="of:=IF([.$I158]=3;[.$J15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07:38:21.745" calcext:value-type="date">
            <text:p>3/13/2015 7:38:22</text:p>
          </table:table-cell>
          <table:table-cell table:style-name="ce4" office:value-type="float" office:value="1579" calcext:value-type="float">
            <text:p>1579</text:p>
          </table:table-cell>
          <table:table-cell table:style-name="ce5" office:value-type="float" office:value="46.83" calcext:value-type="float">
            <text:p>46.8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59]=1;([.$C159]- 1.81)/1.0638; IF([.$I159]=2; ([.$C159]+5.172)/1.066; ([.$C159]-2.27)/0.941 ))" office:value-type="float" office:value="42.3199849595789" calcext:value-type="float">
            <text:p>42.32</text:p>
          </table:table-cell>
          <table:table-cell table:style-name="ce7" office:value-type="string" calcext:value-type="string">
            <text:p>khushboo </text:p>
          </table:table-cell>
          <table:table-cell table:style-name="ce5" office:value-type="float" office:value="614" calcext:value-type="float">
            <text:p>614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59]=1;[.$J159];0)" office:value-type="float" office:value="42.3199849595789" calcext:value-type="float">
            <text:p>42.3199849595789</text:p>
          </table:table-cell>
          <table:table-cell table:style-name="ce5" table:formula="of:=IF([.$I159]=2;[.$J159];0)" office:value-type="float" office:value="0" calcext:value-type="float">
            <text:p>0</text:p>
          </table:table-cell>
          <table:table-cell table:style-name="ce5" table:formula="of:=IF([.$I159]=3;[.$J15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47:00.608" calcext:value-type="date">
            <text:p>3/15/2015 6:47:01</text:p>
          </table:table-cell>
          <table:table-cell table:style-name="ce4" office:value-type="float" office:value="1608" calcext:value-type="float">
            <text:p>1608</text:p>
          </table:table-cell>
          <table:table-cell table:style-name="ce5" office:value-type="float" office:value="46.7" calcext:value-type="float">
            <text:p>46.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Ravul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60]=1;([.$C160]- 1.81)/1.0638; IF([.$I160]=2; ([.$C160]+5.172)/1.066; ([.$C160]-2.27)/0.941 ))" office:value-type="float" office:value="48.6604127579737" calcext:value-type="float">
            <text:p>48.66</text:p>
          </table:table-cell>
          <table:table-cell table:style-name="ce7" office:value-type="string" calcext:value-type="string">
            <text:p>Rajat Sharma</text:p>
          </table:table-cell>
          <table:table-cell table:style-name="ce5" office:value-type="float" office:value="613" calcext:value-type="float">
            <text:p>613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60]=1;[.$J160];0)" office:value-type="float" office:value="0" calcext:value-type="float">
            <text:p>0</text:p>
          </table:table-cell>
          <table:table-cell table:style-name="ce5" table:formula="of:=IF([.$I160]=2;[.$J160];0)" office:value-type="float" office:value="48.6604127579737" calcext:value-type="float">
            <text:p>48.6604127579737</text:p>
          </table:table-cell>
          <table:table-cell table:style-name="ce5" table:formula="of:=IF([.$I160]=3;[.$J16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01:43.937" calcext:value-type="date">
            <text:p>3/11/2015 18:01:44</text:p>
          </table:table-cell>
          <table:table-cell table:style-name="ce4" office:value-type="float" office:value="1673" calcext:value-type="float">
            <text:p>1673</text:p>
          </table:table-cell>
          <table:table-cell table:style-name="ce5" office:value-type="float" office:value="46.34" calcext:value-type="float">
            <text:p>46.34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61]=1;([.$C161]- 1.81)/1.0638; IF([.$I161]=2; ([.$C161]+5.172)/1.066; ([.$C161]-2.27)/0.941 ))" office:value-type="float" office:value="48.3227016885554" calcext:value-type="float">
            <text:p>48.32</text:p>
          </table:table-cell>
          <table:table-cell table:style-name="ce7"/>
          <table:table-cell/>
          <table:table-cell table:style-name="ce7"/>
          <table:table-cell table:style-name="ce5" table:formula="of:=IF([.$I161]=1;[.$J161];0)" office:value-type="float" office:value="0" calcext:value-type="float">
            <text:p>0</text:p>
          </table:table-cell>
          <table:table-cell table:style-name="ce5" table:formula="of:=IF([.$I161]=2;[.$J161];0)" office:value-type="float" office:value="48.3227016885554" calcext:value-type="float">
            <text:p>48.3227016885554</text:p>
          </table:table-cell>
          <table:table-cell table:style-name="ce5" table:formula="of:=IF([.$I161]=3;[.$J161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1T20:48:25.651" calcext:value-type="date">
            <text:p>3/11/2015 20:48:26</text:p>
          </table:table-cell>
          <table:table-cell table:style-name="ce4" office:value-type="float" office:value="1693" calcext:value-type="float">
            <text:p>1693</text:p>
          </table:table-cell>
          <table:table-cell table:style-name="ce5" office:value-type="float" office:value="46.19" calcext:value-type="float">
            <text:p>46.1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1" table:formula="of:=IF([.$I162]=1;([.$C162]- 1.81)/1.0638; IF([.$I162]=2; ([.$C162]+5.172)/1.066; ([.$C162]-2.27)/0.941 ))" office:value-type="float" office:value="46.6737513283741" calcext:value-type="float">
            <text:p>46.67</text:p>
          </table:table-cell>
          <table:table-cell table:style-name="ce7" office:value-type="string" calcext:value-type="string">
            <text:p>Anirban Mitra</text:p>
          </table:table-cell>
          <table:table-cell table:style-name="ce5"/>
          <table:table-cell table:style-name="ce7"/>
          <table:table-cell table:style-name="ce5" table:formula="of:=IF([.$I162]=1;[.$J162];0)" office:value-type="float" office:value="0" calcext:value-type="float">
            <text:p>0</text:p>
          </table:table-cell>
          <table:table-cell table:style-name="ce5" table:formula="of:=IF([.$I162]=2;[.$J162];0)" office:value-type="float" office:value="0" calcext:value-type="float">
            <text:p>0</text:p>
          </table:table-cell>
          <table:table-cell table:style-name="ce5" table:formula="of:=IF([.$I162]=3;[.$J162];0)" office:value-type="float" office:value="46.6737513283741" calcext:value-type="float">
            <text:p>46.6737513283741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3:04:34.795" calcext:value-type="date">
            <text:p>3/12/2015 3:04:35</text:p>
          </table:table-cell>
          <table:table-cell table:style-name="ce4" office:value-type="float" office:value="1732" calcext:value-type="float">
            <text:p>1732</text:p>
          </table:table-cell>
          <table:table-cell table:style-name="ce5" office:value-type="float" office:value="45.99" calcext:value-type="float">
            <text:p>45.9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Vidyalankar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63]=1;([.$C163]- 1.81)/1.0638; IF([.$I163]=2; ([.$C163]+5.172)/1.066; ([.$C163]-2.27)/0.941 ))" office:value-type="float" office:value="47.9943714821764" calcext:value-type="float">
            <text:p>47.99</text:p>
          </table:table-cell>
          <table:table-cell table:style-name="ce7" office:value-type="string" calcext:value-type="string">
            <text:p>Maheshkumar Eaga</text:p>
          </table:table-cell>
          <table:table-cell table:style-name="ce5" office:value-type="float" office:value="604" calcext:value-type="float">
            <text:p>604</text:p>
          </table:table-cell>
          <table:table-cell table:style-name="ce7"/>
          <table:table-cell table:style-name="ce5" table:formula="of:=IF([.$I163]=1;[.$J163];0)" office:value-type="float" office:value="0" calcext:value-type="float">
            <text:p>0</text:p>
          </table:table-cell>
          <table:table-cell table:style-name="ce5" table:formula="of:=IF([.$I163]=2;[.$J163];0)" office:value-type="float" office:value="47.9943714821764" calcext:value-type="float">
            <text:p>47.9943714821764</text:p>
          </table:table-cell>
          <table:table-cell table:style-name="ce5" table:formula="of:=IF([.$I163]=3;[.$J16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34:00.73" calcext:value-type="date">
            <text:p>3/15/2015 6:34:01</text:p>
          </table:table-cell>
          <table:table-cell table:style-name="ce4" office:value-type="float" office:value="1732" calcext:value-type="float">
            <text:p>1732</text:p>
          </table:table-cell>
          <table:table-cell table:style-name="ce5" office:value-type="float" office:value="45.99" calcext:value-type="float">
            <text:p>45.9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babu Ra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64]=1;([.$C164]- 1.81)/1.0638; IF([.$I164]=2; ([.$C164]+5.172)/1.066; ([.$C164]-2.27)/0.941 ))" office:value-type="float" office:value="47.9943714821764" calcext:value-type="float">
            <text:p>47.99</text:p>
          </table:table-cell>
          <table:table-cell table:style-name="ce7" office:value-type="string" calcext:value-type="string">
            <text:p>Mayank Sharma</text:p>
          </table:table-cell>
          <table:table-cell/>
          <table:table-cell table:style-name="ce7" office:value-type="string" calcext:value-type="string">
            <text:p>No</text:p>
          </table:table-cell>
          <table:table-cell table:style-name="ce5" table:formula="of:=IF([.$I164]=1;[.$J164];0)" office:value-type="float" office:value="0" calcext:value-type="float">
            <text:p>0</text:p>
          </table:table-cell>
          <table:table-cell table:style-name="ce5" table:formula="of:=IF([.$I164]=2;[.$J164];0)" office:value-type="float" office:value="47.9943714821764" calcext:value-type="float">
            <text:p>47.9943714821764</text:p>
          </table:table-cell>
          <table:table-cell table:style-name="ce5" table:formula="of:=IF([.$I164]=3;[.$J16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6:58:53.862" calcext:value-type="date">
            <text:p>3/12/2015 16:58:54</text:p>
          </table:table-cell>
          <table:table-cell table:style-name="ce4" office:value-type="float" office:value="1752" calcext:value-type="float">
            <text:p>1752</text:p>
          </table:table-cell>
          <table:table-cell table:style-name="ce5" office:value-type="float" office:value="45.87" calcext:value-type="float">
            <text:p>45.8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, NAGPUR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65]=1;([.$C165]- 1.81)/1.0638; IF([.$I165]=2; ([.$C165]+5.172)/1.066; ([.$C165]-2.27)/0.941 ))" office:value-type="float" office:value="46.3336875664187" calcext:value-type="float">
            <text:p>46.33</text:p>
          </table:table-cell>
          <table:table-cell table:style-name="ce7" office:value-type="string" calcext:value-type="string">
            <text:p>SHRINIVAS SHUKLA</text:p>
          </table:table-cell>
          <table:table-cell table:style-name="ce5" office:value-type="float" office:value="603" calcext:value-type="float">
            <text:p>603</text:p>
          </table:table-cell>
          <table:table-cell table:style-name="ce7"/>
          <table:table-cell table:style-name="ce5" table:formula="of:=IF([.$I165]=1;[.$J165];0)" office:value-type="float" office:value="0" calcext:value-type="float">
            <text:p>0</text:p>
          </table:table-cell>
          <table:table-cell table:style-name="ce5" table:formula="of:=IF([.$I165]=2;[.$J165];0)" office:value-type="float" office:value="0" calcext:value-type="float">
            <text:p>0</text:p>
          </table:table-cell>
          <table:table-cell table:style-name="ce5" table:formula="of:=IF([.$I165]=3;[.$J165];0)" office:value-type="float" office:value="46.3336875664187" calcext:value-type="float">
            <text:p>46.333687566418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1:52:59.149001" calcext:value-type="date">
            <text:p>3/12/2015 11:52:59</text:p>
          </table:table-cell>
          <table:table-cell table:style-name="ce4" office:value-type="float" office:value="1795" calcext:value-type="float">
            <text:p>1795</text:p>
          </table:table-cell>
          <table:table-cell table:style-name="ce5" office:value-type="float" office:value="45.64" calcext:value-type="float">
            <text:p>45.6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TIME Institut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66]=1;([.$C166]- 1.81)/1.0638; IF([.$I166]=2; ([.$C166]+5.172)/1.066; ([.$C166]-2.27)/0.941 ))" office:value-type="float" office:value="47.6660412757974" calcext:value-type="float">
            <text:p>47.67</text:p>
          </table:table-cell>
          <table:table-cell table:style-name="ce7"/>
          <table:table-cell table:style-name="ce5" office:value-type="float" office:value="600" calcext:value-type="float">
            <text:p>600</text:p>
          </table:table-cell>
          <table:table-cell table:style-name="ce7"/>
          <table:table-cell table:style-name="ce5" table:formula="of:=IF([.$I166]=1;[.$J166];0)" office:value-type="float" office:value="0" calcext:value-type="float">
            <text:p>0</text:p>
          </table:table-cell>
          <table:table-cell table:style-name="ce5" table:formula="of:=IF([.$I166]=2;[.$J166];0)" office:value-type="float" office:value="47.6660412757974" calcext:value-type="float">
            <text:p>47.6660412757974</text:p>
          </table:table-cell>
          <table:table-cell table:style-name="ce5" table:formula="of:=IF([.$I166]=3;[.$J16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34:02.204" calcext:value-type="date">
            <text:p>3/11/2015 18:34:02</text:p>
          </table:table-cell>
          <table:table-cell table:style-name="ce4" office:value-type="float" office:value="1821" calcext:value-type="float">
            <text:p>1821</text:p>
          </table:table-cell>
          <table:table-cell table:style-name="ce5" office:value-type="float" office:value="45.56" calcext:value-type="float">
            <text:p>45.5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67]=1;([.$C167]- 1.81)/1.0638; IF([.$I167]=2; ([.$C167]+5.172)/1.066; ([.$C167]-2.27)/0.941 ))" office:value-type="float" office:value="46.0042507970244" calcext:value-type="float">
            <text:p>46.00</text:p>
          </table:table-cell>
          <table:table-cell table:style-name="ce7" office:value-type="string" calcext:value-type="string">
            <text:p>Sachin Kalsi</text:p>
          </table:table-cell>
          <table:table-cell table:style-name="ce5"/>
          <table:table-cell table:style-name="ce7"/>
          <table:table-cell table:style-name="ce5" table:formula="of:=IF([.$I167]=1;[.$J167];0)" office:value-type="float" office:value="0" calcext:value-type="float">
            <text:p>0</text:p>
          </table:table-cell>
          <table:table-cell table:style-name="ce5" table:formula="of:=IF([.$I167]=2;[.$J167];0)" office:value-type="float" office:value="0" calcext:value-type="float">
            <text:p>0</text:p>
          </table:table-cell>
          <table:table-cell table:style-name="ce5" table:formula="of:=IF([.$I167]=3;[.$J167];0)" office:value-type="float" office:value="46.0042507970244" calcext:value-type="float">
            <text:p>46.0042507970244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50:06.959" calcext:value-type="date">
            <text:p>3/11/2015 17:50:07</text:p>
          </table:table-cell>
          <table:table-cell table:style-name="ce4" office:value-type="float" office:value="1904" calcext:value-type="float">
            <text:p>1904</text:p>
          </table:table-cell>
          <table:table-cell table:style-name="ce5" office:value-type="float" office:value="45.25" calcext:value-type="float">
            <text:p>45.2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68]=1;([.$C168]- 1.81)/1.0638; IF([.$I168]=2; ([.$C168]+5.172)/1.066; ([.$C168]-2.27)/0.941 ))" office:value-type="float" office:value="45.6748140276302" calcext:value-type="float">
            <text:p>45.67</text:p>
          </table:table-cell>
          <table:table-cell table:style-name="ce7" office:value-type="string" calcext:value-type="string">
            <text:p>shivam</text:p>
          </table:table-cell>
          <table:table-cell table:style-name="ce5"/>
          <table:table-cell table:style-name="ce7"/>
          <table:table-cell table:style-name="ce5" table:formula="of:=IF([.$I168]=1;[.$J168];0)" office:value-type="float" office:value="0" calcext:value-type="float">
            <text:p>0</text:p>
          </table:table-cell>
          <table:table-cell table:style-name="ce5" table:formula="of:=IF([.$I168]=2;[.$J168];0)" office:value-type="float" office:value="0" calcext:value-type="float">
            <text:p>0</text:p>
          </table:table-cell>
          <table:table-cell table:style-name="ce5" table:formula="of:=IF([.$I168]=3;[.$J168];0)" office:value-type="float" office:value="45.6748140276302" calcext:value-type="float">
            <text:p>45.6748140276302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5:29:30.558" calcext:value-type="date">
            <text:p>3/12/2015 15:29:31</text:p>
          </table:table-cell>
          <table:table-cell table:style-name="ce4" office:value-type="float" office:value="1927" calcext:value-type="float">
            <text:p>1927</text:p>
          </table:table-cell>
          <table:table-cell table:style-name="ce5" office:value-type="float" office:value="45.07" calcext:value-type="float">
            <text:p>45.0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69]=1;([.$C169]- 1.81)/1.0638; IF([.$I169]=2; ([.$C169]+5.172)/1.066; ([.$C169]-2.27)/0.941 ))" office:value-type="float" office:value="40.6655386350818" calcext:value-type="float">
            <text:p>40.67</text:p>
          </table:table-cell>
          <table:table-cell table:style-name="ce7"/>
          <table:table-cell table:style-name="ce5" office:value-type="float" office:value="593" calcext:value-type="float">
            <text:p>593</text:p>
          </table:table-cell>
          <table:table-cell table:style-name="ce7"/>
          <table:table-cell table:style-name="ce5" table:formula="of:=IF([.$I169]=1;[.$J169];0)" office:value-type="float" office:value="40.6655386350818" calcext:value-type="float">
            <text:p>40.6655386350818</text:p>
          </table:table-cell>
          <table:table-cell table:style-name="ce5" table:formula="of:=IF([.$I169]=2;[.$J169];0)" office:value-type="float" office:value="0" calcext:value-type="float">
            <text:p>0</text:p>
          </table:table-cell>
          <table:table-cell table:style-name="ce5" table:formula="of:=IF([.$I169]=3;[.$J16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5-25T05:06:47.287" calcext:value-type="date">
            <text:p>5/25/2015 5:06:47</text:p>
          </table:table-cell>
          <table:table-cell table:style-name="ce4" office:value-type="float" office:value="1970" calcext:value-type="float">
            <text:p>1970</text:p>
          </table:table-cell>
          <table:table-cell table:style-name="ce5" office:value-type="float" office:value="44.92" calcext:value-type="float">
            <text:p>44.92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Vani Institute - Pune/Bangalor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70]=1;([.$C170]- 1.81)/1.0638; IF([.$I170]=2; ([.$C170]+5.172)/1.066; ([.$C170]-2.27)/0.941 ))" office:value-type="float" office:value="46.9906191369606" calcext:value-type="float">
            <text:p>46.99</text:p>
          </table:table-cell>
          <table:table-cell table:style-name="ce7" office:value-type="string" calcext:value-type="string">
            <text:p>Ankita Mehta</text:p>
          </table:table-cell>
          <table:table-cell table:style-name="ce5" office:value-type="float" office:value="591" calcext:value-type="float">
            <text:p>591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170]=1;[.$J170];0)" office:value-type="float" office:value="0" calcext:value-type="float">
            <text:p>0</text:p>
          </table:table-cell>
          <table:table-cell table:style-name="ce5" table:formula="of:=IF([.$I170]=2;[.$J170];0)" office:value-type="float" office:value="46.9906191369606" calcext:value-type="float">
            <text:p>46.9906191369606</text:p>
          </table:table-cell>
          <table:table-cell table:style-name="ce5" table:formula="of:=IF([.$I170]=3;[.$J17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12:05.879" calcext:value-type="date">
            <text:p>3/11/2015 17:12:06</text:p>
          </table:table-cell>
          <table:table-cell table:style-name="ce4" office:value-type="float" office:value="2051" calcext:value-type="float">
            <text:p>2051</text:p>
          </table:table-cell>
          <table:table-cell table:style-name="ce5" office:value-type="float" office:value="44.57" calcext:value-type="float">
            <text:p>44.57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7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1" table:formula="of:=IF([.$I171]=1;([.$C171]- 1.81)/1.0638; IF([.$I171]=2; ([.$C171]+5.172)/1.066; ([.$C171]-2.27)/0.941 ))" office:value-type="float" office:value="46.6622889305816" calcext:value-type="float">
            <text:p>46.66</text:p>
          </table:table-cell>
          <table:table-cell table:style-name="ce7"/>
          <table:table-cell/>
          <table:table-cell table:style-name="ce7"/>
          <table:table-cell table:style-name="ce5" table:formula="of:=IF([.$I171]=1;[.$J171];0)" office:value-type="float" office:value="0" calcext:value-type="float">
            <text:p>0</text:p>
          </table:table-cell>
          <table:table-cell table:style-name="ce5" table:formula="of:=IF([.$I171]=2;[.$J171];0)" office:value-type="float" office:value="46.6622889305816" calcext:value-type="float">
            <text:p>46.6622889305816</text:p>
          </table:table-cell>
          <table:table-cell table:style-name="ce5" table:formula="of:=IF([.$I171]=3;[.$J171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5T06:09:52.564" calcext:value-type="date">
            <text:p>3/15/2015 6:09:53</text:p>
          </table:table-cell>
          <table:table-cell table:style-name="ce4" office:value-type="float" office:value="2051" calcext:value-type="float">
            <text:p>2051</text:p>
          </table:table-cell>
          <table:table-cell table:style-name="ce5" office:value-type="float" office:value="44.57" calcext:value-type="float">
            <text:p>44.5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office:annotation draw:style-name="gr1" draw:text-style-name="P2" svg:width="186.55pt" svg:height="26.99pt" svg:x="154.03pt" svg:y="2716.5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7" office:value-type="string" calcext:value-type="string">
            <office:annotation draw:style-name="gr1" draw:text-style-name="P2" svg:width="161.15pt" svg:height="26.99pt" svg:x="219.94pt" svg:y="2716.5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8" office:value-type="string" calcext:value-type="string">
            <office:annotation draw:style-name="gr1" draw:text-style-name="P2" svg:width="241.31pt" svg:height="26.99pt" svg:x="219.94pt" svg:y="2716.5pt" draw:caption-point-x="-11.54pt" draw:caption-point-y="-22.99pt">
              <dc:date>2019-03-30T00:00:00</dc:date>
              <text:p text:style-name="P1">Responder updated this value.</text:p>
            </office:annotation>
            <text:p>Ravindra Babu Ravula ( for 3 months)</text:p>
          </table:table-cell>
          <table:table-cell table:style-name="ce5" office:value-type="string" calcext:value-type="string">
            <office:annotation draw:style-name="gr1" draw:text-style-name="P2" svg:width="215.89pt" svg:height="26.99pt" svg:x="281.85pt" svg:y="2716.5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72]=1;([.$C172]- 1.81)/1.0638; IF([.$I172]=2; ([.$C172]+5.172)/1.066; ([.$C172]-2.27)/0.941 ))" office:value-type="float" office:value="46.6622889305816" calcext:value-type="float">
            <text:p>46.66</text:p>
          </table:table-cell>
          <table:table-cell table:style-name="ce7" office:value-type="string" calcext:value-type="string">
            <text:p>Suman Mukhopadhyay</text:p>
          </table:table-cell>
          <table:table-cell table:style-name="ce5" office:value-type="float" office:value="587" calcext:value-type="float">
            <office:annotation draw:style-name="gr1" draw:text-style-name="P2" svg:width="46.86pt" svg:height="61.68pt" svg:x="497.74pt" svg:y="2699.15pt" draw:caption-point-x="-11.54pt" draw:caption-point-y="-5.64pt">
              <dc:date>2019-03-30T00:00:00</dc:date>
              <text:p text:style-name="P1">Responder updated this value.</text:p>
            </office:annotation>
            <text:p>587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2716.5pt" draw:caption-point-x="-11.54pt" draw:caption-point-y="-22.99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172]=1;[.$J172];0)" office:value-type="float" office:value="0" calcext:value-type="float">
            <text:p>0</text:p>
          </table:table-cell>
          <table:table-cell table:style-name="ce5" table:formula="of:=IF([.$I172]=2;[.$J172];0)" office:value-type="float" office:value="46.6622889305816" calcext:value-type="float">
            <text:p>46.6622889305816</text:p>
          </table:table-cell>
          <table:table-cell table:style-name="ce5" table:formula="of:=IF([.$I172]=3;[.$J17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6:22:04.119" calcext:value-type="date">
            <text:p>3/12/2015 6:22:04</text:p>
          </table:table-cell>
          <table:table-cell table:style-name="ce4" office:value-type="float" office:value="2079" calcext:value-type="float">
            <text:p>2079</text:p>
          </table:table-cell>
          <table:table-cell table:style-name="ce5" office:value-type="float" office:value="44.35" calcext:value-type="float">
            <text:p>44.3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office:annotation draw:style-name="gr1" draw:text-style-name="P2" svg:width="215.89pt" svg:height="26.99pt" svg:x="281.85pt" svg:y="2732.26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73]=1;([.$C173]- 1.81)/1.0638; IF([.$I173]=2; ([.$C173]+5.172)/1.066; ([.$C173]-2.27)/0.941 ))" office:value-type="float" office:value="39.9887196841511" calcext:value-type="float">
            <text:p>39.99</text:p>
          </table:table-cell>
          <table:table-cell table:style-name="ce7"/>
          <table:table-cell table:style-name="ce5" office:value-type="float" office:value="584" calcext:value-type="float">
            <text:p>584</text:p>
          </table:table-cell>
          <table:table-cell table:style-name="ce7"/>
          <table:table-cell table:style-name="ce5" table:formula="of:=IF([.$I173]=1;[.$J173];0)" office:value-type="float" office:value="39.9887196841511" calcext:value-type="float">
            <text:p>39.9887196841511</text:p>
          </table:table-cell>
          <table:table-cell table:style-name="ce5" table:formula="of:=IF([.$I173]=2;[.$J173];0)" office:value-type="float" office:value="0" calcext:value-type="float">
            <text:p>0</text:p>
          </table:table-cell>
          <table:table-cell table:style-name="ce5" table:formula="of:=IF([.$I173]=3;[.$J17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2:22:49.799" calcext:value-type="date">
            <text:p>3/11/2015 22:22:50</text:p>
          </table:table-cell>
          <table:table-cell table:style-name="ce4" office:value-type="float" office:value="2186" calcext:value-type="float">
            <text:p>2186</text:p>
          </table:table-cell>
          <table:table-cell table:style-name="ce5" office:value-type="float" office:value="43.86" calcext:value-type="float">
            <text:p>43.86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74]=1;([.$C174]- 1.81)/1.0638; IF([.$I174]=2; ([.$C174]+5.172)/1.066; ([.$C174]-2.27)/0.941 ))" office:value-type="float" office:value="45.9962476547842" calcext:value-type="float">
            <text:p>46.00</text:p>
          </table:table-cell>
          <table:table-cell table:style-name="ce7" office:value-type="string" calcext:value-type="string">
            <text:p>Unknown</text:p>
          </table:table-cell>
          <table:table-cell table:style-name="ce5" office:value-type="float" office:value="578" calcext:value-type="float">
            <text:p>578</text:p>
          </table:table-cell>
          <table:table-cell table:style-name="ce7"/>
          <table:table-cell table:style-name="ce5" table:formula="of:=IF([.$I174]=1;[.$J174];0)" office:value-type="float" office:value="0" calcext:value-type="float">
            <text:p>0</text:p>
          </table:table-cell>
          <table:table-cell table:style-name="ce5" table:formula="of:=IF([.$I174]=2;[.$J174];0)" office:value-type="float" office:value="45.9962476547842" calcext:value-type="float">
            <text:p>45.9962476547842</text:p>
          </table:table-cell>
          <table:table-cell table:style-name="ce5" table:formula="of:=IF([.$I174]=3;[.$J17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6-03-28T14:05:09.077" calcext:value-type="date">
            <text:p>3/28/2016 14:05:09</text:p>
          </table:table-cell>
          <table:table-cell table:style-name="ce5" office:value-type="float" office:value="2186" calcext:value-type="float">
            <text:p>2186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Anshul Khantwal</text:p>
          </table:table-cell>
          <table:table-cell table:style-name="ce5" office:value-type="float" office:value="578" calcext:value-type="float">
            <text:p>578</text:p>
          </table:table-cell>
          <table:table-cell table:style-name="ce5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5-03-12T06:26:42.112" calcext:value-type="date">
            <text:p>3/12/2015 6:26:42</text:p>
          </table:table-cell>
          <table:table-cell table:style-name="ce4" office:value-type="float" office:value="2215" calcext:value-type="float">
            <text:p>2215</text:p>
          </table:table-cell>
          <table:table-cell table:style-name="ce5" office:value-type="float" office:value="42.5" calcext:value-type="float">
            <text:p>42.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76]=1;([.$C176]- 1.81)/1.0638; IF([.$I176]=2; ([.$C176]+5.172)/1.066; ([.$C176]-2.27)/0.941 ))" office:value-type="float" office:value="44.7204502814259" calcext:value-type="float">
            <text:p>44.72</text:p>
          </table:table-cell>
          <table:table-cell table:style-name="ce7"/>
          <table:table-cell table:style-name="ce5" office:value-type="float" office:value="580" calcext:value-type="float">
            <text:p>580</text:p>
          </table:table-cell>
          <table:table-cell table:style-name="ce7"/>
          <table:table-cell table:style-name="ce5" table:formula="of:=IF([.$I176]=1;[.$J176];0)" office:value-type="float" office:value="0" calcext:value-type="float">
            <text:p>0</text:p>
          </table:table-cell>
          <table:table-cell table:style-name="ce5" table:formula="of:=IF([.$I176]=2;[.$J176];0)" office:value-type="float" office:value="44.7204502814259" calcext:value-type="float">
            <text:p>44.7204502814259</text:p>
          </table:table-cell>
          <table:table-cell table:style-name="ce5" table:formula="of:=IF([.$I176]=3;[.$J17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5:33:50.214" calcext:value-type="date">
            <text:p>3/12/2015 15:33:50</text:p>
          </table:table-cell>
          <table:table-cell table:style-name="ce4" office:value-type="float" office:value="2259" calcext:value-type="float">
            <text:p>2259</text:p>
          </table:table-cell>
          <table:table-cell table:style-name="ce5" office:value-type="float" office:value="45.5" calcext:value-type="float">
            <text:p>45.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 delh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77]=1;([.$C177]- 1.81)/1.0638; IF([.$I177]=2; ([.$C177]+5.172)/1.066; ([.$C177]-2.27)/0.941 ))" office:value-type="float" office:value="47.5347091932458" calcext:value-type="float">
            <text:p>47.53</text:p>
          </table:table-cell>
          <table:table-cell table:style-name="ce7" office:value-type="string" calcext:value-type="string">
            <text:p>nirooha</text:p>
          </table:table-cell>
          <table:table-cell table:style-name="ce5" office:value-type="float" office:value="574" calcext:value-type="float">
            <text:p>574</text:p>
          </table:table-cell>
          <table:table-cell table:style-name="ce7"/>
          <table:table-cell table:style-name="ce5" table:formula="of:=IF([.$I177]=1;[.$J177];0)" office:value-type="float" office:value="0" calcext:value-type="float">
            <text:p>0</text:p>
          </table:table-cell>
          <table:table-cell table:style-name="ce5" table:formula="of:=IF([.$I177]=2;[.$J177];0)" office:value-type="float" office:value="47.5347091932458" calcext:value-type="float">
            <text:p>47.5347091932458</text:p>
          </table:table-cell>
          <table:table-cell table:style-name="ce5" table:formula="of:=IF([.$I177]=3;[.$J17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05:52.863" calcext:value-type="date">
            <text:p>3/11/2015 19:05:53</text:p>
          </table:table-cell>
          <table:table-cell table:style-name="ce4" office:value-type="float" office:value="2260" calcext:value-type="float">
            <text:p>2260</text:p>
          </table:table-cell>
          <table:table-cell table:style-name="ce5" office:value-type="float" office:value="43.51" calcext:value-type="float">
            <text:p>43.5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 lucknow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78]=1;([.$C178]- 1.81)/1.0638; IF([.$I178]=2; ([.$C178]+5.172)/1.066; ([.$C178]-2.27)/0.941 ))" office:value-type="float" office:value="45.6679174484052" calcext:value-type="float">
            <text:p>45.67</text:p>
          </table:table-cell>
          <table:table-cell table:style-name="ce7" office:value-type="string" calcext:value-type="string">
            <text:p>Saumik Sarkar</text:p>
          </table:table-cell>
          <table:table-cell table:style-name="ce5"/>
          <table:table-cell table:style-name="ce7"/>
          <table:table-cell table:style-name="ce5" table:formula="of:=IF([.$I178]=1;[.$J178];0)" office:value-type="float" office:value="0" calcext:value-type="float">
            <text:p>0</text:p>
          </table:table-cell>
          <table:table-cell table:style-name="ce5" table:formula="of:=IF([.$I178]=2;[.$J178];0)" office:value-type="float" office:value="45.6679174484052" calcext:value-type="float">
            <text:p>45.6679174484052</text:p>
          </table:table-cell>
          <table:table-cell table:style-name="ce5" table:formula="of:=IF([.$I178]=3;[.$J17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7:33:30.615" calcext:value-type="date">
            <text:p>3/15/2015 7:33:31</text:p>
          </table:table-cell>
          <table:table-cell table:style-name="ce4" office:value-type="float" office:value="2402" calcext:value-type="float">
            <text:p>2402</text:p>
          </table:table-cell>
          <table:table-cell table:style-name="ce5" office:value-type="float" office:value="42.94" calcext:value-type="float">
            <text:p>42.9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sir video lectur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79]=1;([.$C179]- 1.81)/1.0638; IF([.$I179]=2; ([.$C179]+5.172)/1.066; ([.$C179]-2.27)/0.941 ))" office:value-type="float" office:value="38.663282571912" calcext:value-type="float">
            <text:p>38.66</text:p>
          </table:table-cell>
          <table:table-cell table:style-name="ce7" office:value-type="string" calcext:value-type="string">
            <text:p>sapna </text:p>
          </table:table-cell>
          <table:table-cell table:style-name="ce5" office:value-type="float" office:value="567" calcext:value-type="float">
            <text:p>567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79]=1;[.$J179];0)" office:value-type="float" office:value="38.663282571912" calcext:value-type="float">
            <text:p>38.663282571912</text:p>
          </table:table-cell>
          <table:table-cell table:style-name="ce5" table:formula="of:=IF([.$I179]=2;[.$J179];0)" office:value-type="float" office:value="0" calcext:value-type="float">
            <text:p>0</text:p>
          </table:table-cell>
          <table:table-cell table:style-name="ce5" table:formula="of:=IF([.$I179]=3;[.$J17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9:00:51.038" calcext:value-type="date">
            <text:p>3/15/2015 9:00:51</text:p>
          </table:table-cell>
          <table:table-cell table:style-name="ce4" office:value-type="float" office:value="2451" calcext:value-type="float">
            <text:p>2451</text:p>
          </table:table-cell>
          <table:table-cell table:style-name="ce5" office:value-type="float" office:value="42.74" calcext:value-type="float">
            <text:p>42.7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80]=1;([.$C180]- 1.81)/1.0638; IF([.$I180]=2; ([.$C180]+5.172)/1.066; ([.$C180]-2.27)/0.941 ))" office:value-type="float" office:value="43.0074388947928" calcext:value-type="float">
            <text:p>43.01</text:p>
          </table:table-cell>
          <table:table-cell table:style-name="ce7" office:value-type="string" calcext:value-type="string">
            <text:p>sharod roy choudhury</text:p>
          </table:table-cell>
          <table:table-cell table:style-name="ce5" office:value-type="float" office:value="32.74" calcext:value-type="float">
            <text:p>32.74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80]=1;[.$J180];0)" office:value-type="float" office:value="0" calcext:value-type="float">
            <text:p>0</text:p>
          </table:table-cell>
          <table:table-cell table:style-name="ce5" table:formula="of:=IF([.$I180]=2;[.$J180];0)" office:value-type="float" office:value="0" calcext:value-type="float">
            <text:p>0</text:p>
          </table:table-cell>
          <table:table-cell table:style-name="ce5" table:formula="of:=IF([.$I180]=3;[.$J180];0)" office:value-type="float" office:value="43.0074388947928" calcext:value-type="float">
            <text:p>43.0074388947928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6-03-05T06:59:50.646" calcext:value-type="date">
            <text:p>3/5/2016 6:59:51</text:p>
          </table:table-cell>
          <table:table-cell table:style-name="ce5" office:value-type="float" office:value="2479" calcext:value-type="float">
            <text:p>2479</text:p>
          </table:table-cell>
          <table:table-cell table:style-name="ce5" office:value-type="float" office:value="42.58" calcext:value-type="float">
            <text:p>42.58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coaching aurangaba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.33" calcext:value-type="float">
            <text:p>40.33</text:p>
          </table:table-cell>
          <table:table-cell table:style-name="ce7" office:value-type="string" calcext:value-type="string">
            <text:p>Rasika</text:p>
          </table:table-cell>
          <table:table-cell table:style-name="ce5" office:value-type="float" office:value="563" calcext:value-type="float">
            <text:p>563</text:p>
          </table:table-cell>
          <table:table-cell table:style-name="ce7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5-03-11T17:15:50.377001" calcext:value-type="date">
            <text:p>3/11/2015 17:15:50</text:p>
          </table:table-cell>
          <table:table-cell table:style-name="ce4" office:value-type="float" office:value="2511" calcext:value-type="float">
            <text:p>2511</text:p>
          </table:table-cell>
          <table:table-cell table:style-name="ce5" office:value-type="float" office:value="42.44" calcext:value-type="float">
            <text:p>42.4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82]=1;([.$C182]- 1.81)/1.0638; IF([.$I182]=2; ([.$C182]+5.172)/1.066; ([.$C182]-2.27)/0.941 ))" office:value-type="float" office:value="44.6641651031895" calcext:value-type="float">
            <text:p>44.66</text:p>
          </table:table-cell>
          <table:table-cell table:style-name="ce7" office:value-type="string" calcext:value-type="string">
            <text:p>Shubham</text:p>
          </table:table-cell>
          <table:table-cell table:style-name="ce5"/>
          <table:table-cell table:style-name="ce7"/>
          <table:table-cell table:style-name="ce5" table:formula="of:=IF([.$I182]=1;[.$J182];0)" office:value-type="float" office:value="0" calcext:value-type="float">
            <text:p>0</text:p>
          </table:table-cell>
          <table:table-cell table:style-name="ce5" table:formula="of:=IF([.$I182]=2;[.$J182];0)" office:value-type="float" office:value="44.6641651031895" calcext:value-type="float">
            <text:p>44.6641651031895</text:p>
          </table:table-cell>
          <table:table-cell table:style-name="ce5" table:formula="of:=IF([.$I182]=3;[.$J18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0:28:53.868" calcext:value-type="date">
            <text:p>3/11/2015 20:28:54</text:p>
          </table:table-cell>
          <table:table-cell table:style-name="ce4" office:value-type="float" office:value="2511" calcext:value-type="float">
            <text:p>2511</text:p>
          </table:table-cell>
          <table:table-cell table:style-name="ce5" office:value-type="float" office:value="42.44" calcext:value-type="float">
            <text:p>42.44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83]=1;([.$C183]- 1.81)/1.0638; IF([.$I183]=2; ([.$C183]+5.172)/1.066; ([.$C183]-2.27)/0.941 ))" office:value-type="float" office:value="44.6641651031895" calcext:value-type="float">
            <text:p>44.66</text:p>
          </table:table-cell>
          <table:table-cell table:style-name="ce7" office:value-type="string" calcext:value-type="string">
            <text:p>Shubham Aggarwal</text:p>
          </table:table-cell>
          <table:table-cell table:style-name="ce5"/>
          <table:table-cell table:style-name="ce7"/>
          <table:table-cell table:style-name="ce5" table:formula="of:=IF([.$I183]=1;[.$J183];0)" office:value-type="float" office:value="0" calcext:value-type="float">
            <text:p>0</text:p>
          </table:table-cell>
          <table:table-cell table:style-name="ce5" table:formula="of:=IF([.$I183]=2;[.$J183];0)" office:value-type="float" office:value="44.6641651031895" calcext:value-type="float">
            <text:p>44.6641651031895</text:p>
          </table:table-cell>
          <table:table-cell table:style-name="ce5" table:formula="of:=IF([.$I183]=3;[.$J18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0:08:29.628" calcext:value-type="date">
            <text:p>3/11/2015 20:08:30</text:p>
          </table:table-cell>
          <table:table-cell table:style-name="ce4" office:value-type="float" office:value="2552" calcext:value-type="float">
            <text:p>2552</text:p>
          </table:table-cell>
          <table:table-cell table:style-name="ce5" office:value-type="float" office:value="42.23" calcext:value-type="float">
            <text:p>42.2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84]=1;([.$C184]- 1.81)/1.0638; IF([.$I184]=2; ([.$C184]+5.172)/1.066; ([.$C184]-2.27)/0.941 ))" office:value-type="float" office:value="42.4654622741764" calcext:value-type="float">
            <text:p>42.47</text:p>
          </table:table-cell>
          <table:table-cell table:style-name="ce7" office:value-type="string" calcext:value-type="string">
            <text:p>Shankar</text:p>
          </table:table-cell>
          <table:table-cell table:style-name="ce5"/>
          <table:table-cell table:style-name="ce7"/>
          <table:table-cell table:style-name="ce5" table:formula="of:=IF([.$I184]=1;[.$J184];0)" office:value-type="float" office:value="0" calcext:value-type="float">
            <text:p>0</text:p>
          </table:table-cell>
          <table:table-cell table:style-name="ce5" table:formula="of:=IF([.$I184]=2;[.$J184];0)" office:value-type="float" office:value="0" calcext:value-type="float">
            <text:p>0</text:p>
          </table:table-cell>
          <table:table-cell table:style-name="ce5" table:formula="of:=IF([.$I184]=3;[.$J184];0)" office:value-type="float" office:value="42.4654622741764" calcext:value-type="float">
            <text:p>42.4654622741764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5:59:55.99" calcext:value-type="date">
            <text:p>3/12/2015 5:59:56</text:p>
          </table:table-cell>
          <table:table-cell table:style-name="ce4" office:value-type="float" office:value="2605" calcext:value-type="float">
            <text:p>2605</text:p>
          </table:table-cell>
          <table:table-cell table:style-name="ce5" office:value-type="float" office:value="42.11" calcext:value-type="float">
            <text:p>42.11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85]=1;([.$C185]- 1.81)/1.0638; IF([.$I185]=2; ([.$C185]+5.172)/1.066; ([.$C185]-2.27)/0.941 ))" office:value-type="float" office:value="42.3379383634431" calcext:value-type="float">
            <text:p>42.34</text:p>
          </table:table-cell>
          <table:table-cell table:style-name="ce7" office:value-type="string" calcext:value-type="string">
            <text:p>Shah</text:p>
          </table:table-cell>
          <table:table-cell/>
          <table:table-cell table:style-name="ce7"/>
          <table:table-cell table:style-name="ce5" table:formula="of:=IF([.$I185]=1;[.$J185];0)" office:value-type="float" office:value="0" calcext:value-type="float">
            <text:p>0</text:p>
          </table:table-cell>
          <table:table-cell table:style-name="ce5" table:formula="of:=IF([.$I185]=2;[.$J185];0)" office:value-type="float" office:value="0" calcext:value-type="float">
            <text:p>0</text:p>
          </table:table-cell>
          <table:table-cell table:style-name="ce5" table:formula="of:=IF([.$I185]=3;[.$J185];0)" office:value-type="float" office:value="42.3379383634431" calcext:value-type="float">
            <text:p>42.337938363443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1T19:31:19.219001" calcext:value-type="date">
            <text:p>3/11/2015 19:31:19</text:p>
          </table:table-cell>
          <table:table-cell table:style-name="ce4" office:value-type="float" office:value="2628" calcext:value-type="float">
            <text:p>2628</text:p>
          </table:table-cell>
          <table:table-cell table:style-name="ce5" office:value-type="float" office:value="42.08" calcext:value-type="float">
            <text:p>42.08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eas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86]=1;([.$C186]- 1.81)/1.0638; IF([.$I186]=2; ([.$C186]+5.172)/1.066; ([.$C186]-2.27)/0.941 ))" office:value-type="float" office:value="44.3264540337711" calcext:value-type="float">
            <text:p>44.33</text:p>
          </table:table-cell>
          <table:table-cell table:style-name="ce7" office:value-type="string" calcext:value-type="string">
            <text:p>piyush</text:p>
          </table:table-cell>
          <table:table-cell table:style-name="ce5"/>
          <table:table-cell table:style-name="ce7"/>
          <table:table-cell table:style-name="ce5" table:formula="of:=IF([.$I186]=1;[.$J186];0)" office:value-type="float" office:value="0" calcext:value-type="float">
            <text:p>0</text:p>
          </table:table-cell>
          <table:table-cell table:style-name="ce5" table:formula="of:=IF([.$I186]=2;[.$J186];0)" office:value-type="float" office:value="44.3264540337711" calcext:value-type="float">
            <text:p>44.3264540337711</text:p>
          </table:table-cell>
          <table:table-cell table:style-name="ce5" table:formula="of:=IF([.$I186]=3;[.$J18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4:33:33.182" calcext:value-type="date">
            <text:p>3/15/2015 14:33:33</text:p>
          </table:table-cell>
          <table:table-cell table:style-name="ce4" office:value-type="float" office:value="2629" calcext:value-type="float">
            <text:p>2629</text:p>
          </table:table-cell>
          <table:table-cell table:style-name="ce5" office:value-type="float" office:value="42.08" calcext:value-type="float">
            <text:p>42.0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87]=1;([.$C187]- 1.81)/1.0638; IF([.$I187]=2; ([.$C187]+5.172)/1.066; ([.$C187]-2.27)/0.941 ))" office:value-type="float" office:value="44.3264540337711" calcext:value-type="float">
            <text:p>44.33</text:p>
          </table:table-cell>
          <table:table-cell table:style-name="ce7" office:value-type="string" calcext:value-type="string">
            <text:p>KUSU SRIRAMA VENKATAPATHI RAO</text:p>
          </table:table-cell>
          <table:table-cell table:style-name="ce5" office:value-type="float" office:value="557" calcext:value-type="float">
            <text:p>557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87]=1;[.$J187];0)" office:value-type="float" office:value="0" calcext:value-type="float">
            <text:p>0</text:p>
          </table:table-cell>
          <table:table-cell table:style-name="ce5" table:formula="of:=IF([.$I187]=2;[.$J187];0)" office:value-type="float" office:value="44.3264540337711" calcext:value-type="float">
            <text:p>44.3264540337711</text:p>
          </table:table-cell>
          <table:table-cell table:style-name="ce5" table:formula="of:=IF([.$I187]=3;[.$J18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7:41:22.568" calcext:value-type="date">
            <text:p>3/12/2015 7:41:23</text:p>
          </table:table-cell>
          <table:table-cell table:style-name="ce4" office:value-type="float" office:value="2726" calcext:value-type="float">
            <text:p>2726</text:p>
          </table:table-cell>
          <table:table-cell table:style-name="ce5" office:value-type="float" office:value="41.73" calcext:value-type="float">
            <text:p>41.7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88]=1;([.$C188]- 1.81)/1.0638; IF([.$I188]=2; ([.$C188]+5.172)/1.066; ([.$C188]-2.27)/0.941 ))" office:value-type="float" office:value="43.9981238273921" calcext:value-type="float">
            <text:p>44.00</text:p>
          </table:table-cell>
          <table:table-cell table:style-name="ce7" office:value-type="string" calcext:value-type="string">
            <text:p>vikas chauhan</text:p>
          </table:table-cell>
          <table:table-cell/>
          <table:table-cell table:style-name="ce7"/>
          <table:table-cell table:style-name="ce5" table:formula="of:=IF([.$I188]=1;[.$J188];0)" office:value-type="float" office:value="0" calcext:value-type="float">
            <text:p>0</text:p>
          </table:table-cell>
          <table:table-cell table:style-name="ce5" table:formula="of:=IF([.$I188]=2;[.$J188];0)" office:value-type="float" office:value="43.9981238273921" calcext:value-type="float">
            <text:p>43.9981238273921</text:p>
          </table:table-cell>
          <table:table-cell table:style-name="ce5" table:formula="of:=IF([.$I188]=3;[.$J188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04:11:38.349" calcext:value-type="date">
            <text:p>3/12/2015 4:11:38</text:p>
          </table:table-cell>
          <table:table-cell table:style-name="ce4" office:value-type="float" office:value="2857" calcext:value-type="float">
            <text:p>2857</text:p>
          </table:table-cell>
          <table:table-cell table:style-name="ce5" office:value-type="float" office:value="41.33" calcext:value-type="float">
            <text:p>41.33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89]=1;([.$C189]- 1.81)/1.0638; IF([.$I189]=2; ([.$C189]+5.172)/1.066; ([.$C189]-2.27)/0.941 ))" office:value-type="float" office:value="41.5090329436769" calcext:value-type="float">
            <text:p>41.51</text:p>
          </table:table-cell>
          <table:table-cell table:style-name="ce7" office:value-type="string" calcext:value-type="string">
            <text:p>ravi chandra</text:p>
          </table:table-cell>
          <table:table-cell table:style-name="ce5" office:value-type="float" office:value="546" calcext:value-type="float">
            <text:p>546</text:p>
          </table:table-cell>
          <table:table-cell table:style-name="ce7"/>
          <table:table-cell table:style-name="ce5" table:formula="of:=IF([.$I189]=1;[.$J189];0)" office:value-type="float" office:value="0" calcext:value-type="float">
            <text:p>0</text:p>
          </table:table-cell>
          <table:table-cell table:style-name="ce5" table:formula="of:=IF([.$I189]=2;[.$J189];0)" office:value-type="float" office:value="0" calcext:value-type="float">
            <text:p>0</text:p>
          </table:table-cell>
          <table:table-cell table:style-name="ce5" table:formula="of:=IF([.$I189]=3;[.$J189];0)" office:value-type="float" office:value="41.5090329436769" calcext:value-type="float">
            <text:p>41.5090329436769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26:57.089" calcext:value-type="date">
            <text:p>3/11/2015 18:26:57</text:p>
          </table:table-cell>
          <table:table-cell table:style-name="ce4" office:value-type="float" office:value="2897" calcext:value-type="float">
            <text:p>2897</text:p>
          </table:table-cell>
          <table:table-cell table:style-name="ce5" office:value-type="float" office:value="41.36" calcext:value-type="float">
            <text:p>41.3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90]=1;([.$C190]- 1.81)/1.0638; IF([.$I190]=2; ([.$C190]+5.172)/1.066; ([.$C190]-2.27)/0.941 ))" office:value-type="float" office:value="37.1780409851476" calcext:value-type="float">
            <text:p>37.18</text:p>
          </table:table-cell>
          <table:table-cell table:style-name="ce7" office:value-type="string" calcext:value-type="string">
            <text:p>unni</text:p>
          </table:table-cell>
          <table:table-cell table:style-name="ce5"/>
          <table:table-cell table:style-name="ce7"/>
          <table:table-cell table:style-name="ce5" table:formula="of:=IF([.$I190]=1;[.$J190];0)" office:value-type="float" office:value="37.1780409851476" calcext:value-type="float">
            <text:p>37.1780409851476</text:p>
          </table:table-cell>
          <table:table-cell table:style-name="ce5" table:formula="of:=IF([.$I190]=2;[.$J190];0)" office:value-type="float" office:value="0" calcext:value-type="float">
            <text:p>0</text:p>
          </table:table-cell>
          <table:table-cell table:style-name="ce5" table:formula="of:=IF([.$I190]=3;[.$J19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56:50.617" calcext:value-type="date">
            <text:p>3/11/2015 17:56:51</text:p>
          </table:table-cell>
          <table:table-cell table:style-name="ce4" office:value-type="float" office:value="2938" calcext:value-type="float">
            <text:p>2938</text:p>
          </table:table-cell>
          <table:table-cell table:style-name="ce5" office:value-type="float" office:value="41.04" calcext:value-type="float">
            <text:p>41.0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academy, vadodar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91]=1;([.$C191]- 1.81)/1.0638; IF([.$I191]=2; ([.$C191]+5.172)/1.066; ([.$C191]-2.27)/0.941 ))" office:value-type="float" office:value="43.3508442776735" calcext:value-type="float">
            <text:p>43.35</text:p>
          </table:table-cell>
          <table:table-cell table:style-name="ce7" office:value-type="string" calcext:value-type="string">
            <text:p>Jasmin Shah</text:p>
          </table:table-cell>
          <table:table-cell table:style-name="ce5"/>
          <table:table-cell table:style-name="ce7"/>
          <table:table-cell table:style-name="ce5" table:formula="of:=IF([.$I191]=1;[.$J191];0)" office:value-type="float" office:value="0" calcext:value-type="float">
            <text:p>0</text:p>
          </table:table-cell>
          <table:table-cell table:style-name="ce5" table:formula="of:=IF([.$I191]=2;[.$J191];0)" office:value-type="float" office:value="43.3508442776735" calcext:value-type="float">
            <text:p>43.3508442776735</text:p>
          </table:table-cell>
          <table:table-cell table:style-name="ce5" table:formula="of:=IF([.$I191]=3;[.$J19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4:44:47.022" calcext:value-type="date">
            <text:p>3/15/2015 4:44:47</text:p>
          </table:table-cell>
          <table:table-cell table:style-name="ce4" office:value-type="float" office:value="2985" calcext:value-type="float">
            <text:p>2985</text:p>
          </table:table-cell>
          <table:table-cell table:style-name="ce5" office:value-type="float" office:value="40.86" calcext:value-type="float">
            <text:p>40.8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92]=1;([.$C192]- 1.81)/1.0638; IF([.$I192]=2; ([.$C192]+5.172)/1.066; ([.$C192]-2.27)/0.941 ))" office:value-type="float" office:value="41.009564293305" calcext:value-type="float">
            <text:p>41.01</text:p>
          </table:table-cell>
          <table:table-cell table:style-name="ce7" office:value-type="string" calcext:value-type="string">
            <text:p>Suvojit Mondal </text:p>
          </table:table-cell>
          <table:table-cell table:style-name="ce5" office:value-type="float" office:value="542" calcext:value-type="float">
            <text:p>542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92]=1;[.$J192];0)" office:value-type="float" office:value="0" calcext:value-type="float">
            <text:p>0</text:p>
          </table:table-cell>
          <table:table-cell table:style-name="ce5" table:formula="of:=IF([.$I192]=2;[.$J192];0)" office:value-type="float" office:value="0" calcext:value-type="float">
            <text:p>0</text:p>
          </table:table-cell>
          <table:table-cell table:style-name="ce5" table:formula="of:=IF([.$I192]=3;[.$J192];0)" office:value-type="float" office:value="41.009564293305" calcext:value-type="float">
            <text:p>41.00956429330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33:41.36" calcext:value-type="date">
            <text:p>3/11/2015 17:33:41</text:p>
          </table:table-cell>
          <table:table-cell table:style-name="ce4" office:value-type="float" office:value="3000" calcext:value-type="float">
            <text:p>300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93]=1;([.$C193]- 1.81)/1.0638; IF([.$I193]=2; ([.$C193]+5.172)/1.066; ([.$C193]-2.27)/0.941 ))" office:value-type="float" office:value="35.8996051889453" calcext:value-type="float">
            <text:p>35.90</text:p>
          </table:table-cell>
          <table:table-cell table:style-name="ce7"/>
          <table:table-cell/>
          <table:table-cell table:style-name="ce7"/>
          <table:table-cell table:style-name="ce5" table:formula="of:=IF([.$I193]=1;[.$J193];0)" office:value-type="float" office:value="35.8996051889453" calcext:value-type="float">
            <text:p>35.8996051889453</text:p>
          </table:table-cell>
          <table:table-cell table:style-name="ce5" table:formula="of:=IF([.$I193]=2;[.$J193];0)" office:value-type="float" office:value="0" calcext:value-type="float">
            <text:p>0</text:p>
          </table:table-cell>
          <table:table-cell table:style-name="ce5" table:formula="of:=IF([.$I193]=3;[.$J193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3T04:43:33.468" calcext:value-type="date">
            <text:p>3/13/2015 4:43:33</text:p>
          </table:table-cell>
          <table:table-cell table:style-name="ce4" office:value-type="float" office:value="3025" calcext:value-type="float">
            <text:p>3025</text:p>
          </table:table-cell>
          <table:table-cell table:style-name="ce5" office:value-type="float" office:value="40.81" calcext:value-type="float">
            <text:p>40.8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Gateforum, Pun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94]=1;([.$C194]- 1.81)/1.0638; IF([.$I194]=2; ([.$C194]+5.172)/1.066; ([.$C194]-2.27)/0.941 ))" office:value-type="float" office:value="36.6610265087422" calcext:value-type="float">
            <text:p>36.66</text:p>
          </table:table-cell>
          <table:table-cell table:style-name="ce7" office:value-type="string" calcext:value-type="string">
            <text:p>Chandan</text:p>
          </table:table-cell>
          <table:table-cell table:style-name="ce5" office:value-type="float" office:value="542" calcext:value-type="float">
            <text:p>542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194]=1;[.$J194];0)" office:value-type="float" office:value="36.6610265087422" calcext:value-type="float">
            <text:p>36.6610265087422</text:p>
          </table:table-cell>
          <table:table-cell table:style-name="ce5" table:formula="of:=IF([.$I194]=2;[.$J194];0)" office:value-type="float" office:value="0" calcext:value-type="float">
            <text:p>0</text:p>
          </table:table-cell>
          <table:table-cell table:style-name="ce5" table:formula="of:=IF([.$I194]=3;[.$J19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4:27:05.28" calcext:value-type="date">
            <text:p>3/15/2015 14:27:05</text:p>
          </table:table-cell>
          <table:table-cell table:style-name="ce4" office:value-type="float" office:value="3025" calcext:value-type="float">
            <text:p>3025</text:p>
          </table:table-cell>
          <table:table-cell table:style-name="ce5" office:value-type="float" office:value="40.81" calcext:value-type="float">
            <text:p>40.8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ICE gate academ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195]=1;([.$C195]- 1.81)/1.0638; IF([.$I195]=2; ([.$C195]+5.172)/1.066; ([.$C195]-2.27)/0.941 ))" office:value-type="float" office:value="36.6610265087422" calcext:value-type="float">
            <text:p>36.66</text:p>
          </table:table-cell>
          <table:table-cell table:style-name="ce7" office:value-type="string" calcext:value-type="string">
            <text:p>Kunal Prajapati</text:p>
          </table:table-cell>
          <table:table-cell table:style-name="ce5" office:value-type="float" office:value="542" calcext:value-type="float">
            <text:p>542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195]=1;[.$J195];0)" office:value-type="float" office:value="36.6610265087422" calcext:value-type="float">
            <text:p>36.6610265087422</text:p>
          </table:table-cell>
          <table:table-cell table:style-name="ce5" table:formula="of:=IF([.$I195]=2;[.$J195];0)" office:value-type="float" office:value="0" calcext:value-type="float">
            <text:p>0</text:p>
          </table:table-cell>
          <table:table-cell table:style-name="ce5" table:formula="of:=IF([.$I195]=3;[.$J19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4:54:22.603" calcext:value-type="date">
            <text:p>3/12/2015 4:54:23</text:p>
          </table:table-cell>
          <table:table-cell table:style-name="ce4" office:value-type="float" office:value="3059" calcext:value-type="float">
            <text:p>3059</text:p>
          </table:table-cell>
          <table:table-cell table:style-name="ce5" office:value-type="float" office:value="40.66" calcext:value-type="float">
            <text:p>40.6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196]=1;([.$C196]- 1.81)/1.0638; IF([.$I196]=2; ([.$C196]+5.172)/1.066; ([.$C196]-2.27)/0.941 ))" office:value-type="float" office:value="42.9943714821764" calcext:value-type="float">
            <text:p>42.99</text:p>
          </table:table-cell>
          <table:table-cell table:style-name="ce7" office:value-type="string" calcext:value-type="string">
            <text:p>Vivek Kumar Yadav</text:p>
          </table:table-cell>
          <table:table-cell table:style-name="ce5" office:value-type="float" office:value="40.66" calcext:value-type="float">
            <text:p>40.66</text:p>
          </table:table-cell>
          <table:table-cell table:style-name="ce7"/>
          <table:table-cell table:style-name="ce5" table:formula="of:=IF([.$I196]=1;[.$J196];0)" office:value-type="float" office:value="0" calcext:value-type="float">
            <text:p>0</text:p>
          </table:table-cell>
          <table:table-cell table:style-name="ce5" table:formula="of:=IF([.$I196]=2;[.$J196];0)" office:value-type="float" office:value="42.9943714821764" calcext:value-type="float">
            <text:p>42.9943714821764</text:p>
          </table:table-cell>
          <table:table-cell table:style-name="ce5" table:formula="of:=IF([.$I196]=3;[.$J19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34:57.721" calcext:value-type="date">
            <text:p>3/11/2015 18:34:58</text:p>
          </table:table-cell>
          <table:table-cell table:style-name="ce4" office:value-type="float" office:value="3101" calcext:value-type="float">
            <text:p>310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vaan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197]=1;([.$C197]- 1.81)/1.0638; IF([.$I197]=2; ([.$C197]+5.172)/1.066; ([.$C197]-2.27)/0.941 ))" office:value-type="float" office:value="41.1583421891605" calcext:value-type="float">
            <text:p>41.16</text:p>
          </table:table-cell>
          <table:table-cell table:style-name="ce7" office:value-type="string" calcext:value-type="string">
            <text:p>MD TASAUVAR</text:p>
          </table:table-cell>
          <table:table-cell table:style-name="ce5"/>
          <table:table-cell table:style-name="ce7"/>
          <table:table-cell table:style-name="ce5" table:formula="of:=IF([.$I197]=1;[.$J197];0)" office:value-type="float" office:value="0" calcext:value-type="float">
            <text:p>0</text:p>
          </table:table-cell>
          <table:table-cell table:style-name="ce5" table:formula="of:=IF([.$I197]=2;[.$J197];0)" office:value-type="float" office:value="0" calcext:value-type="float">
            <text:p>0</text:p>
          </table:table-cell>
          <table:table-cell table:style-name="ce5" table:formula="of:=IF([.$I197]=3;[.$J197];0)" office:value-type="float" office:value="41.1583421891605" calcext:value-type="float">
            <text:p>41.158342189160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8-03T16:06:36.671" calcext:value-type="date">
            <text:p>8/3/2015 16:06:37</text:p>
          </table:table-cell>
          <table:table-cell table:style-name="ce5" office:value-type="float" office:value="3101" calcext:value-type="float">
            <text:p>3101</text:p>
          </table:table-cell>
          <table:table-cell table:style-name="ce5" office:value-type="float" office:value="40.55" calcext:value-type="float">
            <text:p>40.5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Boddu Mahesh</text:p>
          </table:table-cell>
          <table:table-cell table:style-name="ce5" office:value-type="float" office:value="538" calcext:value-type="float">
            <text:p>538</text:p>
          </table:table-cell>
          <table:table-cell table:style-name="ce7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5-03-12T02:50:42.705001" calcext:value-type="date">
            <text:p>3/12/2015 2:50:43</text:p>
          </table:table-cell>
          <table:table-cell table:style-name="ce4" office:value-type="float" office:value="3173" calcext:value-type="float">
            <text:p>3173</text:p>
          </table:table-cell>
          <table:table-cell table:style-name="ce5" office:value-type="float" office:value="40.31" calcext:value-type="float">
            <text:p>40.3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199]=1;([.$C199]- 1.81)/1.0638; IF([.$I199]=2; ([.$C199]+5.172)/1.066; ([.$C199]-2.27)/0.941 ))" office:value-type="float" office:value="42.6660412757974" calcext:value-type="float">
            <text:p>42.67</text:p>
          </table:table-cell>
          <table:table-cell table:style-name="ce7"/>
          <table:table-cell table:style-name="ce5" office:value-type="float" office:value="535" calcext:value-type="float">
            <text:p>535</text:p>
          </table:table-cell>
          <table:table-cell table:style-name="ce7"/>
          <table:table-cell table:style-name="ce5" table:formula="of:=IF([.$I199]=1;[.$J199];0)" office:value-type="float" office:value="0" calcext:value-type="float">
            <text:p>0</text:p>
          </table:table-cell>
          <table:table-cell table:style-name="ce5" table:formula="of:=IF([.$I199]=2;[.$J199];0)" office:value-type="float" office:value="42.6660412757974" calcext:value-type="float">
            <text:p>42.6660412757974</text:p>
          </table:table-cell>
          <table:table-cell table:style-name="ce5" table:formula="of:=IF([.$I199]=3;[.$J19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11:16.871001" calcext:value-type="date">
            <text:p>3/11/2015 17:11:17</text:p>
          </table:table-cell>
          <table:table-cell table:style-name="ce4" office:value-type="float" office:value="3182" calcext:value-type="float">
            <text:p>318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00]=1;([.$C200]- 1.81)/1.0638; IF([.$I200]=2; ([.$C200]+5.172)/1.066; ([.$C200]-2.27)/0.941 ))" office:value-type="float" office:value="34.0195525474713" calcext:value-type="float">
            <text:p>34.02</text:p>
          </table:table-cell>
          <table:table-cell table:style-name="ce7" office:value-type="string" calcext:value-type="string">
            <text:p>-------</text:p>
          </table:table-cell>
          <table:table-cell table:style-name="ce5"/>
          <table:table-cell table:style-name="ce7"/>
          <table:table-cell table:style-name="ce5" table:formula="of:=IF([.$I200]=1;[.$J200];0)" office:value-type="float" office:value="34.0195525474713" calcext:value-type="float">
            <text:p>34.0195525474713</text:p>
          </table:table-cell>
          <table:table-cell table:style-name="ce5" table:formula="of:=IF([.$I200]=2;[.$J200];0)" office:value-type="float" office:value="0" calcext:value-type="float">
            <text:p>0</text:p>
          </table:table-cell>
          <table:table-cell table:style-name="ce5" table:formula="of:=IF([.$I200]=3;[.$J20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47:12.651" calcext:value-type="date">
            <text:p>3/11/2015 18:47:13</text:p>
          </table:table-cell>
          <table:table-cell table:style-name="ce4" office:value-type="float" office:value="3215" calcext:value-type="float">
            <text:p>3215</text:p>
          </table:table-cell>
          <table:table-cell table:style-name="ce5" office:value-type="float" office:value="40.23" calcext:value-type="float">
            <text:p>40.2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01]=1;([.$C201]- 1.81)/1.0638; IF([.$I201]=2; ([.$C201]+5.172)/1.066; ([.$C201]-2.27)/0.941 ))" office:value-type="float" office:value="40.3400637619554" calcext:value-type="float">
            <text:p>40.34</text:p>
          </table:table-cell>
          <table:table-cell table:style-name="ce7" office:value-type="string" calcext:value-type="string">
            <text:p>naveen</text:p>
          </table:table-cell>
          <table:table-cell table:style-name="ce5"/>
          <table:table-cell table:style-name="ce7"/>
          <table:table-cell table:style-name="ce5" table:formula="of:=IF([.$I201]=1;[.$J201];0)" office:value-type="float" office:value="0" calcext:value-type="float">
            <text:p>0</text:p>
          </table:table-cell>
          <table:table-cell table:style-name="ce5" table:formula="of:=IF([.$I201]=2;[.$J201];0)" office:value-type="float" office:value="0" calcext:value-type="float">
            <text:p>0</text:p>
          </table:table-cell>
          <table:table-cell table:style-name="ce5" table:formula="of:=IF([.$I201]=3;[.$J201];0)" office:value-type="float" office:value="40.3400637619554" calcext:value-type="float">
            <text:p>40.3400637619554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4T03:07:28.204001" calcext:value-type="date">
            <text:p>3/14/2015 3:07:28</text:p>
          </table:table-cell>
          <table:table-cell table:style-name="ce4" office:value-type="float" office:value="3215" calcext:value-type="float">
            <text:p>3215</text:p>
          </table:table-cell>
          <table:table-cell table:style-name="ce5" office:value-type="float" office:value="40.23" calcext:value-type="float">
            <text:p>40.2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02]=1;([.$C202]- 1.81)/1.0638; IF([.$I202]=2; ([.$C202]+5.172)/1.066; ([.$C202]-2.27)/0.941 ))" office:value-type="float" office:value="40.3400637619554" calcext:value-type="float">
            <text:p>40.34</text:p>
          </table:table-cell>
          <table:table-cell table:style-name="ce7" office:value-type="string" calcext:value-type="string">
            <text:p>Bhargav Achary</text:p>
          </table:table-cell>
          <table:table-cell table:style-name="ce5" office:value-type="float" office:value="535" calcext:value-type="float">
            <text:p>535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02]=1;[.$J202];0)" office:value-type="float" office:value="0" calcext:value-type="float">
            <text:p>0</text:p>
          </table:table-cell>
          <table:table-cell table:style-name="ce5" table:formula="of:=IF([.$I202]=2;[.$J202];0)" office:value-type="float" office:value="0" calcext:value-type="float">
            <text:p>0</text:p>
          </table:table-cell>
          <table:table-cell table:style-name="ce5" table:formula="of:=IF([.$I202]=3;[.$J202];0)" office:value-type="float" office:value="40.3400637619554" calcext:value-type="float">
            <text:p>40.3400637619554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10-24T07:39:33.245" calcext:value-type="date">
            <text:p>10/24/2015 7:39:33</text:p>
          </table:table-cell>
          <table:table-cell table:style-name="ce5" office:value-type="float" office:value="3242" calcext:value-type="float">
            <text:p>3242</text:p>
          </table:table-cell>
          <table:table-cell table:style-name="ce5" office:value-type="float" office:value="40.1" calcext:value-type="float">
            <text:p>40.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7" office:value-type="string" calcext:value-type="string">
            <text:p>Yogesh</text:p>
          </table:table-cell>
          <table:table-cell table:style-name="ce5" office:value-type="float" office:value="535" calcext:value-type="float">
            <text:p>535</text:p>
          </table:table-cell>
          <table:table-cell table:style-name="ce7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5-03-12T19:58:08.45" calcext:value-type="date">
            <text:p>3/12/2015 19:58:08</text:p>
          </table:table-cell>
          <table:table-cell table:style-name="ce4" office:value-type="float" office:value="3246" calcext:value-type="float">
            <text:p>3246</text:p>
          </table:table-cell>
          <table:table-cell table:style-name="ce5" office:value-type="float" office:value="40.01" calcext:value-type="float">
            <text:p>40.0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04]=1;([.$C204]- 1.81)/1.0638; IF([.$I204]=2; ([.$C204]+5.172)/1.066; ([.$C204]-2.27)/0.941 ))" office:value-type="float" office:value="35.9090054521527" calcext:value-type="float">
            <text:p>35.91</text:p>
          </table:table-cell>
          <table:table-cell table:style-name="ce7"/>
          <table:table-cell table:style-name="ce5" office:value-type="float" office:value="533" calcext:value-type="float">
            <text:p>533</text:p>
          </table:table-cell>
          <table:table-cell table:style-name="ce7"/>
          <table:table-cell table:style-name="ce5" table:formula="of:=IF([.$I204]=1;[.$J204];0)" office:value-type="float" office:value="35.9090054521527" calcext:value-type="float">
            <text:p>35.9090054521527</text:p>
          </table:table-cell>
          <table:table-cell table:style-name="ce5" table:formula="of:=IF([.$I204]=2;[.$J204];0)" office:value-type="float" office:value="0" calcext:value-type="float">
            <text:p>0</text:p>
          </table:table-cell>
          <table:table-cell table:style-name="ce5" table:formula="of:=IF([.$I204]=3;[.$J20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6:40:19.735001" calcext:value-type="date">
            <text:p>3/12/2015 6:40:20</text:p>
          </table:table-cell>
          <table:table-cell table:style-name="ce4" office:value-type="float" office:value="3274" calcext:value-type="float">
            <text:p>3274</text:p>
          </table:table-cell>
          <table:table-cell table:style-name="ce5" office:value-type="float" office:value="39.95" calcext:value-type="float">
            <text:p>39.9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 Mumba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05]=1;([.$C205]- 1.81)/1.0638; IF([.$I205]=2; ([.$C205]+5.172)/1.066; ([.$C205]-2.27)/0.941 ))" office:value-type="float" office:value="42.328330206379" calcext:value-type="float">
            <text:p>42.33</text:p>
          </table:table-cell>
          <table:table-cell table:style-name="ce7" office:value-type="string" calcext:value-type="string">
            <text:p>Pallav Kumar Deb</text:p>
          </table:table-cell>
          <table:table-cell table:style-name="ce5" office:value-type="float" office:value="531" calcext:value-type="float">
            <text:p>531</text:p>
          </table:table-cell>
          <table:table-cell table:style-name="ce7"/>
          <table:table-cell table:style-name="ce5" table:formula="of:=IF([.$I205]=1;[.$J205];0)" office:value-type="float" office:value="0" calcext:value-type="float">
            <text:p>0</text:p>
          </table:table-cell>
          <table:table-cell table:style-name="ce5" table:formula="of:=IF([.$I205]=2;[.$J205];0)" office:value-type="float" office:value="42.328330206379" calcext:value-type="float">
            <text:p>42.328330206379</text:p>
          </table:table-cell>
          <table:table-cell table:style-name="ce5" table:formula="of:=IF([.$I205]=3;[.$J20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9T16:15:43.433" calcext:value-type="date">
            <text:p>3/19/2015 16:15:43</text:p>
          </table:table-cell>
          <table:table-cell table:style-name="ce4" office:value-type="float" office:value="3331" calcext:value-type="float">
            <text:p>333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number-columns-repeated="3"/>
          <table:table-cell table:style-name="ce11" table:formula="of:=IF([.$I206]=1;([.$C206]- 1.81)/1.0638; IF([.$I206]=2; ([.$C206]+5.172)/1.066; ([.$C206]-2.27)/0.941 ))" office:value-type="float" office:value="40.0956429330499" calcext:value-type="float">
            <text:p>40.10</text:p>
          </table:table-cell>
          <table:table-cell table:style-name="ce7"/>
          <table:table-cell/>
          <table:table-cell table:style-name="ce7"/>
          <table:table-cell table:style-name="ce5" table:formula="of:=IF([.$I206]=1;[.$J206];0)" office:value-type="float" office:value="0" calcext:value-type="float">
            <text:p>0</text:p>
          </table:table-cell>
          <table:table-cell table:style-name="ce5" table:formula="of:=IF([.$I206]=2;[.$J206];0)" office:value-type="float" office:value="0" calcext:value-type="float">
            <text:p>0</text:p>
          </table:table-cell>
          <table:table-cell table:style-name="ce5" table:formula="of:=IF([.$I206]=3;[.$J206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19:07:28.996999" calcext:value-type="date">
            <text:p>3/12/2015 19:07:29</text:p>
          </table:table-cell>
          <table:table-cell table:style-name="ce4" office:value-type="float" office:value="3362" calcext:value-type="float">
            <text:p>3362</text:p>
          </table:table-cell>
          <table:table-cell table:style-name="ce5" office:value-type="float" office:value="39.75" calcext:value-type="float">
            <text:p>39.7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07]=1;([.$C207]- 1.81)/1.0638; IF([.$I207]=2; ([.$C207]+5.172)/1.066; ([.$C207]-2.27)/0.941 ))" office:value-type="float" office:value="35.664598608761" calcext:value-type="float">
            <text:p>35.66</text:p>
          </table:table-cell>
          <table:table-cell table:style-name="ce7" office:value-type="string" calcext:value-type="string">
            <text:p>Ambika</text:p>
          </table:table-cell>
          <table:table-cell table:style-name="ce5" office:value-type="float" office:value="529" calcext:value-type="float">
            <text:p>529</text:p>
          </table:table-cell>
          <table:table-cell table:style-name="ce7"/>
          <table:table-cell table:style-name="ce5" table:formula="of:=IF([.$I207]=1;[.$J207];0)" office:value-type="float" office:value="35.664598608761" calcext:value-type="float">
            <text:p>35.664598608761</text:p>
          </table:table-cell>
          <table:table-cell table:style-name="ce5" table:formula="of:=IF([.$I207]=2;[.$J207];0)" office:value-type="float" office:value="0" calcext:value-type="float">
            <text:p>0</text:p>
          </table:table-cell>
          <table:table-cell table:style-name="ce5" table:formula="of:=IF([.$I207]=3;[.$J20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7:11:09.396" calcext:value-type="date">
            <text:p>3/15/2015 17:11:09</text:p>
          </table:table-cell>
          <table:table-cell table:style-name="ce4" office:value-type="float" office:value="3362" calcext:value-type="float">
            <text:p>3362</text:p>
          </table:table-cell>
          <table:table-cell table:style-name="ce5" office:value-type="float" office:value="39.75" calcext:value-type="float">
            <text:p>39.7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eclasses by ravindra sir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08]=1;([.$C208]- 1.81)/1.0638; IF([.$I208]=2; ([.$C208]+5.172)/1.066; ([.$C208]-2.27)/0.941 ))" office:value-type="float" office:value="35.664598608761" calcext:value-type="float">
            <text:p>35.66</text:p>
          </table:table-cell>
          <table:table-cell table:style-name="ce7" office:value-type="string" calcext:value-type="string">
            <text:p>Shukla sumit</text:p>
          </table:table-cell>
          <table:table-cell table:style-name="ce5" office:value-type="float" office:value="529" calcext:value-type="float">
            <text:p>529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08]=1;[.$J208];0)" office:value-type="float" office:value="35.664598608761" calcext:value-type="float">
            <text:p>35.664598608761</text:p>
          </table:table-cell>
          <table:table-cell table:style-name="ce5" table:formula="of:=IF([.$I208]=2;[.$J208];0)" office:value-type="float" office:value="0" calcext:value-type="float">
            <text:p>0</text:p>
          </table:table-cell>
          <table:table-cell table:style-name="ce5" table:formula="of:=IF([.$I208]=3;[.$J20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6T06:11:51.668999" calcext:value-type="date">
            <text:p>3/16/2015 6:11:52</text:p>
          </table:table-cell>
          <table:table-cell table:style-name="ce4" office:value-type="float" office:value="3400" calcext:value-type="float">
            <text:p>3400</text:p>
          </table:table-cell>
          <table:table-cell table:style-name="ce5" office:value-type="float" office:value="39.6" calcext:value-type="float">
            <text:p>39.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 academy Hyderabad 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09]=1;([.$C209]- 1.81)/1.0638; IF([.$I209]=2; ([.$C209]+5.172)/1.066; ([.$C209]-2.27)/0.941 ))" office:value-type="float" office:value="39.6705632306057" calcext:value-type="float">
            <text:p>39.67</text:p>
          </table:table-cell>
          <table:table-cell table:style-name="ce7" office:value-type="string" calcext:value-type="string">
            <text:p>Kulkarni Ajit Arun</text:p>
          </table:table-cell>
          <table:table-cell table:style-name="ce5" office:value-type="float" office:value="527" calcext:value-type="float">
            <text:p>527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09]=1;[.$J209];0)" office:value-type="float" office:value="0" calcext:value-type="float">
            <text:p>0</text:p>
          </table:table-cell>
          <table:table-cell table:style-name="ce5" table:formula="of:=IF([.$I209]=2;[.$J209];0)" office:value-type="float" office:value="0" calcext:value-type="float">
            <text:p>0</text:p>
          </table:table-cell>
          <table:table-cell table:style-name="ce5" table:formula="of:=IF([.$I209]=3;[.$J209];0)" office:value-type="float" office:value="39.6705632306057" calcext:value-type="float">
            <text:p>39.670563230605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3:16:32.914" calcext:value-type="date">
            <text:p>6/6/2015 3:16:33</text:p>
          </table:table-cell>
          <table:table-cell table:style-name="ce4" office:value-type="float" office:value="3437" calcext:value-type="float">
            <text:p>3437</text:p>
          </table:table-cell>
          <table:table-cell table:style-name="ce5" office:value-type="float" office:value="39.59" calcext:value-type="float">
            <text:p>39.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10]=1;([.$C210]- 1.81)/1.0638; IF([.$I210]=2; ([.$C210]+5.172)/1.066; ([.$C210]-2.27)/0.941 ))" office:value-type="float" office:value="41.9906191369606" calcext:value-type="float">
            <text:p>41.99</text:p>
          </table:table-cell>
          <table:table-cell table:style-name="ce7" office:value-type="string" calcext:value-type="string">
            <text:p>prasad</text:p>
          </table:table-cell>
          <table:table-cell table:style-name="ce5" office:value-type="float" office:value="527" calcext:value-type="float">
            <text:p>527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210]=1;[.$J210];0)" office:value-type="float" office:value="0" calcext:value-type="float">
            <text:p>0</text:p>
          </table:table-cell>
          <table:table-cell table:style-name="ce5" table:formula="of:=IF([.$I210]=2;[.$J210];0)" office:value-type="float" office:value="41.9906191369606" calcext:value-type="float">
            <text:p>41.9906191369606</text:p>
          </table:table-cell>
          <table:table-cell table:style-name="ce5" table:formula="of:=IF([.$I210]=3;[.$J21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55:47.817" calcext:value-type="date">
            <text:p>3/11/2015 18:55:48</text:p>
          </table:table-cell>
          <table:table-cell table:style-name="ce4" office:value-type="float" office:value="3523" calcext:value-type="float">
            <text:p>3523</text:p>
          </table:table-cell>
          <table:table-cell table:style-name="ce5" office:value-type="float" office:value="39.39" calcext:value-type="float">
            <text:p>39.3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11]=1;([.$C211]- 1.81)/1.0638; IF([.$I211]=2; ([.$C211]+5.172)/1.066; ([.$C211]-2.27)/0.941 ))" office:value-type="float" office:value="35.3261891332957" calcext:value-type="float">
            <text:p>35.33</text:p>
          </table:table-cell>
          <table:table-cell table:style-name="ce7" office:value-type="string" calcext:value-type="string">
            <text:p>Narmada</text:p>
          </table:table-cell>
          <table:table-cell table:style-name="ce5" office:value-type="float" office:value="523" calcext:value-type="float">
            <text:p>523</text:p>
          </table:table-cell>
          <table:table-cell table:style-name="ce7"/>
          <table:table-cell table:style-name="ce5" table:formula="of:=IF([.$I211]=1;[.$J211];0)" office:value-type="float" office:value="35.3261891332957" calcext:value-type="float">
            <text:p>35.3261891332957</text:p>
          </table:table-cell>
          <table:table-cell table:style-name="ce5" table:formula="of:=IF([.$I211]=2;[.$J211];0)" office:value-type="float" office:value="0" calcext:value-type="float">
            <text:p>0</text:p>
          </table:table-cell>
          <table:table-cell table:style-name="ce5" table:formula="of:=IF([.$I211]=3;[.$J21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6T08:15:40.968" calcext:value-type="date">
            <text:p>3/16/2015 8:15:41</text:p>
          </table:table-cell>
          <table:table-cell table:style-name="ce4" office:value-type="float" office:value="3551" calcext:value-type="float">
            <text:p>3551</text:p>
          </table:table-cell>
          <table:table-cell table:style-name="ce5" office:value-type="float" office:value="39.24" calcext:value-type="float">
            <text:p>39.2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12]=1;([.$C212]- 1.81)/1.0638; IF([.$I212]=2; ([.$C212]+5.172)/1.066; ([.$C212]-2.27)/0.941 ))" office:value-type="float" office:value="41.6622889305816" calcext:value-type="float">
            <text:p>41.66</text:p>
          </table:table-cell>
          <table:table-cell table:style-name="ce7" office:value-type="string" calcext:value-type="string">
            <text:p>Amey kamalakar kadam </text:p>
          </table:table-cell>
          <table:table-cell table:style-name="ce5" office:value-type="float" office:value="523" calcext:value-type="float">
            <text:p>523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12]=1;[.$J212];0)" office:value-type="float" office:value="0" calcext:value-type="float">
            <text:p>0</text:p>
          </table:table-cell>
          <table:table-cell table:style-name="ce5" table:formula="of:=IF([.$I212]=2;[.$J212];0)" office:value-type="float" office:value="41.6622889305816" calcext:value-type="float">
            <text:p>41.6622889305816</text:p>
          </table:table-cell>
          <table:table-cell table:style-name="ce5" table:formula="of:=IF([.$I212]=3;[.$J21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4T21:19:46.955" calcext:value-type="date">
            <text:p>6/4/2015 21:19:47</text:p>
          </table:table-cell>
          <table:table-cell table:style-name="ce4" office:value-type="float" office:value="3598" calcext:value-type="float">
            <text:p>3598</text:p>
          </table:table-cell>
          <table:table-cell table:style-name="ce5" office:value-type="float" office:value="39.03" calcext:value-type="float">
            <text:p>39.0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13]=1;([.$C213]- 1.81)/1.0638; IF([.$I213]=2; ([.$C213]+5.172)/1.066; ([.$C213]-2.27)/0.941 ))" office:value-type="float" office:value="34.9877796578304" calcext:value-type="float">
            <text:p>34.99</text:p>
          </table:table-cell>
          <table:table-cell table:style-name="ce7" office:value-type="string" calcext:value-type="string">
            <text:p>kamal</text:p>
          </table:table-cell>
          <table:table-cell table:style-name="ce5" office:value-type="float" office:value="520" calcext:value-type="float">
            <text:p>520</text:p>
          </table:table-cell>
          <table:table-cell table:style-name="ce7"/>
          <table:table-cell table:style-name="ce5" table:formula="of:=IF([.$I213]=1;[.$J213];0)" office:value-type="float" office:value="34.9877796578304" calcext:value-type="float">
            <text:p>34.9877796578304</text:p>
          </table:table-cell>
          <table:table-cell table:style-name="ce5" table:formula="of:=IF([.$I213]=2;[.$J213];0)" office:value-type="float" office:value="0" calcext:value-type="float">
            <text:p>0</text:p>
          </table:table-cell>
          <table:table-cell table:style-name="ce5" table:formula="of:=IF([.$I213]=3;[.$J213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1T17:59:39.147" calcext:value-type="date">
            <text:p>3/11/2015 17:59:39</text:p>
          </table:table-cell>
          <table:table-cell table:style-name="ce4" office:value-type="float" office:value="3664" calcext:value-type="float">
            <text:p>3664</text:p>
          </table:table-cell>
          <table:table-cell table:style-name="ce5" office:value-type="float" office:value="38.97" calcext:value-type="float">
            <text:p>38.9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 Acadam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14]=1;([.$C214]- 1.81)/1.0638; IF([.$I214]=2; ([.$C214]+5.172)/1.066; ([.$C214]-2.27)/0.941 ))" office:value-type="float" office:value="39.0010626992561" calcext:value-type="float">
            <text:p>39.00</text:p>
          </table:table-cell>
          <table:table-cell table:style-name="ce7" office:value-type="string" calcext:value-type="string">
            <text:p>PAWAN KUMAR CHOURASIA</text:p>
          </table:table-cell>
          <table:table-cell table:style-name="ce5"/>
          <table:table-cell table:style-name="ce7"/>
          <table:table-cell table:style-name="ce5" table:formula="of:=IF([.$I214]=1;[.$J214];0)" office:value-type="float" office:value="0" calcext:value-type="float">
            <text:p>0</text:p>
          </table:table-cell>
          <table:table-cell table:style-name="ce5" table:formula="of:=IF([.$I214]=2;[.$J214];0)" office:value-type="float" office:value="0" calcext:value-type="float">
            <text:p>0</text:p>
          </table:table-cell>
          <table:table-cell table:style-name="ce5" table:formula="of:=IF([.$I214]=3;[.$J214];0)" office:value-type="float" office:value="39.0010626992561" calcext:value-type="float">
            <text:p>39.0010626992561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6T07:28:38.757" calcext:value-type="date">
            <text:p>3/16/2015 7:28:39</text:p>
          </table:table-cell>
          <table:table-cell table:style-name="ce4" office:value-type="float" office:value="3852" calcext:value-type="float">
            <text:p>3852</text:p>
          </table:table-cell>
          <table:table-cell table:style-name="ce5" office:value-type="float" office:value="38.32" calcext:value-type="float">
            <text:p>38.3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15]=1;([.$C215]- 1.81)/1.0638; IF([.$I215]=2; ([.$C215]+5.172)/1.066; ([.$C215]-2.27)/0.941 ))" office:value-type="float" office:value="34.3203609701072" calcext:value-type="float">
            <text:p>34.32</text:p>
          </table:table-cell>
          <table:table-cell table:style-name="ce7" office:value-type="string" calcext:value-type="string">
            <text:p>RANTU DAS</text:p>
          </table:table-cell>
          <table:table-cell table:style-name="ce5" office:value-type="float" office:value="511" calcext:value-type="float">
            <text:p>511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15]=1;[.$J215];0)" office:value-type="float" office:value="34.3203609701072" calcext:value-type="float">
            <text:p>34.3203609701072</text:p>
          </table:table-cell>
          <table:table-cell table:style-name="ce5" table:formula="of:=IF([.$I215]=2;[.$J215];0)" office:value-type="float" office:value="0" calcext:value-type="float">
            <text:p>0</text:p>
          </table:table-cell>
          <table:table-cell table:style-name="ce5" table:formula="of:=IF([.$I215]=3;[.$J21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9T17:15:09.543" calcext:value-type="date">
            <text:p>3/19/2015 17:15:10</text:p>
          </table:table-cell>
          <table:table-cell table:style-name="ce4" office:value-type="float" office:value="3852" calcext:value-type="float">
            <text:p>3852</text:p>
          </table:table-cell>
          <table:table-cell table:style-name="ce5" office:value-type="float" office:value="38.32" calcext:value-type="float">
            <text:p>38.32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>
            <office:annotation draw:style-name="gr1" draw:text-style-name="P2" svg:width="241.31pt" svg:height="26.99pt" svg:x="219.94pt" svg:y="3409.51pt" draw:caption-point-x="-11.54pt" draw:caption-point-y="-22.99pt">
              <dc:date>2019-03-30T00:00:00</dc:date>
              <text:p text:style-name="P1">Responder updated this value.</text:p>
            </office:annotation>
          </table:table-cell>
          <table:table-cell/>
          <table:table-cell table:style-name="ce5" office:value-type="float" office:value="1" calcext:value-type="float">
            <office:annotation draw:style-name="gr1" draw:text-style-name="P2" svg:width="204.01pt" svg:height="26.99pt" svg:x="340.58pt" svg:y="3409.51pt" draw:caption-point-x="-11.54pt" draw:caption-point-y="-22.99pt">
              <dc:date>2019-03-30T00:00:00</dc:date>
              <text:p text:style-name="P1">Responder updated this value.</text:p>
            </office:annotation>
            <text:p>1</text:p>
          </table:table-cell>
          <table:table-cell table:style-name="ce11" table:formula="of:=IF([.$I216]=1;([.$C216]- 1.81)/1.0638; IF([.$I216]=2; ([.$C216]+5.172)/1.066; ([.$C216]-2.27)/0.941 ))" office:value-type="float" office:value="34.3203609701072" calcext:value-type="float">
            <text:p>34.32</text:p>
          </table:table-cell>
          <table:table-cell table:style-name="ce7"/>
          <table:table-cell table:style-name="ce5" office:value-type="float" office:value="511" calcext:value-type="float">
            <office:annotation draw:style-name="gr1" draw:text-style-name="P2" svg:width="46.86pt" svg:height="61.68pt" svg:x="497.74pt" svg:y="3392.16pt" draw:caption-point-x="-11.54pt" draw:caption-point-y="-5.64pt">
              <dc:date>2019-03-30T00:00:00</dc:date>
              <text:p text:style-name="P1">Responder updated this value.</text:p>
            </office:annotation>
            <text:p>511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3409.51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table:formula="of:=IF([.$I216]=1;[.$J216];0)" office:value-type="float" office:value="34.3203609701072" calcext:value-type="float">
            <text:p>34.3203609701072</text:p>
          </table:table-cell>
          <table:table-cell table:style-name="ce5" table:formula="of:=IF([.$I216]=2;[.$J216];0)" office:value-type="float" office:value="0" calcext:value-type="float">
            <text:p>0</text:p>
          </table:table-cell>
          <table:table-cell table:style-name="ce5" table:formula="of:=IF([.$I216]=3;[.$J21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7:10:27.633" calcext:value-type="date">
            <text:p>3/12/2015 7:10:28</text:p>
          </table:table-cell>
          <table:table-cell table:style-name="ce4" office:value-type="float" office:value="4037" calcext:value-type="float">
            <text:p>4037</text:p>
          </table:table-cell>
          <table:table-cell table:style-name="ce5" office:value-type="float" office:value="37.72" calcext:value-type="float">
            <text:p>37.7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i-gate bhila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17]=1;([.$C217]- 1.81)/1.0638; IF([.$I217]=2; ([.$C217]+5.172)/1.066; ([.$C217]-2.27)/0.941 ))" office:value-type="float" office:value="37.6726886291179" calcext:value-type="float">
            <text:p>37.67</text:p>
          </table:table-cell>
          <table:table-cell table:style-name="ce7" office:value-type="string" calcext:value-type="string">
            <text:p>jack</text:p>
          </table:table-cell>
          <table:table-cell table:style-name="ce5" office:value-type="float" office:value="504" calcext:value-type="float">
            <text:p>504</text:p>
          </table:table-cell>
          <table:table-cell table:style-name="ce7"/>
          <table:table-cell table:style-name="ce5" table:formula="of:=IF([.$I217]=1;[.$J217];0)" office:value-type="float" office:value="0" calcext:value-type="float">
            <text:p>0</text:p>
          </table:table-cell>
          <table:table-cell table:style-name="ce5" table:formula="of:=IF([.$I217]=2;[.$J217];0)" office:value-type="float" office:value="0" calcext:value-type="float">
            <text:p>0</text:p>
          </table:table-cell>
          <table:table-cell table:style-name="ce5" table:formula="of:=IF([.$I217]=3;[.$J217];0)" office:value-type="float" office:value="37.6726886291179" calcext:value-type="float">
            <text:p>37.6726886291179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4:59:38.422" calcext:value-type="date">
            <text:p>3/12/2015 4:59:38</text:p>
          </table:table-cell>
          <table:table-cell table:style-name="ce4" office:value-type="float" office:value="4081" calcext:value-type="float">
            <text:p>4081</text:p>
          </table:table-cell>
          <table:table-cell table:style-name="ce5" office:value-type="float" office:value="37.62" calcext:value-type="float">
            <text:p>37.62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18]=1;([.$C218]- 1.81)/1.0638; IF([.$I218]=2; ([.$C218]+5.172)/1.066; ([.$C218]-2.27)/0.941 ))" office:value-type="float" office:value="33.6623425455913" calcext:value-type="float">
            <text:p>33.66</text:p>
          </table:table-cell>
          <table:table-cell table:style-name="ce7" office:value-type="string" calcext:value-type="string">
            <text:p>nishant</text:p>
          </table:table-cell>
          <table:table-cell/>
          <table:table-cell table:style-name="ce7"/>
          <table:table-cell table:style-name="ce5" table:formula="of:=IF([.$I218]=1;[.$J218];0)" office:value-type="float" office:value="33.6623425455913" calcext:value-type="float">
            <text:p>33.6623425455913</text:p>
          </table:table-cell>
          <table:table-cell table:style-name="ce5" table:formula="of:=IF([.$I218]=2;[.$J218];0)" office:value-type="float" office:value="0" calcext:value-type="float">
            <text:p>0</text:p>
          </table:table-cell>
          <table:table-cell table:style-name="ce5" table:formula="of:=IF([.$I218]=3;[.$J218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03:56:58.674" calcext:value-type="date">
            <text:p>3/12/2015 3:56:59</text:p>
          </table:table-cell>
          <table:table-cell table:style-name="ce4" office:value-type="float" office:value="4173" calcext:value-type="float">
            <text:p>4173</text:p>
          </table:table-cell>
          <table:table-cell table:style-name="ce5" office:value-type="float" office:value="37.4" calcext:value-type="float">
            <text:p>37.4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19]=1;([.$C219]- 1.81)/1.0638; IF([.$I219]=2; ([.$C219]+5.172)/1.066; ([.$C219]-2.27)/0.941 ))" office:value-type="float" office:value="37.3326248671626" calcext:value-type="float">
            <text:p>37.33</text:p>
          </table:table-cell>
          <table:table-cell table:style-name="ce7" office:value-type="string" calcext:value-type="string">
            <text:p>Afsal </text:p>
          </table:table-cell>
          <table:table-cell table:style-name="ce5" office:value-type="float" office:value="500" calcext:value-type="float">
            <text:p>500</text:p>
          </table:table-cell>
          <table:table-cell table:style-name="ce7"/>
          <table:table-cell table:style-name="ce5" table:formula="of:=IF([.$I219]=1;[.$J219];0)" office:value-type="float" office:value="0" calcext:value-type="float">
            <text:p>0</text:p>
          </table:table-cell>
          <table:table-cell table:style-name="ce5" table:formula="of:=IF([.$I219]=2;[.$J219];0)" office:value-type="float" office:value="0" calcext:value-type="float">
            <text:p>0</text:p>
          </table:table-cell>
          <table:table-cell table:style-name="ce5" table:formula="of:=IF([.$I219]=3;[.$J219];0)" office:value-type="float" office:value="37.3326248671626" calcext:value-type="float">
            <text:p>37.332624867162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0:19:44.604" calcext:value-type="date">
            <text:p>3/11/2015 20:19:45</text:p>
          </table:table-cell>
          <table:table-cell table:style-name="ce4" office:value-type="float" office:value="4320" calcext:value-type="float">
            <text:p>4320</text:p>
          </table:table-cell>
          <table:table-cell table:style-name="ce5" office:value-type="float" office:value="37.09" calcext:value-type="float">
            <text:p>37.09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 Pun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20]=1;([.$C220]- 1.81)/1.0638; IF([.$I220]=2; ([.$C220]+5.172)/1.066; ([.$C220]-2.27)/0.941 ))" office:value-type="float" office:value="37.0031880977683" calcext:value-type="float">
            <text:p>37.00</text:p>
          </table:table-cell>
          <table:table-cell table:style-name="ce7"/>
          <table:table-cell/>
          <table:table-cell table:style-name="ce7"/>
          <table:table-cell table:style-name="ce5" table:formula="of:=IF([.$I220]=1;[.$J220];0)" office:value-type="float" office:value="0" calcext:value-type="float">
            <text:p>0</text:p>
          </table:table-cell>
          <table:table-cell table:style-name="ce5" table:formula="of:=IF([.$I220]=2;[.$J220];0)" office:value-type="float" office:value="0" calcext:value-type="float">
            <text:p>0</text:p>
          </table:table-cell>
          <table:table-cell table:style-name="ce5" table:formula="of:=IF([.$I220]=3;[.$J220];0)" office:value-type="float" office:value="37.0031880977683" calcext:value-type="float">
            <text:p>37.0031880977683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9-16T07:22:12.597" calcext:value-type="date">
            <text:p>9/16/2015 7:22:13</text:p>
          </table:table-cell>
          <table:table-cell table:style-name="ce5" office:value-type="float" office:value="4402" calcext:value-type="float">
            <text:p>4402</text:p>
          </table:table-cell>
          <table:table-cell table:style-name="ce5" office:value-type="float" office:value="36.78" calcext:value-type="float">
            <text:p>36.7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runima Srivastava</text:p>
          </table:table-cell>
          <table:table-cell table:style-name="ce5" office:value-type="float" office:value="493" calcext:value-type="float">
            <text:p>493</text:p>
          </table:table-cell>
          <table:table-cell table:style-name="ce7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5-03-15T07:52:24.767" calcext:value-type="date">
            <text:p>3/15/2015 7:52:25</text:p>
          </table:table-cell>
          <table:table-cell table:style-name="ce4" office:value-type="float" office:value="4553" calcext:value-type="float">
            <text:p>4553</text:p>
          </table:table-cell>
          <table:table-cell table:style-name="ce5" office:value-type="float" office:value="36.46" calcext:value-type="float">
            <text:p>36.4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babu Ravul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22]=1;([.$C222]- 1.81)/1.0638; IF([.$I222]=2; ([.$C222]+5.172)/1.066; ([.$C222]-2.27)/0.941 ))" office:value-type="float" office:value="36.3336875664187" calcext:value-type="float">
            <text:p>36.33</text:p>
          </table:table-cell>
          <table:table-cell table:style-name="ce7" office:value-type="string" calcext:value-type="string">
            <text:p>Praveen Kumar</text:p>
          </table:table-cell>
          <table:table-cell table:style-name="ce5" office:value-type="float" office:value="489" calcext:value-type="float">
            <text:p>489</text:p>
          </table:table-cell>
          <table:table-cell table:style-name="ce7" office:value-type="string" calcext:value-type="string">
            <office:annotation draw:style-name="gr2" draw:text-style-name="P2" svg:width="0pt" svg:height="27.01pt" svg:x="544.59pt" svg:y="3503.99pt" draw:caption-point-x="-11.54pt" draw:caption-point-y="-22.96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table:formula="of:=IF([.$I222]=1;[.$J222];0)" office:value-type="float" office:value="0" calcext:value-type="float">
            <text:p>0</text:p>
          </table:table-cell>
          <table:table-cell table:style-name="ce5" table:formula="of:=IF([.$I222]=2;[.$J222];0)" office:value-type="float" office:value="0" calcext:value-type="float">
            <text:p>0</text:p>
          </table:table-cell>
          <table:table-cell table:style-name="ce5" table:formula="of:=IF([.$I222]=3;[.$J222];0)" office:value-type="float" office:value="36.3336875664187" calcext:value-type="float">
            <text:p>36.333687566418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5-16T08:41:20.829" calcext:value-type="date">
            <text:p>5/16/2015 8:41:21</text:p>
          </table:table-cell>
          <table:table-cell table:style-name="ce4" office:value-type="float" office:value="4588" calcext:value-type="float">
            <text:p>4588</text:p>
          </table:table-cell>
          <table:table-cell table:style-name="ce5" office:value-type="float" office:value="36.4" calcext:value-type="float">
            <text:p>36.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Ravul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23]=1;([.$C223]- 1.81)/1.0638; IF([.$I223]=2; ([.$C223]+5.172)/1.066; ([.$C223]-2.27)/0.941 ))" office:value-type="float" office:value="38.9981238273921" calcext:value-type="float">
            <text:p>39.00</text:p>
          </table:table-cell>
          <table:table-cell table:style-name="ce7" office:value-type="string" calcext:value-type="string">
            <text:p>Pradip Kumar</text:p>
          </table:table-cell>
          <table:table-cell table:style-name="ce5" office:value-type="float" office:value="488" calcext:value-type="float">
            <text:p>48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23]=1;[.$J223];0)" office:value-type="float" office:value="0" calcext:value-type="float">
            <text:p>0</text:p>
          </table:table-cell>
          <table:table-cell table:style-name="ce5" table:formula="of:=IF([.$I223]=2;[.$J223];0)" office:value-type="float" office:value="38.9981238273921" calcext:value-type="float">
            <text:p>38.9981238273921</text:p>
          </table:table-cell>
          <table:table-cell table:style-name="ce5" table:formula="of:=IF([.$I223]=3;[.$J22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10:34.011" calcext:value-type="date">
            <text:p>3/11/2015 19:10:34</text:p>
          </table:table-cell>
          <table:table-cell table:style-name="ce4" office:value-type="float" office:value="4739" calcext:value-type="float">
            <text:p>4739</text:p>
          </table:table-cell>
          <table:table-cell table:style-name="ce5" office:value-type="float" office:value="36.04" calcext:value-type="float">
            <text:p>36.0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24]=1;([.$C224]- 1.81)/1.0638; IF([.$I224]=2; ([.$C224]+5.172)/1.066; ([.$C224]-2.27)/0.941 ))" office:value-type="float" office:value="35.8873538788523" calcext:value-type="float">
            <text:p>35.89</text:p>
          </table:table-cell>
          <table:table-cell table:style-name="ce7" office:value-type="string" calcext:value-type="string">
            <text:p>s tejaswini</text:p>
          </table:table-cell>
          <table:table-cell table:style-name="ce5"/>
          <table:table-cell table:style-name="ce7"/>
          <table:table-cell table:style-name="ce5" table:formula="of:=IF([.$I224]=1;[.$J224];0)" office:value-type="float" office:value="0" calcext:value-type="float">
            <text:p>0</text:p>
          </table:table-cell>
          <table:table-cell table:style-name="ce5" table:formula="of:=IF([.$I224]=2;[.$J224];0)" office:value-type="float" office:value="0" calcext:value-type="float">
            <text:p>0</text:p>
          </table:table-cell>
          <table:table-cell table:style-name="ce5" table:formula="of:=IF([.$I224]=3;[.$J224];0)" office:value-type="float" office:value="35.8873538788523" calcext:value-type="float">
            <text:p>35.8873538788523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22:57.222" calcext:value-type="date">
            <text:p>3/11/2015 17:22:57</text:p>
          </table:table-cell>
          <table:table-cell table:style-name="ce4" office:value-type="float" office:value="4806" calcext:value-type="float">
            <text:p>4806</text:p>
          </table:table-cell>
          <table:table-cell table:style-name="ce5" office:value-type="float" office:value="35.84" calcext:value-type="float">
            <text:p>35.8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Local institute named Vision, Rajkot, Gujara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25]=1;([.$C225]- 1.81)/1.0638; IF([.$I225]=2; ([.$C225]+5.172)/1.066; ([.$C225]-2.27)/0.941 ))" office:value-type="float" office:value="31.9890956946794" calcext:value-type="float">
            <text:p>31.99</text:p>
          </table:table-cell>
          <table:table-cell table:style-name="ce7"/>
          <table:table-cell/>
          <table:table-cell table:style-name="ce7"/>
          <table:table-cell table:style-name="ce5" table:formula="of:=IF([.$I225]=1;[.$J225];0)" office:value-type="float" office:value="31.9890956946794" calcext:value-type="float">
            <text:p>31.9890956946794</text:p>
          </table:table-cell>
          <table:table-cell table:style-name="ce5" table:formula="of:=IF([.$I225]=2;[.$J225];0)" office:value-type="float" office:value="0" calcext:value-type="float">
            <text:p>0</text:p>
          </table:table-cell>
          <table:table-cell table:style-name="ce5" table:formula="of:=IF([.$I225]=3;[.$J225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07:19:44.291" calcext:value-type="date">
            <text:p>3/12/2015 7:19:44</text:p>
          </table:table-cell>
          <table:table-cell table:style-name="ce4" office:value-type="float" office:value="4806" calcext:value-type="float">
            <text:p>4806</text:p>
          </table:table-cell>
          <table:table-cell table:style-name="ce5" office:value-type="float" office:value="35.84" calcext:value-type="float">
            <text:p>35.84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26]=1;([.$C226]- 1.81)/1.0638; IF([.$I226]=2; ([.$C226]+5.172)/1.066; ([.$C226]-2.27)/0.941 ))" office:value-type="float" office:value="31.9890956946794" calcext:value-type="float">
            <text:p>31.99</text:p>
          </table:table-cell>
          <table:table-cell table:style-name="ce7" office:value-type="string" calcext:value-type="string">
            <text:p>pooja</text:p>
          </table:table-cell>
          <table:table-cell table:style-name="ce5" office:value-type="float" office:value="481" calcext:value-type="float">
            <text:p>481</text:p>
          </table:table-cell>
          <table:table-cell table:style-name="ce7"/>
          <table:table-cell table:style-name="ce5" table:formula="of:=IF([.$I226]=1;[.$J226];0)" office:value-type="float" office:value="31.9890956946794" calcext:value-type="float">
            <text:p>31.9890956946794</text:p>
          </table:table-cell>
          <table:table-cell table:style-name="ce5" table:formula="of:=IF([.$I226]=2;[.$J226];0)" office:value-type="float" office:value="0" calcext:value-type="float">
            <text:p>0</text:p>
          </table:table-cell>
          <table:table-cell table:style-name="ce5" table:formula="of:=IF([.$I226]=3;[.$J22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27:49.618" calcext:value-type="date">
            <text:p>3/11/2015 19:27:50</text:p>
          </table:table-cell>
          <table:table-cell table:style-name="ce4" office:value-type="float" office:value="4965" calcext:value-type="float">
            <text:p>4965</text:p>
          </table:table-cell>
          <table:table-cell table:style-name="ce5" office:value-type="float" office:value="35.5" calcext:value-type="float">
            <text:p>35.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Academ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27]=1;([.$C227]- 1.81)/1.0638; IF([.$I227]=2; ([.$C227]+5.172)/1.066; ([.$C227]-2.27)/0.941 ))" office:value-type="float" office:value="35.3134962805526" calcext:value-type="float">
            <text:p>35.31</text:p>
          </table:table-cell>
          <table:table-cell table:style-name="ce7" office:value-type="string" calcext:value-type="string">
            <text:p>Venkatesh</text:p>
          </table:table-cell>
          <table:table-cell table:style-name="ce5"/>
          <table:table-cell table:style-name="ce7"/>
          <table:table-cell table:style-name="ce5" table:formula="of:=IF([.$I227]=1;[.$J227];0)" office:value-type="float" office:value="0" calcext:value-type="float">
            <text:p>0</text:p>
          </table:table-cell>
          <table:table-cell table:style-name="ce5" table:formula="of:=IF([.$I227]=2;[.$J227];0)" office:value-type="float" office:value="0" calcext:value-type="float">
            <text:p>0</text:p>
          </table:table-cell>
          <table:table-cell table:style-name="ce5" table:formula="of:=IF([.$I227]=3;[.$J227];0)" office:value-type="float" office:value="35.3134962805526" calcext:value-type="float">
            <text:p>35.3134962805526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5:21:06.596" calcext:value-type="date">
            <text:p>3/15/2015 5:21:07</text:p>
          </table:table-cell>
          <table:table-cell table:style-name="ce4" office:value-type="float" office:value="5009" calcext:value-type="float">
            <text:p>500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28]=1;([.$C228]- 1.81)/1.0638; IF([.$I228]=2; ([.$C228]+5.172)/1.066; ([.$C228]-2.27)/0.941 ))" office:value-type="float" office:value="35.8996051889453" calcext:value-type="float">
            <text:p>35.90</text:p>
          </table:table-cell>
          <table:table-cell table:style-name="ce7"/>
          <table:table-cell/>
          <table:table-cell table:style-name="ce7"/>
          <table:table-cell table:style-name="ce5" table:formula="of:=IF([.$I228]=1;[.$J228];0)" office:value-type="float" office:value="35.8996051889453" calcext:value-type="float">
            <text:p>35.8996051889453</text:p>
          </table:table-cell>
          <table:table-cell table:style-name="ce5" table:formula="of:=IF([.$I228]=2;[.$J228];0)" office:value-type="float" office:value="0" calcext:value-type="float">
            <text:p>0</text:p>
          </table:table-cell>
          <table:table-cell table:style-name="ce5" table:formula="of:=IF([.$I228]=3;[.$J228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05:47:16.13" calcext:value-type="date">
            <text:p>3/12/2015 5:47:16</text:p>
          </table:table-cell>
          <table:table-cell table:style-name="ce4" office:value-type="float" office:value="5020" calcext:value-type="float">
            <text:p>5020</text:p>
          </table:table-cell>
          <table:table-cell table:style-name="ce5" office:value-type="float" office:value="35.49" calcext:value-type="float">
            <text:p>35.4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29]=1;([.$C229]- 1.81)/1.0638; IF([.$I229]=2; ([.$C229]+5.172)/1.066; ([.$C229]-2.27)/0.941 ))" office:value-type="float" office:value="31.6600864824215" calcext:value-type="float">
            <text:p>31.66</text:p>
          </table:table-cell>
          <table:table-cell table:style-name="ce7">
            <office:annotation draw:style-name="gr1" draw:text-style-name="P2" svg:width="83.34pt" svg:height="39.29pt" svg:x="461.25pt" svg:y="3608.11pt" draw:caption-point-x="-11.54pt" draw:caption-point-y="-16.84pt">
              <dc:date>2019-03-30T00:00:00</dc:date>
              <text:p text:style-name="P1">Responder updated this value.</text:p>
            </office:annotation>
          </table:table-cell>
          <table:table-cell table:style-name="ce5" office:value-type="float" office:value="477" calcext:value-type="float">
            <text:p>477</text:p>
          </table:table-cell>
          <table:table-cell table:style-name="ce7"/>
          <table:table-cell table:style-name="ce5" table:formula="of:=IF([.$I229]=1;[.$J229];0)" office:value-type="float" office:value="31.6600864824215" calcext:value-type="float">
            <text:p>31.6600864824215</text:p>
          </table:table-cell>
          <table:table-cell table:style-name="ce5" table:formula="of:=IF([.$I229]=2;[.$J229];0)" office:value-type="float" office:value="0" calcext:value-type="float">
            <text:p>0</text:p>
          </table:table-cell>
          <table:table-cell table:style-name="ce5" table:formula="of:=IF([.$I229]=3;[.$J22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6T06:46:43.536" calcext:value-type="date">
            <text:p>3/16/2015 6:46:44</text:p>
          </table:table-cell>
          <table:table-cell table:style-name="ce4" office:value-type="float" office:value="5083" calcext:value-type="float">
            <text:p>5083</text:p>
          </table:table-cell>
          <table:table-cell table:style-name="ce5" office:value-type="float" office:value="35.33" calcext:value-type="float">
            <text:p>35.3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EclassesbyRavindraBabuRavula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1" table:formula="of:=IF([.$I230]=1;([.$C230]- 1.81)/1.0638; IF([.$I230]=2; ([.$C230]+5.172)/1.066; ([.$C230]-2.27)/0.941 ))" office:value-type="float" office:value="35.1328374070138" calcext:value-type="float">
            <text:p>35.13</text:p>
          </table:table-cell>
          <table:table-cell table:style-name="ce7" office:value-type="string" calcext:value-type="string">
            <text:p>Arjita Mahajan</text:p>
          </table:table-cell>
          <table:table-cell/>
          <table:table-cell table:style-name="ce7" office:value-type="string" calcext:value-type="string">
            <text:p>Yes</text:p>
          </table:table-cell>
          <table:table-cell table:style-name="ce5" table:formula="of:=IF([.$I230]=1;[.$J230];0)" office:value-type="float" office:value="0" calcext:value-type="float">
            <text:p>0</text:p>
          </table:table-cell>
          <table:table-cell table:style-name="ce5" table:formula="of:=IF([.$I230]=2;[.$J230];0)" office:value-type="float" office:value="0" calcext:value-type="float">
            <text:p>0</text:p>
          </table:table-cell>
          <table:table-cell table:style-name="ce5" table:formula="of:=IF([.$I230]=3;[.$J23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4:15:33.424" calcext:value-type="date">
            <text:p>3/12/2015 4:15:33</text:p>
          </table:table-cell>
          <table:table-cell table:style-name="ce4" office:value-type="float" office:value="5420" calcext:value-type="float">
            <text:p>5420</text:p>
          </table:table-cell>
          <table:table-cell table:style-name="ce5" office:value-type="float" office:value="34.62" calcext:value-type="float">
            <text:p>34.6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 ICP PLU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31]=1;([.$C231]- 1.81)/1.0638; IF([.$I231]=2; ([.$C231]+5.172)/1.066; ([.$C231]-2.27)/0.941 ))" office:value-type="float" office:value="37.328330206379" calcext:value-type="float">
            <text:p>37.33</text:p>
          </table:table-cell>
          <table:table-cell table:style-name="ce7" office:value-type="string" calcext:value-type="string">
            <text:p>Soumya Majumdar</text:p>
          </table:table-cell>
          <table:table-cell table:style-name="ce5" office:value-type="float" office:value="467" calcext:value-type="float">
            <text:p>467</text:p>
          </table:table-cell>
          <table:table-cell table:style-name="ce7"/>
          <table:table-cell table:style-name="ce5" table:formula="of:=IF([.$I231]=1;[.$J231];0)" office:value-type="float" office:value="0" calcext:value-type="float">
            <text:p>0</text:p>
          </table:table-cell>
          <table:table-cell table:style-name="ce5" table:formula="of:=IF([.$I231]=2;[.$J231];0)" office:value-type="float" office:value="37.328330206379" calcext:value-type="float">
            <text:p>37.328330206379</text:p>
          </table:table-cell>
          <table:table-cell table:style-name="ce5" table:formula="of:=IF([.$I231]=3;[.$J23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9-01T17:04:39.002" calcext:value-type="date">
            <text:p>9/1/2015 17:04:39</text:p>
          </table:table-cell>
          <table:table-cell table:style-name="ce5" office:value-type="float" office:value="5500" calcext:value-type="float">
            <text:p>5500</text:p>
          </table:table-cell>
          <table:table-cell table:style-name="ce5" office:value-type="float" office:value="34.9" calcext:value-type="float">
            <text:p>34.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Sabari Nathan</text:p>
          </table:table-cell>
          <table:table-cell table:style-name="ce5" office:value-type="float" office:value="470" calcext:value-type="float">
            <text:p>470</text:p>
          </table:table-cell>
          <table:table-cell table:style-name="ce7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5-03-11T17:30:43.64" calcext:value-type="date">
            <text:p>3/11/2015 17:30:44</text:p>
          </table:table-cell>
          <table:table-cell table:style-name="ce4" office:value-type="float" office:value="5664" calcext:value-type="float">
            <text:p>5664</text:p>
          </table:table-cell>
          <table:table-cell table:style-name="ce5" office:value-type="float" office:value="34.26" calcext:value-type="float">
            <text:p>34.2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233]=1;([.$C233]- 1.81)/1.0638; IF([.$I233]=2; ([.$C233]+5.172)/1.066; ([.$C233]-2.27)/0.941 ))" office:value-type="float" office:value="36.9906191369606" calcext:value-type="float">
            <text:p>36.99</text:p>
          </table:table-cell>
          <table:table-cell table:style-name="ce7"/>
          <table:table-cell/>
          <table:table-cell table:style-name="ce7"/>
          <table:table-cell table:style-name="ce5" table:formula="of:=IF([.$I233]=1;[.$J233];0)" office:value-type="float" office:value="0" calcext:value-type="float">
            <text:p>0</text:p>
          </table:table-cell>
          <table:table-cell table:style-name="ce5" table:formula="of:=IF([.$I233]=2;[.$J233];0)" office:value-type="float" office:value="36.9906191369606" calcext:value-type="float">
            <text:p>36.9906191369606</text:p>
          </table:table-cell>
          <table:table-cell table:style-name="ce5" table:formula="of:=IF([.$I233]=3;[.$J233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10:07:17.265" calcext:value-type="date">
            <text:p>3/12/2015 10:07:17</text:p>
          </table:table-cell>
          <table:table-cell table:style-name="ce4" office:value-type="float" office:value="5664" calcext:value-type="float">
            <text:p>5664</text:p>
          </table:table-cell>
          <table:table-cell table:style-name="ce5" office:value-type="float" office:value="34.26" calcext:value-type="float">
            <text:p>34.2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ICEGATEACEDEM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34]=1;([.$C234]- 1.81)/1.0638; IF([.$I234]=2; ([.$C234]+5.172)/1.066; ([.$C234]-2.27)/0.941 ))" office:value-type="float" office:value="36.9906191369606" calcext:value-type="float">
            <text:p>36.99</text:p>
          </table:table-cell>
          <table:table-cell table:style-name="ce7" office:value-type="string" calcext:value-type="string">
            <text:p>HARDIP</text:p>
          </table:table-cell>
          <table:table-cell table:style-name="ce5" office:value-type="float" office:value="462" calcext:value-type="float">
            <text:p>462</text:p>
          </table:table-cell>
          <table:table-cell table:style-name="ce7"/>
          <table:table-cell table:style-name="ce5" table:formula="of:=IF([.$I234]=1;[.$J234];0)" office:value-type="float" office:value="0" calcext:value-type="float">
            <text:p>0</text:p>
          </table:table-cell>
          <table:table-cell table:style-name="ce5" table:formula="of:=IF([.$I234]=2;[.$J234];0)" office:value-type="float" office:value="36.9906191369606" calcext:value-type="float">
            <text:p>36.9906191369606</text:p>
          </table:table-cell>
          <table:table-cell table:style-name="ce5" table:formula="of:=IF([.$I234]=3;[.$J23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03:24:02.457" calcext:value-type="date">
            <text:p>3/13/2015 3:24:02</text:p>
          </table:table-cell>
          <table:table-cell table:style-name="ce4" office:value-type="float" office:value="5800" calcext:value-type="float">
            <text:p>5800</text:p>
          </table:table-cell>
          <table:table-cell table:style-name="ce5" office:value-type="float" office:value="33.91" calcext:value-type="float">
            <text:p>33.9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 delh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35]=1;([.$C235]- 1.81)/1.0638; IF([.$I235]=2; ([.$C235]+5.172)/1.066; ([.$C235]-2.27)/0.941 ))" office:value-type="float" office:value="36.6622889305816" calcext:value-type="float">
            <text:p>36.66</text:p>
          </table:table-cell>
          <table:table-cell table:style-name="ce7"/>
          <table:table-cell/>
          <table:table-cell table:style-name="ce7" office:value-type="string" calcext:value-type="string">
            <text:p>No</text:p>
          </table:table-cell>
          <table:table-cell table:style-name="ce5" table:formula="of:=IF([.$I235]=1;[.$J235];0)" office:value-type="float" office:value="0" calcext:value-type="float">
            <text:p>0</text:p>
          </table:table-cell>
          <table:table-cell table:style-name="ce5" table:formula="of:=IF([.$I235]=2;[.$J235];0)" office:value-type="float" office:value="36.6622889305816" calcext:value-type="float">
            <text:p>36.6622889305816</text:p>
          </table:table-cell>
          <table:table-cell table:style-name="ce5" table:formula="of:=IF([.$I235]=3;[.$J23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01:43.496999" calcext:value-type="date">
            <text:p>3/15/2015 6:01:43</text:p>
          </table:table-cell>
          <table:table-cell table:style-name="ce4" office:value-type="float" office:value="5846" calcext:value-type="float">
            <text:p>5846</text:p>
          </table:table-cell>
          <table:table-cell table:style-name="ce5" office:value-type="float" office:value="33.91" calcext:value-type="float">
            <text:p>33.9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ravindra babu e class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36]=1;([.$C236]- 1.81)/1.0638; IF([.$I236]=2; ([.$C236]+5.172)/1.066; ([.$C236]-2.27)/0.941 ))" office:value-type="float" office:value="36.6622889305816" calcext:value-type="float">
            <text:p>36.66</text:p>
          </table:table-cell>
          <table:table-cell table:style-name="ce7"/>
          <table:table-cell table:style-name="ce5" office:value-type="float" office:value="458" calcext:value-type="float">
            <text:p>458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36]=1;[.$J236];0)" office:value-type="float" office:value="0" calcext:value-type="float">
            <text:p>0</text:p>
          </table:table-cell>
          <table:table-cell table:style-name="ce5" table:formula="of:=IF([.$I236]=2;[.$J236];0)" office:value-type="float" office:value="36.6622889305816" calcext:value-type="float">
            <text:p>36.6622889305816</text:p>
          </table:table-cell>
          <table:table-cell table:style-name="ce5" table:formula="of:=IF([.$I236]=3;[.$J23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13:12.99" calcext:value-type="date">
            <text:p>3/11/2015 18:13:13</text:p>
          </table:table-cell>
          <table:table-cell table:style-name="ce4" office:value-type="float" office:value="6178" calcext:value-type="float">
            <text:p>617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37]=1;([.$C237]- 1.81)/1.0638; IF([.$I237]=2; ([.$C237]+5.172)/1.066; ([.$C237]-2.27)/0.941 ))" office:value-type="float" office:value="39.6597104718932" calcext:value-type="float">
            <text:p>39.66</text:p>
          </table:table-cell>
          <table:table-cell table:style-name="ce7" office:value-type="string" calcext:value-type="string">
            <text:p>arun </text:p>
          </table:table-cell>
          <table:table-cell table:style-name="ce5"/>
          <table:table-cell table:style-name="ce7"/>
          <table:table-cell table:style-name="ce5" table:formula="of:=IF([.$I237]=1;[.$J237];0)" office:value-type="float" office:value="39.6597104718932" calcext:value-type="float">
            <text:p>39.6597104718932</text:p>
          </table:table-cell>
          <table:table-cell table:style-name="ce5" table:formula="of:=IF([.$I237]=2;[.$J237];0)" office:value-type="float" office:value="0" calcext:value-type="float">
            <text:p>0</text:p>
          </table:table-cell>
          <table:table-cell table:style-name="ce5" table:formula="of:=IF([.$I237]=3;[.$J23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27:01.46" calcext:value-type="date">
            <text:p>3/11/2015 19:27:01</text:p>
          </table:table-cell>
          <table:table-cell table:style-name="ce4" office:value-type="float" office:value="6245" calcext:value-type="float">
            <text:p>6245</text:p>
          </table:table-cell>
          <table:table-cell table:style-name="ce5" office:value-type="float" office:value="33.2" calcext:value-type="float">
            <text:p>33.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38]=1;([.$C238]- 1.81)/1.0638; IF([.$I238]=2; ([.$C238]+5.172)/1.066; ([.$C238]-2.27)/0.941 ))" office:value-type="float" office:value="35.9962476547842" calcext:value-type="float">
            <text:p>36.00</text:p>
          </table:table-cell>
          <table:table-cell table:style-name="ce7" office:value-type="string" calcext:value-type="string">
            <text:p>INDRANIL MAJI</text:p>
          </table:table-cell>
          <table:table-cell table:style-name="ce5"/>
          <table:table-cell table:style-name="ce7"/>
          <table:table-cell table:style-name="ce5" table:formula="of:=IF([.$I238]=1;[.$J238];0)" office:value-type="float" office:value="0" calcext:value-type="float">
            <text:p>0</text:p>
          </table:table-cell>
          <table:table-cell table:style-name="ce5" table:formula="of:=IF([.$I238]=2;[.$J238];0)" office:value-type="float" office:value="35.9962476547842" calcext:value-type="float">
            <text:p>35.9962476547842</text:p>
          </table:table-cell>
          <table:table-cell table:style-name="ce5" table:formula="of:=IF([.$I238]=3;[.$J23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0:40:28.777" calcext:value-type="date">
            <text:p>3/12/2015 10:40:29</text:p>
          </table:table-cell>
          <table:table-cell table:style-name="ce4" office:value-type="float" office:value="6245" calcext:value-type="float">
            <text:p>6245</text:p>
          </table:table-cell>
          <table:table-cell table:style-name="ce5" office:value-type="float" office:value="33.2" calcext:value-type="float">
            <text:p>33.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39]=1;([.$C239]- 1.81)/1.0638; IF([.$I239]=2; ([.$C239]+5.172)/1.066; ([.$C239]-2.27)/0.941 ))" office:value-type="float" office:value="35.9962476547842" calcext:value-type="float">
            <text:p>36.00</text:p>
          </table:table-cell>
          <table:table-cell table:style-name="ce7"/>
          <table:table-cell table:style-name="ce5" office:value-type="float" office:value="449" calcext:value-type="float">
            <text:p>449</text:p>
          </table:table-cell>
          <table:table-cell table:style-name="ce7"/>
          <table:table-cell table:style-name="ce5" table:formula="of:=IF([.$I239]=1;[.$J239];0)" office:value-type="float" office:value="0" calcext:value-type="float">
            <text:p>0</text:p>
          </table:table-cell>
          <table:table-cell table:style-name="ce5" table:formula="of:=IF([.$I239]=2;[.$J239];0)" office:value-type="float" office:value="35.9962476547842" calcext:value-type="float">
            <text:p>35.9962476547842</text:p>
          </table:table-cell>
          <table:table-cell table:style-name="ce5" table:formula="of:=IF([.$I239]=3;[.$J23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3:09:58.088" calcext:value-type="date">
            <text:p>3/12/2015 3:09:58</text:p>
          </table:table-cell>
          <table:table-cell table:style-name="ce4" office:value-type="float" office:value="6389" calcext:value-type="float">
            <text:p>638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40]=1;([.$C240]- 1.81)/1.0638; IF([.$I240]=2; ([.$C240]+5.172)/1.066; ([.$C240]-2.27)/0.941 ))" office:value-type="float" office:value="29.3194209437864" calcext:value-type="float">
            <text:p>29.32</text:p>
          </table:table-cell>
          <table:table-cell table:style-name="ce7" office:value-type="string" calcext:value-type="string">
            <text:p>rosni</text:p>
          </table:table-cell>
          <table:table-cell table:style-name="ce5" office:value-type="float" office:value="447" calcext:value-type="float">
            <text:p>447</text:p>
          </table:table-cell>
          <table:table-cell table:style-name="ce7"/>
          <table:table-cell table:style-name="ce5" table:formula="of:=IF([.$I240]=1;[.$J240];0)" office:value-type="float" office:value="29.3194209437864" calcext:value-type="float">
            <text:p>29.3194209437864</text:p>
          </table:table-cell>
          <table:table-cell table:style-name="ce5" table:formula="of:=IF([.$I240]=2;[.$J240];0)" office:value-type="float" office:value="0" calcext:value-type="float">
            <text:p>0</text:p>
          </table:table-cell>
          <table:table-cell table:style-name="ce5" table:formula="of:=IF([.$I240]=3;[.$J24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3:58:38.473" calcext:value-type="date">
            <text:p>6/6/2015 3:58:38</text:p>
          </table:table-cell>
          <table:table-cell table:style-name="ce4" office:value-type="float" office:value="6452" calcext:value-type="float">
            <text:p>6452</text:p>
          </table:table-cell>
          <table:table-cell table:style-name="ce5" office:value-type="float" office:value="32.85" calcext:value-type="float">
            <text:p>32.8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41]=1;([.$C241]- 1.81)/1.0638; IF([.$I241]=2; ([.$C241]+5.172)/1.066; ([.$C241]-2.27)/0.941 ))" office:value-type="float" office:value="35.6679174484052" calcext:value-type="float">
            <text:p>35.67</text:p>
          </table:table-cell>
          <table:table-cell table:style-name="ce7" office:value-type="string" calcext:value-type="string">
            <text:p>Siddharth Jamadari</text:p>
          </table:table-cell>
          <table:table-cell table:style-name="ce5" office:value-type="float" office:value="445" calcext:value-type="float">
            <text:p>445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41]=1;[.$J241];0)" office:value-type="float" office:value="0" calcext:value-type="float">
            <text:p>0</text:p>
          </table:table-cell>
          <table:table-cell table:style-name="ce5" table:formula="of:=IF([.$I241]=2;[.$J241];0)" office:value-type="float" office:value="35.6679174484052" calcext:value-type="float">
            <text:p>35.6679174484052</text:p>
          </table:table-cell>
          <table:table-cell table:style-name="ce5" table:formula="of:=IF([.$I241]=3;[.$J24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09:19.74" calcext:value-type="date">
            <text:p>3/11/2015 17:09:20</text:p>
          </table:table-cell>
          <table:table-cell table:style-name="ce4" office:value-type="float" office:value="6567" calcext:value-type="float">
            <text:p>6567</text:p>
          </table:table-cell>
          <table:table-cell table:style-name="ce5" office:value-type="float" office:value="32.38" calcext:value-type="float">
            <text:p>32.3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42]=1;([.$C242]- 1.81)/1.0638; IF([.$I242]=2; ([.$C242]+5.172)/1.066; ([.$C242]-2.27)/0.941 ))" office:value-type="float" office:value="31.9978746014878" calcext:value-type="float">
            <text:p>32.00</text:p>
          </table:table-cell>
          <table:table-cell table:style-name="ce7" office:value-type="string" calcext:value-type="string">
            <text:p>sonam</text:p>
          </table:table-cell>
          <table:table-cell table:style-name="ce5"/>
          <table:table-cell table:style-name="ce7"/>
          <table:table-cell table:style-name="ce5" table:formula="of:=IF([.$I242]=1;[.$J242];0)" office:value-type="float" office:value="0" calcext:value-type="float">
            <text:p>0</text:p>
          </table:table-cell>
          <table:table-cell table:style-name="ce5" table:formula="of:=IF([.$I242]=2;[.$J242];0)" office:value-type="float" office:value="0" calcext:value-type="float">
            <text:p>0</text:p>
          </table:table-cell>
          <table:table-cell table:style-name="ce5" table:formula="of:=IF([.$I242]=3;[.$J242];0)" office:value-type="float" office:value="31.9978746014878" calcext:value-type="float">
            <text:p>31.9978746014878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57:49.558" calcext:value-type="date">
            <text:p>3/11/2015 17:57:50</text:p>
          </table:table-cell>
          <table:table-cell table:style-name="ce4" office:value-type="float" office:value="6600" calcext:value-type="float">
            <text:p>660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43]=1;([.$C243]- 1.81)/1.0638; IF([.$I243]=2; ([.$C243]+5.172)/1.066; ([.$C243]-2.27)/0.941 ))" office:value-type="float" office:value="28.3793946230494" calcext:value-type="float">
            <text:p>28.38</text:p>
          </table:table-cell>
          <table:table-cell table:style-name="ce7"/>
          <table:table-cell/>
          <table:table-cell table:style-name="ce7"/>
          <table:table-cell table:style-name="ce5" table:formula="of:=IF([.$I243]=1;[.$J243];0)" office:value-type="float" office:value="28.3793946230494" calcext:value-type="float">
            <text:p>28.3793946230494</text:p>
          </table:table-cell>
          <table:table-cell table:style-name="ce5" table:formula="of:=IF([.$I243]=2;[.$J243];0)" office:value-type="float" office:value="0" calcext:value-type="float">
            <text:p>0</text:p>
          </table:table-cell>
          <table:table-cell table:style-name="ce5" table:formula="of:=IF([.$I243]=3;[.$J243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9T10:03:24.588" calcext:value-type="date">
            <text:p>3/19/2015 10:03:25</text:p>
          </table:table-cell>
          <table:table-cell table:style-name="ce4" office:value-type="float" office:value="6609" calcext:value-type="float">
            <text:p>6609</text:p>
          </table:table-cell>
          <table:table-cell table:style-name="ce5" office:value-type="float" office:value="32.65" calcext:value-type="float">
            <text:p>32.6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1" table:formula="of:=IF([.$I244]=1;([.$C244]- 1.81)/1.0638; IF([.$I244]=2; ([.$C244]+5.172)/1.066; ([.$C244]-2.27)/0.941 ))" office:value-type="float" office:value="28.9904117315285" calcext:value-type="float">
            <text:p>28.99</text:p>
          </table:table-cell>
          <table:table-cell table:style-name="ce7" office:value-type="string" calcext:value-type="string">
            <text:p>RAHUL</text:p>
          </table:table-cell>
          <table:table-cell table:style-name="ce5" office:value-type="float" office:value="443" calcext:value-type="float">
            <text:p>443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244]=1;[.$J244];0)" office:value-type="float" office:value="28.9904117315285" calcext:value-type="float">
            <text:p>28.9904117315285</text:p>
          </table:table-cell>
          <table:table-cell table:style-name="ce5" table:formula="of:=IF([.$I244]=2;[.$J244];0)" office:value-type="float" office:value="0" calcext:value-type="float">
            <text:p>0</text:p>
          </table:table-cell>
          <table:table-cell table:style-name="ce5" table:formula="of:=IF([.$I244]=3;[.$J24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37:59.953" calcext:value-type="date">
            <text:p>3/11/2015 17:38:00</text:p>
          </table:table-cell>
          <table:table-cell table:style-name="ce4" office:value-type="float" office:value="7040" calcext:value-type="float">
            <text:p>7040</text:p>
          </table:table-cell>
          <table:table-cell table:style-name="ce5" office:value-type="float" office:value="32.3" calcext:value-type="float">
            <text:p>32.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45]=1;([.$C245]- 1.81)/1.0638; IF([.$I245]=2; ([.$C245]+5.172)/1.066; ([.$C245]-2.27)/0.941 ))" office:value-type="float" office:value="28.6614025192705" calcext:value-type="float">
            <text:p>28.66</text:p>
          </table:table-cell>
          <table:table-cell table:style-name="ce7" office:value-type="string" calcext:value-type="string">
            <text:p>Harsh Raj</text:p>
          </table:table-cell>
          <table:table-cell table:style-name="ce5" office:value-type="float" office:value="434" calcext:value-type="float">
            <text:p>434</text:p>
          </table:table-cell>
          <table:table-cell table:style-name="ce7"/>
          <table:table-cell table:style-name="ce5" table:formula="of:=IF([.$I245]=1;[.$J245];0)" office:value-type="float" office:value="28.6614025192705" calcext:value-type="float">
            <text:p>28.6614025192705</text:p>
          </table:table-cell>
          <table:table-cell table:style-name="ce5" table:formula="of:=IF([.$I245]=2;[.$J245];0)" office:value-type="float" office:value="0" calcext:value-type="float">
            <text:p>0</text:p>
          </table:table-cell>
          <table:table-cell table:style-name="ce5" table:formula="of:=IF([.$I245]=3;[.$J24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6:42:04.224" calcext:value-type="date">
            <text:p>3/15/2015 6:42:04</text:p>
          </table:table-cell>
          <table:table-cell table:style-name="ce4" office:value-type="float" office:value="7124" calcext:value-type="float">
            <text:p>7124</text:p>
          </table:table-cell>
          <table:table-cell table:style-name="ce5" office:value-type="float" office:value="31.78" calcext:value-type="float">
            <text:p>31.78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IES MADE EASY delh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46]=1;([.$C246]- 1.81)/1.0638; IF([.$I246]=2; ([.$C246]+5.172)/1.066; ([.$C246]-2.27)/0.941 ))" office:value-type="float" office:value="34.6641651031895" calcext:value-type="float">
            <text:p>34.66</text:p>
          </table:table-cell>
          <table:table-cell table:style-name="ce7" office:value-type="string" calcext:value-type="string">
            <text:p>gitesh kumar jha</text:p>
          </table:table-cell>
          <table:table-cell table:style-name="ce5" office:value-type="float" office:value="432" calcext:value-type="float">
            <text:p>432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246]=1;[.$J246];0)" office:value-type="float" office:value="0" calcext:value-type="float">
            <text:p>0</text:p>
          </table:table-cell>
          <table:table-cell table:style-name="ce5" table:formula="of:=IF([.$I246]=2;[.$J246];0)" office:value-type="float" office:value="34.6641651031895" calcext:value-type="float">
            <text:p>34.6641651031895</text:p>
          </table:table-cell>
          <table:table-cell table:style-name="ce5" table:formula="of:=IF([.$I246]=3;[.$J24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12:14.672" calcext:value-type="date">
            <text:p>3/11/2015 17:12:15</text:p>
          </table:table-cell>
          <table:table-cell table:style-name="ce4" office:value-type="float" office:value="7247" calcext:value-type="float">
            <text:p>7247</text:p>
          </table:table-cell>
          <table:table-cell table:style-name="ce5" office:value-type="float" office:value="31.59" calcext:value-type="float">
            <text:p>31.5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47]=1;([.$C247]- 1.81)/1.0638; IF([.$I247]=2; ([.$C247]+5.172)/1.066; ([.$C247]-2.27)/0.941 ))" office:value-type="float" office:value="27.9939838315473" calcext:value-type="float">
            <text:p>27.99</text:p>
          </table:table-cell>
          <table:table-cell table:style-name="ce7"/>
          <table:table-cell/>
          <table:table-cell table:style-name="ce7"/>
          <table:table-cell table:style-name="ce5" table:formula="of:=IF([.$I247]=1;[.$J247];0)" office:value-type="float" office:value="27.9939838315473" calcext:value-type="float">
            <text:p>27.9939838315473</text:p>
          </table:table-cell>
          <table:table-cell table:style-name="ce5" table:formula="of:=IF([.$I247]=2;[.$J247];0)" office:value-type="float" office:value="0" calcext:value-type="float">
            <text:p>0</text:p>
          </table:table-cell>
          <table:table-cell table:style-name="ce5" table:formula="of:=IF([.$I247]=3;[.$J247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3T05:21:13.268" calcext:value-type="date">
            <text:p>3/13/2015 5:21:13</text:p>
          </table:table-cell>
          <table:table-cell table:style-name="ce4" office:value-type="float" office:value="7247" calcext:value-type="float">
            <text:p>7247</text:p>
          </table:table-cell>
          <table:table-cell table:style-name="ce5" office:value-type="float" office:value="31.59" calcext:value-type="float">
            <text:p>31.5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48]=1;([.$C248]- 1.81)/1.0638; IF([.$I248]=2; ([.$C248]+5.172)/1.066; ([.$C248]-2.27)/0.941 ))" office:value-type="float" office:value="27.9939838315473" calcext:value-type="float">
            <text:p>27.99</text:p>
          </table:table-cell>
          <table:table-cell table:style-name="ce7" office:value-type="string" calcext:value-type="string">
            <text:p>Shruti Rambhatla</text:p>
          </table:table-cell>
          <table:table-cell table:style-name="ce5" office:value-type="float" office:value="430" calcext:value-type="float">
            <text:p>430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48]=1;[.$J248];0)" office:value-type="float" office:value="27.9939838315473" calcext:value-type="float">
            <text:p>27.9939838315473</text:p>
          </table:table-cell>
          <table:table-cell table:style-name="ce5" table:formula="of:=IF([.$I248]=2;[.$J248];0)" office:value-type="float" office:value="0" calcext:value-type="float">
            <text:p>0</text:p>
          </table:table-cell>
          <table:table-cell table:style-name="ce5" table:formula="of:=IF([.$I248]=3;[.$J24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16:06:05.973" calcext:value-type="date">
            <text:p>3/13/2015 16:06:06</text:p>
          </table:table-cell>
          <table:table-cell table:style-name="ce4" office:value-type="float" office:value="7341" calcext:value-type="float">
            <text:p>7341</text:p>
          </table:table-cell>
          <table:table-cell table:style-name="ce5" office:value-type="float" office:value="31.44" calcext:value-type="float">
            <text:p>31.4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49]=1;([.$C249]- 1.81)/1.0638; IF([.$I249]=2; ([.$C249]+5.172)/1.066; ([.$C249]-2.27)/0.941 ))" office:value-type="float" office:value="30.9989373007439" calcext:value-type="float">
            <text:p>31.00</text:p>
          </table:table-cell>
          <table:table-cell table:style-name="ce7"/>
          <table:table-cell/>
          <table:table-cell table:style-name="ce7"/>
          <table:table-cell table:style-name="ce5" table:formula="of:=IF([.$I249]=1;[.$J249];0)" office:value-type="float" office:value="0" calcext:value-type="float">
            <text:p>0</text:p>
          </table:table-cell>
          <table:table-cell table:style-name="ce5" table:formula="of:=IF([.$I249]=2;[.$J249];0)" office:value-type="float" office:value="0" calcext:value-type="float">
            <text:p>0</text:p>
          </table:table-cell>
          <table:table-cell table:style-name="ce5" table:formula="of:=IF([.$I249]=3;[.$J249];0)" office:value-type="float" office:value="30.9989373007439" calcext:value-type="float">
            <text:p>30.9989373007439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07:40:31.145" calcext:value-type="date">
            <text:p>3/12/2015 7:40:31</text:p>
          </table:table-cell>
          <table:table-cell table:style-name="ce4" office:value-type="float" office:value="7656" calcext:value-type="float">
            <text:p>7656</text:p>
          </table:table-cell>
          <table:table-cell table:style-name="ce5" office:value-type="float" office:value="31.06" calcext:value-type="float">
            <text:p>31.06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progate andher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50]=1;([.$C250]- 1.81)/1.0638; IF([.$I250]=2; ([.$C250]+5.172)/1.066; ([.$C250]-2.27)/0.941 ))" office:value-type="float" office:value="33.9887429643527" calcext:value-type="float">
            <text:p>33.99</text:p>
          </table:table-cell>
          <table:table-cell table:style-name="ce7" office:value-type="string" calcext:value-type="string">
            <text:p>shailashree</text:p>
          </table:table-cell>
          <table:table-cell table:style-name="ce5" office:value-type="float" office:value="423" calcext:value-type="float">
            <text:p>423</text:p>
          </table:table-cell>
          <table:table-cell table:style-name="ce7"/>
          <table:table-cell table:style-name="ce5" table:formula="of:=IF([.$I250]=1;[.$J250];0)" office:value-type="float" office:value="0" calcext:value-type="float">
            <text:p>0</text:p>
          </table:table-cell>
          <table:table-cell table:style-name="ce5" table:formula="of:=IF([.$I250]=2;[.$J250];0)" office:value-type="float" office:value="33.9887429643527" calcext:value-type="float">
            <text:p>33.9887429643527</text:p>
          </table:table-cell>
          <table:table-cell table:style-name="ce5" table:formula="of:=IF([.$I250]=3;[.$J250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32:35.160999" calcext:value-type="date">
            <text:p>3/11/2015 17:32:35</text:p>
          </table:table-cell>
          <table:table-cell table:style-name="ce4" office:value-type="float" office:value="7735" calcext:value-type="float">
            <text:p>7735</text:p>
          </table:table-cell>
          <table:table-cell table:style-name="ce5" office:value-type="float" office:value="30.85" calcext:value-type="float">
            <text:p>30.8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51]=1;([.$C251]- 1.81)/1.0638; IF([.$I251]=2; ([.$C251]+5.172)/1.066; ([.$C251]-2.27)/0.941 ))" office:value-type="float" office:value="27.2983643542019" calcext:value-type="float">
            <text:p>27.30</text:p>
          </table:table-cell>
          <table:table-cell table:style-name="ce7" office:value-type="string" calcext:value-type="string">
            <text:p>sumegha</text:p>
          </table:table-cell>
          <table:table-cell table:style-name="ce5"/>
          <table:table-cell table:style-name="ce7"/>
          <table:table-cell table:style-name="ce14" table:formula="of:=IF([.$I251]=1;[.$J251];0)" office:value-type="float" office:value="27.2983643542019" calcext:value-type="float">
            <text:p>27.30</text:p>
          </table:table-cell>
          <table:table-cell table:style-name="ce5" table:formula="of:=IF([.$I251]=2;[.$J251];0)" office:value-type="float" office:value="0" calcext:value-type="float">
            <text:p>0</text:p>
          </table:table-cell>
          <table:table-cell table:style-name="ce5" table:formula="of:=IF([.$I251]=3;[.$J25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06T06:29:31.485" calcext:value-type="date">
            <text:p>6/6/2015 6:29:31</text:p>
          </table:table-cell>
          <table:table-cell table:style-name="ce4" office:value-type="float" office:value="7836" calcext:value-type="float">
            <text:p>7836</text:p>
          </table:table-cell>
          <table:table-cell table:style-name="ce5" office:value-type="float" office:value="30.81" calcext:value-type="float">
            <text:p>30.8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52]=1;([.$C252]- 1.81)/1.0638; IF([.$I252]=2; ([.$C252]+5.172)/1.066; ([.$C252]-2.27)/0.941 ))" office:value-type="float" office:value="30.3294367693943" calcext:value-type="float">
            <text:p>30.33</text:p>
          </table:table-cell>
          <table:table-cell table:style-name="ce7" office:value-type="string" calcext:value-type="string">
            <text:p>Neeraj kasula</text:p>
          </table:table-cell>
          <table:table-cell table:style-name="ce5" office:value-type="float" office:value="420" calcext:value-type="float">
            <text:p>420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52]=1;[.$J252];0)" office:value-type="float" office:value="0" calcext:value-type="float">
            <text:p>0</text:p>
          </table:table-cell>
          <table:table-cell table:style-name="ce5" table:formula="of:=IF([.$I252]=2;[.$J252];0)" office:value-type="float" office:value="0" calcext:value-type="float">
            <text:p>0</text:p>
          </table:table-cell>
          <table:table-cell table:style-name="ce14" table:formula="of:=IF([.$I252]=3;[.$J252];0)" office:value-type="float" office:value="30.3294367693943" calcext:value-type="float">
            <text:p>30.33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27:55.126" calcext:value-type="date">
            <text:p>3/11/2015 17:27:55</text:p>
          </table:table-cell>
          <table:table-cell table:style-name="ce4" office:value-type="float" office:value="7910" calcext:value-type="float">
            <text:p>7910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53]=1;([.$C253]- 1.81)/1.0638; IF([.$I253]=2; ([.$C253]+5.172)/1.066; ([.$C253]-2.27)/0.941 ))" office:value-type="float" office:value="33.6604127579737" calcext:value-type="float">
            <text:p>33.66</text:p>
          </table:table-cell>
          <table:table-cell table:style-name="ce7" office:value-type="string" calcext:value-type="string">
            <text:p>Sonam</text:p>
          </table:table-cell>
          <table:table-cell table:style-name="ce5"/>
          <table:table-cell table:style-name="ce7"/>
          <table:table-cell table:style-name="ce5" table:formula="of:=IF([.$I253]=1;[.$J253];0)" office:value-type="float" office:value="0" calcext:value-type="float">
            <text:p>0</text:p>
          </table:table-cell>
          <table:table-cell table:style-name="ce14" table:formula="of:=IF([.$I253]=2;[.$J253];0)" office:value-type="float" office:value="33.6604127579737" calcext:value-type="float">
            <text:p>33.66</text:p>
          </table:table-cell>
          <table:table-cell table:style-name="ce5" table:formula="of:=IF([.$I253]=3;[.$J25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18:23:09.62" calcext:value-type="date">
            <text:p>3/15/2015 18:23:10</text:p>
          </table:table-cell>
          <table:table-cell table:style-name="ce4" office:value-type="float" office:value="8734" calcext:value-type="float">
            <text:p>8734</text:p>
          </table:table-cell>
          <table:table-cell table:style-name="ce5" office:value-type="float" office:value="29.65" calcext:value-type="float">
            <text:p>29.6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54]=1;([.$C254]- 1.81)/1.0638; IF([.$I254]=2; ([.$C254]+5.172)/1.066; ([.$C254]-2.27)/0.941 ))" office:value-type="float" office:value="32.6660412757974" calcext:value-type="float">
            <text:p>32.67</text:p>
          </table:table-cell>
          <table:table-cell table:style-name="ce7"/>
          <table:table-cell table:style-name="ce5" office:value-type="float" office:value="406" calcext:value-type="float">
            <text:p>406</text:p>
          </table:table-cell>
          <table:table-cell table:style-name="ce7" office:value-type="string" calcext:value-type="string">
            <text:p>No</text:p>
          </table:table-cell>
          <table:table-cell table:style-name="ce5" table:formula="of:=IF([.$I254]=1;[.$J254];0)" office:value-type="float" office:value="0" calcext:value-type="float">
            <text:p>0</text:p>
          </table:table-cell>
          <table:table-cell table:style-name="ce14" table:formula="of:=IF([.$I254]=2;[.$J254];0)" office:value-type="float" office:value="32.6660412757974" calcext:value-type="float">
            <text:p>32.67</text:p>
          </table:table-cell>
          <table:table-cell table:style-name="ce5" table:formula="of:=IF([.$I254]=3;[.$J25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28T10:53:50.562" calcext:value-type="date">
            <text:p>6/28/2015 10:53:51</text:p>
          </table:table-cell>
          <table:table-cell table:style-name="ce4" office:value-type="float" office:value="8734" calcext:value-type="float">
            <text:p>8734</text:p>
          </table:table-cell>
          <table:table-cell table:style-name="ce5" office:value-type="float" office:value="29.65" calcext:value-type="float">
            <text:p>29.6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office:annotation draw:style-name="gr1" draw:text-style-name="P2" svg:width="215.89pt" svg:height="26.99pt" svg:x="281.85pt" svg:y="4023.75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55]=1;([.$C255]- 1.81)/1.0638; IF([.$I255]=2; ([.$C255]+5.172)/1.066; ([.$C255]-2.27)/0.941 ))" office:value-type="float" office:value="32.6660412757974" calcext:value-type="float">
            <text:p>32.67</text:p>
          </table:table-cell>
          <table:table-cell table:style-name="ce7" office:value-type="string" calcext:value-type="string">
            <office:annotation draw:style-name="gr1" draw:text-style-name="P2" svg:width="83.34pt" svg:height="39.29pt" svg:x="461.25pt" svg:y="4017.6pt" draw:caption-point-x="-11.54pt" draw:caption-point-y="-16.84pt">
              <dc:date>2019-03-30T00:00:00</dc:date>
              <text:p text:style-name="P1">Responder updated this value.</text:p>
            </office:annotation>
            <text:p>Saad Qamar</text:p>
          </table:table-cell>
          <table:table-cell table:style-name="ce5" office:value-type="float" office:value="406" calcext:value-type="float">
            <text:p>406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255]=1;[.$J255];0)" office:value-type="float" office:value="0" calcext:value-type="float">
            <text:p>0</text:p>
          </table:table-cell>
          <table:table-cell table:style-name="ce14" table:formula="of:=IF([.$I255]=2;[.$J255];0)" office:value-type="float" office:value="32.6660412757974" calcext:value-type="float">
            <text:p>32.67</text:p>
          </table:table-cell>
          <table:table-cell table:style-name="ce5" table:formula="of:=IF([.$I255]=3;[.$J25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7:44:29.195" calcext:value-type="date">
            <text:p>3/11/2015 17:44:29</text:p>
          </table:table-cell>
          <table:table-cell table:style-name="ce4" office:value-type="float" office:value="9010" calcext:value-type="float">
            <text:p>90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56]=1;([.$C256]- 1.81)/1.0638; IF([.$I256]=2; ([.$C256]+5.172)/1.066; ([.$C256]-2.27)/0.941 ))" office:value-type="float" office:value="29.4686503719447" calcext:value-type="float">
            <text:p>29.47</text:p>
          </table:table-cell>
          <table:table-cell table:style-name="ce7" office:value-type="string" calcext:value-type="string">
            <text:p>Chaitanya Atkuri</text:p>
          </table:table-cell>
          <table:table-cell table:style-name="ce5"/>
          <table:table-cell table:style-name="ce7"/>
          <table:table-cell table:style-name="ce5" table:formula="of:=IF([.$I256]=1;[.$J256];0)" office:value-type="float" office:value="0" calcext:value-type="float">
            <text:p>0</text:p>
          </table:table-cell>
          <table:table-cell table:style-name="ce5" table:formula="of:=IF([.$I256]=2;[.$J256];0)" office:value-type="float" office:value="0" calcext:value-type="float">
            <text:p>0</text:p>
          </table:table-cell>
          <table:table-cell table:style-name="ce14" table:formula="of:=IF([.$I256]=3;[.$J256];0)" office:value-type="float" office:value="29.4686503719447" calcext:value-type="float">
            <text:p>29.4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8:07:56.271" calcext:value-type="date">
            <text:p>3/11/2015 18:07:56</text:p>
          </table:table-cell>
          <table:table-cell table:style-name="ce4" office:value-type="float" office:value="9311" calcext:value-type="float">
            <text:p>9311</text:p>
          </table:table-cell>
          <table:table-cell table:style-name="ce5" office:value-type="float" office:value="28.93" calcext:value-type="float">
            <text:p>28.9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number-columns-repeated="3"/>
          <table:table-cell table:style-name="ce11" table:formula="of:=IF([.$I257]=1;([.$C257]- 1.81)/1.0638; IF([.$I257]=2; ([.$C257]+5.172)/1.066; ([.$C257]-2.27)/0.941 ))" office:value-type="float" office:value="28.3315621679065" calcext:value-type="float">
            <text:p>28.33</text:p>
          </table:table-cell>
          <table:table-cell table:style-name="ce7"/>
          <table:table-cell/>
          <table:table-cell table:style-name="ce7"/>
          <table:table-cell table:style-name="ce5" table:formula="of:=IF([.$I257]=1;[.$J257];0)" office:value-type="float" office:value="0" calcext:value-type="float">
            <text:p>0</text:p>
          </table:table-cell>
          <table:table-cell table:style-name="ce5" table:formula="of:=IF([.$I257]=2;[.$J257];0)" office:value-type="float" office:value="0" calcext:value-type="float">
            <text:p>0</text:p>
          </table:table-cell>
          <table:table-cell table:style-name="ce5" table:formula="of:=IF([.$I257]=3;[.$J257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1T18:07:18.734" calcext:value-type="date">
            <text:p>3/11/2015 18:07:19</text:p>
          </table:table-cell>
          <table:table-cell table:style-name="ce4" office:value-type="float" office:value="9583" calcext:value-type="float">
            <text:p>9583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1" table:formula="of:=IF([.$I258]=1;([.$C258]- 1.81)/1.0638; IF([.$I258]=2; ([.$C258]+5.172)/1.066; ([.$C258]-2.27)/0.941 ))" office:value-type="float" office:value="417.353878852285" calcext:value-type="float">
            <text:p>417.35</text:p>
          </table:table-cell>
          <table:table-cell table:style-name="ce7" office:value-type="string" calcext:value-type="string">
            <text:p>lokesh</text:p>
          </table:table-cell>
          <table:table-cell table:style-name="ce5"/>
          <table:table-cell table:style-name="ce7"/>
          <table:table-cell table:style-name="ce5" table:formula="of:=IF([.$I258]=1;[.$J258];0)" office:value-type="float" office:value="0" calcext:value-type="float">
            <text:p>0</text:p>
          </table:table-cell>
          <table:table-cell table:style-name="ce5" table:formula="of:=IF([.$I258]=2;[.$J258];0)" office:value-type="float" office:value="0" calcext:value-type="float">
            <text:p>0</text:p>
          </table:table-cell>
          <table:table-cell table:style-name="ce14" table:formula="of:=IF([.$I258]=3;[.$J258];0)" office:value-type="float" office:value="417.353878852285" calcext:value-type="float">
            <text:p>417.35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5T07:51:29.524" calcext:value-type="date">
            <text:p>3/15/2015 7:51:30</text:p>
          </table:table-cell>
          <table:table-cell table:style-name="ce4" office:value-type="float" office:value="9589" calcext:value-type="float">
            <text:p>9589</text:p>
          </table:table-cell>
          <table:table-cell table:style-name="ce5" office:value-type="float" office:value="28.62" calcext:value-type="float">
            <text:p>28.6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office:annotation draw:style-name="gr2" draw:text-style-name="P2" svg:width="161.15pt" svg:height="27.01pt" svg:x="219.94pt" svg:y="4086.74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office:value-type="string" calcext:value-type="string">
            <office:annotation draw:style-name="gr2" draw:text-style-name="P2" svg:width="241.31pt" svg:height="27.01pt" svg:x="219.94pt" svg:y="4086.74pt" draw:caption-point-x="-11.54pt" draw:caption-point-y="-22.96pt">
              <dc:date>2019-03-30T00:00:00</dc:date>
              <text:p text:style-name="P1">Responder updated this value.</text:p>
            </office:annotation>
            <text:p>Ravindrababu Ravula</text:p>
          </table:table-cell>
          <table:table-cell table:style-name="ce5" office:value-type="string" calcext:value-type="string">
            <office:annotation draw:style-name="gr2" draw:text-style-name="P2" svg:width="215.89pt" svg:height="27.01pt" svg:x="281.85pt" svg:y="4086.74pt" draw:caption-point-x="-11.54pt" draw:caption-point-y="-22.96pt">
              <dc:date>2019-03-30T00:00:00</dc:date>
              <text:p text:style-name="P1">Responder updated this value.</text:p>
            </office:annotation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59]=1;([.$C259]- 1.81)/1.0638; IF([.$I259]=2; ([.$C259]+5.172)/1.066; ([.$C259]-2.27)/0.941 ))" office:value-type="float" office:value="25.2021056589585" calcext:value-type="float">
            <text:p>25.20</text:p>
          </table:table-cell>
          <table:table-cell table:style-name="ce7" office:value-type="string" calcext:value-type="string">
            <text:p>PANKAJ GANDHI</text:p>
          </table:table-cell>
          <table:table-cell table:style-name="ce5" office:value-type="float" office:value="394" calcext:value-type="float">
            <text:p>394</text:p>
          </table:table-cell>
          <table:table-cell table:style-name="ce7" office:value-type="string" calcext:value-type="string">
            <office:annotation draw:style-name="gr2" draw:text-style-name="P2" svg:width="0pt" svg:height="27.01pt" svg:x="544.59pt" svg:y="4086.74pt" draw:caption-point-x="-11.54pt" draw:caption-point-y="-22.96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14" table:formula="of:=IF([.$I259]=1;[.$J259];0)" office:value-type="float" office:value="25.2021056589585" calcext:value-type="float">
            <text:p>25.20</text:p>
          </table:table-cell>
          <table:table-cell table:style-name="ce5" table:formula="of:=IF([.$I259]=2;[.$J259];0)" office:value-type="float" office:value="0" calcext:value-type="float">
            <text:p>0</text:p>
          </table:table-cell>
          <table:table-cell table:style-name="ce5" table:formula="of:=IF([.$I259]=3;[.$J259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5-16T15:59:05.118" calcext:value-type="date">
            <text:p>5/16/2015 15:59:05</text:p>
          </table:table-cell>
          <table:table-cell table:style-name="ce4" office:value-type="float" office:value="9589" calcext:value-type="float">
            <text:p>9589</text:p>
          </table:table-cell>
          <table:table-cell table:style-name="ce5" office:value-type="float" office:value="28.62" calcext:value-type="float">
            <text:p>28.6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60]=1;([.$C260]- 1.81)/1.0638; IF([.$I260]=2; ([.$C260]+5.172)/1.066; ([.$C260]-2.27)/0.941 ))" office:value-type="float" office:value="28.0021253985122" calcext:value-type="float">
            <text:p>28.00</text:p>
          </table:table-cell>
          <table:table-cell table:style-name="ce7" office:value-type="string" calcext:value-type="string">
            <text:p>donthi</text:p>
          </table:table-cell>
          <table:table-cell table:style-name="ce5" office:value-type="float" office:value="394" calcext:value-type="float">
            <text:p>394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260]=1;[.$J260];0)" office:value-type="float" office:value="0" calcext:value-type="float">
            <text:p>0</text:p>
          </table:table-cell>
          <table:table-cell table:style-name="ce5" table:formula="of:=IF([.$I260]=2;[.$J260];0)" office:value-type="float" office:value="0" calcext:value-type="float">
            <text:p>0</text:p>
          </table:table-cell>
          <table:table-cell table:style-name="ce14" table:formula="of:=IF([.$I260]=3;[.$J260];0)" office:value-type="float" office:value="28.0021253985122" calcext:value-type="float">
            <text:p>28.0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9:03:19.383" calcext:value-type="date">
            <text:p>3/12/2015 9:03:19</text:p>
          </table:table-cell>
          <table:table-cell table:style-name="ce4" office:value-type="float" office:value="10000" calcext:value-type="float">
            <text:p>1000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E Delhi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61]=1;([.$C261]- 1.81)/1.0638; IF([.$I261]=2; ([.$C261]+5.172)/1.066; ([.$C261]-2.27)/0.941 ))" office:value-type="float" office:value="29.2420262664165" calcext:value-type="float">
            <text:p>29.24</text:p>
          </table:table-cell>
          <table:table-cell table:style-name="ce7" office:value-type="string" calcext:value-type="string">
            <text:p>LOL :/</text:p>
          </table:table-cell>
          <table:table-cell table:style-name="ce5" office:value-type="float" office:value="380" calcext:value-type="float">
            <text:p>380</text:p>
          </table:table-cell>
          <table:table-cell table:style-name="ce7"/>
          <table:table-cell table:style-name="ce5" table:formula="of:=IF([.$I261]=1;[.$J261];0)" office:value-type="float" office:value="0" calcext:value-type="float">
            <text:p>0</text:p>
          </table:table-cell>
          <table:table-cell table:style-name="ce14" table:formula="of:=IF([.$I261]=2;[.$J261];0)" office:value-type="float" office:value="29.2420262664165" calcext:value-type="float">
            <text:p>29.24</text:p>
          </table:table-cell>
          <table:table-cell table:style-name="ce5" table:formula="of:=IF([.$I261]=3;[.$J26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1:25:15.511" calcext:value-type="date">
            <text:p>3/11/2015 21:25:16</text:p>
          </table:table-cell>
          <table:table-cell table:style-name="ce4" office:value-type="float" office:value="10000" calcext:value-type="float">
            <text:p>100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62]=1;([.$C262]- 1.81)/1.0638; IF([.$I262]=2; ([.$C262]+5.172)/1.066; ([.$C262]-2.27)/0.941 ))" office:value-type="float" office:value="13.5281615302869" calcext:value-type="float">
            <text:p>13.53</text:p>
          </table:table-cell>
          <table:table-cell table:style-name="ce7" office:value-type="string" calcext:value-type="string">
            <text:p>antimaze</text:p>
          </table:table-cell>
          <table:table-cell table:style-name="ce5" office:value-type="float" office:value="15" calcext:value-type="float">
            <text:p>15</text:p>
          </table:table-cell>
          <table:table-cell table:style-name="ce7"/>
          <table:table-cell table:style-name="ce5" table:formula="of:=IF([.$I262]=1;[.$J262];0)" office:value-type="float" office:value="0" calcext:value-type="float">
            <text:p>0</text:p>
          </table:table-cell>
          <table:table-cell table:style-name="ce5" table:formula="of:=IF([.$I262]=2;[.$J262];0)" office:value-type="float" office:value="0" calcext:value-type="float">
            <text:p>0</text:p>
          </table:table-cell>
          <table:table-cell table:style-name="ce14" table:formula="of:=IF([.$I262]=3;[.$J262];0)" office:value-type="float" office:value="13.5281615302869" calcext:value-type="float">
            <text:p>13.53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8:58:12.325" calcext:value-type="date">
            <text:p>3/12/2015 8:58:12</text:p>
          </table:table-cell>
          <table:table-cell table:style-name="ce4" office:value-type="float" office:value="10339" calcext:value-type="float">
            <text:p>10339</text:p>
          </table:table-cell>
          <table:table-cell table:style-name="ce5" office:value-type="float" office:value="27.87" calcext:value-type="float">
            <text:p>27.8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63]=1;([.$C263]- 1.81)/1.0638; IF([.$I263]=2; ([.$C263]+5.172)/1.066; ([.$C263]-2.27)/0.941 ))" office:value-type="float" office:value="30.9962476547842" calcext:value-type="float">
            <text:p>31.00</text:p>
          </table:table-cell>
          <table:table-cell table:style-name="ce7" office:value-type="string" calcext:value-type="string">
            <office:annotation draw:style-name="gr1" draw:text-style-name="P2" svg:width="83.34pt" svg:height="39.29pt" svg:x="461.25pt" svg:y="4143.6pt" draw:caption-point-x="-11.54pt" draw:caption-point-y="-16.84pt">
              <dc:date>2019-03-30T00:00:00</dc:date>
              <text:p text:style-name="P1">Responder updated this value.</text:p>
            </office:annotation>
            <text:p>unknown</text:p>
          </table:table-cell>
          <table:table-cell table:style-name="ce5" office:value-type="float" office:value="385" calcext:value-type="float">
            <text:p>385</text:p>
          </table:table-cell>
          <table:table-cell table:style-name="ce7"/>
          <table:table-cell table:style-name="ce5" table:formula="of:=IF([.$I263]=1;[.$J263];0)" office:value-type="float" office:value="0" calcext:value-type="float">
            <text:p>0</text:p>
          </table:table-cell>
          <table:table-cell table:style-name="ce14" table:formula="of:=IF([.$I263]=2;[.$J263];0)" office:value-type="float" office:value="30.9962476547842" calcext:value-type="float">
            <text:p>31.00</text:p>
          </table:table-cell>
          <table:table-cell table:style-name="ce5" table:formula="of:=IF([.$I263]=3;[.$J26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17:10:05.307" calcext:value-type="date">
            <text:p>3/13/2015 17:10:05</text:p>
          </table:table-cell>
          <table:table-cell table:style-name="ce4" office:value-type="float" office:value="10339" calcext:value-type="float">
            <text:p>10339</text:p>
          </table:table-cell>
          <table:table-cell table:style-name="ce5" office:value-type="float" office:value="27.87" calcext:value-type="float">
            <office:annotation draw:style-name="gr1" draw:text-style-name="P2" svg:width="130.96pt" svg:height="28.09pt" svg:x="88.98pt" svg:y="4164.97pt" draw:caption-point-x="-11.54pt" draw:caption-point-y="-22.45pt">
              <dc:date>2019-03-30T00:00:00</dc:date>
              <text:p text:style-name="P1">Responder updated this value.</text:p>
            </office:annotation>
            <text:p>27.87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64]=1;([.$C264]- 1.81)/1.0638; IF([.$I264]=2; ([.$C264]+5.172)/1.066; ([.$C264]-2.27)/0.941 ))" office:value-type="float" office:value="30.9962476547842" calcext:value-type="float">
            <text:p>31.00</text:p>
          </table:table-cell>
          <table:table-cell table:style-name="ce7" office:value-type="string" calcext:value-type="string">
            <text:p>Somnath Paul</text:p>
          </table:table-cell>
          <table:table-cell table:style-name="ce5" office:value-type="float" office:value="385" calcext:value-type="float">
            <office:annotation draw:style-name="gr1" draw:text-style-name="P2" svg:width="46.86pt" svg:height="61.68pt" svg:x="497.74pt" svg:y="4148.16pt" draw:caption-point-x="-11.54pt" draw:caption-point-y="-5.64pt">
              <dc:date>2019-03-30T00:00:00</dc:date>
              <text:p text:style-name="P1">Responder updated this value.</text:p>
            </office:annotation>
            <text:p>385</text:p>
          </table:table-cell>
          <table:table-cell table:style-name="ce7" office:value-type="string" calcext:value-type="string">
            <office:annotation draw:style-name="gr1" draw:text-style-name="P2" svg:width="0pt" svg:height="26.99pt" svg:x="544.59pt" svg:y="4165.51pt" draw:caption-point-x="-11.54pt" draw:caption-point-y="-22.99pt">
              <dc:date>2019-03-30T00:00:00</dc:date>
              <text:p text:style-name="P1">Responder updated this value.</text:p>
            </office:annotation>
            <text:p>Yes</text:p>
          </table:table-cell>
          <table:table-cell table:style-name="ce5" table:formula="of:=IF([.$I264]=1;[.$J264];0)" office:value-type="float" office:value="0" calcext:value-type="float">
            <text:p>0</text:p>
          </table:table-cell>
          <table:table-cell table:style-name="ce14" table:formula="of:=IF([.$I264]=2;[.$J264];0)" office:value-type="float" office:value="30.9962476547842" calcext:value-type="float">
            <text:p>31.00</text:p>
          </table:table-cell>
          <table:table-cell table:style-name="ce5" table:formula="of:=IF([.$I264]=3;[.$J26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2:51:52.657001" calcext:value-type="date">
            <text:p>3/12/2015 2:51:53</text:p>
          </table:table-cell>
          <table:table-cell table:style-name="ce4" office:value-type="float" office:value="10776" calcext:value-type="float">
            <text:p>10776</text:p>
          </table:table-cell>
          <table:table-cell table:style-name="ce5" office:value-type="float" office:value="27.36" calcext:value-type="float">
            <text:p>27.3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65]=1;([.$C265]- 1.81)/1.0638; IF([.$I265]=2; ([.$C265]+5.172)/1.066; ([.$C265]-2.27)/0.941 ))" office:value-type="float" office:value="24.0176724948299" calcext:value-type="float">
            <text:p>24.02</text:p>
          </table:table-cell>
          <table:table-cell table:style-name="ce7" office:value-type="string" calcext:value-type="string">
            <text:p>Amandeep Singh</text:p>
          </table:table-cell>
          <table:table-cell/>
          <table:table-cell table:style-name="ce7"/>
          <table:table-cell table:style-name="ce14" table:formula="of:=IF([.$I265]=1;[.$J265];0)" office:value-type="float" office:value="24.0176724948299" calcext:value-type="float">
            <text:p>24.02</text:p>
          </table:table-cell>
          <table:table-cell table:style-name="ce5" table:formula="of:=IF([.$I265]=2;[.$J265];0)" office:value-type="float" office:value="0" calcext:value-type="float">
            <text:p>0</text:p>
          </table:table-cell>
          <table:table-cell table:style-name="ce5" table:formula="of:=IF([.$I265]=3;[.$J265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13:03:35.311" calcext:value-type="date">
            <text:p>3/12/2015 13:03:35</text:p>
          </table:table-cell>
          <table:table-cell table:style-name="ce4" office:value-type="float" office:value="10880" calcext:value-type="float">
            <text:p>1088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 bhopal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66]=1;([.$C266]- 1.81)/1.0638; IF([.$I266]=2; ([.$C266]+5.172)/1.066; ([.$C266]-2.27)/0.941 ))" office:value-type="float" office:value="31.1181988742964" calcext:value-type="float">
            <text:p>31.12</text:p>
          </table:table-cell>
          <table:table-cell table:style-name="ce7" office:value-type="string" calcext:value-type="string">
            <text:p>sapna nirapure</text:p>
          </table:table-cell>
          <table:table-cell table:style-name="ce5" office:value-type="float" office:value="378" calcext:value-type="float">
            <text:p>378</text:p>
          </table:table-cell>
          <table:table-cell table:style-name="ce7"/>
          <table:table-cell table:style-name="ce5" table:formula="of:=IF([.$I266]=1;[.$J266];0)" office:value-type="float" office:value="0" calcext:value-type="float">
            <text:p>0</text:p>
          </table:table-cell>
          <table:table-cell table:style-name="ce14" table:formula="of:=IF([.$I266]=2;[.$J266];0)" office:value-type="float" office:value="31.1181988742964" calcext:value-type="float">
            <text:p>31.12</text:p>
          </table:table-cell>
          <table:table-cell table:style-name="ce5" table:formula="of:=IF([.$I266]=3;[.$J266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4:22:42.648" calcext:value-type="date">
            <text:p>3/12/2015 4:22:43</text:p>
          </table:table-cell>
          <table:table-cell table:style-name="ce4" office:value-type="float" office:value="11041" calcext:value-type="float">
            <text:p>11041</text:p>
          </table:table-cell>
          <table:table-cell table:style-name="ce5" office:value-type="float" office:value="27.15" calcext:value-type="float">
            <text:p>27.1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67]=1;([.$C267]- 1.81)/1.0638; IF([.$I267]=2; ([.$C267]+5.172)/1.066; ([.$C267]-2.27)/0.941 ))" office:value-type="float" office:value="30.3208255159475" calcext:value-type="float">
            <text:p>30.32</text:p>
          </table:table-cell>
          <table:table-cell table:style-name="ce7" office:value-type="string" calcext:value-type="string">
            <text:p>raj</text:p>
          </table:table-cell>
          <table:table-cell/>
          <table:table-cell table:style-name="ce7"/>
          <table:table-cell table:style-name="ce5" table:formula="of:=IF([.$I267]=1;[.$J267];0)" office:value-type="float" office:value="0" calcext:value-type="float">
            <text:p>0</text:p>
          </table:table-cell>
          <table:table-cell table:style-name="ce14" table:formula="of:=IF([.$I267]=2;[.$J267];0)" office:value-type="float" office:value="30.3208255159475" calcext:value-type="float">
            <text:p>30.32</text:p>
          </table:table-cell>
          <table:table-cell table:style-name="ce5" table:formula="of:=IF([.$I267]=3;[.$J267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08:47:39.141999" calcext:value-type="date">
            <text:p>3/12/2015 8:47:39</text:p>
          </table:table-cell>
          <table:table-cell table:style-name="ce4" office:value-type="float" office:value="11280" calcext:value-type="float">
            <text:p>11280</text:p>
          </table:table-cell>
          <table:table-cell table:style-name="ce5" office:value-type="float" office:value="85.85" calcext:value-type="float">
            <text:p>85.8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68]=1;([.$C268]- 1.81)/1.0638; IF([.$I268]=2; ([.$C268]+5.172)/1.066; ([.$C268]-2.27)/0.941 ))" office:value-type="float" office:value="78.9998119947358" calcext:value-type="float">
            <text:p>79.00</text:p>
          </table:table-cell>
          <table:table-cell table:style-name="ce7" office:value-type="string" calcext:value-type="string">
            <text:p>Preeti Singh</text:p>
          </table:table-cell>
          <table:table-cell table:style-name="ce5" office:value-type="float" office:value="374" calcext:value-type="float">
            <text:p>374</text:p>
          </table:table-cell>
          <table:table-cell table:style-name="ce7"/>
          <table:table-cell table:style-name="ce14" table:formula="of:=IF([.$I268]=1;[.$J268];0)" office:value-type="float" office:value="78.9998119947358" calcext:value-type="float">
            <text:p>79.00</text:p>
          </table:table-cell>
          <table:table-cell table:style-name="ce5" table:formula="of:=IF([.$I268]=2;[.$J268];0)" office:value-type="float" office:value="0" calcext:value-type="float">
            <text:p>0</text:p>
          </table:table-cell>
          <table:table-cell table:style-name="ce5" table:formula="of:=IF([.$I268]=3;[.$J26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5:37:21.586" calcext:value-type="date">
            <text:p>3/12/2015 15:37:22</text:p>
          </table:table-cell>
          <table:table-cell table:style-name="ce4" office:value-type="float" office:value="11429" calcext:value-type="float">
            <text:p>11429</text:p>
          </table:table-cell>
          <table:table-cell table:style-name="ce5" office:value-type="float" office:value="26.8" calcext:value-type="float">
            <text:p>26.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69]=1;([.$C269]- 1.81)/1.0638; IF([.$I269]=2; ([.$C269]+5.172)/1.066; ([.$C269]-2.27)/0.941 ))" office:value-type="float" office:value="26.0680127523911" calcext:value-type="float">
            <text:p>26.07</text:p>
          </table:table-cell>
          <table:table-cell table:style-name="ce7" office:value-type="string" calcext:value-type="string">
            <text:p>Mariam M. Kassim</text:p>
          </table:table-cell>
          <table:table-cell table:style-name="ce5" office:value-type="float" office:value="372" calcext:value-type="float">
            <text:p>372</text:p>
          </table:table-cell>
          <table:table-cell table:style-name="ce7"/>
          <table:table-cell table:style-name="ce5" table:formula="of:=IF([.$I269]=1;[.$J269];0)" office:value-type="float" office:value="0" calcext:value-type="float">
            <text:p>0</text:p>
          </table:table-cell>
          <table:table-cell table:style-name="ce5" table:formula="of:=IF([.$I269]=2;[.$J269];0)" office:value-type="float" office:value="0" calcext:value-type="float">
            <text:p>0</text:p>
          </table:table-cell>
          <table:table-cell table:style-name="ce14" table:formula="of:=IF([.$I269]=3;[.$J269];0)" office:value-type="float" office:value="26.0680127523911" calcext:value-type="float">
            <text:p>26.07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7:22:28.74" calcext:value-type="date">
            <text:p>3/12/2015 7:22:29</text:p>
          </table:table-cell>
          <table:table-cell table:style-name="ce4" office:value-type="float" office:value="11687" calcext:value-type="float">
            <text:p>11687</text:p>
          </table:table-cell>
          <table:table-cell table:style-name="ce5" office:value-type="float" office:value="26.62" calcext:value-type="float">
            <text:p>26.62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70]=1;([.$C270]- 1.81)/1.0638; IF([.$I270]=2; ([.$C270]+5.172)/1.066; ([.$C270]-2.27)/0.941 ))" office:value-type="float" office:value="25.8767268862912" calcext:value-type="float">
            <text:p>25.88</text:p>
          </table:table-cell>
          <table:table-cell table:style-name="ce7" office:value-type="string" calcext:value-type="string">
            <text:p>Prateek Kumar Sinha</text:p>
          </table:table-cell>
          <table:table-cell table:style-name="ce5" office:value-type="float" office:value="370" calcext:value-type="float">
            <text:p>370</text:p>
          </table:table-cell>
          <table:table-cell table:style-name="ce7"/>
          <table:table-cell table:style-name="ce5" table:formula="of:=IF([.$I270]=1;[.$J270];0)" office:value-type="float" office:value="0" calcext:value-type="float">
            <text:p>0</text:p>
          </table:table-cell>
          <table:table-cell table:style-name="ce5" table:formula="of:=IF([.$I270]=2;[.$J270];0)" office:value-type="float" office:value="0" calcext:value-type="float">
            <text:p>0</text:p>
          </table:table-cell>
          <table:table-cell table:style-name="ce14" table:formula="of:=IF([.$I270]=3;[.$J270];0)" office:value-type="float" office:value="25.8767268862912" calcext:value-type="float">
            <text:p>25.88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9:25:13.689" calcext:value-type="date">
            <text:p>3/12/2015 19:25:14</text:p>
          </table:table-cell>
          <table:table-cell table:style-name="ce4" office:value-type="float" office:value="12000" calcext:value-type="float">
            <text:p>1200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71]=1;([.$C271]- 1.81)/1.0638; IF([.$I271]=2; ([.$C271]+5.172)/1.066; ([.$C271]-2.27)/0.941 ))" office:value-type="float" office:value="22.7392366986276" calcext:value-type="float">
            <text:p>22.74</text:p>
          </table:table-cell>
          <table:table-cell table:style-name="ce7" office:value-type="string" calcext:value-type="string">
            <text:p>Ankit</text:p>
          </table:table-cell>
          <table:table-cell table:style-name="ce5" office:value-type="float" office:value="365" calcext:value-type="float">
            <text:p>365</text:p>
          </table:table-cell>
          <table:table-cell table:style-name="ce7"/>
          <table:table-cell table:style-name="ce14" table:formula="of:=IF([.$I271]=1;[.$J271];0)" office:value-type="float" office:value="22.7392366986276" calcext:value-type="float">
            <text:p>22.74</text:p>
          </table:table-cell>
          <table:table-cell table:style-name="ce5" table:formula="of:=IF([.$I271]=2;[.$J271];0)" office:value-type="float" office:value="0" calcext:value-type="float">
            <text:p>0</text:p>
          </table:table-cell>
          <table:table-cell table:style-name="ce5" table:formula="of:=IF([.$I271]=3;[.$J27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19:31:42.209" calcext:value-type="date">
            <text:p>3/11/2015 19:31:42</text:p>
          </table:table-cell>
          <table:table-cell table:style-name="ce4" office:value-type="float" office:value="12215" calcext:value-type="float">
            <text:p>12215</text:p>
          </table:table-cell>
          <table:table-cell table:style-name="ce5" office:value-type="float" office:value="363" calcext:value-type="float">
            <text:p>363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72]=1;([.$C272]- 1.81)/1.0638; IF([.$I272]=2; ([.$C272]+5.172)/1.066; ([.$C272]-2.27)/0.941 ))" office:value-type="float" office:value="383.347502656748" calcext:value-type="float">
            <text:p>383.35</text:p>
          </table:table-cell>
          <table:table-cell table:style-name="ce7"/>
          <table:table-cell/>
          <table:table-cell table:style-name="ce7"/>
          <table:table-cell table:style-name="ce5" table:formula="of:=IF([.$I272]=1;[.$J272];0)" office:value-type="float" office:value="0" calcext:value-type="float">
            <text:p>0</text:p>
          </table:table-cell>
          <table:table-cell table:style-name="ce5" table:formula="of:=IF([.$I272]=2;[.$J272];0)" office:value-type="float" office:value="0" calcext:value-type="float">
            <text:p>0</text:p>
          </table:table-cell>
          <table:table-cell table:style-name="ce14" table:formula="of:=IF([.$I272]=3;[.$J272];0)" office:value-type="float" office:value="383.347502656748" calcext:value-type="float">
            <text:p>383.35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05:11:44.232" calcext:value-type="date">
            <text:p>3/12/2015 5:11:44</text:p>
          </table:table-cell>
          <table:table-cell table:style-name="ce4" office:value-type="float" office:value="12472" calcext:value-type="float">
            <text:p>12472</text:p>
          </table:table-cell>
          <table:table-cell table:style-name="ce5" office:value-type="float" office:value="25.91" calcext:value-type="float">
            <text:p>25.9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the gate academy,pat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73]=1;([.$C273]- 1.81)/1.0638; IF([.$I273]=2; ([.$C273]+5.172)/1.066; ([.$C273]-2.27)/0.941 ))" office:value-type="float" office:value="22.6546343297612" calcext:value-type="float">
            <text:p>22.65</text:p>
          </table:table-cell>
          <table:table-cell table:style-name="ce7" office:value-type="string" calcext:value-type="string">
            <text:p>Amit Kumar</text:p>
          </table:table-cell>
          <table:table-cell table:style-name="ce5" office:value-type="float" office:value="361" calcext:value-type="float">
            <text:p>361</text:p>
          </table:table-cell>
          <table:table-cell table:style-name="ce7"/>
          <table:table-cell table:style-name="ce14" table:formula="of:=IF([.$I273]=1;[.$J273];0)" office:value-type="float" office:value="22.6546343297612" calcext:value-type="float">
            <text:p>22.65</text:p>
          </table:table-cell>
          <table:table-cell table:style-name="ce5" table:formula="of:=IF([.$I273]=2;[.$J273];0)" office:value-type="float" office:value="0" calcext:value-type="float">
            <text:p>0</text:p>
          </table:table-cell>
          <table:table-cell table:style-name="ce5" table:formula="of:=IF([.$I273]=3;[.$J27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1T21:35:02.66" calcext:value-type="date">
            <text:p>3/11/2015 21:35:03</text:p>
          </table:table-cell>
          <table:table-cell table:style-name="ce4" office:value-type="float" office:value="12650" calcext:value-type="float">
            <text:p>12650</text:p>
          </table:table-cell>
          <table:table-cell table:style-name="ce5" office:value-type="float" office:value="25.7" calcext:value-type="float">
            <text:p>25.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74]=1;([.$C274]- 1.81)/1.0638; IF([.$I274]=2; ([.$C274]+5.172)/1.066; ([.$C274]-2.27)/0.941 ))" office:value-type="float" office:value="24.8990435706695" calcext:value-type="float">
            <text:p>24.90</text:p>
          </table:table-cell>
          <table:table-cell table:style-name="ce7" office:value-type="string" calcext:value-type="string">
            <text:p>JANA</text:p>
          </table:table-cell>
          <table:table-cell table:style-name="ce5" office:value-type="float" office:value="360" calcext:value-type="float">
            <text:p>360</text:p>
          </table:table-cell>
          <table:table-cell table:style-name="ce7"/>
          <table:table-cell table:style-name="ce5" table:formula="of:=IF([.$I274]=1;[.$J274];0)" office:value-type="float" office:value="0" calcext:value-type="float">
            <text:p>0</text:p>
          </table:table-cell>
          <table:table-cell table:style-name="ce5" table:formula="of:=IF([.$I274]=2;[.$J274];0)" office:value-type="float" office:value="0" calcext:value-type="float">
            <text:p>0</text:p>
          </table:table-cell>
          <table:table-cell table:style-name="ce14" table:formula="of:=IF([.$I274]=3;[.$J274];0)" office:value-type="float" office:value="24.8990435706695" calcext:value-type="float">
            <text:p>24.9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6-27T17:46:58.952" calcext:value-type="date">
            <text:p>6/27/2015 17:46:59</text:p>
          </table:table-cell>
          <table:table-cell table:style-name="ce4" office:value-type="float" office:value="12880" calcext:value-type="float">
            <text:p>12880</text:p>
          </table:table-cell>
          <table:table-cell table:style-name="ce5" office:value-type="float" office:value="25.55" calcext:value-type="float">
            <text:p>25.55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1" table:formula="of:=IF([.$I275]=1;([.$C275]- 1.81)/1.0638; IF([.$I275]=2; ([.$C275]+5.172)/1.066; ([.$C275]-2.27)/0.941 ))" office:value-type="float" office:value="22.3162248542959" calcext:value-type="float">
            <text:p>22.32</text:p>
          </table:table-cell>
          <table:table-cell table:style-name="ce7"/>
          <table:table-cell table:style-name="ce5" office:value-type="float" office:value="357" calcext:value-type="float">
            <text:p>357</text:p>
          </table:table-cell>
          <table:table-cell table:style-name="ce7" office:value-type="string" calcext:value-type="string">
            <text:p>Yes</text:p>
          </table:table-cell>
          <table:table-cell table:style-name="ce14" table:formula="of:=IF([.$I275]=1;[.$J275];0)" office:value-type="float" office:value="22.3162248542959" calcext:value-type="float">
            <text:p>22.32</text:p>
          </table:table-cell>
          <table:table-cell table:style-name="ce5" table:formula="of:=IF([.$I275]=2;[.$J275];0)" office:value-type="float" office:value="0" calcext:value-type="float">
            <text:p>0</text:p>
          </table:table-cell>
          <table:table-cell table:style-name="ce5" table:formula="of:=IF([.$I275]=3;[.$J27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06:28:48.814" calcext:value-type="date">
            <text:p>3/12/2015 6:28:49</text:p>
          </table:table-cell>
          <table:table-cell table:style-name="ce4" office:value-type="float" office:value="13045" calcext:value-type="float">
            <text:p>13045</text:p>
          </table:table-cell>
          <table:table-cell table:style-name="ce5" office:value-type="float" office:value="25.48" calcext:value-type="float">
            <text:p>25.4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m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76]=1;([.$C276]- 1.81)/1.0638; IF([.$I276]=2; ([.$C276]+5.172)/1.066; ([.$C276]-2.27)/0.941 ))" office:value-type="float" office:value="24.6652497343252" calcext:value-type="float">
            <text:p>24.67</text:p>
          </table:table-cell>
          <table:table-cell table:style-name="ce7"/>
          <table:table-cell/>
          <table:table-cell table:style-name="ce7"/>
          <table:table-cell table:style-name="ce5" table:formula="of:=IF([.$I276]=1;[.$J276];0)" office:value-type="float" office:value="0" calcext:value-type="float">
            <text:p>0</text:p>
          </table:table-cell>
          <table:table-cell table:style-name="ce5" table:formula="of:=IF([.$I276]=2;[.$J276];0)" office:value-type="float" office:value="0" calcext:value-type="float">
            <text:p>0</text:p>
          </table:table-cell>
          <table:table-cell table:style-name="ce14" table:formula="of:=IF([.$I276]=3;[.$J276];0)" office:value-type="float" office:value="24.6652497343252" calcext:value-type="float">
            <text:p>24.67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5T16:04:38.685" calcext:value-type="date">
            <text:p>3/15/2015 16:04:39</text:p>
          </table:table-cell>
          <table:table-cell table:style-name="ce4" office:value-type="float" office:value="14209" calcext:value-type="float">
            <text:p>14209</text:p>
          </table:table-cell>
          <table:table-cell table:style-name="ce5" office:value-type="float" office:value="24.54" calcext:value-type="float">
            <text:p>24.5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77]=1;([.$C277]- 1.81)/1.0638; IF([.$I277]=2; ([.$C277]+5.172)/1.066; ([.$C277]-2.27)/0.941 ))" office:value-type="float" office:value="21.3667982703516" calcext:value-type="float">
            <text:p>21.37</text:p>
          </table:table-cell>
          <table:table-cell table:style-name="ce7" office:value-type="string" calcext:value-type="string">
            <text:p>Thejazeto</text:p>
          </table:table-cell>
          <table:table-cell table:style-name="ce5" office:value-type="float" office:value="344" calcext:value-type="float">
            <text:p>344</text:p>
          </table:table-cell>
          <table:table-cell table:style-name="ce7" office:value-type="string" calcext:value-type="string">
            <text:p>No</text:p>
          </table:table-cell>
          <table:table-cell table:style-name="ce14" table:formula="of:=IF([.$I277]=1;[.$J277];0)" office:value-type="float" office:value="21.3667982703516" calcext:value-type="float">
            <text:p>21.37</text:p>
          </table:table-cell>
          <table:table-cell table:style-name="ce5" table:formula="of:=IF([.$I277]=2;[.$J277];0)" office:value-type="float" office:value="0" calcext:value-type="float">
            <text:p>0</text:p>
          </table:table-cell>
          <table:table-cell table:style-name="ce5" table:formula="of:=IF([.$I277]=3;[.$J277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4:14:00.793" calcext:value-type="date">
            <text:p>3/12/2015 14:14:01</text:p>
          </table:table-cell>
          <table:table-cell table:style-name="ce4" office:value-type="float" office:value="14209" calcext:value-type="float">
            <text:p>14209</text:p>
          </table:table-cell>
          <table:table-cell table:style-name="ce5" office:value-type="float" office:value="24.54" calcext:value-type="float">
            <text:p>24.5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/>
          <table:table-cell table:style-name="ce11" table:formula="of:=IF([.$I278]=1;([.$C278]- 1.81)/1.0638; IF([.$I278]=2; ([.$C278]+5.172)/1.066; ([.$C278]-2.27)/0.941 ))" office:value-type="float" office:value="23.6663124335813" calcext:value-type="float">
            <text:p>23.67</text:p>
          </table:table-cell>
          <table:table-cell table:style-name="ce7" office:value-type="string" calcext:value-type="string">
            <text:p>Akshay Patil</text:p>
          </table:table-cell>
          <table:table-cell table:style-name="ce5" office:value-type="float" office:value="344" calcext:value-type="float">
            <text:p>344</text:p>
          </table:table-cell>
          <table:table-cell table:style-name="ce7"/>
          <table:table-cell table:style-name="ce5" table:formula="of:=IF([.$I278]=1;[.$J278];0)" office:value-type="float" office:value="0" calcext:value-type="float">
            <text:p>0</text:p>
          </table:table-cell>
          <table:table-cell table:style-name="ce5" table:formula="of:=IF([.$I278]=2;[.$J278];0)" office:value-type="float" office:value="0" calcext:value-type="float">
            <text:p>0</text:p>
          </table:table-cell>
          <table:table-cell table:style-name="ce5" table:formula="of:=IF([.$I278]=3;[.$J278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10:27:13.903" calcext:value-type="date">
            <text:p>3/13/2015 10:27:14</text:p>
          </table:table-cell>
          <table:table-cell table:style-name="ce4" office:value-type="float" office:value="14552" calcext:value-type="float">
            <text:p>14552</text:p>
          </table:table-cell>
          <table:table-cell table:style-name="ce5" office:value-type="float" office:value="24.32" calcext:value-type="float">
            <text:p>24.32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79]=1;([.$C279]- 1.81)/1.0638; IF([.$I279]=2; ([.$C279]+5.172)/1.066; ([.$C279]-2.27)/0.941 ))" office:value-type="float" office:value="27.6660412757974" calcext:value-type="float">
            <text:p>27.67</text:p>
          </table:table-cell>
          <table:table-cell table:style-name="ce7"/>
          <table:table-cell/>
          <table:table-cell table:style-name="ce7"/>
          <table:table-cell table:style-name="ce5" table:formula="of:=IF([.$I279]=1;[.$J279];0)" office:value-type="float" office:value="0" calcext:value-type="float">
            <text:p>0</text:p>
          </table:table-cell>
          <table:table-cell table:style-name="ce14" table:formula="of:=IF([.$I279]=2;[.$J279];0)" office:value-type="float" office:value="27.6660412757974" calcext:value-type="float">
            <text:p>27.67</text:p>
          </table:table-cell>
          <table:table-cell table:style-name="ce5" table:formula="of:=IF([.$I279]=3;[.$J279]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15:03:33.784" calcext:value-type="date">
            <text:p>3/12/2015 15:03:34</text:p>
          </table:table-cell>
          <table:table-cell table:style-name="ce4" office:value-type="float" office:value="15221" calcext:value-type="float">
            <text:p>15221</text:p>
          </table:table-cell>
          <table:table-cell table:style-name="ce5" office:value-type="float" office:value="23.91" calcext:value-type="float">
            <text:p>23.91</text:p>
          </table:table-cell>
          <table:table-cell table:style-name="ce5" office:value-type="string" calcext:value-type="string">
            <text:p>No</text:p>
          </table:table-cell>
          <table:table-cell/>
          <table:table-cell table:style-name="ce7" office:value-type="string" calcext:value-type="string">
            <text:p>Only took Tests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80]=1;([.$C280]- 1.81)/1.0638; IF([.$I280]=2; ([.$C280]+5.172)/1.066; ([.$C280]-2.27)/0.941 ))" office:value-type="float" office:value="22.9968119022317" calcext:value-type="float">
            <text:p>23.00</text:p>
          </table:table-cell>
          <table:table-cell table:style-name="ce7"/>
          <table:table-cell/>
          <table:table-cell table:style-name="ce7"/>
          <table:table-cell table:style-name="ce5" table:formula="of:=IF([.$I280]=1;[.$J280];0)" office:value-type="float" office:value="0" calcext:value-type="float">
            <text:p>0</text:p>
          </table:table-cell>
          <table:table-cell table:style-name="ce5" table:formula="of:=IF([.$I280]=2;[.$J280];0)" office:value-type="float" office:value="0" calcext:value-type="float">
            <text:p>0</text:p>
          </table:table-cell>
          <table:table-cell table:style-name="ce14" table:formula="of:=IF([.$I280]=3;[.$J280];0)" office:value-type="float" office:value="22.9968119022317" calcext:value-type="float">
            <text:p>23.0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5-03-12T05:23:48.912001" calcext:value-type="date">
            <text:p>3/12/2015 5:23:49</text:p>
          </table:table-cell>
          <table:table-cell table:style-name="ce4" office:value-type="float" office:value="16851" calcext:value-type="float">
            <text:p>16851</text:p>
          </table:table-cell>
          <table:table-cell table:style-name="ce5" office:value-type="float" office:value="22.89" calcext:value-type="float">
            <text:p>22.8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281]=1;([.$C281]- 1.81)/1.0638; IF([.$I281]=2; ([.$C281]+5.172)/1.066; ([.$C281]-2.27)/0.941 ))" office:value-type="float" office:value="26.3245778611632" calcext:value-type="float">
            <text:p>26.32</text:p>
          </table:table-cell>
          <table:table-cell table:style-name="ce7" office:value-type="string" calcext:value-type="string">
            <text:p>makkena prasanna kumar</text:p>
          </table:table-cell>
          <table:table-cell table:style-name="ce5" office:value-type="float" office:value="324" calcext:value-type="float">
            <text:p>324</text:p>
          </table:table-cell>
          <table:table-cell table:style-name="ce7"/>
          <table:table-cell table:style-name="ce5" table:formula="of:=IF([.$I281]=1;[.$J281];0)" office:value-type="float" office:value="0" calcext:value-type="float">
            <text:p>0</text:p>
          </table:table-cell>
          <table:table-cell table:style-name="ce14" table:formula="of:=IF([.$I281]=2;[.$J281];0)" office:value-type="float" office:value="26.3245778611632" calcext:value-type="float">
            <text:p>26.32</text:p>
          </table:table-cell>
          <table:table-cell table:style-name="ce5" table:formula="of:=IF([.$I281]=3;[.$J281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2T13:01:05.139" calcext:value-type="date">
            <text:p>3/12/2015 13:01:05</text:p>
          </table:table-cell>
          <table:table-cell table:style-name="ce4" office:value-type="float" office:value="17048" calcext:value-type="float">
            <text:p>17048</text:p>
          </table:table-cell>
          <table:table-cell table:style-name="ce5" office:value-type="float" office:value="22.72" calcext:value-type="float">
            <text:p>22.7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82]=1;([.$C282]- 1.81)/1.0638; IF([.$I282]=2; ([.$C282]+5.172)/1.066; ([.$C282]-2.27)/0.941 ))" office:value-type="float" office:value="19.6559503666103" calcext:value-type="float">
            <text:p>19.66</text:p>
          </table:table-cell>
          <table:table-cell table:style-name="ce7" office:value-type="string" calcext:value-type="string">
            <text:p>NAYAK NIKUNJKUMAR BHARATBHAI</text:p>
          </table:table-cell>
          <table:table-cell table:style-name="ce5" office:value-type="float" office:value="322" calcext:value-type="float">
            <text:p>322</text:p>
          </table:table-cell>
          <table:table-cell table:style-name="ce7"/>
          <table:table-cell table:style-name="ce14" table:formula="of:=IF([.$I282]=1;[.$J282];0)" office:value-type="float" office:value="19.6559503666103" calcext:value-type="float">
            <text:p>19.66</text:p>
          </table:table-cell>
          <table:table-cell table:style-name="ce5" table:formula="of:=IF([.$I282]=2;[.$J282];0)" office:value-type="float" office:value="0" calcext:value-type="float">
            <text:p>0</text:p>
          </table:table-cell>
          <table:table-cell table:style-name="ce5" table:formula="of:=IF([.$I282]=3;[.$J282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6T04:07:30.512" calcext:value-type="date">
            <text:p>3/16/2015 4:07:31</text:p>
          </table:table-cell>
          <table:table-cell table:style-name="ce4" office:value-type="float" office:value="17274" calcext:value-type="float">
            <text:p>1727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83]=1;([.$C283]- 1.81)/1.0638; IF([.$I283]=2; ([.$C283]+5.172)/1.066; ([.$C283]-2.27)/0.941 ))" office:value-type="float" office:value="26.4277673545966" calcext:value-type="float">
            <text:p>26.43</text:p>
          </table:table-cell>
          <table:table-cell table:style-name="ce7"/>
          <table:table-cell table:style-name="ce5" office:value-type="float" office:value="322" calcext:value-type="float">
            <text:p>322</text:p>
          </table:table-cell>
          <table:table-cell table:style-name="ce7" office:value-type="string" calcext:value-type="string">
            <text:p>Yes</text:p>
          </table:table-cell>
          <table:table-cell table:style-name="ce5" table:formula="of:=IF([.$I283]=1;[.$J283];0)" office:value-type="float" office:value="0" calcext:value-type="float">
            <text:p>0</text:p>
          </table:table-cell>
          <table:table-cell table:style-name="ce14" table:formula="of:=IF([.$I283]=2;[.$J283];0)" office:value-type="float" office:value="26.4277673545966" calcext:value-type="float">
            <text:p>26.43</text:p>
          </table:table-cell>
          <table:table-cell table:style-name="ce5" table:formula="of:=IF([.$I283]=3;[.$J283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4-17T18:36:36.833" calcext:value-type="date">
            <text:p>4/17/2015 18:36:37</text:p>
          </table:table-cell>
          <table:table-cell table:style-name="ce4" office:value-type="float" office:value="18884" calcext:value-type="float">
            <text:p>1888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 revolution chandigarh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84]=1;([.$C284]- 1.81)/1.0638; IF([.$I284]=2; ([.$C284]+5.172)/1.066; ([.$C284]-2.27)/0.941 ))" office:value-type="float" office:value="31.1181988742964" calcext:value-type="float">
            <text:p>31.12</text:p>
          </table:table-cell>
          <table:table-cell table:style-name="ce7"/>
          <table:table-cell/>
          <table:table-cell table:style-name="ce7" office:value-type="string" calcext:value-type="string">
            <text:p>Yes</text:p>
          </table:table-cell>
          <table:table-cell table:style-name="ce5" table:formula="of:=IF([.$I284]=1;[.$J284];0)" office:value-type="float" office:value="0" calcext:value-type="float">
            <text:p>0</text:p>
          </table:table-cell>
          <table:table-cell table:style-name="ce14" table:formula="of:=IF([.$I284]=2;[.$J284];0)" office:value-type="float" office:value="31.1181988742964" calcext:value-type="float">
            <text:p>31.12</text:p>
          </table:table-cell>
          <table:table-cell table:style-name="ce5" table:formula="of:=IF([.$I284]=3;[.$J284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11:01:38.158" calcext:value-type="date">
            <text:p>3/13/2015 11:01:38</text:p>
          </table:table-cell>
          <table:table-cell table:style-name="ce4" office:value-type="float" office:value="18999" calcext:value-type="float">
            <text:p>18999</text:p>
          </table:table-cell>
          <table:table-cell table:style-name="ce5" office:value-type="float" office:value="21.66" calcext:value-type="float">
            <text:p>21.66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85]=1;([.$C285]- 1.81)/1.0638; IF([.$I285]=2; ([.$C285]+5.172)/1.066; ([.$C285]-2.27)/0.941 ))" office:value-type="float" office:value="18.6595224666291" calcext:value-type="float">
            <text:p>18.66</text:p>
          </table:table-cell>
          <table:table-cell table:style-name="ce7" office:value-type="string" calcext:value-type="string">
            <text:p>priya</text:p>
          </table:table-cell>
          <table:table-cell table:style-name="ce5" office:value-type="float" office:value="310" calcext:value-type="float">
            <text:p>310</text:p>
          </table:table-cell>
          <table:table-cell table:style-name="ce7" office:value-type="string" calcext:value-type="string">
            <text:p>No</text:p>
          </table:table-cell>
          <table:table-cell table:style-name="ce14" table:formula="of:=IF([.$I285]=1;[.$J285];0)" office:value-type="float" office:value="18.6595224666291" calcext:value-type="float">
            <text:p>18.66</text:p>
          </table:table-cell>
          <table:table-cell table:style-name="ce5" table:formula="of:=IF([.$I285]=2;[.$J285];0)" office:value-type="float" office:value="0" calcext:value-type="float">
            <text:p>0</text:p>
          </table:table-cell>
          <table:table-cell table:style-name="ce5" table:formula="of:=IF([.$I285]=3;[.$J285]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6-03-18T12:22:22.262" calcext:value-type="date">
            <text:p>3/18/2016 12:22:22</text:p>
          </table:table-cell>
          <table:table-cell table:style-name="ce5" office:value-type="float" office:value="24555" calcext:value-type="float">
            <text:p>24555</text:p>
          </table:table-cell>
          <table:table-cell table:style-name="ce5" office:value-type="float" office:value="18.99" calcext:value-type="float">
            <text:p>18.99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madeeas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5-03-11T17:56:26.681" calcext:value-type="date">
            <text:p>3/11/2015 17:56:27</text:p>
          </table:table-cell>
          <table:table-cell table:style-name="ce4" office:value-type="float" office:value="29111" calcext:value-type="float">
            <text:p>29111</text:p>
          </table:table-cell>
          <table:table-cell table:style-name="ce5" office:value-type="float" office:value="17.32" calcext:value-type="float">
            <text:p>17.3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87]=1;([.$C287]- 1.81)/1.0638; IF([.$I287]=2; ([.$C287]+5.172)/1.066; ([.$C287]-2.27)/0.941 ))" office:value-type="float" office:value="15.9936238044633" calcext:value-type="float">
            <text:p>15.99</text:p>
          </table:table-cell>
          <table:table-cell table:style-name="ce7" office:value-type="string" calcext:value-type="string">
            <text:p>sanjeev kumar</text:p>
          </table:table-cell>
          <table:table-cell table:style-name="ce5"/>
          <table:table-cell table:style-name="ce7"/>
          <table:table-cell table:style-name="ce5" table:formula="of:=IF([.$I287]=1;[.$J287];0)" office:value-type="float" office:value="0" calcext:value-type="float">
            <text:p>0</text:p>
          </table:table-cell>
          <table:table-cell table:style-name="ce5" table:formula="of:=IF([.$I287]=2;[.$J287];0)" office:value-type="float" office:value="0" calcext:value-type="float">
            <text:p>0</text:p>
          </table:table-cell>
          <table:table-cell table:style-name="ce14" table:formula="of:=IF([.$I287]=3;[.$J287];0)" office:value-type="float" office:value="15.9936238044633" calcext:value-type="float">
            <text:p>15.99</text:p>
          </table:table-cell>
          <table:table-cell table:style-name="ce5" table:number-columns-repeated="8"/>
          <table:table-cell table:number-columns-repeated="1000"/>
        </table:table-row>
        <table:table-row table:style-name="ro1">
          <table:table-cell table:style-name="ce2" office:value-type="date" office:date-value="2015-03-13T19:21:26.878" calcext:value-type="date">
            <text:p>3/13/2015 19:21:27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88]=1;([.$C288]- 1.81)/1.0638; IF([.$I288]=2; ([.$C288]+5.172)/1.066; ([.$C288]-2.27)/0.941 ))" office:value-type="float" office:value="8.21466524973433" calcext:value-type="float">
            <text:p>8.21</text:p>
          </table:table-cell>
          <table:table-cell table:style-name="ce7" office:value-type="string" calcext:value-type="string">
            <text:p>laxan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1"/>
          <table:table-cell table:number-columns-repeated="1000"/>
        </table:table-row>
        <table:table-row table:style-name="ro1">
          <table:table-cell table:style-name="ce2" office:value-type="date" office:date-value="2015-03-12T08:18:05.91" calcext:value-type="date">
            <text:p>3/12/2015 8:18:06</text:p>
          </table:table-cell>
          <table:table-cell table:style-name="ce4" office:value-type="string" calcext:value-type="string">
            <text:p>...</text:p>
          </table:table-cell>
          <table:table-cell table:style-name="ce5" office:value-type="float" office:value="9.27" calcext:value-type="float">
            <text:p>9.27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selfstud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89]=1;([.$C289]- 1.81)/1.0638; IF([.$I289]=2; ([.$C289]+5.172)/1.066; ([.$C289]-2.27)/0.941 ))" office:value-type="float" office:value="7.43889479277364" calcext:value-type="float">
            <text:p>7.44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date" office:date-value="2015-03-12T06:14:15.456" calcext:value-type="date">
            <text:p>3/12/2015 6:14:15</text:p>
          </table:table-cell>
          <table:table-cell table:style-name="ce4" office:value-type="string" calcext:value-type="string">
            <text:p>dont know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made easy, lucknow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11" table:formula="of:=IF([.$I290]=1;([.$C290]- 1.81)/1.0638; IF([.$I290]=2; ([.$C290]+5.172)/1.066; ([.$C290]-2.27)/0.941 ))" office:value-type="float" office:value="4.4952178533475" calcext:value-type="float">
            <text:p>4.50</text:p>
          </table:table-cell>
          <table:table-cell table:style-name="ce7" office:value-type="string" calcext:value-type="string">
            <text:p>priyanka singh</text:p>
          </table:table-cell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date" office:date-value="2015-03-12T11:16:11.842999" calcext:value-type="date">
            <text:p>3/12/2015 11:16:12</text:p>
          </table:table-cell>
          <table:table-cell table:style-name="ce4" office:value-type="string" calcext:value-type="string">
            <text:p>NA</text:p>
          </table:table-cell>
          <table:table-cell table:style-name="ce5" office:value-type="float" office:value="6.05" calcext:value-type="float">
            <text:p>6.05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number-columns-repeated="2"/>
          <table:table-cell table:style-name="ce11" table:formula="of:=IF([.$I291]=1;([.$C291]- 1.81)/1.0638; IF([.$I291]=2; ([.$C291]+5.172)/1.066; ([.$C291]-2.27)/0.941 ))" office:value-type="float" office:value="4.01700318809777" calcext:value-type="float">
            <text:p>4.02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date" office:date-value="2015-03-11T19:21:34.091" calcext:value-type="date">
            <text:p>3/11/2015 19:21:34</text:p>
          </table:table-cell>
          <table:table-cell table:style-name="ce4" office:value-type="string" calcext:value-type="string">
            <text:p>Nil</text:p>
          </table:table-cell>
          <table:table-cell table:style-name="ce5" office:value-type="float" office:value="9.64" calcext:value-type="float">
            <text:p>9.6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92]=1;([.$C292]- 1.81)/1.0638; IF([.$I292]=2; ([.$C292]+5.172)/1.066; ([.$C292]-2.27)/0.941 ))" office:value-type="float" office:value="7.36040609137056" calcext:value-type="float">
            <text:p>7.36</text:p>
          </table:table-cell>
          <table:table-cell table:style-name="ce7" office:value-type="string" calcext:value-type="string">
            <text:p>Himanshu Bhatt</text:p>
          </table:table-cell>
          <table:table-cell table:style-name="ce5"/>
          <table:table-cell table:style-name="ce7"/>
          <table:table-cell table:style-name="ce5" table:number-columns-repeated="11"/>
          <table:table-cell table:number-columns-repeated="1000"/>
        </table:table-row>
        <table:table-row table:style-name="ro1">
          <table:table-cell table:style-name="ce2" office:value-type="date" office:date-value="2015-03-12T08:49:49.365" calcext:value-type="date">
            <text:p>3/12/2015 8:49:49</text:p>
          </table:table-cell>
          <table:table-cell table:style-name="ce4" office:value-type="string" calcext:value-type="string">
            <text:p>nil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table:formula="of:=IF([.$I293]=1;([.$C293]- 1.81)/1.0638; IF([.$I293]=2; ([.$C293]+5.172)/1.066; ([.$C293]-2.27)/0.941 ))" office:value-type="float" office:value="5.81876292536191" calcext:value-type="float">
            <text:p>5.82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date" office:date-value="2015-03-12T12:26:44.296" calcext:value-type="date">
            <text:p>3/12/2015 12:26:44</text:p>
          </table:table-cell>
          <table:table-cell table:style-name="ce4" office:value-type="string" calcext:value-type="string">
            <text:p>Nil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294]=1;([.$C294]- 1.81)/1.0638; IF([.$I294]=2; ([.$C294]+5.172)/1.066; ([.$C294]-2.27)/0.941 ))" office:value-type="float" office:value="0.770821583004324" calcext:value-type="float">
            <text:p>0.77</text:p>
          </table:table-cell>
          <table:table-cell table:style-name="ce7" office:value-type="string" calcext:value-type="string">
            <text:p>Lalit vilas badjate</text:p>
          </table:table-cell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date" office:date-value="2015-03-11T20:08:45.639" calcext:value-type="date">
            <text:p>3/11/2015 20:08:46</text:p>
          </table:table-cell>
          <table:table-cell table:style-name="ce4" office:value-type="string" calcext:value-type="string">
            <text:p>Nil</text:p>
          </table:table-cell>
          <table:table-cell table:style-name="ce5" office:value-type="float" office:value="11.52" calcext:value-type="float">
            <text:p>11.5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95]=1;([.$C295]- 1.81)/1.0638; IF([.$I295]=2; ([.$C295]+5.172)/1.066; ([.$C295]-2.27)/0.941 ))" office:value-type="float" office:value="15.6585365853659" calcext:value-type="float">
            <text:p>15.66</text:p>
          </table:table-cell>
          <table:table-cell table:style-name="ce7" office:value-type="string" calcext:value-type="string">
            <text:p>divya</text:p>
          </table:table-cell>
          <table:table-cell table:style-name="ce5"/>
          <table:table-cell table:style-name="ce7"/>
          <table:table-cell table:style-name="ce5" table:number-columns-repeated="11"/>
          <table:table-cell table:number-columns-repeated="1000"/>
        </table:table-row>
        <table:table-row table:style-name="ro1">
          <table:table-cell table:style-name="ce2" office:value-type="date" office:date-value="2015-03-12T20:58:29.564" calcext:value-type="date">
            <text:p>3/12/2015 20:58:30</text:p>
          </table:table-cell>
          <table:table-cell table:style-name="ce4" office:value-type="string" calcext:value-type="string">
            <text:p>NIL</text:p>
          </table:table-cell>
          <table:table-cell table:style-name="ce5" office:value-type="float" office:value="11.67" calcext:value-type="float">
            <text:p>11.6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Gateforum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96]=1;([.$C296]- 1.81)/1.0638; IF([.$I296]=2; ([.$C296]+5.172)/1.066; ([.$C296]-2.27)/0.941 ))" office:value-type="float" office:value="15.7992495309568" calcext:value-type="float">
            <text:p>15.80</text:p>
          </table:table-cell>
          <table:table-cell table:style-name="ce7" office:value-type="string" calcext:value-type="string">
            <text:p>Prakash Hazari</text:p>
          </table:table-cell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date" office:date-value="2015-03-12T08:23:41.875001" calcext:value-type="date">
            <text:p>3/12/2015 8:23:42</text:p>
          </table:table-cell>
          <table:table-cell table:style-name="ce4" office:value-type="string" calcext:value-type="string">
            <text:p>nil</text:p>
          </table:table-cell>
          <table:table-cell table:style-name="ce5" office:value-type="float" office:value="20.77" calcext:value-type="float">
            <text:p>20.77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The Gate Academ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style-name="ce11" table:formula="of:=IF([.$I297]=1;([.$C297]- 1.81)/1.0638; IF([.$I297]=2; ([.$C297]+5.172)/1.066; ([.$C297]-2.27)/0.941 ))" office:value-type="float" office:value="19.6599362380446" calcext:value-type="float">
            <text:p>19.66</text:p>
          </table:table-cell>
          <table:table-cell table:style-name="ce7" office:value-type="string" calcext:value-type="string">
            <text:p>Anukruti Arya</text:p>
          </table:table-cell>
          <table:table-cell table:style-name="ce5" office:value-type="string" calcext:value-type="string">
            <text:p>-</text:p>
          </table:table-cell>
          <table:table-cell table:style-name="ce7"/>
          <table:table-cell table:style-name="ce5" table:number-columns-repeated="11"/>
          <table:table-cell table:number-columns-repeated="1000"/>
        </table:table-row>
        <table:table-row table:style-name="ro1">
          <table:table-cell table:style-name="ce2" office:value-type="date" office:date-value="2015-03-11T18:21:51.651" calcext:value-type="date">
            <text:p>3/11/2015 18:21:52</text:p>
          </table:table-cell>
          <table:table-cell table:style-name="ce4" office:value-type="string" calcext:value-type="string">
            <text:p>NILL</text:p>
          </table:table-cell>
          <table:table-cell table:style-name="ce5" office:value-type="float" office:value="8.47" calcext:value-type="float">
            <text:p>8.4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Only took Tests</text:p>
          </table:table-cell>
          <table:table-cell table:style-name="ce5" office:value-type="string" calcext:value-type="string">
            <text:p>ONLINE TEST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IF([.$I298]=1;([.$C298]- 1.81)/1.0638; IF([.$I298]=2; ([.$C298]+5.172)/1.066; ([.$C298]-2.27)/0.941 ))" office:value-type="float" office:value="12.797373358349" calcext:value-type="float">
            <text:p>12.80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date" office:date-value="2015-03-19T13:46:56.283" calcext:value-type="date">
            <text:p>3/19/2015 13:46:56</text:p>
          </table:table-cell>
          <table:table-cell table:style-name="ce4" office:value-type="string" calcext:value-type="string">
            <text:p>no rank</text:p>
          </table:table-cell>
          <table:table-cell table:style-name="ce5" office:value-type="float" office:value="9.39" calcext:value-type="float">
            <text:p>9.39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3"/>
          <table:table-cell table:style-name="ce11" table:formula="of:=IF([.$I299]=1;([.$C299]- 1.81)/1.0638; IF([.$I299]=2; ([.$C299]+5.172)/1.066; ([.$C299]-2.27)/0.941 ))" office:value-type="float" office:value="7.56641870350691" calcext:value-type="float">
            <text:p>7.57</text:p>
          </table:table-cell>
          <table:table-cell table:style-name="ce7" office:value-type="string" calcext:value-type="string">
            <text:p>payal verma</text:p>
          </table:table-cell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date" office:date-value="2015-03-11T20:55:41.749001" calcext:value-type="date">
            <text:p>3/11/2015 20:55:42</text:p>
          </table:table-cell>
          <table:table-cell table:style-name="ce4" office:value-type="string" calcext:value-type="string">
            <text:p>not qualified</text:p>
          </table:table-cell>
          <table:table-cell table:style-name="ce5" office:value-type="float" office:value="30" calcext:value-type="float">
            <office:annotation draw:style-name="gr1" draw:text-style-name="P2" svg:width="130.96pt" svg:height="28.09pt" svg:x="88.98pt" svg:y="4731.96pt" draw:caption-point-x="-11.54pt" draw:caption-point-y="-22.45pt">
              <dc:date>2019-03-30T00:00:00</dc:date>
              <text:p text:style-name="P1">Responder updated this value.</text:p>
            </office:annotation>
            <text:p>3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5" office:value-type="string" calcext:value-type="string">
            <text:p>ace academy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IF([.$I300]=1;([.$C300]- 1.81)/1.0638; IF([.$I300]=2; ([.$C300]+5.172)/1.066; ([.$C300]-2.27)/0.941 ))" office:value-type="float" office:value="26.4993419815755" calcext:value-type="float">
            <text:p>26.50</text:p>
          </table:table-cell>
          <table:table-cell table:style-name="ce7" office:value-type="string" calcext:value-type="string">
            <text:p>anamika </text:p>
          </table:table-cell>
          <table:table-cell table:style-name="ce5"/>
          <table:table-cell table:style-name="ce7"/>
          <table:table-cell table:style-name="ce5" table:number-columns-repeated="11"/>
          <table:table-cell table:number-columns-repeated="1000"/>
        </table:table-row>
        <table:table-row table:style-name="ro1">
          <table:table-cell table:style-name="ce2" office:value-type="date" office:date-value="2015-03-12T15:10:58.143" calcext:value-type="date">
            <text:p>3/12/2015 15:10:58</text:p>
          </table:table-cell>
          <table:table-cell table:style-name="ce4" office:value-type="string" calcext:value-type="string">
            <text:p>nq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table:formula="of:=IF([.$I301]=1;([.$C301]- 1.81)/1.0638; IF([.$I301]=2; ([.$C301]+5.172)/1.066; ([.$C301]-2.27)/0.941 ))" office:value-type="float" office:value="23.6135084427767" calcext:value-type="float">
            <text:p>23.61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style-name="ce2" office:value-type="date" office:date-value="2016-03-14T14:19:52.619" calcext:value-type="date">
            <text:p>3/14/2016 14:19:53</text:p>
          </table:table-cell>
          <table:table-cell table:style-name="ce5" office:value-type="string" calcext:value-type="string">
            <text:p>rahul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Only took Tests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pranav</text:p>
          </table:table-cell>
          <table:table-cell table:style-name="ce5" office:value-type="float" office:value="574" calcext:value-type="float">
            <text:p>574</text:p>
          </table:table-cell>
          <table:table-cell table:style-name="ce5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10-25T09:17:20.572" calcext:value-type="date">
            <text:p>10/25/2017 9:17:21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rafi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8-01-02T12:07:17.818" calcext:value-type="date">
            <text:p>1/2/2018 12:07:18</text:p>
          </table:table-cell>
          <table:table-cell table:style-name="ce5" office:value-type="string" calcext:value-type="string">
            <text:p>we</text:p>
          </table:table-cell>
          <table:table-cell table:style-name="ce5" office:value-type="string" calcext:value-type="string">
            <text:p>ewe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5" office:value-type="string" calcext:value-type="string">
            <text:p>wewe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we</text:p>
          </table:table-cell>
          <table:table-cell table:style-name="ce5" office:value-type="string" calcext:value-type="string">
            <text:p>wew</text:p>
          </table:table-cell>
          <table:table-cell table:style-name="ce5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8-03-16T16:12:58.574" calcext:value-type="date">
            <text:p>3/16/2018 16:12:59</text:p>
          </table:table-cell>
          <table:table-cell table:style-name="ce5" office:value-type="float" office:value="7199" calcext:value-type="float">
            <text:p>7199</text:p>
          </table:table-cell>
          <table:table-cell table:style-name="ce5" office:value-type="float" office:value="31.67" calcext:value-type="float">
            <text:p>31.67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/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.67" calcext:value-type="float">
            <text:p>31.67</text:p>
          </table:table-cell>
          <table:table-cell table:style-name="ce5" office:value-type="string" calcext:value-type="string">
            <text:p>vignaneswarkrishna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string" calcext:value-type="string">
            <text:p>No</text:p>
          </table:table-cell>
          <table:table-cell table:number-columns-repeated="1011"/>
        </table:table-row>
        <table:table-row table:style-name="ro1" table:number-rows-repeated="5">
          <table:table-cell table:style-name="ce2"/>
          <table:table-cell table:style-name="ce4"/>
          <table:table-cell table:style-name="ce5" table:number-columns-repeated="3"/>
          <table:table-cell table:style-name="ce7"/>
          <table:table-cell table:style-name="ce8"/>
          <table:table-cell/>
          <table:table-cell table:style-name="ce5"/>
          <table:table-cell table:style-name="ce11"/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style-name="ce3" table:formula="of:=HYPERLINK(&quot;https://docs.google.com/forms/d/1fY2V58yW8lMvpDCr2PgyX-FIkB2e7KhZ8pAuxP4gZ78/viewform?usp=send_form#start=invite&quot;;&quot;Add my response&quot;)" office:value-type="string" office:string-value="Add my response" calcext:value-type="string" table:number-columns-spanned="13" table:number-rows-spanned="1">
            <text:p>Add my response</text:p>
          </table:table-cell>
          <table:covered-table-cell table:number-columns-repeated="12"/>
          <table:table-cell table:style-name="ce15" table:number-columns-repeated="11"/>
          <table:table-cell table:number-columns-repeated="1000"/>
        </table:table-row>
        <table:table-row table:style-name="ro1" table:number-rows-repeated="999">
          <table:table-cell/>
          <table:table-cell table:style-name="ce6"/>
          <table:table-cell table:number-columns-repeated="3"/>
          <table:table-cell table:style-name="ce7"/>
          <table:table-cell table:number-columns-repeated="3"/>
          <table:table-cell table:style-name="ce12"/>
          <table:table-cell table:style-name="ce7"/>
          <table:table-cell/>
          <table:table-cell table:style-name="ce7"/>
          <table:table-cell table:number-columns-repeated="1011"/>
        </table:table-row>
        <table:table-row table:style-name="ro2" table:number-rows-repeated="10472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65" meta:object-count="0"/>
    <meta:generator>LibreOfficeDev/6.0.5.2$Linux_X86_64 LibreOffice_project/</meta:generator>
  </office:meta>
</office:document-meta>
</file>